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500 epochs</text:p>
          </table:table-cell>
          <table:table-cell table:style-name="Default" office:value-type="string" calcext:value-type="string">
            <text:p>3 perceptrons</text:p>
          </table:table-cell>
          <table:table-cell/>
          <table:table-cell office:value-type="string" calcext:value-type="string">
            <text:p>1000 epochs</text:p>
          </table:table-cell>
          <table:table-cell office:value-type="string" calcext:value-type="string">
            <text:p>3 perceptrons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150.121507898041" calcext:value-type="float">
            <text:p>150.121507898041</text:p>
          </table:table-cell>
          <table:table-cell office:value-type="float" office:value="169.057" calcext:value-type="float">
            <text:p>169.057</text:p>
          </table:table-cell>
          <table:table-cell table:number-columns-repeated="4"/>
          <table:table-cell office:value-type="float" office:value="127.984472236827" calcext:value-type="float">
            <text:p>127.984472236827</text:p>
          </table:table-cell>
          <table:table-cell office:value-type="float" office:value="169.057" calcext:value-type="float">
            <text:p>169.057</text:p>
          </table:table-cell>
          <table:table-cell/>
          <table:table-cell office:value-type="float" office:value="128.671531835547" calcext:value-type="float">
            <text:p>128.671531835547</text:p>
          </table:table-cell>
          <table:table-cell office:value-type="float" office:value="169.057" calcext:value-type="float">
            <text:p>169.057</text:p>
          </table:table-cell>
        </table:table-row>
        <table:table-row table:style-name="ro1">
          <table:table-cell office:value-type="float" office:value="-4.98848183319145" calcext:value-type="float">
            <text:p>-4.98848183319145</text:p>
          </table:table-cell>
          <table:table-cell office:value-type="float" office:value="21.405" calcext:value-type="float">
            <text:p>21.405</text:p>
          </table:table-cell>
          <table:table-cell table:number-columns-repeated="4"/>
          <table:table-cell office:value-type="float" office:value="-0.922836401353738" calcext:value-type="float">
            <text:p>-0.922836401353738</text:p>
          </table:table-cell>
          <table:table-cell office:value-type="float" office:value="21.405" calcext:value-type="float">
            <text:p>21.405</text:p>
          </table:table-cell>
          <table:table-cell/>
          <table:table-cell office:value-type="float" office:value="4.49771453843394" calcext:value-type="float">
            <text:p>4.49771453843394</text:p>
          </table:table-cell>
          <table:table-cell office:value-type="float" office:value="21.405" calcext:value-type="float">
            <text:p>21.405</text:p>
          </table:table-cell>
        </table:table-row>
        <table:table-row table:style-name="ro1">
          <table:table-cell office:value-type="float" office:value="-30.4393053837154" calcext:value-type="float">
            <text:p>-30.4393053837154</text:p>
          </table:table-cell>
          <table:table-cell office:value-type="float" office:value="1.23399999999999" calcext:value-type="float">
            <text:p>1.23399999999999</text:p>
          </table:table-cell>
          <table:table-cell table:number-columns-repeated="4"/>
          <table:table-cell office:value-type="float" office:value="-25.7889507355867" calcext:value-type="float">
            <text:p>-25.7889507355867</text:p>
          </table:table-cell>
          <table:table-cell office:value-type="float" office:value="1.23399999999999" calcext:value-type="float">
            <text:p>1.23399999999999</text:p>
          </table:table-cell>
          <table:table-cell/>
          <table:table-cell office:value-type="float" office:value="-23.7136662373487" calcext:value-type="float">
            <text:p>-23.7136662373487</text:p>
          </table:table-cell>
          <table:table-cell office:value-type="float" office:value="1.23399999999999" calcext:value-type="float">
            <text:p>1.23399999999999</text:p>
          </table:table-cell>
        </table:table-row>
        <table:table-row table:style-name="ro1">
          <table:table-cell office:value-type="float" office:value="31.1182089515719" calcext:value-type="float">
            <text:p>31.1182089515719</text:p>
          </table:table-cell>
          <table:table-cell office:value-type="float" office:value="7.7565002" calcext:value-type="float">
            <text:p>7.7565002</text:p>
          </table:table-cell>
          <table:table-cell table:number-columns-repeated="4"/>
          <table:table-cell office:value-type="float" office:value="12.7315426905576" calcext:value-type="float">
            <text:p>12.7315426905576</text:p>
          </table:table-cell>
          <table:table-cell office:value-type="float" office:value="7.7565002" calcext:value-type="float">
            <text:p>7.7565002</text:p>
          </table:table-cell>
          <table:table-cell/>
          <table:table-cell office:value-type="float" office:value="4.5470389474927" calcext:value-type="float">
            <text:p>4.5470389474927</text:p>
          </table:table-cell>
          <table:table-cell office:value-type="float" office:value="7.7565002" calcext:value-type="float">
            <text:p>7.7565002</text:p>
          </table:table-cell>
        </table:table-row>
        <table:table-row table:style-name="ro1">
          <table:table-cell office:value-type="float" office:value="94.3877621618129" calcext:value-type="float">
            <text:p>94.3877621618129</text:p>
          </table:table-cell>
          <table:table-cell office:value-type="float" office:value="111.322" calcext:value-type="float">
            <text:p>111.322</text:p>
          </table:table-cell>
          <table:table-cell table:number-columns-repeated="4"/>
          <table:table-cell office:value-type="float" office:value="90.9760698122245" calcext:value-type="float">
            <text:p>90.9760698122245</text:p>
          </table:table-cell>
          <table:table-cell office:value-type="float" office:value="111.322" calcext:value-type="float">
            <text:p>111.322</text:p>
          </table:table-cell>
          <table:table-cell/>
          <table:table-cell office:value-type="float" office:value="85.8165947098405" calcext:value-type="float">
            <text:p>85.8165947098405</text:p>
          </table:table-cell>
          <table:table-cell office:value-type="float" office:value="111.322" calcext:value-type="float">
            <text:p>111.322</text:p>
          </table:table-cell>
        </table:table-row>
        <table:table-row table:style-name="ro1">
          <table:table-cell office:value-type="float" office:value="35.4627918400374" calcext:value-type="float">
            <text:p>35.4627918400374</text:p>
          </table:table-cell>
          <table:table-cell office:value-type="float" office:value="26.7795" calcext:value-type="float">
            <text:p>26.7795</text:p>
          </table:table-cell>
          <table:table-cell table:number-columns-repeated="4"/>
          <table:table-cell office:value-type="float" office:value="26.551178964401" calcext:value-type="float">
            <text:p>26.551178964401</text:p>
          </table:table-cell>
          <table:table-cell office:value-type="float" office:value="26.7795" calcext:value-type="float">
            <text:p>26.7795</text:p>
          </table:table-cell>
          <table:table-cell/>
          <table:table-cell office:value-type="float" office:value="24.0323978717184" calcext:value-type="float">
            <text:p>24.0323978717184</text:p>
          </table:table-cell>
          <table:table-cell office:value-type="float" office:value="26.7795" calcext:value-type="float">
            <text:p>26.7795</text:p>
          </table:table-cell>
        </table:table-row>
        <table:table-row table:style-name="ro1">
          <table:table-cell office:value-type="float" office:value="8.57177795175554" calcext:value-type="float">
            <text:p>8.57177795175554</text:p>
          </table:table-cell>
          <table:table-cell office:value-type="float" office:value="17.979" calcext:value-type="float">
            <text:p>17.979</text:p>
          </table:table-cell>
          <table:table-cell table:number-columns-repeated="4"/>
          <table:table-cell office:value-type="float" office:value="4.43346470123484" calcext:value-type="float">
            <text:p>4.43346470123484</text:p>
          </table:table-cell>
          <table:table-cell office:value-type="float" office:value="17.979" calcext:value-type="float">
            <text:p>17.979</text:p>
          </table:table-cell>
          <table:table-cell/>
          <table:table-cell office:value-type="float" office:value="3.78425678603338" calcext:value-type="float">
            <text:p>3.78425678603338</text:p>
          </table:table-cell>
          <table:table-cell office:value-type="float" office:value="17.979" calcext:value-type="float">
            <text:p>17.979</text:p>
          </table:table-cell>
        </table:table-row>
        <table:table-row table:style-name="ro1">
          <table:table-cell office:value-type="float" office:value="175.204020126657" calcext:value-type="float">
            <text:p>175.204020126657</text:p>
          </table:table-cell>
          <table:table-cell office:value-type="float" office:value="119.094" calcext:value-type="float">
            <text:p>119.094</text:p>
          </table:table-cell>
          <table:table-cell table:number-columns-repeated="4"/>
          <table:table-cell office:value-type="float" office:value="127.977198563754" calcext:value-type="float">
            <text:p>127.977198563754</text:p>
          </table:table-cell>
          <table:table-cell office:value-type="float" office:value="119.094" calcext:value-type="float">
            <text:p>119.094</text:p>
          </table:table-cell>
          <table:table-cell/>
          <table:table-cell office:value-type="float" office:value="130.487796293444" calcext:value-type="float">
            <text:p>130.487796293444</text:p>
          </table:table-cell>
          <table:table-cell office:value-type="float" office:value="119.094" calcext:value-type="float">
            <text:p>119.094</text:p>
          </table:table-cell>
        </table:table-row>
        <table:table-row table:style-name="ro1">
          <table:table-cell office:value-type="float" office:value="29.2293768813672" calcext:value-type="float">
            <text:p>29.2293768813672</text:p>
          </table:table-cell>
          <table:table-cell office:value-type="float" office:value="43.723" calcext:value-type="float">
            <text:p>43.723</text:p>
          </table:table-cell>
          <table:table-cell table:number-columns-repeated="4"/>
          <table:table-cell office:value-type="float" office:value="22.3044240120218" calcext:value-type="float">
            <text:p>22.3044240120218</text:p>
          </table:table-cell>
          <table:table-cell office:value-type="float" office:value="43.723" calcext:value-type="float">
            <text:p>43.723</text:p>
          </table:table-cell>
          <table:table-cell/>
          <table:table-cell office:value-type="float" office:value="25.4082989231418" calcext:value-type="float">
            <text:p>25.4082989231418</text:p>
          </table:table-cell>
          <table:table-cell office:value-type="float" office:value="43.723" calcext:value-type="float">
            <text:p>43.723</text:p>
          </table:table-cell>
        </table:table-row>
        <table:table-row table:style-name="ro1">
          <table:table-cell office:value-type="float" office:value="24.9682498264491" calcext:value-type="float">
            <text:p>24.9682498264491</text:p>
          </table:table-cell>
          <table:table-cell office:value-type="float" office:value="16.774" calcext:value-type="float">
            <text:p>16.774</text:p>
          </table:table-cell>
          <table:table-cell table:number-columns-repeated="4"/>
          <table:table-cell office:value-type="float" office:value="15.7669578467964" calcext:value-type="float">
            <text:p>15.7669578467964</text:p>
          </table:table-cell>
          <table:table-cell office:value-type="float" office:value="16.774" calcext:value-type="float">
            <text:p>16.774</text:p>
          </table:table-cell>
          <table:table-cell/>
          <table:table-cell office:value-type="float" office:value="15.1175032188062" calcext:value-type="float">
            <text:p>15.1175032188062</text:p>
          </table:table-cell>
          <table:table-cell office:value-type="float" office:value="16.774" calcext:value-type="float">
            <text:p>16.774</text:p>
          </table:table-cell>
        </table:table-row>
        <table:table-row table:style-name="ro1">
          <table:table-cell office:value-type="float" office:value="33.4933597411197" calcext:value-type="float">
            <text:p>33.4933597411197</text:p>
          </table:table-cell>
          <table:table-cell office:value-type="float" office:value="43.54" calcext:value-type="float">
            <text:p>43.54</text:p>
          </table:table-cell>
          <table:table-cell table:number-columns-repeated="4"/>
          <table:table-cell office:value-type="float" office:value="29.468105856398" calcext:value-type="float">
            <text:p>29.468105856398</text:p>
          </table:table-cell>
          <table:table-cell office:value-type="float" office:value="43.54" calcext:value-type="float">
            <text:p>43.54</text:p>
          </table:table-cell>
          <table:table-cell/>
          <table:table-cell office:value-type="float" office:value="30.1974541601936" calcext:value-type="float">
            <text:p>30.1974541601936</text:p>
          </table:table-cell>
          <table:table-cell office:value-type="float" office:value="43.54" calcext:value-type="float">
            <text:p>43.54</text:p>
          </table:table-cell>
        </table:table-row>
        <table:table-row table:style-name="ro1">
          <table:table-cell office:value-type="float" office:value="437.819135445378" calcext:value-type="float">
            <text:p>437.819135445378</text:p>
          </table:table-cell>
          <table:table-cell office:value-type="float" office:value="529.327" calcext:value-type="float">
            <text:p>529.327</text:p>
          </table:table-cell>
          <table:table-cell table:number-columns-repeated="4"/>
          <table:table-cell office:value-type="float" office:value="555.366764306804" calcext:value-type="float">
            <text:p>555.366764306804</text:p>
          </table:table-cell>
          <table:table-cell office:value-type="float" office:value="529.327" calcext:value-type="float">
            <text:p>529.327</text:p>
          </table:table-cell>
          <table:table-cell/>
          <table:table-cell office:value-type="float" office:value="538.668240180363" calcext:value-type="float">
            <text:p>538.668240180363</text:p>
          </table:table-cell>
          <table:table-cell office:value-type="float" office:value="529.327" calcext:value-type="float">
            <text:p>529.327</text:p>
          </table:table-cell>
        </table:table-row>
        <table:table-row table:style-name="ro1">
          <table:table-cell office:value-type="float" office:value="91.5709698289637" calcext:value-type="float">
            <text:p>91.5709698289637</text:p>
          </table:table-cell>
          <table:table-cell office:value-type="float" office:value="101.89" calcext:value-type="float">
            <text:p>101.89</text:p>
          </table:table-cell>
          <table:table-cell table:number-columns-repeated="4"/>
          <table:table-cell office:value-type="float" office:value="70.6416087263465" calcext:value-type="float">
            <text:p>70.6416087263465</text:p>
          </table:table-cell>
          <table:table-cell office:value-type="float" office:value="101.89" calcext:value-type="float">
            <text:p>101.89</text:p>
          </table:table-cell>
          <table:table-cell/>
          <table:table-cell office:value-type="float" office:value="63.3192427127568" calcext:value-type="float">
            <text:p>63.3192427127568</text:p>
          </table:table-cell>
          <table:table-cell office:value-type="float" office:value="101.89" calcext:value-type="float">
            <text:p>101.89</text:p>
          </table:table-cell>
        </table:table-row>
        <table:table-row table:style-name="ro1">
          <table:table-cell office:value-type="float" office:value="-4.17911472697978" calcext:value-type="float">
            <text:p>-4.17911472697978</text:p>
          </table:table-cell>
          <table:table-cell office:value-type="float" office:value="15.362" calcext:value-type="float">
            <text:p>15.362</text:p>
          </table:table-cell>
          <table:table-cell table:number-columns-repeated="4"/>
          <table:table-cell office:value-type="float" office:value="12.3780402235523" calcext:value-type="float">
            <text:p>12.3780402235523</text:p>
          </table:table-cell>
          <table:table-cell office:value-type="float" office:value="15.362" calcext:value-type="float">
            <text:p>15.362</text:p>
          </table:table-cell>
          <table:table-cell/>
          <table:table-cell office:value-type="float" office:value="13.4425073343927" calcext:value-type="float">
            <text:p>13.4425073343927</text:p>
          </table:table-cell>
          <table:table-cell office:value-type="float" office:value="15.362" calcext:value-type="float">
            <text:p>15.362</text:p>
          </table:table-cell>
        </table:table-row>
        <table:table-row table:style-name="ro1">
          <table:table-cell office:value-type="float" office:value="64.5227800947174" calcext:value-type="float">
            <text:p>64.5227800947174</text:p>
          </table:table-cell>
          <table:table-cell office:value-type="float" office:value="57.803" calcext:value-type="float">
            <text:p>57.803</text:p>
          </table:table-cell>
          <table:table-cell table:number-columns-repeated="4"/>
          <table:table-cell office:value-type="float" office:value="57.2618073198243" calcext:value-type="float">
            <text:p>57.2618073198243</text:p>
          </table:table-cell>
          <table:table-cell office:value-type="float" office:value="57.803" calcext:value-type="float">
            <text:p>57.803</text:p>
          </table:table-cell>
          <table:table-cell/>
          <table:table-cell office:value-type="float" office:value="57.0155435859442" calcext:value-type="float">
            <text:p>57.0155435859442</text:p>
          </table:table-cell>
          <table:table-cell office:value-type="float" office:value="57.803" calcext:value-type="float">
            <text:p>57.803</text:p>
          </table:table-cell>
        </table:table-row>
        <table:table-row table:style-name="ro1">
          <table:table-cell office:value-type="float" office:value="5.24974546416245" calcext:value-type="float">
            <text:p>5.24974546416245</text:p>
          </table:table-cell>
          <table:table-cell office:value-type="float" office:value="13.836" calcext:value-type="float">
            <text:p>13.836</text:p>
          </table:table-cell>
          <table:table-cell table:number-columns-repeated="4"/>
          <table:table-cell office:value-type="float" office:value="2.50007103118832" calcext:value-type="float">
            <text:p>2.50007103118832</text:p>
          </table:table-cell>
          <table:table-cell office:value-type="float" office:value="13.836" calcext:value-type="float">
            <text:p>13.836</text:p>
          </table:table-cell>
          <table:table-cell/>
          <table:table-cell office:value-type="float" office:value="7.15627136832136" calcext:value-type="float">
            <text:p>7.15627136832136</text:p>
          </table:table-cell>
          <table:table-cell office:value-type="float" office:value="13.836" calcext:value-type="float">
            <text:p>13.836</text:p>
          </table:table-cell>
        </table:table-row>
        <table:table-row table:style-name="ro1">
          <table:table-cell office:value-type="float" office:value="290.310292316242" calcext:value-type="float">
            <text:p>290.310292316242</text:p>
          </table:table-cell>
          <table:table-cell office:value-type="float" office:value="247.7385" calcext:value-type="float">
            <text:p>247.7385</text:p>
          </table:table-cell>
          <table:table-cell table:number-columns-repeated="4"/>
          <table:table-cell office:value-type="float" office:value="265.848778773564" calcext:value-type="float">
            <text:p>265.848778773564</text:p>
          </table:table-cell>
          <table:table-cell office:value-type="float" office:value="247.7385" calcext:value-type="float">
            <text:p>247.7385</text:p>
          </table:table-cell>
          <table:table-cell/>
          <table:table-cell office:value-type="float" office:value="260.662729001412" calcext:value-type="float">
            <text:p>260.662729001412</text:p>
          </table:table-cell>
          <table:table-cell office:value-type="float" office:value="247.7385" calcext:value-type="float">
            <text:p>247.7385</text:p>
          </table:table-cell>
        </table:table-row>
        <table:table-row table:style-name="ro1">
          <table:table-cell office:value-type="float" office:value="32.5138205407504" calcext:value-type="float">
            <text:p>32.5138205407504</text:p>
          </table:table-cell>
          <table:table-cell office:value-type="float" office:value="36.8565" calcext:value-type="float">
            <text:p>36.8565</text:p>
          </table:table-cell>
          <table:table-cell table:number-columns-repeated="4"/>
          <table:table-cell office:value-type="float" office:value="15.5003909708781" calcext:value-type="float">
            <text:p>15.5003909708781</text:p>
          </table:table-cell>
          <table:table-cell office:value-type="float" office:value="36.8565" calcext:value-type="float">
            <text:p>36.8565</text:p>
          </table:table-cell>
          <table:table-cell/>
          <table:table-cell office:value-type="float" office:value="17.2744903410314" calcext:value-type="float">
            <text:p>17.2744903410314</text:p>
          </table:table-cell>
          <table:table-cell office:value-type="float" office:value="36.8565" calcext:value-type="float">
            <text:p>36.8565</text:p>
          </table:table-cell>
        </table:table-row>
        <table:table-row table:style-name="ro1">
          <table:table-cell office:value-type="float" office:value="-12.5087827594008" calcext:value-type="float">
            <text:p>-12.5087827594008</text:p>
          </table:table-cell>
          <table:table-cell office:value-type="float" office:value="10.653" calcext:value-type="float">
            <text:p>10.653</text:p>
          </table:table-cell>
          <table:table-cell table:number-columns-repeated="4"/>
          <table:table-cell office:value-type="float" office:value="10.6192230090163" calcext:value-type="float">
            <text:p>10.6192230090163</text:p>
          </table:table-cell>
          <table:table-cell office:value-type="float" office:value="10.653" calcext:value-type="float">
            <text:p>10.653</text:p>
          </table:table-cell>
          <table:table-cell/>
          <table:table-cell office:value-type="float" office:value="10.7282167033597" calcext:value-type="float">
            <text:p>10.7282167033597</text:p>
          </table:table-cell>
          <table:table-cell office:value-type="float" office:value="10.653" calcext:value-type="float">
            <text:p>10.653</text:p>
          </table:table-cell>
        </table:table-row>
        <table:table-row table:style-name="ro1">
          <table:table-cell office:value-type="float" office:value="22.0173756771584" calcext:value-type="float">
            <text:p>22.0173756771584</text:p>
          </table:table-cell>
          <table:table-cell office:value-type="float" office:value="27.434" calcext:value-type="float">
            <text:p>27.434</text:p>
          </table:table-cell>
          <table:table-cell table:number-columns-repeated="4"/>
          <table:table-cell office:value-type="float" office:value="12.7720796304456" calcext:value-type="float">
            <text:p>12.7720796304456</text:p>
          </table:table-cell>
          <table:table-cell office:value-type="float" office:value="27.434" calcext:value-type="float">
            <text:p>27.434</text:p>
          </table:table-cell>
          <table:table-cell/>
          <table:table-cell office:value-type="float" office:value="11.2198483706565" calcext:value-type="float">
            <text:p>11.2198483706565</text:p>
          </table:table-cell>
          <table:table-cell office:value-type="float" office:value="27.434" calcext:value-type="float">
            <text:p>27.434</text:p>
          </table:table-cell>
        </table:table-row>
        <table:table-row table:style-name="ro1">
          <table:table-cell office:value-type="float" office:value="-43.4722154256702" calcext:value-type="float">
            <text:p>-43.4722154256702</text:p>
          </table:table-cell>
          <table:table-cell office:value-type="float" office:value="0.142" calcext:value-type="float">
            <text:p>0.142</text:p>
          </table:table-cell>
          <table:table-cell table:number-columns-repeated="4"/>
          <table:table-cell office:value-type="float" office:value="-15.1531800406351" calcext:value-type="float">
            <text:p>-15.1531800406351</text:p>
          </table:table-cell>
          <table:table-cell office:value-type="float" office:value="0.142" calcext:value-type="float">
            <text:p>0.142</text:p>
          </table:table-cell>
          <table:table-cell/>
          <table:table-cell office:value-type="float" office:value="-10.8646891168662" calcext:value-type="float">
            <text:p>-10.8646891168662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105.771663192507" calcext:value-type="float">
            <text:p>105.771663192507</text:p>
          </table:table-cell>
          <table:table-cell office:value-type="float" office:value="62.661" calcext:value-type="float">
            <text:p>62.661</text:p>
          </table:table-cell>
          <table:table-cell table:number-columns-repeated="4"/>
          <table:table-cell office:value-type="float" office:value="88.8622583313319" calcext:value-type="float">
            <text:p>88.8622583313319</text:p>
          </table:table-cell>
          <table:table-cell office:value-type="float" office:value="62.661" calcext:value-type="float">
            <text:p>62.661</text:p>
          </table:table-cell>
          <table:table-cell/>
          <table:table-cell office:value-type="float" office:value="87.3750914300245" calcext:value-type="float">
            <text:p>87.3750914300245</text:p>
          </table:table-cell>
          <table:table-cell office:value-type="float" office:value="62.661" calcext:value-type="float">
            <text:p>62.661</text:p>
          </table:table-cell>
        </table:table-row>
        <table:table-row table:style-name="ro1">
          <table:table-cell office:value-type="float" office:value="60.5524480097042" calcext:value-type="float">
            <text:p>60.5524480097042</text:p>
          </table:table-cell>
          <table:table-cell office:value-type="float" office:value="71.038" calcext:value-type="float">
            <text:p>71.038</text:p>
          </table:table-cell>
          <table:table-cell table:number-columns-repeated="4"/>
          <table:table-cell office:value-type="float" office:value="41.426124561689" calcext:value-type="float">
            <text:p>41.426124561689</text:p>
          </table:table-cell>
          <table:table-cell office:value-type="float" office:value="71.038" calcext:value-type="float">
            <text:p>71.038</text:p>
          </table:table-cell>
          <table:table-cell/>
          <table:table-cell office:value-type="float" office:value="37.8526036171013" calcext:value-type="float">
            <text:p>37.8526036171013</text:p>
          </table:table-cell>
          <table:table-cell office:value-type="float" office:value="71.038" calcext:value-type="float">
            <text:p>71.038</text:p>
          </table:table-cell>
        </table:table-row>
        <table:table-row table:style-name="ro1">
          <table:table-cell office:value-type="float" office:value="73.1608460722437" calcext:value-type="float">
            <text:p>73.1608460722437</text:p>
          </table:table-cell>
          <table:table-cell office:value-type="float" office:value="53.15" calcext:value-type="float">
            <text:p>53.15</text:p>
          </table:table-cell>
          <table:table-cell table:number-columns-repeated="4"/>
          <table:table-cell office:value-type="float" office:value="49.0521183660869" calcext:value-type="float">
            <text:p>49.0521183660869</text:p>
          </table:table-cell>
          <table:table-cell office:value-type="float" office:value="53.15" calcext:value-type="float">
            <text:p>53.15</text:p>
          </table:table-cell>
          <table:table-cell/>
          <table:table-cell office:value-type="float" office:value="44.1707795735562" calcext:value-type="float">
            <text:p>44.1707795735562</text:p>
          </table:table-cell>
          <table:table-cell office:value-type="float" office:value="53.15" calcext:value-type="float">
            <text:p>53.15</text:p>
          </table:table-cell>
        </table:table-row>
        <table:table-row table:style-name="ro1">
          <table:table-cell office:value-type="float" office:value="-23.9679556708718" calcext:value-type="float">
            <text:p>-23.9679556708718</text:p>
          </table:table-cell>
          <table:table-cell office:value-type="float" office:value="12.811" calcext:value-type="float">
            <text:p>12.811</text:p>
          </table:table-cell>
          <table:table-cell table:number-columns-repeated="4"/>
          <table:table-cell office:value-type="float" office:value="-11.5074575226303" calcext:value-type="float">
            <text:p>-11.5074575226303</text:p>
          </table:table-cell>
          <table:table-cell office:value-type="float" office:value="12.811" calcext:value-type="float">
            <text:p>12.811</text:p>
          </table:table-cell>
          <table:table-cell/>
          <table:table-cell office:value-type="float" office:value="-20.9462382585012" calcext:value-type="float">
            <text:p>-20.9462382585012</text:p>
          </table:table-cell>
          <table:table-cell office:value-type="float" office:value="12.811" calcext:value-type="float">
            <text:p>12.811</text:p>
          </table:table-cell>
        </table:table-row>
        <table:table-row table:style-name="ro1">
          <table:table-cell office:value-type="float" office:value="40.6486510940622" calcext:value-type="float">
            <text:p>40.6486510940622</text:p>
          </table:table-cell>
          <table:table-cell office:value-type="float" office:value="69.8325" calcext:value-type="float">
            <text:p>69.8325</text:p>
          </table:table-cell>
          <table:table-cell table:number-columns-repeated="4"/>
          <table:table-cell office:value-type="float" office:value="24.3292761921813" calcext:value-type="float">
            <text:p>24.3292761921813</text:p>
          </table:table-cell>
          <table:table-cell office:value-type="float" office:value="69.8325" calcext:value-type="float">
            <text:p>69.8325</text:p>
          </table:table-cell>
          <table:table-cell/>
          <table:table-cell office:value-type="float" office:value="24.0348291274595" calcext:value-type="float">
            <text:p>24.0348291274595</text:p>
          </table:table-cell>
          <table:table-cell office:value-type="float" office:value="69.8325" calcext:value-type="float">
            <text:p>69.8325</text:p>
          </table:table-cell>
        </table:table-row>
        <table:table-row table:style-name="ro1">
          <table:table-cell office:value-type="float" office:value="27.8701313739593" calcext:value-type="float">
            <text:p>27.8701313739593</text:p>
          </table:table-cell>
          <table:table-cell office:value-type="float" office:value="59.096" calcext:value-type="float">
            <text:p>59.096</text:p>
          </table:table-cell>
          <table:table-cell table:number-columns-repeated="4"/>
          <table:table-cell office:value-type="float" office:value="41.3596018966413" calcext:value-type="float">
            <text:p>41.3596018966413</text:p>
          </table:table-cell>
          <table:table-cell office:value-type="float" office:value="59.096" calcext:value-type="float">
            <text:p>59.096</text:p>
          </table:table-cell>
          <table:table-cell/>
          <table:table-cell office:value-type="float" office:value="37.9611896031285" calcext:value-type="float">
            <text:p>37.9611896031285</text:p>
          </table:table-cell>
          <table:table-cell office:value-type="float" office:value="59.096" calcext:value-type="float">
            <text:p>59.096</text:p>
          </table:table-cell>
        </table:table-row>
        <table:table-row table:style-name="ro1">
          <table:table-cell office:value-type="float" office:value="177.537351328138" calcext:value-type="float">
            <text:p>177.537351328138</text:p>
          </table:table-cell>
          <table:table-cell office:value-type="float" office:value="237.306" calcext:value-type="float">
            <text:p>237.306</text:p>
          </table:table-cell>
          <table:table-cell table:number-columns-repeated="4"/>
          <table:table-cell office:value-type="float" office:value="214.734121420826" calcext:value-type="float">
            <text:p>214.734121420826</text:p>
          </table:table-cell>
          <table:table-cell office:value-type="float" office:value="237.306" calcext:value-type="float">
            <text:p>237.306</text:p>
          </table:table-cell>
          <table:table-cell/>
          <table:table-cell office:value-type="float" office:value="219.353866015925" calcext:value-type="float">
            <text:p>219.353866015925</text:p>
          </table:table-cell>
          <table:table-cell office:value-type="float" office:value="237.306" calcext:value-type="float">
            <text:p>237.306</text:p>
          </table:table-cell>
        </table:table-row>
        <table:table-row table:style-name="ro1">
          <table:table-cell office:value-type="float" office:value="431.804862786498" calcext:value-type="float">
            <text:p>431.804862786498</text:p>
          </table:table-cell>
          <table:table-cell office:value-type="float" office:value="354.832" calcext:value-type="float">
            <text:p>354.832</text:p>
          </table:table-cell>
          <table:table-cell table:number-columns-repeated="4"/>
          <table:table-cell office:value-type="float" office:value="427.741306857467" calcext:value-type="float">
            <text:p>427.741306857467</text:p>
          </table:table-cell>
          <table:table-cell office:value-type="float" office:value="354.832" calcext:value-type="float">
            <text:p>354.832</text:p>
          </table:table-cell>
          <table:table-cell/>
          <table:table-cell office:value-type="float" office:value="396.823790585822" calcext:value-type="float">
            <text:p>396.823790585822</text:p>
          </table:table-cell>
          <table:table-cell office:value-type="float" office:value="354.832" calcext:value-type="float">
            <text:p>354.832</text:p>
          </table:table-cell>
        </table:table-row>
        <table:table-row table:style-name="ro1">
          <table:table-cell office:value-type="float" office:value="48.0576846090431" calcext:value-type="float">
            <text:p>48.0576846090431</text:p>
          </table:table-cell>
          <table:table-cell office:value-type="float" office:value="25.0555" calcext:value-type="float">
            <text:p>25.0555</text:p>
          </table:table-cell>
          <table:table-cell table:number-columns-repeated="4"/>
          <table:table-cell office:value-type="float" office:value="28.2511504925862" calcext:value-type="float">
            <text:p>28.2511504925862</text:p>
          </table:table-cell>
          <table:table-cell office:value-type="float" office:value="25.0555" calcext:value-type="float">
            <text:p>25.0555</text:p>
          </table:table-cell>
          <table:table-cell/>
          <table:table-cell office:value-type="float" office:value="21.9505628103233" calcext:value-type="float">
            <text:p>21.9505628103233</text:p>
          </table:table-cell>
          <table:table-cell office:value-type="float" office:value="25.0555" calcext:value-type="float">
            <text:p>25.0555</text:p>
          </table:table-cell>
        </table:table-row>
        <table:table-row table:style-name="ro1">
          <table:table-cell office:value-type="float" office:value="-40.2176035173198" calcext:value-type="float">
            <text:p>-40.2176035173198</text:p>
          </table:table-cell>
          <table:table-cell office:value-type="float" office:value="3.084" calcext:value-type="float">
            <text:p>3.084</text:p>
          </table:table-cell>
          <table:table-cell table:number-columns-repeated="4"/>
          <table:table-cell office:value-type="float" office:value="-18.5284791559626" calcext:value-type="float">
            <text:p>-18.5284791559626</text:p>
          </table:table-cell>
          <table:table-cell office:value-type="float" office:value="3.084" calcext:value-type="float">
            <text:p>3.084</text:p>
          </table:table-cell>
          <table:table-cell/>
          <table:table-cell office:value-type="float" office:value="-12.0554733163527" calcext:value-type="float">
            <text:p>-12.0554733163527</text:p>
          </table:table-cell>
          <table:table-cell office:value-type="float" office:value="3.084" calcext:value-type="float">
            <text:p>3.084</text:p>
          </table:table-cell>
        </table:table-row>
        <table:table-row table:style-name="ro1">
          <table:table-cell office:value-type="float" office:value="187.815639690706" calcext:value-type="float">
            <text:p>187.815639690706</text:p>
          </table:table-cell>
          <table:table-cell office:value-type="float" office:value="201.807" calcext:value-type="float">
            <text:p>201.807</text:p>
          </table:table-cell>
          <table:table-cell table:number-columns-repeated="4"/>
          <table:table-cell office:value-type="float" office:value="217.702068053841" calcext:value-type="float">
            <text:p>217.702068053841</text:p>
          </table:table-cell>
          <table:table-cell office:value-type="float" office:value="201.807" calcext:value-type="float">
            <text:p>201.807</text:p>
          </table:table-cell>
          <table:table-cell/>
          <table:table-cell office:value-type="float" office:value="213.762518178204" calcext:value-type="float">
            <text:p>213.762518178204</text:p>
          </table:table-cell>
          <table:table-cell office:value-type="float" office:value="201.807" calcext:value-type="float">
            <text:p>201.807</text:p>
          </table:table-cell>
        </table:table-row>
        <table:table-row table:style-name="ro1">
          <table:table-cell office:value-type="float" office:value="-8.94229907266641" calcext:value-type="float">
            <text:p>-8.94229907266641</text:p>
          </table:table-cell>
          <table:table-cell office:value-type="float" office:value="27.875" calcext:value-type="float">
            <text:p>27.875</text:p>
          </table:table-cell>
          <table:table-cell table:number-columns-repeated="4"/>
          <table:table-cell office:value-type="float" office:value="-4.5647866175819" calcext:value-type="float">
            <text:p>-4.5647866175819</text:p>
          </table:table-cell>
          <table:table-cell office:value-type="float" office:value="27.875" calcext:value-type="float">
            <text:p>27.875</text:p>
          </table:table-cell>
          <table:table-cell/>
          <table:table-cell office:value-type="float" office:value="0.423264351140467" calcext:value-type="float">
            <text:p>0.423264351140467</text:p>
          </table:table-cell>
          <table:table-cell office:value-type="float" office:value="27.875" calcext:value-type="float">
            <text:p>27.875</text:p>
          </table:table-cell>
        </table:table-row>
        <table:table-row table:style-name="ro1">
          <table:table-cell office:value-type="float" office:value="-28.836893684191" calcext:value-type="float">
            <text:p>-28.836893684191</text:p>
          </table:table-cell>
          <table:table-cell office:value-type="float" office:value="3.661" calcext:value-type="float">
            <text:p>3.661</text:p>
          </table:table-cell>
          <table:table-cell table:number-columns-repeated="4"/>
          <table:table-cell office:value-type="float" office:value="-6.82076260340181" calcext:value-type="float">
            <text:p>-6.82076260340181</text:p>
          </table:table-cell>
          <table:table-cell office:value-type="float" office:value="3.661" calcext:value-type="float">
            <text:p>3.661</text:p>
          </table:table-cell>
          <table:table-cell/>
          <table:table-cell office:value-type="float" office:value="-8.13983428573378" calcext:value-type="float">
            <text:p>-8.13983428573378</text:p>
          </table:table-cell>
          <table:table-cell office:value-type="float" office:value="3.661" calcext:value-type="float">
            <text:p>3.661</text:p>
          </table:table-cell>
        </table:table-row>
        <table:table-row table:style-name="ro1">
          <table:table-cell office:value-type="float" office:value="61.8026565076577" calcext:value-type="float">
            <text:p>61.8026565076577</text:p>
          </table:table-cell>
          <table:table-cell office:value-type="float" office:value="26.132" calcext:value-type="float">
            <text:p>26.132</text:p>
          </table:table-cell>
          <table:table-cell table:number-columns-repeated="4"/>
          <table:table-cell office:value-type="float" office:value="52.7173982991392" calcext:value-type="float">
            <text:p>52.7173982991392</text:p>
          </table:table-cell>
          <table:table-cell office:value-type="float" office:value="26.132" calcext:value-type="float">
            <text:p>26.132</text:p>
          </table:table-cell>
          <table:table-cell/>
          <table:table-cell office:value-type="float" office:value="44.615286472006" calcext:value-type="float">
            <text:p>44.615286472006</text:p>
          </table:table-cell>
          <table:table-cell office:value-type="float" office:value="26.132" calcext:value-type="float">
            <text:p>26.132</text:p>
          </table:table-cell>
        </table:table-row>
        <table:table-row table:style-name="ro1">
          <table:table-cell office:value-type="float" office:value="-44.0169428190994" calcext:value-type="float">
            <text:p>-44.0169428190994</text:p>
          </table:table-cell>
          <table:table-cell office:value-type="float" office:value="0.459000000000008" calcext:value-type="float">
            <text:p>0.459000000000008</text:p>
          </table:table-cell>
          <table:table-cell table:number-columns-repeated="4"/>
          <table:table-cell office:value-type="float" office:value="-20.4038172810481" calcext:value-type="float">
            <text:p>-20.4038172810481</text:p>
          </table:table-cell>
          <table:table-cell office:value-type="float" office:value="0.459000000000008" calcext:value-type="float">
            <text:p>0.459000000000008</text:p>
          </table:table-cell>
          <table:table-cell/>
          <table:table-cell office:value-type="float" office:value="-12.8353480723758" calcext:value-type="float">
            <text:p>-12.8353480723758</text:p>
          </table:table-cell>
          <table:table-cell office:value-type="float" office:value="0.459000000000008" calcext:value-type="float">
            <text:p>0.459000000000008</text:p>
          </table:table-cell>
        </table:table-row>
        <table:table-row table:style-name="ro1">
          <table:table-cell office:value-type="float" office:value="-11.3912692702505" calcext:value-type="float">
            <text:p>-11.3912692702505</text:p>
          </table:table-cell>
          <table:table-cell office:value-type="float" office:value="19.550499" calcext:value-type="float">
            <text:p>19.550499</text:p>
          </table:table-cell>
          <table:table-cell table:number-columns-repeated="4"/>
          <table:table-cell office:value-type="float" office:value="10.7679523407326" calcext:value-type="float">
            <text:p>10.7679523407326</text:p>
          </table:table-cell>
          <table:table-cell office:value-type="float" office:value="19.550499" calcext:value-type="float">
            <text:p>19.550499</text:p>
          </table:table-cell>
          <table:table-cell/>
          <table:table-cell office:value-type="float" office:value="13.7670484508603" calcext:value-type="float">
            <text:p>13.7670484508603</text:p>
          </table:table-cell>
          <table:table-cell office:value-type="float" office:value="19.550499" calcext:value-type="float">
            <text:p>19.550499</text:p>
          </table:table-cell>
        </table:table-row>
        <table:table-row table:style-name="ro1">
          <table:table-cell office:value-type="float" office:value="-22.934359104609" calcext:value-type="float">
            <text:p>-22.934359104609</text:p>
          </table:table-cell>
          <table:table-cell office:value-type="float" office:value="3.601" calcext:value-type="float">
            <text:p>3.601</text:p>
          </table:table-cell>
          <table:table-cell table:number-columns-repeated="4"/>
          <table:table-cell office:value-type="float" office:value="-10.9354218778197" calcext:value-type="float">
            <text:p>-10.9354218778197</text:p>
          </table:table-cell>
          <table:table-cell office:value-type="float" office:value="3.601" calcext:value-type="float">
            <text:p>3.601</text:p>
          </table:table-cell>
          <table:table-cell/>
          <table:table-cell office:value-type="float" office:value="-6.65118108668227" calcext:value-type="float">
            <text:p>-6.65118108668227</text:p>
          </table:table-cell>
          <table:table-cell office:value-type="float" office:value="3.601" calcext:value-type="float">
            <text:p>3.601</text:p>
          </table:table-cell>
        </table:table-row>
        <table:table-row table:style-name="ro1">
          <table:table-cell office:value-type="float" office:value="8.49181295371986" calcext:value-type="float">
            <text:p>8.49181295371986</text:p>
          </table:table-cell>
          <table:table-cell office:value-type="float" office:value="21.602001" calcext:value-type="float">
            <text:p>21.602001</text:p>
          </table:table-cell>
          <table:table-cell table:number-columns-repeated="4"/>
          <table:table-cell office:value-type="float" office:value="20.9979469984449" calcext:value-type="float">
            <text:p>20.9979469984449</text:p>
          </table:table-cell>
          <table:table-cell office:value-type="float" office:value="21.602001" calcext:value-type="float">
            <text:p>21.602001</text:p>
          </table:table-cell>
          <table:table-cell/>
          <table:table-cell office:value-type="float" office:value="15.2542403669467" calcext:value-type="float">
            <text:p>15.2542403669467</text:p>
          </table:table-cell>
          <table:table-cell office:value-type="float" office:value="21.602001" calcext:value-type="float">
            <text:p>21.602001</text:p>
          </table:table-cell>
        </table:table-row>
        <table:table-row table:style-name="ro1">
          <table:table-cell office:value-type="float" office:value="93.8939329252655" calcext:value-type="float">
            <text:p>93.8939329252655</text:p>
          </table:table-cell>
          <table:table-cell office:value-type="float" office:value="117.7115" calcext:value-type="float">
            <text:p>117.7115</text:p>
          </table:table-cell>
          <table:table-cell table:number-columns-repeated="4"/>
          <table:table-cell office:value-type="float" office:value="90.0616210952126" calcext:value-type="float">
            <text:p>90.0616210952126</text:p>
          </table:table-cell>
          <table:table-cell office:value-type="float" office:value="117.7115" calcext:value-type="float">
            <text:p>117.7115</text:p>
          </table:table-cell>
          <table:table-cell/>
          <table:table-cell office:value-type="float" office:value="88.4779898063427" calcext:value-type="float">
            <text:p>88.4779898063427</text:p>
          </table:table-cell>
          <table:table-cell office:value-type="float" office:value="117.7115" calcext:value-type="float">
            <text:p>117.7115</text:p>
          </table:table-cell>
        </table:table-row>
        <table:table-row table:style-name="ro1">
          <table:table-cell office:value-type="float" office:value="102.426029094944" calcext:value-type="float">
            <text:p>102.426029094944</text:p>
          </table:table-cell>
          <table:table-cell office:value-type="float" office:value="38.394" calcext:value-type="float">
            <text:p>38.394</text:p>
          </table:table-cell>
          <table:table-cell table:number-columns-repeated="4"/>
          <table:table-cell office:value-type="float" office:value="55.0335305166582" calcext:value-type="float">
            <text:p>55.0335305166582</text:p>
          </table:table-cell>
          <table:table-cell office:value-type="float" office:value="38.394" calcext:value-type="float">
            <text:p>38.394</text:p>
          </table:table-cell>
          <table:table-cell/>
          <table:table-cell office:value-type="float" office:value="56.9683140275134" calcext:value-type="float">
            <text:p>56.9683140275134</text:p>
          </table:table-cell>
          <table:table-cell office:value-type="float" office:value="38.394" calcext:value-type="float">
            <text:p>38.394</text:p>
          </table:table-cell>
        </table:table-row>
        <table:table-row table:style-name="ro1">
          <table:table-cell office:value-type="float" office:value="64.3644267822174" calcext:value-type="float">
            <text:p>64.3644267822174</text:p>
          </table:table-cell>
          <table:table-cell office:value-type="float" office:value="36.5695" calcext:value-type="float">
            <text:p>36.5695</text:p>
          </table:table-cell>
          <table:table-cell table:number-columns-repeated="4"/>
          <table:table-cell office:value-type="float" office:value="43.3913884740506" calcext:value-type="float">
            <text:p>43.3913884740506</text:p>
          </table:table-cell>
          <table:table-cell office:value-type="float" office:value="36.5695" calcext:value-type="float">
            <text:p>36.5695</text:p>
          </table:table-cell>
          <table:table-cell/>
          <table:table-cell office:value-type="float" office:value="34.4702963652497" calcext:value-type="float">
            <text:p>34.4702963652497</text:p>
          </table:table-cell>
          <table:table-cell office:value-type="float" office:value="36.5695" calcext:value-type="float">
            <text:p>36.5695</text:p>
          </table:table-cell>
        </table:table-row>
        <table:table-row table:style-name="ro1">
          <table:table-cell office:value-type="float" office:value="52.7953632516643" calcext:value-type="float">
            <text:p>52.7953632516643</text:p>
          </table:table-cell>
          <table:table-cell office:value-type="float" office:value="34.576" calcext:value-type="float">
            <text:p>34.576</text:p>
          </table:table-cell>
          <table:table-cell table:number-columns-repeated="4"/>
          <table:table-cell office:value-type="float" office:value="47.5418905319078" calcext:value-type="float">
            <text:p>47.5418905319078</text:p>
          </table:table-cell>
          <table:table-cell office:value-type="float" office:value="34.576" calcext:value-type="float">
            <text:p>34.576</text:p>
          </table:table-cell>
          <table:table-cell/>
          <table:table-cell office:value-type="float" office:value="39.6681163178581" calcext:value-type="float">
            <text:p>39.6681163178581</text:p>
          </table:table-cell>
          <table:table-cell office:value-type="float" office:value="34.576" calcext:value-type="float">
            <text:p>34.576</text:p>
          </table:table-cell>
        </table:table-row>
        <table:table-row table:style-name="ro1">
          <table:table-cell office:value-type="float" office:value="35.6718935394843" calcext:value-type="float">
            <text:p>35.6718935394843</text:p>
          </table:table-cell>
          <table:table-cell office:value-type="float" office:value="57.007" calcext:value-type="float">
            <text:p>57.007</text:p>
          </table:table-cell>
          <table:table-cell table:number-columns-repeated="4"/>
          <table:table-cell office:value-type="float" office:value="32.2553728258828" calcext:value-type="float">
            <text:p>32.2553728258828</text:p>
          </table:table-cell>
          <table:table-cell office:value-type="float" office:value="57.007" calcext:value-type="float">
            <text:p>57.007</text:p>
          </table:table-cell>
          <table:table-cell/>
          <table:table-cell office:value-type="float" office:value="34.986235345362" calcext:value-type="float">
            <text:p>34.986235345362</text:p>
          </table:table-cell>
          <table:table-cell office:value-type="float" office:value="57.007" calcext:value-type="float">
            <text:p>57.007</text:p>
          </table:table-cell>
        </table:table-row>
        <table:table-row table:style-name="ro1">
          <table:table-cell office:value-type="float" office:value="8.90158049134783" calcext:value-type="float">
            <text:p>8.90158049134783</text:p>
          </table:table-cell>
          <table:table-cell office:value-type="float" office:value="11.106" calcext:value-type="float">
            <text:p>11.106</text:p>
          </table:table-cell>
          <table:table-cell table:number-columns-repeated="4"/>
          <table:table-cell office:value-type="float" office:value="13.4292311613063" calcext:value-type="float">
            <text:p>13.4292311613063</text:p>
          </table:table-cell>
          <table:table-cell office:value-type="float" office:value="11.106" calcext:value-type="float">
            <text:p>11.106</text:p>
          </table:table-cell>
          <table:table-cell/>
          <table:table-cell office:value-type="float" office:value="15.3021801996482" calcext:value-type="float">
            <text:p>15.3021801996482</text:p>
          </table:table-cell>
          <table:table-cell office:value-type="float" office:value="11.106" calcext:value-type="float">
            <text:p>11.106</text:p>
          </table:table-cell>
        </table:table-row>
        <table:table-row table:style-name="ro1">
          <table:table-cell office:value-type="float" office:value="351.194080070907" calcext:value-type="float">
            <text:p>351.194080070907</text:p>
          </table:table-cell>
          <table:table-cell office:value-type="float" office:value="165.854" calcext:value-type="float">
            <text:p>165.854</text:p>
          </table:table-cell>
          <table:table-cell table:number-columns-repeated="4"/>
          <table:table-cell office:value-type="float" office:value="282.844349461045" calcext:value-type="float">
            <text:p>282.844349461045</text:p>
          </table:table-cell>
          <table:table-cell office:value-type="float" office:value="165.854" calcext:value-type="float">
            <text:p>165.854</text:p>
          </table:table-cell>
          <table:table-cell/>
          <table:table-cell office:value-type="float" office:value="266.302081086163" calcext:value-type="float">
            <text:p>266.302081086163</text:p>
          </table:table-cell>
          <table:table-cell office:value-type="float" office:value="165.854" calcext:value-type="float">
            <text:p>165.854</text:p>
          </table:table-cell>
        </table:table-row>
        <table:table-row table:style-name="ro1">
          <table:table-cell office:value-type="float" office:value="-31.762583597421" calcext:value-type="float">
            <text:p>-31.762583597421</text:p>
          </table:table-cell>
          <table:table-cell office:value-type="float" office:value="5.8805" calcext:value-type="float">
            <text:p>5.8805</text:p>
          </table:table-cell>
          <table:table-cell table:number-columns-repeated="4"/>
          <table:table-cell office:value-type="float" office:value="-1.98961919453575" calcext:value-type="float">
            <text:p>-1.98961919453575</text:p>
          </table:table-cell>
          <table:table-cell office:value-type="float" office:value="5.8805" calcext:value-type="float">
            <text:p>5.8805</text:p>
          </table:table-cell>
          <table:table-cell/>
          <table:table-cell office:value-type="float" office:value="-2.66712242524489" calcext:value-type="float">
            <text:p>-2.66712242524489</text:p>
          </table:table-cell>
          <table:table-cell office:value-type="float" office:value="5.8805" calcext:value-type="float">
            <text:p>5.8805</text:p>
          </table:table-cell>
        </table:table-row>
        <table:table-row table:style-name="ro1">
          <table:table-cell office:value-type="float" office:value="55.9521397853441" calcext:value-type="float">
            <text:p>55.9521397853441</text:p>
          </table:table-cell>
          <table:table-cell office:value-type="float" office:value="64.633" calcext:value-type="float">
            <text:p>64.633</text:p>
          </table:table-cell>
          <table:table-cell table:number-columns-repeated="4"/>
          <table:table-cell office:value-type="float" office:value="30.7392423035618" calcext:value-type="float">
            <text:p>30.7392423035618</text:p>
          </table:table-cell>
          <table:table-cell office:value-type="float" office:value="64.633" calcext:value-type="float">
            <text:p>64.633</text:p>
          </table:table-cell>
          <table:table-cell/>
          <table:table-cell office:value-type="float" office:value="28.8795805338118" calcext:value-type="float">
            <text:p>28.8795805338118</text:p>
          </table:table-cell>
          <table:table-cell office:value-type="float" office:value="64.633" calcext:value-type="float">
            <text:p>64.633</text:p>
          </table:table-cell>
        </table:table-row>
        <table:table-row table:style-name="ro1">
          <table:table-cell office:value-type="float" office:value="16.3800500247991" calcext:value-type="float">
            <text:p>16.3800500247991</text:p>
          </table:table-cell>
          <table:table-cell office:value-type="float" office:value="43.18" calcext:value-type="float">
            <text:p>43.18</text:p>
          </table:table-cell>
          <table:table-cell table:number-columns-repeated="4"/>
          <table:table-cell office:value-type="float" office:value="27.3608484158631" calcext:value-type="float">
            <text:p>27.3608484158631</text:p>
          </table:table-cell>
          <table:table-cell office:value-type="float" office:value="43.18" calcext:value-type="float">
            <text:p>43.18</text:p>
          </table:table-cell>
          <table:table-cell/>
          <table:table-cell office:value-type="float" office:value="37.8611215007755" calcext:value-type="float">
            <text:p>37.8611215007755</text:p>
          </table:table-cell>
          <table:table-cell office:value-type="float" office:value="43.18" calcext:value-type="float">
            <text:p>43.18</text:p>
          </table:table-cell>
        </table:table-row>
        <table:table-row table:style-name="ro1">
          <table:table-cell office:value-type="float" office:value="-42.060243469151" calcext:value-type="float">
            <text:p>-42.060243469151</text:p>
          </table:table-cell>
          <table:table-cell office:value-type="float" office:value="0.861000000000008" calcext:value-type="float">
            <text:p>0.861000000000008</text:p>
          </table:table-cell>
          <table:table-cell table:number-columns-repeated="4"/>
          <table:table-cell office:value-type="float" office:value="-20.4329375175407" calcext:value-type="float">
            <text:p>-20.4329375175407</text:p>
          </table:table-cell>
          <table:table-cell office:value-type="float" office:value="0.861000000000008" calcext:value-type="float">
            <text:p>0.861000000000008</text:p>
          </table:table-cell>
          <table:table-cell/>
          <table:table-cell office:value-type="float" office:value="-13.6517820153805" calcext:value-type="float">
            <text:p>-13.6517820153805</text:p>
          </table:table-cell>
          <table:table-cell office:value-type="float" office:value="0.861000000000008" calcext:value-type="float">
            <text:p>0.861000000000008</text:p>
          </table:table-cell>
        </table:table-row>
        <table:table-row table:style-name="ro1">
          <table:table-cell office:value-type="float" office:value="188.034878704031" calcext:value-type="float">
            <text:p>188.034878704031</text:p>
          </table:table-cell>
          <table:table-cell office:value-type="float" office:value="241.075" calcext:value-type="float">
            <text:p>241.075</text:p>
          </table:table-cell>
          <table:table-cell table:number-columns-repeated="4"/>
          <table:table-cell office:value-type="float" office:value="182.09975432771" calcext:value-type="float">
            <text:p>182.09975432771</text:p>
          </table:table-cell>
          <table:table-cell office:value-type="float" office:value="241.075" calcext:value-type="float">
            <text:p>241.075</text:p>
          </table:table-cell>
          <table:table-cell/>
          <table:table-cell office:value-type="float" office:value="175.652735879327" calcext:value-type="float">
            <text:p>175.652735879327</text:p>
          </table:table-cell>
          <table:table-cell office:value-type="float" office:value="241.075" calcext:value-type="float">
            <text:p>241.075</text:p>
          </table:table-cell>
        </table:table-row>
        <table:table-row table:style-name="ro1">
          <table:table-cell office:value-type="float" office:value="11.7971662804492" calcext:value-type="float">
            <text:p>11.7971662804492</text:p>
          </table:table-cell>
          <table:table-cell office:value-type="float" office:value="38.989502" calcext:value-type="float">
            <text:p>38.989502</text:p>
          </table:table-cell>
          <table:table-cell table:number-columns-repeated="4"/>
          <table:table-cell office:value-type="float" office:value="18.6915637512341" calcext:value-type="float">
            <text:p>18.6915637512341</text:p>
          </table:table-cell>
          <table:table-cell office:value-type="float" office:value="38.989502" calcext:value-type="float">
            <text:p>38.989502</text:p>
          </table:table-cell>
          <table:table-cell/>
          <table:table-cell office:value-type="float" office:value="16.5684727483004" calcext:value-type="float">
            <text:p>16.5684727483004</text:p>
          </table:table-cell>
          <table:table-cell office:value-type="float" office:value="38.989502" calcext:value-type="float">
            <text:p>38.989502</text:p>
          </table:table-cell>
        </table:table-row>
        <table:table-row table:style-name="ro1">
          <table:table-cell office:value-type="float" office:value="115.868568378639" calcext:value-type="float">
            <text:p>115.868568378639</text:p>
          </table:table-cell>
          <table:table-cell office:value-type="float" office:value="134.5495" calcext:value-type="float">
            <text:p>134.5495</text:p>
          </table:table-cell>
          <table:table-cell table:number-columns-repeated="4"/>
          <table:table-cell office:value-type="float" office:value="114.226228967297" calcext:value-type="float">
            <text:p>114.226228967297</text:p>
          </table:table-cell>
          <table:table-cell office:value-type="float" office:value="134.5495" calcext:value-type="float">
            <text:p>134.5495</text:p>
          </table:table-cell>
          <table:table-cell/>
          <table:table-cell office:value-type="float" office:value="113.469886695828" calcext:value-type="float">
            <text:p>113.469886695828</text:p>
          </table:table-cell>
          <table:table-cell office:value-type="float" office:value="134.5495" calcext:value-type="float">
            <text:p>134.5495</text:p>
          </table:table-cell>
        </table:table-row>
        <table:table-row table:style-name="ro1">
          <table:table-cell office:value-type="float" office:value="150.947087382873" calcext:value-type="float">
            <text:p>150.947087382873</text:p>
          </table:table-cell>
          <table:table-cell office:value-type="float" office:value="200.4925" calcext:value-type="float">
            <text:p>200.4925</text:p>
          </table:table-cell>
          <table:table-cell table:number-columns-repeated="4"/>
          <table:table-cell office:value-type="float" office:value="145.879608073963" calcext:value-type="float">
            <text:p>145.879608073963</text:p>
          </table:table-cell>
          <table:table-cell office:value-type="float" office:value="200.4925" calcext:value-type="float">
            <text:p>200.4925</text:p>
          </table:table-cell>
          <table:table-cell/>
          <table:table-cell office:value-type="float" office:value="142.650429072091" calcext:value-type="float">
            <text:p>142.650429072091</text:p>
          </table:table-cell>
          <table:table-cell office:value-type="float" office:value="200.4925" calcext:value-type="float">
            <text:p>200.4925</text:p>
          </table:table-cell>
        </table:table-row>
        <table:table-row table:style-name="ro1">
          <table:table-cell office:value-type="float" office:value="94.7328513201768" calcext:value-type="float">
            <text:p>94.7328513201768</text:p>
          </table:table-cell>
          <table:table-cell office:value-type="float" office:value="87.253" calcext:value-type="float">
            <text:p>87.253</text:p>
          </table:table-cell>
          <table:table-cell table:number-columns-repeated="4"/>
          <table:table-cell office:value-type="float" office:value="80.836676763788" calcext:value-type="float">
            <text:p>80.836676763788</text:p>
          </table:table-cell>
          <table:table-cell office:value-type="float" office:value="87.253" calcext:value-type="float">
            <text:p>87.253</text:p>
          </table:table-cell>
          <table:table-cell/>
          <table:table-cell office:value-type="float" office:value="80.5731879352186" calcext:value-type="float">
            <text:p>80.5731879352186</text:p>
          </table:table-cell>
          <table:table-cell office:value-type="float" office:value="87.253" calcext:value-type="float">
            <text:p>87.253</text:p>
          </table:table-cell>
        </table:table-row>
        <table:table-row table:style-name="ro1">
          <table:table-cell office:value-type="float" office:value="224.530055652414" calcext:value-type="float">
            <text:p>224.530055652414</text:p>
          </table:table-cell>
          <table:table-cell office:value-type="float" office:value="267.21" calcext:value-type="float">
            <text:p>267.21</text:p>
          </table:table-cell>
          <table:table-cell table:number-columns-repeated="4"/>
          <table:table-cell office:value-type="float" office:value="243.374906101695" calcext:value-type="float">
            <text:p>243.374906101695</text:p>
          </table:table-cell>
          <table:table-cell office:value-type="float" office:value="267.21" calcext:value-type="float">
            <text:p>267.21</text:p>
          </table:table-cell>
          <table:table-cell/>
          <table:table-cell office:value-type="float" office:value="238.120274051806" calcext:value-type="float">
            <text:p>238.120274051806</text:p>
          </table:table-cell>
          <table:table-cell office:value-type="float" office:value="267.21" calcext:value-type="float">
            <text:p>267.21</text:p>
          </table:table-cell>
        </table:table-row>
        <table:table-row table:style-name="ro1">
          <table:table-cell office:value-type="float" office:value="292.909339508151" calcext:value-type="float">
            <text:p>292.909339508151</text:p>
          </table:table-cell>
          <table:table-cell office:value-type="float" office:value="263.276" calcext:value-type="float">
            <text:p>263.276</text:p>
          </table:table-cell>
          <table:table-cell table:number-columns-repeated="4"/>
          <table:table-cell office:value-type="float" office:value="331.670602400538" calcext:value-type="float">
            <text:p>331.670602400538</text:p>
          </table:table-cell>
          <table:table-cell office:value-type="float" office:value="263.276" calcext:value-type="float">
            <text:p>263.276</text:p>
          </table:table-cell>
          <table:table-cell/>
          <table:table-cell office:value-type="float" office:value="318.429582835518" calcext:value-type="float">
            <text:p>318.429582835518</text:p>
          </table:table-cell>
          <table:table-cell office:value-type="float" office:value="263.276" calcext:value-type="float">
            <text:p>263.276</text:p>
          </table:table-cell>
        </table:table-row>
        <table:table-row table:style-name="ro1">
          <table:table-cell office:value-type="float" office:value="134.773827433348" calcext:value-type="float">
            <text:p>134.773827433348</text:p>
          </table:table-cell>
          <table:table-cell office:value-type="float" office:value="123.485504" calcext:value-type="float">
            <text:p>123.485504</text:p>
          </table:table-cell>
          <table:table-cell table:number-columns-repeated="4"/>
          <table:table-cell office:value-type="float" office:value="127.441371836572" calcext:value-type="float">
            <text:p>127.441371836572</text:p>
          </table:table-cell>
          <table:table-cell office:value-type="float" office:value="123.485504" calcext:value-type="float">
            <text:p>123.485504</text:p>
          </table:table-cell>
          <table:table-cell/>
          <table:table-cell office:value-type="float" office:value="120.836080635414" calcext:value-type="float">
            <text:p>120.836080635414</text:p>
          </table:table-cell>
          <table:table-cell office:value-type="float" office:value="123.485504" calcext:value-type="float">
            <text:p>123.485504</text:p>
          </table:table-cell>
        </table:table-row>
        <table:table-row table:style-name="ro1">
          <table:table-cell office:value-type="float" office:value="147.62409829959" calcext:value-type="float">
            <text:p>147.62409829959</text:p>
          </table:table-cell>
          <table:table-cell office:value-type="float" office:value="179.0455" calcext:value-type="float">
            <text:p>179.0455</text:p>
          </table:table-cell>
          <table:table-cell table:number-columns-repeated="4"/>
          <table:table-cell office:value-type="float" office:value="153.133836126021" calcext:value-type="float">
            <text:p>153.133836126021</text:p>
          </table:table-cell>
          <table:table-cell office:value-type="float" office:value="179.0455" calcext:value-type="float">
            <text:p>179.0455</text:p>
          </table:table-cell>
          <table:table-cell/>
          <table:table-cell office:value-type="float" office:value="148.783891733989" calcext:value-type="float">
            <text:p>148.783891733989</text:p>
          </table:table-cell>
          <table:table-cell office:value-type="float" office:value="179.0455" calcext:value-type="float">
            <text:p>179.0455</text:p>
          </table:table-cell>
        </table:table-row>
        <table:table-row table:style-name="ro1">
          <table:table-cell office:value-type="float" office:value="467.470638441389" calcext:value-type="float">
            <text:p>467.470638441389</text:p>
          </table:table-cell>
          <table:table-cell office:value-type="float" office:value="574.8425" calcext:value-type="float">
            <text:p>574.8425</text:p>
          </table:table-cell>
          <table:table-cell table:number-columns-repeated="4"/>
          <table:table-cell office:value-type="float" office:value="522.680699917637" calcext:value-type="float">
            <text:p>522.680699917637</text:p>
          </table:table-cell>
          <table:table-cell office:value-type="float" office:value="574.8425" calcext:value-type="float">
            <text:p>574.8425</text:p>
          </table:table-cell>
          <table:table-cell/>
          <table:table-cell office:value-type="float" office:value="469.200064025304" calcext:value-type="float">
            <text:p>469.200064025304</text:p>
          </table:table-cell>
          <table:table-cell office:value-type="float" office:value="574.8425" calcext:value-type="float">
            <text:p>574.8425</text:p>
          </table:table-cell>
        </table:table-row>
        <table:table-row table:style-name="ro1">
          <table:table-cell office:value-type="float" office:value="715.831195428856" calcext:value-type="float">
            <text:p>715.831195428856</text:p>
          </table:table-cell>
          <table:table-cell office:value-type="float" office:value="839.283" calcext:value-type="float">
            <text:p>839.283</text:p>
          </table:table-cell>
          <table:table-cell table:number-columns-repeated="4"/>
          <table:table-cell office:value-type="float" office:value="735.398840438943" calcext:value-type="float">
            <text:p>735.398840438943</text:p>
          </table:table-cell>
          <table:table-cell office:value-type="float" office:value="839.283" calcext:value-type="float">
            <text:p>839.283</text:p>
          </table:table-cell>
          <table:table-cell/>
          <table:table-cell office:value-type="float" office:value="686.219845690381" calcext:value-type="float">
            <text:p>686.219845690381</text:p>
          </table:table-cell>
          <table:table-cell office:value-type="float" office:value="839.283" calcext:value-type="float">
            <text:p>839.283</text:p>
          </table:table-cell>
        </table:table-row>
        <table:table-row table:style-name="ro1">
          <table:table-cell office:value-type="float" office:value="146.706632368884" calcext:value-type="float">
            <text:p>146.706632368884</text:p>
          </table:table-cell>
          <table:table-cell office:value-type="float" office:value="180.223" calcext:value-type="float">
            <text:p>180.223</text:p>
          </table:table-cell>
          <table:table-cell table:number-columns-repeated="4"/>
          <table:table-cell office:value-type="float" office:value="174.609773372963" calcext:value-type="float">
            <text:p>174.609773372963</text:p>
          </table:table-cell>
          <table:table-cell office:value-type="float" office:value="180.223" calcext:value-type="float">
            <text:p>180.223</text:p>
          </table:table-cell>
          <table:table-cell/>
          <table:table-cell office:value-type="float" office:value="170.049014648432" calcext:value-type="float">
            <text:p>170.049014648432</text:p>
          </table:table-cell>
          <table:table-cell office:value-type="float" office:value="180.223" calcext:value-type="float">
            <text:p>180.223</text:p>
          </table:table-cell>
        </table:table-row>
        <table:table-row table:style-name="ro1">
          <table:table-cell office:value-type="float" office:value="94.4251167925406" calcext:value-type="float">
            <text:p>94.4251167925406</text:p>
          </table:table-cell>
          <table:table-cell office:value-type="float" office:value="60.718" calcext:value-type="float">
            <text:p>60.718</text:p>
          </table:table-cell>
          <table:table-cell table:number-columns-repeated="4"/>
          <table:table-cell office:value-type="float" office:value="74.4393802625275" calcext:value-type="float">
            <text:p>74.4393802625275</text:p>
          </table:table-cell>
          <table:table-cell office:value-type="float" office:value="60.718" calcext:value-type="float">
            <text:p>60.718</text:p>
          </table:table-cell>
          <table:table-cell/>
          <table:table-cell office:value-type="float" office:value="71.4218094545907" calcext:value-type="float">
            <text:p>71.4218094545907</text:p>
          </table:table-cell>
          <table:table-cell office:value-type="float" office:value="60.718" calcext:value-type="float">
            <text:p>60.718</text:p>
          </table:table-cell>
        </table:table-row>
        <table:table-row table:style-name="ro1">
          <table:table-cell office:value-type="float" office:value="90.3934382061811" calcext:value-type="float">
            <text:p>90.3934382061811</text:p>
          </table:table-cell>
          <table:table-cell office:value-type="float" office:value="37.004" calcext:value-type="float">
            <text:p>37.004</text:p>
          </table:table-cell>
          <table:table-cell table:number-columns-repeated="4"/>
          <table:table-cell office:value-type="float" office:value="60.872561439329" calcext:value-type="float">
            <text:p>60.872561439329</text:p>
          </table:table-cell>
          <table:table-cell office:value-type="float" office:value="37.004" calcext:value-type="float">
            <text:p>37.004</text:p>
          </table:table-cell>
          <table:table-cell/>
          <table:table-cell office:value-type="float" office:value="68.2955326573683" calcext:value-type="float">
            <text:p>68.2955326573683</text:p>
          </table:table-cell>
          <table:table-cell office:value-type="float" office:value="37.004" calcext:value-type="float">
            <text:p>37.004</text:p>
          </table:table-cell>
        </table:table-row>
        <table:table-row table:style-name="ro1">
          <table:table-cell office:value-type="float" office:value="109.552091313309" calcext:value-type="float">
            <text:p>109.552091313309</text:p>
          </table:table-cell>
          <table:table-cell office:value-type="float" office:value="100.477" calcext:value-type="float">
            <text:p>100.477</text:p>
          </table:table-cell>
          <table:table-cell table:number-columns-repeated="4"/>
          <table:table-cell office:value-type="float" office:value="104.914860033144" calcext:value-type="float">
            <text:p>104.914860033144</text:p>
          </table:table-cell>
          <table:table-cell office:value-type="float" office:value="100.477" calcext:value-type="float">
            <text:p>100.477</text:p>
          </table:table-cell>
          <table:table-cell/>
          <table:table-cell office:value-type="float" office:value="102.233366935613" calcext:value-type="float">
            <text:p>102.233366935613</text:p>
          </table:table-cell>
          <table:table-cell office:value-type="float" office:value="100.477" calcext:value-type="float">
            <text:p>100.477</text:p>
          </table:table-cell>
        </table:table-row>
        <table:table-row table:style-name="ro1">
          <table:table-cell office:value-type="float" office:value="-10.8548353777507" calcext:value-type="float">
            <text:p>-10.8548353777507</text:p>
          </table:table-cell>
          <table:table-cell office:value-type="float" office:value="11.4345" calcext:value-type="float">
            <text:p>11.4345</text:p>
          </table:table-cell>
          <table:table-cell table:number-columns-repeated="4"/>
          <table:table-cell office:value-type="float" office:value="-2.99570753277443" calcext:value-type="float">
            <text:p>-2.99570753277443</text:p>
          </table:table-cell>
          <table:table-cell office:value-type="float" office:value="11.4345" calcext:value-type="float">
            <text:p>11.4345</text:p>
          </table:table-cell>
          <table:table-cell/>
          <table:table-cell office:value-type="float" office:value="-3.19589601491882" calcext:value-type="float">
            <text:p>-3.19589601491882</text:p>
          </table:table-cell>
          <table:table-cell office:value-type="float" office:value="11.4345" calcext:value-type="float">
            <text:p>11.4345</text:p>
          </table:table-cell>
        </table:table-row>
        <table:table-row table:style-name="ro1">
          <table:table-cell office:value-type="float" office:value="113.658736708553" calcext:value-type="float">
            <text:p>113.658736708553</text:p>
          </table:table-cell>
          <table:table-cell office:value-type="float" office:value="117.687" calcext:value-type="float">
            <text:p>117.687</text:p>
          </table:table-cell>
          <table:table-cell table:number-columns-repeated="4"/>
          <table:table-cell office:value-type="float" office:value="101.943956037243" calcext:value-type="float">
            <text:p>101.943956037243</text:p>
          </table:table-cell>
          <table:table-cell office:value-type="float" office:value="117.687" calcext:value-type="float">
            <text:p>117.687</text:p>
          </table:table-cell>
          <table:table-cell/>
          <table:table-cell office:value-type="float" office:value="96.0786879014925" calcext:value-type="float">
            <text:p>96.0786879014925</text:p>
          </table:table-cell>
          <table:table-cell office:value-type="float" office:value="117.687" calcext:value-type="float">
            <text:p>117.687</text:p>
          </table:table-cell>
        </table:table-row>
        <table:table-row table:style-name="ro1">
          <table:table-cell office:value-type="float" office:value="8.18882153576804" calcext:value-type="float">
            <text:p>8.18882153576804</text:p>
          </table:table-cell>
          <table:table-cell office:value-type="float" office:value="11.798" calcext:value-type="float">
            <text:p>11.798</text:p>
          </table:table-cell>
          <table:table-cell table:number-columns-repeated="4"/>
          <table:table-cell office:value-type="float" office:value="7.01731109851375" calcext:value-type="float">
            <text:p>7.01731109851375</text:p>
          </table:table-cell>
          <table:table-cell office:value-type="float" office:value="11.798" calcext:value-type="float">
            <text:p>11.798</text:p>
          </table:table-cell>
          <table:table-cell/>
          <table:table-cell office:value-type="float" office:value="7.49020480352184" calcext:value-type="float">
            <text:p>7.49020480352184</text:p>
          </table:table-cell>
          <table:table-cell office:value-type="float" office:value="11.798" calcext:value-type="float">
            <text:p>11.798</text:p>
          </table:table-cell>
        </table:table-row>
        <table:table-row table:style-name="ro1">
          <table:table-cell office:value-type="float" office:value="179.469832088356" calcext:value-type="float">
            <text:p>179.469832088356</text:p>
          </table:table-cell>
          <table:table-cell office:value-type="float" office:value="248.084" calcext:value-type="float">
            <text:p>248.084</text:p>
          </table:table-cell>
          <table:table-cell table:number-columns-repeated="4"/>
          <table:table-cell office:value-type="float" office:value="178.216607093757" calcext:value-type="float">
            <text:p>178.216607093757</text:p>
          </table:table-cell>
          <table:table-cell office:value-type="float" office:value="248.084" calcext:value-type="float">
            <text:p>248.084</text:p>
          </table:table-cell>
          <table:table-cell/>
          <table:table-cell office:value-type="float" office:value="170.54927189822" calcext:value-type="float">
            <text:p>170.54927189822</text:p>
          </table:table-cell>
          <table:table-cell office:value-type="float" office:value="248.084" calcext:value-type="float">
            <text:p>248.084</text:p>
          </table:table-cell>
        </table:table-row>
        <table:table-row table:style-name="ro1">
          <table:table-cell office:value-type="float" office:value="308.462250045652" calcext:value-type="float">
            <text:p>308.462250045652</text:p>
          </table:table-cell>
          <table:table-cell office:value-type="float" office:value="469.699" calcext:value-type="float">
            <text:p>469.699</text:p>
          </table:table-cell>
          <table:table-cell table:number-columns-repeated="4"/>
          <table:table-cell office:value-type="float" office:value="430.092974453551" calcext:value-type="float">
            <text:p>430.092974453551</text:p>
          </table:table-cell>
          <table:table-cell office:value-type="float" office:value="469.699" calcext:value-type="float">
            <text:p>469.699</text:p>
          </table:table-cell>
          <table:table-cell/>
          <table:table-cell office:value-type="float" office:value="428.411493264713" calcext:value-type="float">
            <text:p>428.411493264713</text:p>
          </table:table-cell>
          <table:table-cell office:value-type="float" office:value="469.699" calcext:value-type="float">
            <text:p>469.699</text:p>
          </table:table-cell>
        </table:table-row>
        <table:table-row table:style-name="ro1">
          <table:table-cell office:value-type="float" office:value="24.2744811083596" calcext:value-type="float">
            <text:p>24.2744811083596</text:p>
          </table:table-cell>
          <table:table-cell office:value-type="float" office:value="20.461" calcext:value-type="float">
            <text:p>20.461</text:p>
          </table:table-cell>
          <table:table-cell table:number-columns-repeated="4"/>
          <table:table-cell office:value-type="float" office:value="18.5211821695572" calcext:value-type="float">
            <text:p>18.5211821695572</text:p>
          </table:table-cell>
          <table:table-cell office:value-type="float" office:value="20.461" calcext:value-type="float">
            <text:p>20.461</text:p>
          </table:table-cell>
          <table:table-cell/>
          <table:table-cell office:value-type="float" office:value="20.2684506754594" calcext:value-type="float">
            <text:p>20.2684506754594</text:p>
          </table:table-cell>
          <table:table-cell office:value-type="float" office:value="20.461" calcext:value-type="float">
            <text:p>20.461</text:p>
          </table:table-cell>
        </table:table-row>
        <table:table-row table:style-name="ro1">
          <table:table-cell office:value-type="float" office:value="-14.802954659792" calcext:value-type="float">
            <text:p>-14.802954659792</text:p>
          </table:table-cell>
          <table:table-cell office:value-type="float" office:value="9.631" calcext:value-type="float">
            <text:p>9.631</text:p>
          </table:table-cell>
          <table:table-cell table:number-columns-repeated="4"/>
          <table:table-cell office:value-type="float" office:value="13.7309408441114" calcext:value-type="float">
            <text:p>13.7309408441114</text:p>
          </table:table-cell>
          <table:table-cell office:value-type="float" office:value="9.631" calcext:value-type="float">
            <text:p>9.631</text:p>
          </table:table-cell>
          <table:table-cell/>
          <table:table-cell office:value-type="float" office:value="8.80260911793522" calcext:value-type="float">
            <text:p>8.80260911793522</text:p>
          </table:table-cell>
          <table:table-cell office:value-type="float" office:value="9.631" calcext:value-type="float">
            <text:p>9.631</text:p>
          </table:table-cell>
        </table:table-row>
        <table:table-row table:style-name="ro1">
          <table:table-cell office:value-type="float" office:value="114.702822462585" calcext:value-type="float">
            <text:p>114.702822462585</text:p>
          </table:table-cell>
          <table:table-cell office:value-type="float" office:value="67.482" calcext:value-type="float">
            <text:p>67.482</text:p>
          </table:table-cell>
          <table:table-cell table:number-columns-repeated="4"/>
          <table:table-cell office:value-type="float" office:value="113.422167665254" calcext:value-type="float">
            <text:p>113.422167665254</text:p>
          </table:table-cell>
          <table:table-cell office:value-type="float" office:value="67.482" calcext:value-type="float">
            <text:p>67.482</text:p>
          </table:table-cell>
          <table:table-cell/>
          <table:table-cell office:value-type="float" office:value="108.137390168514" calcext:value-type="float">
            <text:p>108.137390168514</text:p>
          </table:table-cell>
          <table:table-cell office:value-type="float" office:value="67.482" calcext:value-type="float">
            <text:p>67.482</text:p>
          </table:table-cell>
        </table:table-row>
        <table:table-row table:style-name="ro1">
          <table:table-cell office:value-type="float" office:value="31.8259029278691" calcext:value-type="float">
            <text:p>31.8259029278691</text:p>
          </table:table-cell>
          <table:table-cell office:value-type="float" office:value="36.683" calcext:value-type="float">
            <text:p>36.683</text:p>
          </table:table-cell>
          <table:table-cell table:number-columns-repeated="4"/>
          <table:table-cell office:value-type="float" office:value="28.627621508059" calcext:value-type="float">
            <text:p>28.627621508059</text:p>
          </table:table-cell>
          <table:table-cell office:value-type="float" office:value="36.683" calcext:value-type="float">
            <text:p>36.683</text:p>
          </table:table-cell>
          <table:table-cell/>
          <table:table-cell office:value-type="float" office:value="23.2958687670526" calcext:value-type="float">
            <text:p>23.2958687670526</text:p>
          </table:table-cell>
          <table:table-cell office:value-type="float" office:value="36.683" calcext:value-type="float">
            <text:p>36.683</text:p>
          </table:table-cell>
        </table:table-row>
        <table:table-row table:style-name="ro1">
          <table:table-cell office:value-type="float" office:value="70.7380197508274" calcext:value-type="float">
            <text:p>70.7380197508274</text:p>
          </table:table-cell>
          <table:table-cell office:value-type="float" office:value="27.452" calcext:value-type="float">
            <text:p>27.452</text:p>
          </table:table-cell>
          <table:table-cell table:number-columns-repeated="4"/>
          <table:table-cell office:value-type="float" office:value="49.2476733876054" calcext:value-type="float">
            <text:p>49.2476733876054</text:p>
          </table:table-cell>
          <table:table-cell office:value-type="float" office:value="27.452" calcext:value-type="float">
            <text:p>27.452</text:p>
          </table:table-cell>
          <table:table-cell/>
          <table:table-cell office:value-type="float" office:value="55.4809258447499" calcext:value-type="float">
            <text:p>55.4809258447499</text:p>
          </table:table-cell>
          <table:table-cell office:value-type="float" office:value="27.452" calcext:value-type="float">
            <text:p>27.452</text:p>
          </table:table-cell>
        </table:table-row>
        <table:table-row table:style-name="ro1">
          <table:table-cell office:value-type="float" office:value="20.2979805345608" calcext:value-type="float">
            <text:p>20.2979805345608</text:p>
          </table:table-cell>
          <table:table-cell office:value-type="float" office:value="36.405" calcext:value-type="float">
            <text:p>36.405</text:p>
          </table:table-cell>
          <table:table-cell table:number-columns-repeated="4"/>
          <table:table-cell office:value-type="float" office:value="31.339832208435" calcext:value-type="float">
            <text:p>31.339832208435</text:p>
          </table:table-cell>
          <table:table-cell office:value-type="float" office:value="36.405" calcext:value-type="float">
            <text:p>36.405</text:p>
          </table:table-cell>
          <table:table-cell/>
          <table:table-cell office:value-type="float" office:value="29.892532596198" calcext:value-type="float">
            <text:p>29.892532596198</text:p>
          </table:table-cell>
          <table:table-cell office:value-type="float" office:value="36.405" calcext:value-type="float">
            <text:p>36.405</text:p>
          </table:table-cell>
        </table:table-row>
        <table:table-row table:style-name="ro1">
          <table:table-cell office:value-type="float" office:value="23.8715087416382" calcext:value-type="float">
            <text:p>23.8715087416382</text:p>
          </table:table-cell>
          <table:table-cell office:value-type="float" office:value="15.934" calcext:value-type="float">
            <text:p>15.934</text:p>
          </table:table-cell>
          <table:table-cell table:number-columns-repeated="4"/>
          <table:table-cell office:value-type="float" office:value="23.6647825494" calcext:value-type="float">
            <text:p>23.6647825494</text:p>
          </table:table-cell>
          <table:table-cell office:value-type="float" office:value="15.934" calcext:value-type="float">
            <text:p>15.934</text:p>
          </table:table-cell>
          <table:table-cell/>
          <table:table-cell office:value-type="float" office:value="17.8779796776455" calcext:value-type="float">
            <text:p>17.8779796776455</text:p>
          </table:table-cell>
          <table:table-cell office:value-type="float" office:value="15.934" calcext:value-type="float">
            <text:p>15.934</text:p>
          </table:table-cell>
        </table:table-row>
        <table:table-row table:style-name="ro1">
          <table:table-cell office:value-type="float" office:value="68.0600151105025" calcext:value-type="float">
            <text:p>68.0600151105025</text:p>
          </table:table-cell>
          <table:table-cell office:value-type="float" office:value="48.522" calcext:value-type="float">
            <text:p>48.522</text:p>
          </table:table-cell>
          <table:table-cell table:number-columns-repeated="4"/>
          <table:table-cell office:value-type="float" office:value="58.4640524534144" calcext:value-type="float">
            <text:p>58.4640524534144</text:p>
          </table:table-cell>
          <table:table-cell office:value-type="float" office:value="48.522" calcext:value-type="float">
            <text:p>48.522</text:p>
          </table:table-cell>
          <table:table-cell/>
          <table:table-cell office:value-type="float" office:value="55.3426684266238" calcext:value-type="float">
            <text:p>55.3426684266238</text:p>
          </table:table-cell>
          <table:table-cell office:value-type="float" office:value="48.522" calcext:value-type="float">
            <text:p>48.522</text:p>
          </table:table-cell>
        </table:table-row>
        <table:table-row table:style-name="ro1">
          <table:table-cell office:value-type="float" office:value="-46.1859667951443" calcext:value-type="float">
            <text:p>-46.1859667951443</text:p>
          </table:table-cell>
          <table:table-cell office:value-type="float" office:value="1.12900000000001" calcext:value-type="float">
            <text:p>1.12900000000001</text:p>
          </table:table-cell>
          <table:table-cell table:number-columns-repeated="4"/>
          <table:table-cell office:value-type="float" office:value="-4.58608051217232" calcext:value-type="float">
            <text:p>-4.58608051217232</text:p>
          </table:table-cell>
          <table:table-cell office:value-type="float" office:value="1.12900000000001" calcext:value-type="float">
            <text:p>1.12900000000001</text:p>
          </table:table-cell>
          <table:table-cell/>
          <table:table-cell office:value-type="float" office:value="-4.6639221261276" calcext:value-type="float">
            <text:p>-4.6639221261276</text:p>
          </table:table-cell>
          <table:table-cell office:value-type="float" office:value="1.12900000000001" calcext:value-type="float">
            <text:p>1.12900000000001</text:p>
          </table:table-cell>
        </table:table-row>
        <table:table-row table:style-name="ro1">
          <table:table-cell office:value-type="float" office:value="12.5244091777704" calcext:value-type="float">
            <text:p>12.5244091777704</text:p>
          </table:table-cell>
          <table:table-cell office:value-type="float" office:value="9.565" calcext:value-type="float">
            <text:p>9.565</text:p>
          </table:table-cell>
          <table:table-cell table:number-columns-repeated="4"/>
          <table:table-cell office:value-type="float" office:value="4.18695673683247" calcext:value-type="float">
            <text:p>4.18695673683247</text:p>
          </table:table-cell>
          <table:table-cell office:value-type="float" office:value="9.565" calcext:value-type="float">
            <text:p>9.565</text:p>
          </table:table-cell>
          <table:table-cell/>
          <table:table-cell office:value-type="float" office:value="1.49035566839562" calcext:value-type="float">
            <text:p>1.49035566839562</text:p>
          </table:table-cell>
          <table:table-cell office:value-type="float" office:value="9.565" calcext:value-type="float">
            <text:p>9.565</text:p>
          </table:table-cell>
        </table:table-row>
        <table:table-row table:style-name="ro1">
          <table:table-cell office:value-type="float" office:value="-38.5408222586123" calcext:value-type="float">
            <text:p>-38.5408222586123</text:p>
          </table:table-cell>
          <table:table-cell office:value-type="float" office:value="7.12600000000001" calcext:value-type="float">
            <text:p>7.12600000000001</text:p>
          </table:table-cell>
          <table:table-cell table:number-columns-repeated="4"/>
          <table:table-cell office:value-type="float" office:value="-22.144672030826" calcext:value-type="float">
            <text:p>-22.144672030826</text:p>
          </table:table-cell>
          <table:table-cell office:value-type="float" office:value="7.12600000000001" calcext:value-type="float">
            <text:p>7.12600000000001</text:p>
          </table:table-cell>
          <table:table-cell/>
          <table:table-cell office:value-type="float" office:value="-14.6218194288099" calcext:value-type="float">
            <text:p>-14.6218194288099</text:p>
          </table:table-cell>
          <table:table-cell office:value-type="float" office:value="7.12600000000001" calcext:value-type="float">
            <text:p>7.12600000000001</text:p>
          </table:table-cell>
        </table:table-row>
        <table:table-row table:style-name="ro1">
          <table:table-cell office:value-type="float" office:value="-36.2397377384691" calcext:value-type="float">
            <text:p>-36.2397377384691</text:p>
          </table:table-cell>
          <table:table-cell office:value-type="float" office:value="1.076" calcext:value-type="float">
            <text:p>1.076</text:p>
          </table:table-cell>
          <table:table-cell table:number-columns-repeated="4"/>
          <table:table-cell office:value-type="float" office:value="-7.07252650454525" calcext:value-type="float">
            <text:p>-7.07252650454525</text:p>
          </table:table-cell>
          <table:table-cell office:value-type="float" office:value="1.076" calcext:value-type="float">
            <text:p>1.076</text:p>
          </table:table-cell>
          <table:table-cell/>
          <table:table-cell office:value-type="float" office:value="-4.23690532385274" calcext:value-type="float">
            <text:p>-4.23690532385274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float" office:value="48.8372035982531" calcext:value-type="float">
            <text:p>48.8372035982531</text:p>
          </table:table-cell>
          <table:table-cell office:value-type="float" office:value="81.849" calcext:value-type="float">
            <text:p>81.849</text:p>
          </table:table-cell>
          <table:table-cell table:number-columns-repeated="4"/>
          <table:table-cell office:value-type="float" office:value="49.3247711538688" calcext:value-type="float">
            <text:p>49.3247711538688</text:p>
          </table:table-cell>
          <table:table-cell office:value-type="float" office:value="81.849" calcext:value-type="float">
            <text:p>81.849</text:p>
          </table:table-cell>
          <table:table-cell/>
          <table:table-cell office:value-type="float" office:value="46.9785761271259" calcext:value-type="float">
            <text:p>46.9785761271259</text:p>
          </table:table-cell>
          <table:table-cell office:value-type="float" office:value="81.849" calcext:value-type="float">
            <text:p>81.849</text:p>
          </table:table-cell>
        </table:table-row>
        <table:table-row table:style-name="ro1">
          <table:table-cell office:value-type="float" office:value="12.1549714801933" calcext:value-type="float">
            <text:p>12.1549714801933</text:p>
          </table:table-cell>
          <table:table-cell office:value-type="float" office:value="29.826" calcext:value-type="float">
            <text:p>29.826</text:p>
          </table:table-cell>
          <table:table-cell table:number-columns-repeated="4"/>
          <table:table-cell office:value-type="float" office:value="8.81560803064097" calcext:value-type="float">
            <text:p>8.81560803064097</text:p>
          </table:table-cell>
          <table:table-cell office:value-type="float" office:value="29.826" calcext:value-type="float">
            <text:p>29.826</text:p>
          </table:table-cell>
          <table:table-cell/>
          <table:table-cell office:value-type="float" office:value="8.26309794414337" calcext:value-type="float">
            <text:p>8.26309794414337</text:p>
          </table:table-cell>
          <table:table-cell office:value-type="float" office:value="29.826" calcext:value-type="float">
            <text:p>29.826</text:p>
          </table:table-cell>
        </table:table-row>
        <table:table-row table:style-name="ro1">
          <table:table-cell office:value-type="float" office:value="398.296581389331" calcext:value-type="float">
            <text:p>398.296581389331</text:p>
          </table:table-cell>
          <table:table-cell office:value-type="float" office:value="285.066" calcext:value-type="float">
            <text:p>285.066</text:p>
          </table:table-cell>
          <table:table-cell table:number-columns-repeated="4"/>
          <table:table-cell office:value-type="float" office:value="361.683024892501" calcext:value-type="float">
            <text:p>361.683024892501</text:p>
          </table:table-cell>
          <table:table-cell office:value-type="float" office:value="285.066" calcext:value-type="float">
            <text:p>285.066</text:p>
          </table:table-cell>
          <table:table-cell/>
          <table:table-cell office:value-type="float" office:value="360.254098214481" calcext:value-type="float">
            <text:p>360.254098214481</text:p>
          </table:table-cell>
          <table:table-cell office:value-type="float" office:value="285.066" calcext:value-type="float">
            <text:p>285.066</text:p>
          </table:table-cell>
        </table:table-row>
        <table:table-row table:style-name="ro1">
          <table:table-cell office:value-type="float" office:value="40.1564537275615" calcext:value-type="float">
            <text:p>40.1564537275615</text:p>
          </table:table-cell>
          <table:table-cell office:value-type="float" office:value="96.308" calcext:value-type="float">
            <text:p>96.308</text:p>
          </table:table-cell>
          <table:table-cell table:number-columns-repeated="4"/>
          <table:table-cell office:value-type="float" office:value="39.5835071148807" calcext:value-type="float">
            <text:p>39.5835071148807</text:p>
          </table:table-cell>
          <table:table-cell office:value-type="float" office:value="96.308" calcext:value-type="float">
            <text:p>96.308</text:p>
          </table:table-cell>
          <table:table-cell/>
          <table:table-cell office:value-type="float" office:value="31.9006319929614" calcext:value-type="float">
            <text:p>31.9006319929614</text:p>
          </table:table-cell>
          <table:table-cell office:value-type="float" office:value="96.308" calcext:value-type="float">
            <text:p>96.308</text:p>
          </table:table-cell>
        </table:table-row>
        <table:table-row table:style-name="ro1">
          <table:table-cell office:value-type="float" office:value="226.076262171719" calcext:value-type="float">
            <text:p>226.076262171719</text:p>
          </table:table-cell>
          <table:table-cell office:value-type="float" office:value="335.6595" calcext:value-type="float">
            <text:p>335.6595</text:p>
          </table:table-cell>
          <table:table-cell table:number-columns-repeated="4"/>
          <table:table-cell office:value-type="float" office:value="250.940047407507" calcext:value-type="float">
            <text:p>250.940047407507</text:p>
          </table:table-cell>
          <table:table-cell office:value-type="float" office:value="335.6595" calcext:value-type="float">
            <text:p>335.6595</text:p>
          </table:table-cell>
          <table:table-cell/>
          <table:table-cell office:value-type="float" office:value="247.855576643525" calcext:value-type="float">
            <text:p>247.855576643525</text:p>
          </table:table-cell>
          <table:table-cell office:value-type="float" office:value="335.6595" calcext:value-type="float">
            <text:p>335.6595</text:p>
          </table:table-cell>
        </table:table-row>
        <table:table-row table:style-name="ro1">
          <table:table-cell office:value-type="float" office:value="226.847124182126" calcext:value-type="float">
            <text:p>226.847124182126</text:p>
          </table:table-cell>
          <table:table-cell office:value-type="float" office:value="248.095" calcext:value-type="float">
            <text:p>248.095</text:p>
          </table:table-cell>
          <table:table-cell table:number-columns-repeated="4"/>
          <table:table-cell office:value-type="float" office:value="226.661467627077" calcext:value-type="float">
            <text:p>226.661467627077</text:p>
          </table:table-cell>
          <table:table-cell office:value-type="float" office:value="248.095" calcext:value-type="float">
            <text:p>248.095</text:p>
          </table:table-cell>
          <table:table-cell/>
          <table:table-cell office:value-type="float" office:value="221.12141171441" calcext:value-type="float">
            <text:p>221.12141171441</text:p>
          </table:table-cell>
          <table:table-cell office:value-type="float" office:value="248.095" calcext:value-type="float">
            <text:p>248.095</text:p>
          </table:table-cell>
        </table:table-row>
        <table:table-row table:style-name="ro1">
          <table:table-cell office:value-type="float" office:value="48.7847700699361" calcext:value-type="float">
            <text:p>48.7847700699361</text:p>
          </table:table-cell>
          <table:table-cell office:value-type="float" office:value="31.6225" calcext:value-type="float">
            <text:p>31.6225</text:p>
          </table:table-cell>
          <table:table-cell table:number-columns-repeated="4"/>
          <table:table-cell office:value-type="float" office:value="41.7724367636138" calcext:value-type="float">
            <text:p>41.7724367636138</text:p>
          </table:table-cell>
          <table:table-cell office:value-type="float" office:value="31.6225" calcext:value-type="float">
            <text:p>31.6225</text:p>
          </table:table-cell>
          <table:table-cell/>
          <table:table-cell office:value-type="float" office:value="39.1561215696446" calcext:value-type="float">
            <text:p>39.1561215696446</text:p>
          </table:table-cell>
          <table:table-cell office:value-type="float" office:value="31.6225" calcext:value-type="float">
            <text:p>31.6225</text:p>
          </table:table-cell>
        </table:table-row>
        <table:table-row table:style-name="ro1">
          <table:table-cell office:value-type="float" office:value="160.881900890856" calcext:value-type="float">
            <text:p>160.881900890856</text:p>
          </table:table-cell>
          <table:table-cell office:value-type="float" office:value="225.574" calcext:value-type="float">
            <text:p>225.574</text:p>
          </table:table-cell>
          <table:table-cell table:number-columns-repeated="4"/>
          <table:table-cell office:value-type="float" office:value="168.751430869216" calcext:value-type="float">
            <text:p>168.751430869216</text:p>
          </table:table-cell>
          <table:table-cell office:value-type="float" office:value="225.574" calcext:value-type="float">
            <text:p>225.574</text:p>
          </table:table-cell>
          <table:table-cell/>
          <table:table-cell office:value-type="float" office:value="166.724308959131" calcext:value-type="float">
            <text:p>166.724308959131</text:p>
          </table:table-cell>
          <table:table-cell office:value-type="float" office:value="225.574" calcext:value-type="float">
            <text:p>225.574</text:p>
          </table:table-cell>
        </table:table-row>
        <table:table-row table:style-name="ro1">
          <table:table-cell office:value-type="float" office:value="58.8535802612948" calcext:value-type="float">
            <text:p>58.8535802612948</text:p>
          </table:table-cell>
          <table:table-cell office:value-type="float" office:value="61.86" calcext:value-type="float">
            <text:p>61.86</text:p>
          </table:table-cell>
          <table:table-cell table:number-columns-repeated="4"/>
          <table:table-cell office:value-type="float" office:value="49.9528350994288" calcext:value-type="float">
            <text:p>49.9528350994288</text:p>
          </table:table-cell>
          <table:table-cell office:value-type="float" office:value="61.86" calcext:value-type="float">
            <text:p>61.86</text:p>
          </table:table-cell>
          <table:table-cell/>
          <table:table-cell office:value-type="float" office:value="47.0741435349334" calcext:value-type="float">
            <text:p>47.0741435349334</text:p>
          </table:table-cell>
          <table:table-cell office:value-type="float" office:value="61.86" calcext:value-type="float">
            <text:p>61.86</text:p>
          </table:table-cell>
        </table:table-row>
        <table:table-row table:style-name="ro1">
          <table:table-cell office:value-type="float" office:value="47.4687288576711" calcext:value-type="float">
            <text:p>47.4687288576711</text:p>
          </table:table-cell>
          <table:table-cell office:value-type="float" office:value="95.83" calcext:value-type="float">
            <text:p>95.83</text:p>
          </table:table-cell>
          <table:table-cell table:number-columns-repeated="4"/>
          <table:table-cell office:value-type="float" office:value="26.0166674831347" calcext:value-type="float">
            <text:p>26.0166674831347</text:p>
          </table:table-cell>
          <table:table-cell office:value-type="float" office:value="95.83" calcext:value-type="float">
            <text:p>95.83</text:p>
          </table:table-cell>
          <table:table-cell/>
          <table:table-cell office:value-type="float" office:value="36.5403158984044" calcext:value-type="float">
            <text:p>36.5403158984044</text:p>
          </table:table-cell>
          <table:table-cell office:value-type="float" office:value="95.83" calcext:value-type="float">
            <text:p>95.83</text:p>
          </table:table-cell>
        </table:table-row>
        <table:table-row table:style-name="ro1">
          <table:table-cell office:value-type="float" office:value="117.424415108647" calcext:value-type="float">
            <text:p>117.424415108647</text:p>
          </table:table-cell>
          <table:table-cell office:value-type="float" office:value="159.2635" calcext:value-type="float">
            <text:p>159.2635</text:p>
          </table:table-cell>
          <table:table-cell table:number-columns-repeated="4"/>
          <table:table-cell office:value-type="float" office:value="124.979659392455" calcext:value-type="float">
            <text:p>124.979659392455</text:p>
          </table:table-cell>
          <table:table-cell office:value-type="float" office:value="159.2635" calcext:value-type="float">
            <text:p>159.2635</text:p>
          </table:table-cell>
          <table:table-cell/>
          <table:table-cell office:value-type="float" office:value="119.337665512677" calcext:value-type="float">
            <text:p>119.337665512677</text:p>
          </table:table-cell>
          <table:table-cell office:value-type="float" office:value="159.2635" calcext:value-type="float">
            <text:p>159.2635</text:p>
          </table:table-cell>
        </table:table-row>
        <table:table-row table:style-name="ro1">
          <table:table-cell office:value-type="float" office:value="-0.823935643266859" calcext:value-type="float">
            <text:p>-0.823935643266859</text:p>
          </table:table-cell>
          <table:table-cell office:value-type="float" office:value="15.227" calcext:value-type="float">
            <text:p>15.227</text:p>
          </table:table-cell>
          <table:table-cell table:number-columns-repeated="4"/>
          <table:table-cell office:value-type="float" office:value="4.14536695644149" calcext:value-type="float">
            <text:p>4.14536695644149</text:p>
          </table:table-cell>
          <table:table-cell office:value-type="float" office:value="15.227" calcext:value-type="float">
            <text:p>15.227</text:p>
          </table:table-cell>
          <table:table-cell/>
          <table:table-cell office:value-type="float" office:value="3.23032595930542" calcext:value-type="float">
            <text:p>3.23032595930542</text:p>
          </table:table-cell>
          <table:table-cell office:value-type="float" office:value="15.227" calcext:value-type="float">
            <text:p>15.227</text:p>
          </table:table-cell>
        </table:table-row>
        <table:table-row table:style-name="ro1">
          <table:table-cell office:value-type="float" office:value="31.2987682948417" calcext:value-type="float">
            <text:p>31.2987682948417</text:p>
          </table:table-cell>
          <table:table-cell office:value-type="float" office:value="14.563499" calcext:value-type="float">
            <text:p>14.563499</text:p>
          </table:table-cell>
          <table:table-cell table:number-columns-repeated="4"/>
          <table:table-cell office:value-type="float" office:value="-4.8615830114791" calcext:value-type="float">
            <text:p>-4.8615830114791</text:p>
          </table:table-cell>
          <table:table-cell office:value-type="float" office:value="14.563499" calcext:value-type="float">
            <text:p>14.563499</text:p>
          </table:table-cell>
          <table:table-cell/>
          <table:table-cell office:value-type="float" office:value="-11.7957513132304" calcext:value-type="float">
            <text:p>-11.7957513132304</text:p>
          </table:table-cell>
          <table:table-cell office:value-type="float" office:value="14.563499" calcext:value-type="float">
            <text:p>14.563499</text:p>
          </table:table-cell>
        </table:table-row>
        <table:table-row table:style-name="ro1">
          <table:table-cell office:value-type="float" office:value="-4.93347083723479" calcext:value-type="float">
            <text:p>-4.93347083723479</text:p>
          </table:table-cell>
          <table:table-cell office:value-type="float" office:value="12.919" calcext:value-type="float">
            <text:p>12.919</text:p>
          </table:table-cell>
          <table:table-cell table:number-columns-repeated="4"/>
          <table:table-cell office:value-type="float" office:value="2.49972609985306" calcext:value-type="float">
            <text:p>2.49972609985306</text:p>
          </table:table-cell>
          <table:table-cell office:value-type="float" office:value="12.919" calcext:value-type="float">
            <text:p>12.919</text:p>
          </table:table-cell>
          <table:table-cell/>
          <table:table-cell office:value-type="float" office:value="4.83570846032679" calcext:value-type="float">
            <text:p>4.83570846032679</text:p>
          </table:table-cell>
          <table:table-cell office:value-type="float" office:value="12.919" calcext:value-type="float">
            <text:p>12.919</text:p>
          </table:table-cell>
        </table:table-row>
        <table:table-row table:style-name="ro1">
          <table:table-cell office:value-type="float" office:value="66.2597877052608" calcext:value-type="float">
            <text:p>66.2597877052608</text:p>
          </table:table-cell>
          <table:table-cell office:value-type="float" office:value="70.447" calcext:value-type="float">
            <text:p>70.447</text:p>
          </table:table-cell>
          <table:table-cell table:number-columns-repeated="4"/>
          <table:table-cell office:value-type="float" office:value="61.0366762214134" calcext:value-type="float">
            <text:p>61.0366762214134</text:p>
          </table:table-cell>
          <table:table-cell office:value-type="float" office:value="70.447" calcext:value-type="float">
            <text:p>70.447</text:p>
          </table:table-cell>
          <table:table-cell/>
          <table:table-cell office:value-type="float" office:value="57.7521568793848" calcext:value-type="float">
            <text:p>57.7521568793848</text:p>
          </table:table-cell>
          <table:table-cell office:value-type="float" office:value="70.447" calcext:value-type="float">
            <text:p>70.447</text:p>
          </table:table-cell>
        </table:table-row>
        <table:table-row table:style-name="ro1">
          <table:table-cell office:value-type="float" office:value="769.363834713363" calcext:value-type="float">
            <text:p>769.363834713363</text:p>
          </table:table-cell>
          <table:table-cell office:value-type="float" office:value="992.846" calcext:value-type="float">
            <text:p>992.846</text:p>
          </table:table-cell>
          <table:table-cell table:number-columns-repeated="4"/>
          <table:table-cell office:value-type="float" office:value="873.265877362809" calcext:value-type="float">
            <text:p>873.265877362809</text:p>
          </table:table-cell>
          <table:table-cell office:value-type="float" office:value="992.846" calcext:value-type="float">
            <text:p>992.846</text:p>
          </table:table-cell>
          <table:table-cell/>
          <table:table-cell office:value-type="float" office:value="864.617958550381" calcext:value-type="float">
            <text:p>864.617958550381</text:p>
          </table:table-cell>
          <table:table-cell office:value-type="float" office:value="992.846" calcext:value-type="float">
            <text:p>992.846</text:p>
          </table:table-cell>
        </table:table-row>
        <table:table-row table:style-name="ro1">
          <table:table-cell office:value-type="float" office:value="61.9975120728301" calcext:value-type="float">
            <text:p>61.9975120728301</text:p>
          </table:table-cell>
          <table:table-cell office:value-type="float" office:value="59.699" calcext:value-type="float">
            <text:p>59.699</text:p>
          </table:table-cell>
          <table:table-cell table:number-columns-repeated="4"/>
          <table:table-cell office:value-type="float" office:value="65.2148834039477" calcext:value-type="float">
            <text:p>65.2148834039477</text:p>
          </table:table-cell>
          <table:table-cell office:value-type="float" office:value="59.699" calcext:value-type="float">
            <text:p>59.699</text:p>
          </table:table-cell>
          <table:table-cell/>
          <table:table-cell office:value-type="float" office:value="58.3663126196866" calcext:value-type="float">
            <text:p>58.3663126196866</text:p>
          </table:table-cell>
          <table:table-cell office:value-type="float" office:value="59.699" calcext:value-type="float">
            <text:p>59.699</text:p>
          </table:table-cell>
        </table:table-row>
        <table:table-row table:style-name="ro1">
          <table:table-cell office:value-type="float" office:value="40.7545629446799" calcext:value-type="float">
            <text:p>40.7545629446799</text:p>
          </table:table-cell>
          <table:table-cell office:value-type="float" office:value="36.558" calcext:value-type="float">
            <text:p>36.558</text:p>
          </table:table-cell>
          <table:table-cell table:number-columns-repeated="4"/>
          <table:table-cell office:value-type="float" office:value="38.6294161008863" calcext:value-type="float">
            <text:p>38.6294161008863</text:p>
          </table:table-cell>
          <table:table-cell office:value-type="float" office:value="36.558" calcext:value-type="float">
            <text:p>36.558</text:p>
          </table:table-cell>
          <table:table-cell/>
          <table:table-cell office:value-type="float" office:value="37.969721163121" calcext:value-type="float">
            <text:p>37.969721163121</text:p>
          </table:table-cell>
          <table:table-cell office:value-type="float" office:value="36.558" calcext:value-type="float">
            <text:p>36.558</text:p>
          </table:table-cell>
        </table:table-row>
        <table:table-row table:style-name="ro1">
          <table:table-cell office:value-type="float" office:value="93.8837241126128" calcext:value-type="float">
            <text:p>93.8837241126128</text:p>
          </table:table-cell>
          <table:table-cell office:value-type="float" office:value="147.55551" calcext:value-type="float">
            <text:p>147.55551</text:p>
          </table:table-cell>
          <table:table-cell table:number-columns-repeated="4"/>
          <table:table-cell office:value-type="float" office:value="82.3809920918322" calcext:value-type="float">
            <text:p>82.3809920918322</text:p>
          </table:table-cell>
          <table:table-cell office:value-type="float" office:value="147.55551" calcext:value-type="float">
            <text:p>147.55551</text:p>
          </table:table-cell>
          <table:table-cell/>
          <table:table-cell office:value-type="float" office:value="81.2139528864364" calcext:value-type="float">
            <text:p>81.2139528864364</text:p>
          </table:table-cell>
          <table:table-cell office:value-type="float" office:value="147.55551" calcext:value-type="float">
            <text:p>147.55551</text:p>
          </table:table-cell>
        </table:table-row>
        <table:table-row table:style-name="ro1">
          <table:table-cell office:value-type="float" office:value="222.193812039387" calcext:value-type="float">
            <text:p>222.193812039387</text:p>
          </table:table-cell>
          <table:table-cell office:value-type="float" office:value="167.223" calcext:value-type="float">
            <text:p>167.223</text:p>
          </table:table-cell>
          <table:table-cell table:number-columns-repeated="4"/>
          <table:table-cell office:value-type="float" office:value="162.228036416255" calcext:value-type="float">
            <text:p>162.228036416255</text:p>
          </table:table-cell>
          <table:table-cell office:value-type="float" office:value="167.223" calcext:value-type="float">
            <text:p>167.223</text:p>
          </table:table-cell>
          <table:table-cell/>
          <table:table-cell office:value-type="float" office:value="155.420549829001" calcext:value-type="float">
            <text:p>155.420549829001</text:p>
          </table:table-cell>
          <table:table-cell office:value-type="float" office:value="167.223" calcext:value-type="float">
            <text:p>167.223</text:p>
          </table:table-cell>
        </table:table-row>
        <table:table-row table:style-name="ro1">
          <table:table-cell office:value-type="float" office:value="37.3975998245672" calcext:value-type="float">
            <text:p>37.3975998245672</text:p>
          </table:table-cell>
          <table:table-cell office:value-type="float" office:value="25.7" calcext:value-type="float">
            <text:p>25.7</text:p>
          </table:table-cell>
          <table:table-cell table:number-columns-repeated="4"/>
          <table:table-cell office:value-type="float" office:value="25.6470458488896" calcext:value-type="float">
            <text:p>25.6470458488896</text:p>
          </table:table-cell>
          <table:table-cell office:value-type="float" office:value="25.7" calcext:value-type="float">
            <text:p>25.7</text:p>
          </table:table-cell>
          <table:table-cell/>
          <table:table-cell office:value-type="float" office:value="31.6530039824676" calcext:value-type="float">
            <text:p>31.6530039824676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-10.4643482864362" calcext:value-type="float">
            <text:p>-10.4643482864362</text:p>
          </table:table-cell>
          <table:table-cell office:value-type="float" office:value="11.2225" calcext:value-type="float">
            <text:p>11.2225</text:p>
          </table:table-cell>
          <table:table-cell table:number-columns-repeated="4"/>
          <table:table-cell office:value-type="float" office:value="6.41729148859929" calcext:value-type="float">
            <text:p>6.41729148859929</text:p>
          </table:table-cell>
          <table:table-cell office:value-type="float" office:value="11.2225" calcext:value-type="float">
            <text:p>11.2225</text:p>
          </table:table-cell>
          <table:table-cell/>
          <table:table-cell office:value-type="float" office:value="11.414614199058" calcext:value-type="float">
            <text:p>11.414614199058</text:p>
          </table:table-cell>
          <table:table-cell office:value-type="float" office:value="11.2225" calcext:value-type="float">
            <text:p>11.2225</text:p>
          </table:table-cell>
        </table:table-row>
        <table:table-row table:style-name="ro1">
          <table:table-cell office:value-type="float" office:value="92.9897573289353" calcext:value-type="float">
            <text:p>92.9897573289353</text:p>
          </table:table-cell>
          <table:table-cell office:value-type="float" office:value="78.168" calcext:value-type="float">
            <text:p>78.168</text:p>
          </table:table-cell>
          <table:table-cell table:number-columns-repeated="4"/>
          <table:table-cell office:value-type="float" office:value="91.7905557685679" calcext:value-type="float">
            <text:p>91.7905557685679</text:p>
          </table:table-cell>
          <table:table-cell office:value-type="float" office:value="78.168" calcext:value-type="float">
            <text:p>78.168</text:p>
          </table:table-cell>
          <table:table-cell/>
          <table:table-cell office:value-type="float" office:value="87.4260355798935" calcext:value-type="float">
            <text:p>87.4260355798935</text:p>
          </table:table-cell>
          <table:table-cell office:value-type="float" office:value="78.168" calcext:value-type="float">
            <text:p>78.168</text:p>
          </table:table-cell>
        </table:table-row>
        <table:table-row table:style-name="ro1">
          <table:table-cell office:value-type="float" office:value="26.177453083863" calcext:value-type="float">
            <text:p>26.177453083863</text:p>
          </table:table-cell>
          <table:table-cell office:value-type="float" office:value="22.4605" calcext:value-type="float">
            <text:p>22.4605</text:p>
          </table:table-cell>
          <table:table-cell table:number-columns-repeated="4"/>
          <table:table-cell office:value-type="float" office:value="16.1607406221786" calcext:value-type="float">
            <text:p>16.1607406221786</text:p>
          </table:table-cell>
          <table:table-cell office:value-type="float" office:value="22.4605" calcext:value-type="float">
            <text:p>22.4605</text:p>
          </table:table-cell>
          <table:table-cell/>
          <table:table-cell office:value-type="float" office:value="12.3484044373775" calcext:value-type="float">
            <text:p>12.3484044373775</text:p>
          </table:table-cell>
          <table:table-cell office:value-type="float" office:value="22.4605" calcext:value-type="float">
            <text:p>22.4605</text:p>
          </table:table-cell>
        </table:table-row>
        <table:table-row table:style-name="ro1">
          <table:table-cell office:value-type="float" office:value="-8.68421917200365" calcext:value-type="float">
            <text:p>-8.68421917200365</text:p>
          </table:table-cell>
          <table:table-cell office:value-type="float" office:value="5.3075" calcext:value-type="float">
            <text:p>5.3075</text:p>
          </table:table-cell>
          <table:table-cell table:number-columns-repeated="4"/>
          <table:table-cell office:value-type="float" office:value="-6.21568927340976" calcext:value-type="float">
            <text:p>-6.21568927340976</text:p>
          </table:table-cell>
          <table:table-cell office:value-type="float" office:value="5.3075" calcext:value-type="float">
            <text:p>5.3075</text:p>
          </table:table-cell>
          <table:table-cell/>
          <table:table-cell office:value-type="float" office:value="-7.49734104751914" calcext:value-type="float">
            <text:p>-7.49734104751914</text:p>
          </table:table-cell>
          <table:table-cell office:value-type="float" office:value="5.3075" calcext:value-type="float">
            <text:p>5.3075</text:p>
          </table:table-cell>
        </table:table-row>
        <table:table-row table:style-name="ro1">
          <table:table-cell office:value-type="float" office:value="-9.9325292777409" calcext:value-type="float">
            <text:p>-9.9325292777409</text:p>
          </table:table-cell>
          <table:table-cell office:value-type="float" office:value="12.157" calcext:value-type="float">
            <text:p>12.157</text:p>
          </table:table-cell>
          <table:table-cell table:number-columns-repeated="4"/>
          <table:table-cell office:value-type="float" office:value="2.12510761124816" calcext:value-type="float">
            <text:p>2.12510761124816</text:p>
          </table:table-cell>
          <table:table-cell office:value-type="float" office:value="12.157" calcext:value-type="float">
            <text:p>12.157</text:p>
          </table:table-cell>
          <table:table-cell/>
          <table:table-cell office:value-type="float" office:value="2.48358897177014" calcext:value-type="float">
            <text:p>2.48358897177014</text:p>
          </table:table-cell>
          <table:table-cell office:value-type="float" office:value="12.157" calcext:value-type="float">
            <text:p>12.157</text:p>
          </table:table-cell>
        </table:table-row>
        <table:table-row table:style-name="ro1">
          <table:table-cell office:value-type="float" office:value="56.8008856789975" calcext:value-type="float">
            <text:p>56.8008856789975</text:p>
          </table:table-cell>
          <table:table-cell office:value-type="float" office:value="51.535" calcext:value-type="float">
            <text:p>51.535</text:p>
          </table:table-cell>
          <table:table-cell table:number-columns-repeated="4"/>
          <table:table-cell office:value-type="float" office:value="40.0542617015757" calcext:value-type="float">
            <text:p>40.0542617015757</text:p>
          </table:table-cell>
          <table:table-cell office:value-type="float" office:value="51.535" calcext:value-type="float">
            <text:p>51.535</text:p>
          </table:table-cell>
          <table:table-cell/>
          <table:table-cell office:value-type="float" office:value="39.7877949003992" calcext:value-type="float">
            <text:p>39.7877949003992</text:p>
          </table:table-cell>
          <table:table-cell office:value-type="float" office:value="51.535" calcext:value-type="float">
            <text:p>51.535</text:p>
          </table:table-cell>
        </table:table-row>
        <table:table-row table:style-name="ro1">
          <table:table-cell office:value-type="float" office:value="-26.2404700417235" calcext:value-type="float">
            <text:p>-26.2404700417235</text:p>
          </table:table-cell>
          <table:table-cell office:value-type="float" office:value="2.97100000000001" calcext:value-type="float">
            <text:p>2.97100000000001</text:p>
          </table:table-cell>
          <table:table-cell table:number-columns-repeated="4"/>
          <table:table-cell office:value-type="float" office:value="1.14346196949593" calcext:value-type="float">
            <text:p>1.14346196949593</text:p>
          </table:table-cell>
          <table:table-cell office:value-type="float" office:value="2.97100000000001" calcext:value-type="float">
            <text:p>2.97100000000001</text:p>
          </table:table-cell>
          <table:table-cell/>
          <table:table-cell office:value-type="float" office:value="2.99781037001186" calcext:value-type="float">
            <text:p>2.99781037001186</text:p>
          </table:table-cell>
          <table:table-cell office:value-type="float" office:value="2.97100000000001" calcext:value-type="float">
            <text:p>2.97100000000001</text:p>
          </table:table-cell>
        </table:table-row>
        <table:table-row table:style-name="ro1">
          <table:table-cell office:value-type="float" office:value="102.576427105389" calcext:value-type="float">
            <text:p>102.576427105389</text:p>
          </table:table-cell>
          <table:table-cell office:value-type="float" office:value="100.983" calcext:value-type="float">
            <text:p>100.983</text:p>
          </table:table-cell>
          <table:table-cell table:number-columns-repeated="4"/>
          <table:table-cell office:value-type="float" office:value="99.6804926356585" calcext:value-type="float">
            <text:p>99.6804926356585</text:p>
          </table:table-cell>
          <table:table-cell office:value-type="float" office:value="100.983" calcext:value-type="float">
            <text:p>100.983</text:p>
          </table:table-cell>
          <table:table-cell/>
          <table:table-cell office:value-type="float" office:value="91.6901962332176" calcext:value-type="float">
            <text:p>91.6901962332176</text:p>
          </table:table-cell>
          <table:table-cell office:value-type="float" office:value="100.983" calcext:value-type="float">
            <text:p>100.983</text:p>
          </table:table-cell>
        </table:table-row>
        <table:table-row table:style-name="ro1">
          <table:table-cell office:value-type="float" office:value="-39.7217510967363" calcext:value-type="float">
            <text:p>-39.7217510967363</text:p>
          </table:table-cell>
          <table:table-cell office:value-type="float" office:value="0.784000000000003" calcext:value-type="float">
            <text:p>0.784000000000003</text:p>
          </table:table-cell>
          <table:table-cell table:number-columns-repeated="4"/>
          <table:table-cell office:value-type="float" office:value="-17.0161468614501" calcext:value-type="float">
            <text:p>-17.0161468614501</text:p>
          </table:table-cell>
          <table:table-cell office:value-type="float" office:value="0.784000000000003" calcext:value-type="float">
            <text:p>0.784000000000003</text:p>
          </table:table-cell>
          <table:table-cell/>
          <table:table-cell office:value-type="float" office:value="-11.3519891226901" calcext:value-type="float">
            <text:p>-11.3519891226901</text:p>
          </table:table-cell>
          <table:table-cell office:value-type="float" office:value="0.784000000000003" calcext:value-type="float">
            <text:p>0.784000000000003</text:p>
          </table:table-cell>
        </table:table-row>
        <table:table-row table:style-name="ro1">
          <table:table-cell office:value-type="float" office:value="-6.53623477516444" calcext:value-type="float">
            <text:p>-6.53623477516444</text:p>
          </table:table-cell>
          <table:table-cell office:value-type="float" office:value="14.407" calcext:value-type="float">
            <text:p>14.407</text:p>
          </table:table-cell>
          <table:table-cell table:number-columns-repeated="4"/>
          <table:table-cell office:value-type="float" office:value="-5.13850229826496" calcext:value-type="float">
            <text:p>-5.13850229826496</text:p>
          </table:table-cell>
          <table:table-cell office:value-type="float" office:value="14.407" calcext:value-type="float">
            <text:p>14.407</text:p>
          </table:table-cell>
          <table:table-cell/>
          <table:table-cell office:value-type="float" office:value="-1.36788911363036" calcext:value-type="float">
            <text:p>-1.36788911363036</text:p>
          </table:table-cell>
          <table:table-cell office:value-type="float" office:value="14.407" calcext:value-type="float">
            <text:p>14.407</text:p>
          </table:table-cell>
        </table:table-row>
        <table:table-row table:style-name="ro1">
          <table:table-cell office:value-type="float" office:value="11.7109274076534" calcext:value-type="float">
            <text:p>11.7109274076534</text:p>
          </table:table-cell>
          <table:table-cell office:value-type="float" office:value="7.62700000000001" calcext:value-type="float">
            <text:p>7.62700000000001</text:p>
          </table:table-cell>
          <table:table-cell table:number-columns-repeated="4"/>
          <table:table-cell office:value-type="float" office:value="-7.13764191449741" calcext:value-type="float">
            <text:p>-7.13764191449741</text:p>
          </table:table-cell>
          <table:table-cell office:value-type="float" office:value="7.62700000000001" calcext:value-type="float">
            <text:p>7.62700000000001</text:p>
          </table:table-cell>
          <table:table-cell/>
          <table:table-cell office:value-type="float" office:value="-9.33860009278252" calcext:value-type="float">
            <text:p>-9.33860009278252</text:p>
          </table:table-cell>
          <table:table-cell office:value-type="float" office:value="7.62700000000001" calcext:value-type="float">
            <text:p>7.62700000000001</text:p>
          </table:table-cell>
        </table:table-row>
        <table:table-row table:style-name="ro1">
          <table:table-cell office:value-type="float" office:value="23.2021470115416" calcext:value-type="float">
            <text:p>23.2021470115416</text:p>
          </table:table-cell>
          <table:table-cell office:value-type="float" office:value="36.146" calcext:value-type="float">
            <text:p>36.146</text:p>
          </table:table-cell>
          <table:table-cell table:number-columns-repeated="4"/>
          <table:table-cell office:value-type="float" office:value="14.7429715273198" calcext:value-type="float">
            <text:p>14.7429715273198</text:p>
          </table:table-cell>
          <table:table-cell office:value-type="float" office:value="36.146" calcext:value-type="float">
            <text:p>36.146</text:p>
          </table:table-cell>
          <table:table-cell/>
          <table:table-cell office:value-type="float" office:value="15.1285694570295" calcext:value-type="float">
            <text:p>15.1285694570295</text:p>
          </table:table-cell>
          <table:table-cell office:value-type="float" office:value="36.146" calcext:value-type="float">
            <text:p>36.146</text:p>
          </table:table-cell>
        </table:table-row>
        <table:table-row table:style-name="ro1">
          <table:table-cell office:value-type="float" office:value="70.4739770906289" calcext:value-type="float">
            <text:p>70.4739770906289</text:p>
          </table:table-cell>
          <table:table-cell office:value-type="float" office:value="29.21" calcext:value-type="float">
            <text:p>29.21</text:p>
          </table:table-cell>
          <table:table-cell table:number-columns-repeated="4"/>
          <table:table-cell office:value-type="float" office:value="57.3347668636708" calcext:value-type="float">
            <text:p>57.3347668636708</text:p>
          </table:table-cell>
          <table:table-cell office:value-type="float" office:value="29.21" calcext:value-type="float">
            <text:p>29.21</text:p>
          </table:table-cell>
          <table:table-cell/>
          <table:table-cell office:value-type="float" office:value="49.4659658995745" calcext:value-type="float">
            <text:p>49.4659658995745</text:p>
          </table:table-cell>
          <table:table-cell office:value-type="float" office:value="29.21" calcext:value-type="float">
            <text:p>29.21</text:p>
          </table:table-cell>
        </table:table-row>
        <table:table-row table:style-name="ro1">
          <table:table-cell office:value-type="float" office:value="398.233273589714" calcext:value-type="float">
            <text:p>398.233273589714</text:p>
          </table:table-cell>
          <table:table-cell office:value-type="float" office:value="312.826" calcext:value-type="float">
            <text:p>312.826</text:p>
          </table:table-cell>
          <table:table-cell table:number-columns-repeated="4"/>
          <table:table-cell office:value-type="float" office:value="456.180547154329" calcext:value-type="float">
            <text:p>456.180547154329</text:p>
          </table:table-cell>
          <table:table-cell office:value-type="float" office:value="312.826" calcext:value-type="float">
            <text:p>312.826</text:p>
          </table:table-cell>
          <table:table-cell/>
          <table:table-cell office:value-type="float" office:value="456.268221321779" calcext:value-type="float">
            <text:p>456.268221321779</text:p>
          </table:table-cell>
          <table:table-cell office:value-type="float" office:value="312.826" calcext:value-type="float">
            <text:p>312.826</text:p>
          </table:table-cell>
        </table:table-row>
        <table:table-row table:style-name="ro1">
          <table:table-cell office:value-type="float" office:value="107.411310529557" calcext:value-type="float">
            <text:p>107.411310529557</text:p>
          </table:table-cell>
          <table:table-cell office:value-type="float" office:value="109.671" calcext:value-type="float">
            <text:p>109.671</text:p>
          </table:table-cell>
          <table:table-cell table:number-columns-repeated="4"/>
          <table:table-cell office:value-type="float" office:value="81.7176484536888" calcext:value-type="float">
            <text:p>81.7176484536888</text:p>
          </table:table-cell>
          <table:table-cell office:value-type="float" office:value="109.671" calcext:value-type="float">
            <text:p>109.671</text:p>
          </table:table-cell>
          <table:table-cell/>
          <table:table-cell office:value-type="float" office:value="76.6921778884253" calcext:value-type="float">
            <text:p>76.6921778884253</text:p>
          </table:table-cell>
          <table:table-cell office:value-type="float" office:value="109.671" calcext:value-type="float">
            <text:p>109.671</text:p>
          </table:table-cell>
        </table:table-row>
      </table:table>
      <table:table table:name="Sheet3" table:style-name="ta1">
        <table:table-column table:style-name="co1" table:number-columns-repeated="11" table:default-cell-style-name="Default"/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10 perc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137.867538194752" calcext:value-type="float">
            <text:p>137.867538194752</text:p>
          </table:table-cell>
          <table:table-cell office:value-type="float" office:value="169.057" calcext:value-type="float">
            <text:p>169.057</text:p>
          </table:table-cell>
          <table:table-cell/>
          <table:table-cell office:value-type="float" office:value="138.348855212881" calcext:value-type="float">
            <text:p>138.348855212881</text:p>
          </table:table-cell>
          <table:table-cell office:value-type="float" office:value="169.057" calcext:value-type="float">
            <text:p>169.057</text:p>
          </table:table-cell>
          <table:table-cell/>
          <table:table-cell office:value-type="float" office:value="135.295506765628" calcext:value-type="float">
            <text:p>135.295506765628</text:p>
          </table:table-cell>
          <table:table-cell office:value-type="float" office:value="169.057" calcext:value-type="float">
            <text:p>169.057</text:p>
          </table:table-cell>
          <table:table-cell/>
          <table:table-cell office:value-type="float" office:value="129.158599996971" calcext:value-type="float">
            <text:p>129.158599996971</text:p>
          </table:table-cell>
          <table:table-cell office:value-type="float" office:value="169.057" calcext:value-type="float">
            <text:p>169.057</text:p>
          </table:table-cell>
        </table:table-row>
        <table:table-row table:style-name="ro1">
          <table:table-cell office:value-type="float" office:value="1.51870203707259" calcext:value-type="float">
            <text:p>1.51870203707259</text:p>
          </table:table-cell>
          <table:table-cell office:value-type="float" office:value="21.405" calcext:value-type="float">
            <text:p>21.405</text:p>
          </table:table-cell>
          <table:table-cell/>
          <table:table-cell office:value-type="float" office:value="-0.238841039285977" calcext:value-type="float">
            <text:p>-0.238841039285977</text:p>
          </table:table-cell>
          <table:table-cell office:value-type="float" office:value="21.405" calcext:value-type="float">
            <text:p>21.405</text:p>
          </table:table-cell>
          <table:table-cell/>
          <table:table-cell office:value-type="float" office:value="3.93646661409334" calcext:value-type="float">
            <text:p>3.93646661409334</text:p>
          </table:table-cell>
          <table:table-cell office:value-type="float" office:value="21.405" calcext:value-type="float">
            <text:p>21.405</text:p>
          </table:table-cell>
          <table:table-cell/>
          <table:table-cell office:value-type="float" office:value="5.23834008131186" calcext:value-type="float">
            <text:p>5.23834008131186</text:p>
          </table:table-cell>
          <table:table-cell office:value-type="float" office:value="21.405" calcext:value-type="float">
            <text:p>21.405</text:p>
          </table:table-cell>
        </table:table-row>
        <table:table-row table:style-name="ro1">
          <table:table-cell office:value-type="float" office:value="-32.4227220440069" calcext:value-type="float">
            <text:p>-32.4227220440069</text:p>
          </table:table-cell>
          <table:table-cell office:value-type="float" office:value="1.23399999999999" calcext:value-type="float">
            <text:p>1.23399999999999</text:p>
          </table:table-cell>
          <table:table-cell/>
          <table:table-cell office:value-type="float" office:value="-33.4528928206826" calcext:value-type="float">
            <text:p>-33.4528928206826</text:p>
          </table:table-cell>
          <table:table-cell office:value-type="float" office:value="1.23399999999999" calcext:value-type="float">
            <text:p>1.23399999999999</text:p>
          </table:table-cell>
          <table:table-cell/>
          <table:table-cell office:value-type="float" office:value="-21.8566934971433" calcext:value-type="float">
            <text:p>-21.8566934971433</text:p>
          </table:table-cell>
          <table:table-cell office:value-type="float" office:value="1.23399999999999" calcext:value-type="float">
            <text:p>1.23399999999999</text:p>
          </table:table-cell>
          <table:table-cell/>
          <table:table-cell office:value-type="float" office:value="-20.0631712638464" calcext:value-type="float">
            <text:p>-20.0631712638464</text:p>
          </table:table-cell>
          <table:table-cell office:value-type="float" office:value="1.23399999999999" calcext:value-type="float">
            <text:p>1.23399999999999</text:p>
          </table:table-cell>
        </table:table-row>
        <table:table-row table:style-name="ro1">
          <table:table-cell office:value-type="float" office:value="13.2890999625264" calcext:value-type="float">
            <text:p>13.2890999625264</text:p>
          </table:table-cell>
          <table:table-cell office:value-type="float" office:value="7.7565002" calcext:value-type="float">
            <text:p>7.7565002</text:p>
          </table:table-cell>
          <table:table-cell/>
          <table:table-cell office:value-type="float" office:value="8.60559178093741" calcext:value-type="float">
            <text:p>8.60559178093741</text:p>
          </table:table-cell>
          <table:table-cell office:value-type="float" office:value="7.7565002" calcext:value-type="float">
            <text:p>7.7565002</text:p>
          </table:table-cell>
          <table:table-cell/>
          <table:table-cell office:value-type="float" office:value="9.21778491998849" calcext:value-type="float">
            <text:p>9.21778491998849</text:p>
          </table:table-cell>
          <table:table-cell office:value-type="float" office:value="7.7565002" calcext:value-type="float">
            <text:p>7.7565002</text:p>
          </table:table-cell>
          <table:table-cell/>
          <table:table-cell office:value-type="float" office:value="5.06116978748221" calcext:value-type="float">
            <text:p>5.06116978748221</text:p>
          </table:table-cell>
          <table:table-cell office:value-type="float" office:value="7.7565002" calcext:value-type="float">
            <text:p>7.7565002</text:p>
          </table:table-cell>
        </table:table-row>
        <table:table-row table:style-name="ro1">
          <table:table-cell office:value-type="float" office:value="91.7097732146547" calcext:value-type="float">
            <text:p>91.7097732146547</text:p>
          </table:table-cell>
          <table:table-cell office:value-type="float" office:value="111.322" calcext:value-type="float">
            <text:p>111.322</text:p>
          </table:table-cell>
          <table:table-cell/>
          <table:table-cell office:value-type="float" office:value="91.7439095895473" calcext:value-type="float">
            <text:p>91.7439095895473</text:p>
          </table:table-cell>
          <table:table-cell office:value-type="float" office:value="111.322" calcext:value-type="float">
            <text:p>111.322</text:p>
          </table:table-cell>
          <table:table-cell/>
          <table:table-cell office:value-type="float" office:value="88.0065335673269" calcext:value-type="float">
            <text:p>88.0065335673269</text:p>
          </table:table-cell>
          <table:table-cell office:value-type="float" office:value="111.322" calcext:value-type="float">
            <text:p>111.322</text:p>
          </table:table-cell>
          <table:table-cell/>
          <table:table-cell office:value-type="float" office:value="85.1862169568894" calcext:value-type="float">
            <text:p>85.1862169568894</text:p>
          </table:table-cell>
          <table:table-cell office:value-type="float" office:value="111.322" calcext:value-type="float">
            <text:p>111.322</text:p>
          </table:table-cell>
        </table:table-row>
        <table:table-row table:style-name="ro1">
          <table:table-cell office:value-type="float" office:value="33.3503569443362" calcext:value-type="float">
            <text:p>33.3503569443362</text:p>
          </table:table-cell>
          <table:table-cell office:value-type="float" office:value="26.7795" calcext:value-type="float">
            <text:p>26.7795</text:p>
          </table:table-cell>
          <table:table-cell/>
          <table:table-cell office:value-type="float" office:value="30.3168900394875" calcext:value-type="float">
            <text:p>30.3168900394875</text:p>
          </table:table-cell>
          <table:table-cell office:value-type="float" office:value="26.7795" calcext:value-type="float">
            <text:p>26.7795</text:p>
          </table:table-cell>
          <table:table-cell/>
          <table:table-cell office:value-type="float" office:value="24.2610871604369" calcext:value-type="float">
            <text:p>24.2610871604369</text:p>
          </table:table-cell>
          <table:table-cell office:value-type="float" office:value="26.7795" calcext:value-type="float">
            <text:p>26.7795</text:p>
          </table:table-cell>
          <table:table-cell/>
          <table:table-cell office:value-type="float" office:value="25.3347927522537" calcext:value-type="float">
            <text:p>25.3347927522537</text:p>
          </table:table-cell>
          <table:table-cell office:value-type="float" office:value="26.7795" calcext:value-type="float">
            <text:p>26.7795</text:p>
          </table:table-cell>
        </table:table-row>
        <table:table-row table:style-name="ro1">
          <table:table-cell office:value-type="float" office:value="7.86352382943294" calcext:value-type="float">
            <text:p>7.86352382943294</text:p>
          </table:table-cell>
          <table:table-cell office:value-type="float" office:value="17.979" calcext:value-type="float">
            <text:p>17.979</text:p>
          </table:table-cell>
          <table:table-cell/>
          <table:table-cell office:value-type="float" office:value="5.39939977121111" calcext:value-type="float">
            <text:p>5.39939977121111</text:p>
          </table:table-cell>
          <table:table-cell office:value-type="float" office:value="17.979" calcext:value-type="float">
            <text:p>17.979</text:p>
          </table:table-cell>
          <table:table-cell/>
          <table:table-cell office:value-type="float" office:value="2.40970506870378" calcext:value-type="float">
            <text:p>2.40970506870378</text:p>
          </table:table-cell>
          <table:table-cell office:value-type="float" office:value="17.979" calcext:value-type="float">
            <text:p>17.979</text:p>
          </table:table-cell>
          <table:table-cell/>
          <table:table-cell office:value-type="float" office:value="4.58483826128644" calcext:value-type="float">
            <text:p>4.58483826128644</text:p>
          </table:table-cell>
          <table:table-cell office:value-type="float" office:value="17.979" calcext:value-type="float">
            <text:p>17.979</text:p>
          </table:table-cell>
        </table:table-row>
        <table:table-row table:style-name="ro1">
          <table:table-cell office:value-type="float" office:value="148.250637935076" calcext:value-type="float">
            <text:p>148.250637935076</text:p>
          </table:table-cell>
          <table:table-cell office:value-type="float" office:value="119.094" calcext:value-type="float">
            <text:p>119.094</text:p>
          </table:table-cell>
          <table:table-cell/>
          <table:table-cell office:value-type="float" office:value="139.974252961731" calcext:value-type="float">
            <text:p>139.974252961731</text:p>
          </table:table-cell>
          <table:table-cell office:value-type="float" office:value="119.094" calcext:value-type="float">
            <text:p>119.094</text:p>
          </table:table-cell>
          <table:table-cell/>
          <table:table-cell office:value-type="float" office:value="126.275813243324" calcext:value-type="float">
            <text:p>126.275813243324</text:p>
          </table:table-cell>
          <table:table-cell office:value-type="float" office:value="119.094" calcext:value-type="float">
            <text:p>119.094</text:p>
          </table:table-cell>
          <table:table-cell/>
          <table:table-cell office:value-type="float" office:value="123.621432292534" calcext:value-type="float">
            <text:p>123.621432292534</text:p>
          </table:table-cell>
          <table:table-cell office:value-type="float" office:value="119.094" calcext:value-type="float">
            <text:p>119.094</text:p>
          </table:table-cell>
        </table:table-row>
        <table:table-row table:style-name="ro1">
          <table:table-cell office:value-type="float" office:value="35.7168675436543" calcext:value-type="float">
            <text:p>35.7168675436543</text:p>
          </table:table-cell>
          <table:table-cell office:value-type="float" office:value="43.723" calcext:value-type="float">
            <text:p>43.723</text:p>
          </table:table-cell>
          <table:table-cell/>
          <table:table-cell office:value-type="float" office:value="28.7099831978657" calcext:value-type="float">
            <text:p>28.7099831978657</text:p>
          </table:table-cell>
          <table:table-cell office:value-type="float" office:value="43.723" calcext:value-type="float">
            <text:p>43.723</text:p>
          </table:table-cell>
          <table:table-cell/>
          <table:table-cell office:value-type="float" office:value="24.9576365465495" calcext:value-type="float">
            <text:p>24.9576365465495</text:p>
          </table:table-cell>
          <table:table-cell office:value-type="float" office:value="43.723" calcext:value-type="float">
            <text:p>43.723</text:p>
          </table:table-cell>
          <table:table-cell/>
          <table:table-cell office:value-type="float" office:value="24.7791478766854" calcext:value-type="float">
            <text:p>24.7791478766854</text:p>
          </table:table-cell>
          <table:table-cell office:value-type="float" office:value="43.723" calcext:value-type="float">
            <text:p>43.723</text:p>
          </table:table-cell>
        </table:table-row>
        <table:table-row table:style-name="ro1">
          <table:table-cell office:value-type="float" office:value="23.6126791881778" calcext:value-type="float">
            <text:p>23.6126791881778</text:p>
          </table:table-cell>
          <table:table-cell office:value-type="float" office:value="16.774" calcext:value-type="float">
            <text:p>16.774</text:p>
          </table:table-cell>
          <table:table-cell/>
          <table:table-cell office:value-type="float" office:value="17.3566123059507" calcext:value-type="float">
            <text:p>17.3566123059507</text:p>
          </table:table-cell>
          <table:table-cell office:value-type="float" office:value="16.774" calcext:value-type="float">
            <text:p>16.774</text:p>
          </table:table-cell>
          <table:table-cell/>
          <table:table-cell office:value-type="float" office:value="17.7754614112655" calcext:value-type="float">
            <text:p>17.7754614112655</text:p>
          </table:table-cell>
          <table:table-cell office:value-type="float" office:value="16.774" calcext:value-type="float">
            <text:p>16.774</text:p>
          </table:table-cell>
          <table:table-cell/>
          <table:table-cell office:value-type="float" office:value="16.7306292497143" calcext:value-type="float">
            <text:p>16.7306292497143</text:p>
          </table:table-cell>
          <table:table-cell office:value-type="float" office:value="16.774" calcext:value-type="float">
            <text:p>16.774</text:p>
          </table:table-cell>
        </table:table-row>
        <table:table-row table:style-name="ro1">
          <table:table-cell office:value-type="float" office:value="43.1009784219177" calcext:value-type="float">
            <text:p>43.1009784219177</text:p>
          </table:table-cell>
          <table:table-cell office:value-type="float" office:value="43.54" calcext:value-type="float">
            <text:p>43.54</text:p>
          </table:table-cell>
          <table:table-cell/>
          <table:table-cell office:value-type="float" office:value="33.9734950742959" calcext:value-type="float">
            <text:p>33.9734950742959</text:p>
          </table:table-cell>
          <table:table-cell office:value-type="float" office:value="43.54" calcext:value-type="float">
            <text:p>43.54</text:p>
          </table:table-cell>
          <table:table-cell/>
          <table:table-cell office:value-type="float" office:value="25.6099451319076" calcext:value-type="float">
            <text:p>25.6099451319076</text:p>
          </table:table-cell>
          <table:table-cell office:value-type="float" office:value="43.54" calcext:value-type="float">
            <text:p>43.54</text:p>
          </table:table-cell>
          <table:table-cell/>
          <table:table-cell office:value-type="float" office:value="26.973113904132" calcext:value-type="float">
            <text:p>26.973113904132</text:p>
          </table:table-cell>
          <table:table-cell office:value-type="float" office:value="43.54" calcext:value-type="float">
            <text:p>43.54</text:p>
          </table:table-cell>
        </table:table-row>
        <table:table-row table:style-name="ro1">
          <table:table-cell office:value-type="float" office:value="454.327953823649" calcext:value-type="float">
            <text:p>454.327953823649</text:p>
          </table:table-cell>
          <table:table-cell office:value-type="float" office:value="529.327" calcext:value-type="float">
            <text:p>529.327</text:p>
          </table:table-cell>
          <table:table-cell/>
          <table:table-cell office:value-type="float" office:value="514.163927503033" calcext:value-type="float">
            <text:p>514.163927503033</text:p>
          </table:table-cell>
          <table:table-cell office:value-type="float" office:value="529.327" calcext:value-type="float">
            <text:p>529.327</text:p>
          </table:table-cell>
          <table:table-cell/>
          <table:table-cell office:value-type="float" office:value="554.355280181867" calcext:value-type="float">
            <text:p>554.355280181867</text:p>
          </table:table-cell>
          <table:table-cell office:value-type="float" office:value="529.327" calcext:value-type="float">
            <text:p>529.327</text:p>
          </table:table-cell>
          <table:table-cell/>
          <table:table-cell office:value-type="float" office:value="551.474629563278" calcext:value-type="float">
            <text:p>551.474629563278</text:p>
          </table:table-cell>
          <table:table-cell office:value-type="float" office:value="529.327" calcext:value-type="float">
            <text:p>529.327</text:p>
          </table:table-cell>
        </table:table-row>
        <table:table-row table:style-name="ro1">
          <table:table-cell office:value-type="float" office:value="88.6798658590957" calcext:value-type="float">
            <text:p>88.6798658590957</text:p>
          </table:table-cell>
          <table:table-cell office:value-type="float" office:value="101.89" calcext:value-type="float">
            <text:p>101.89</text:p>
          </table:table-cell>
          <table:table-cell/>
          <table:table-cell office:value-type="float" office:value="76.395902421759" calcext:value-type="float">
            <text:p>76.395902421759</text:p>
          </table:table-cell>
          <table:table-cell office:value-type="float" office:value="101.89" calcext:value-type="float">
            <text:p>101.89</text:p>
          </table:table-cell>
          <table:table-cell/>
          <table:table-cell office:value-type="float" office:value="68.195534773951" calcext:value-type="float">
            <text:p>68.195534773951</text:p>
          </table:table-cell>
          <table:table-cell office:value-type="float" office:value="101.89" calcext:value-type="float">
            <text:p>101.89</text:p>
          </table:table-cell>
          <table:table-cell/>
          <table:table-cell office:value-type="float" office:value="65.7663979111626" calcext:value-type="float">
            <text:p>65.7663979111626</text:p>
          </table:table-cell>
          <table:table-cell office:value-type="float" office:value="101.89" calcext:value-type="float">
            <text:p>101.89</text:p>
          </table:table-cell>
        </table:table-row>
        <table:table-row table:style-name="ro1">
          <table:table-cell office:value-type="float" office:value="1.78128141807743" calcext:value-type="float">
            <text:p>1.78128141807743</text:p>
          </table:table-cell>
          <table:table-cell office:value-type="float" office:value="15.362" calcext:value-type="float">
            <text:p>15.362</text:p>
          </table:table-cell>
          <table:table-cell/>
          <table:table-cell office:value-type="float" office:value="5.10520697925606" calcext:value-type="float">
            <text:p>5.10520697925606</text:p>
          </table:table-cell>
          <table:table-cell office:value-type="float" office:value="15.362" calcext:value-type="float">
            <text:p>15.362</text:p>
          </table:table-cell>
          <table:table-cell/>
          <table:table-cell office:value-type="float" office:value="9.53682982264253" calcext:value-type="float">
            <text:p>9.53682982264253</text:p>
          </table:table-cell>
          <table:table-cell office:value-type="float" office:value="15.362" calcext:value-type="float">
            <text:p>15.362</text:p>
          </table:table-cell>
          <table:table-cell/>
          <table:table-cell office:value-type="float" office:value="11.7776079746375" calcext:value-type="float">
            <text:p>11.7776079746375</text:p>
          </table:table-cell>
          <table:table-cell office:value-type="float" office:value="15.362" calcext:value-type="float">
            <text:p>15.362</text:p>
          </table:table-cell>
        </table:table-row>
        <table:table-row table:style-name="ro1">
          <table:table-cell office:value-type="float" office:value="62.4596866390214" calcext:value-type="float">
            <text:p>62.4596866390214</text:p>
          </table:table-cell>
          <table:table-cell office:value-type="float" office:value="57.803" calcext:value-type="float">
            <text:p>57.803</text:p>
          </table:table-cell>
          <table:table-cell/>
          <table:table-cell office:value-type="float" office:value="61.093946880506" calcext:value-type="float">
            <text:p>61.093946880506</text:p>
          </table:table-cell>
          <table:table-cell office:value-type="float" office:value="57.803" calcext:value-type="float">
            <text:p>57.803</text:p>
          </table:table-cell>
          <table:table-cell/>
          <table:table-cell office:value-type="float" office:value="54.2207445927896" calcext:value-type="float">
            <text:p>54.2207445927896</text:p>
          </table:table-cell>
          <table:table-cell office:value-type="float" office:value="57.803" calcext:value-type="float">
            <text:p>57.803</text:p>
          </table:table-cell>
          <table:table-cell/>
          <table:table-cell office:value-type="float" office:value="54.2553013225589" calcext:value-type="float">
            <text:p>54.2553013225589</text:p>
          </table:table-cell>
          <table:table-cell office:value-type="float" office:value="57.803" calcext:value-type="float">
            <text:p>57.803</text:p>
          </table:table-cell>
        </table:table-row>
        <table:table-row table:style-name="ro1">
          <table:table-cell office:value-type="float" office:value="13.0265190208836" calcext:value-type="float">
            <text:p>13.0265190208836</text:p>
          </table:table-cell>
          <table:table-cell office:value-type="float" office:value="13.836" calcext:value-type="float">
            <text:p>13.836</text:p>
          </table:table-cell>
          <table:table-cell/>
          <table:table-cell office:value-type="float" office:value="7.56247958820746" calcext:value-type="float">
            <text:p>7.56247958820746</text:p>
          </table:table-cell>
          <table:table-cell office:value-type="float" office:value="13.836" calcext:value-type="float">
            <text:p>13.836</text:p>
          </table:table-cell>
          <table:table-cell/>
          <table:table-cell office:value-type="float" office:value="-1.92227288588467" calcext:value-type="float">
            <text:p>-1.92227288588467</text:p>
          </table:table-cell>
          <table:table-cell office:value-type="float" office:value="13.836" calcext:value-type="float">
            <text:p>13.836</text:p>
          </table:table-cell>
          <table:table-cell/>
          <table:table-cell office:value-type="float" office:value="1.79739420802053" calcext:value-type="float">
            <text:p>1.79739420802053</text:p>
          </table:table-cell>
          <table:table-cell office:value-type="float" office:value="13.836" calcext:value-type="float">
            <text:p>13.836</text:p>
          </table:table-cell>
        </table:table-row>
        <table:table-row table:style-name="ro1">
          <table:table-cell office:value-type="float" office:value="276.041406288925" calcext:value-type="float">
            <text:p>276.041406288925</text:p>
          </table:table-cell>
          <table:table-cell office:value-type="float" office:value="247.7385" calcext:value-type="float">
            <text:p>247.7385</text:p>
          </table:table-cell>
          <table:table-cell/>
          <table:table-cell office:value-type="float" office:value="270.146400067283" calcext:value-type="float">
            <text:p>270.146400067283</text:p>
          </table:table-cell>
          <table:table-cell office:value-type="float" office:value="247.7385" calcext:value-type="float">
            <text:p>247.7385</text:p>
          </table:table-cell>
          <table:table-cell/>
          <table:table-cell office:value-type="float" office:value="267.167776098656" calcext:value-type="float">
            <text:p>267.167776098656</text:p>
          </table:table-cell>
          <table:table-cell office:value-type="float" office:value="247.7385" calcext:value-type="float">
            <text:p>247.7385</text:p>
          </table:table-cell>
          <table:table-cell/>
          <table:table-cell office:value-type="float" office:value="261.181931239939" calcext:value-type="float">
            <text:p>261.181931239939</text:p>
          </table:table-cell>
          <table:table-cell office:value-type="float" office:value="247.7385" calcext:value-type="float">
            <text:p>247.7385</text:p>
          </table:table-cell>
        </table:table-row>
        <table:table-row table:style-name="ro1">
          <table:table-cell office:value-type="float" office:value="30.3671064657007" calcext:value-type="float">
            <text:p>30.3671064657007</text:p>
          </table:table-cell>
          <table:table-cell office:value-type="float" office:value="36.8565" calcext:value-type="float">
            <text:p>36.8565</text:p>
          </table:table-cell>
          <table:table-cell/>
          <table:table-cell office:value-type="float" office:value="23.1469771886399" calcext:value-type="float">
            <text:p>23.1469771886399</text:p>
          </table:table-cell>
          <table:table-cell office:value-type="float" office:value="36.8565" calcext:value-type="float">
            <text:p>36.8565</text:p>
          </table:table-cell>
          <table:table-cell/>
          <table:table-cell office:value-type="float" office:value="16.6814762804317" calcext:value-type="float">
            <text:p>16.6814762804317</text:p>
          </table:table-cell>
          <table:table-cell office:value-type="float" office:value="36.8565" calcext:value-type="float">
            <text:p>36.8565</text:p>
          </table:table-cell>
          <table:table-cell/>
          <table:table-cell office:value-type="float" office:value="17.8187425136132" calcext:value-type="float">
            <text:p>17.8187425136132</text:p>
          </table:table-cell>
          <table:table-cell office:value-type="float" office:value="36.8565" calcext:value-type="float">
            <text:p>36.8565</text:p>
          </table:table-cell>
        </table:table-row>
        <table:table-row table:style-name="ro1">
          <table:table-cell office:value-type="float" office:value="-20.1237654814443" calcext:value-type="float">
            <text:p>-20.1237654814443</text:p>
          </table:table-cell>
          <table:table-cell office:value-type="float" office:value="10.653" calcext:value-type="float">
            <text:p>10.653</text:p>
          </table:table-cell>
          <table:table-cell/>
          <table:table-cell office:value-type="float" office:value="-8.62381350685713" calcext:value-type="float">
            <text:p>-8.62381350685713</text:p>
          </table:table-cell>
          <table:table-cell office:value-type="float" office:value="10.653" calcext:value-type="float">
            <text:p>10.653</text:p>
          </table:table-cell>
          <table:table-cell/>
          <table:table-cell office:value-type="float" office:value="-0.292606240050963" calcext:value-type="float">
            <text:p>-0.292606240050963</text:p>
          </table:table-cell>
          <table:table-cell office:value-type="float" office:value="10.653" calcext:value-type="float">
            <text:p>10.653</text:p>
          </table:table-cell>
          <table:table-cell/>
          <table:table-cell office:value-type="float" office:value="2.2886152329629" calcext:value-type="float">
            <text:p>2.2886152329629</text:p>
          </table:table-cell>
          <table:table-cell office:value-type="float" office:value="10.653" calcext:value-type="float">
            <text:p>10.653</text:p>
          </table:table-cell>
        </table:table-row>
        <table:table-row table:style-name="ro1">
          <table:table-cell office:value-type="float" office:value="24.9174063654145" calcext:value-type="float">
            <text:p>24.9174063654145</text:p>
          </table:table-cell>
          <table:table-cell office:value-type="float" office:value="27.434" calcext:value-type="float">
            <text:p>27.434</text:p>
          </table:table-cell>
          <table:table-cell/>
          <table:table-cell office:value-type="float" office:value="15.7525638480797" calcext:value-type="float">
            <text:p>15.7525638480797</text:p>
          </table:table-cell>
          <table:table-cell office:value-type="float" office:value="27.434" calcext:value-type="float">
            <text:p>27.434</text:p>
          </table:table-cell>
          <table:table-cell/>
          <table:table-cell office:value-type="float" office:value="13.5123373540656" calcext:value-type="float">
            <text:p>13.5123373540656</text:p>
          </table:table-cell>
          <table:table-cell office:value-type="float" office:value="27.434" calcext:value-type="float">
            <text:p>27.434</text:p>
          </table:table-cell>
          <table:table-cell/>
          <table:table-cell office:value-type="float" office:value="12.8706623027081" calcext:value-type="float">
            <text:p>12.8706623027081</text:p>
          </table:table-cell>
          <table:table-cell office:value-type="float" office:value="27.434" calcext:value-type="float">
            <text:p>27.434</text:p>
          </table:table-cell>
        </table:table-row>
        <table:table-row table:style-name="ro1">
          <table:table-cell office:value-type="float" office:value="-32.1939479004312" calcext:value-type="float">
            <text:p>-32.1939479004312</text:p>
          </table:table-cell>
          <table:table-cell office:value-type="float" office:value="0.142" calcext:value-type="float">
            <text:p>0.142</text:p>
          </table:table-cell>
          <table:table-cell/>
          <table:table-cell office:value-type="float" office:value="-17.8605030716267" calcext:value-type="float">
            <text:p>-17.8605030716267</text:p>
          </table:table-cell>
          <table:table-cell office:value-type="float" office:value="0.142" calcext:value-type="float">
            <text:p>0.142</text:p>
          </table:table-cell>
          <table:table-cell/>
          <table:table-cell office:value-type="float" office:value="-12.8795789789301" calcext:value-type="float">
            <text:p>-12.8795789789301</text:p>
          </table:table-cell>
          <table:table-cell office:value-type="float" office:value="0.142" calcext:value-type="float">
            <text:p>0.142</text:p>
          </table:table-cell>
          <table:table-cell/>
          <table:table-cell office:value-type="float" office:value="-9.50443073444775" calcext:value-type="float">
            <text:p>-9.50443073444775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85.8553383464649" calcext:value-type="float">
            <text:p>85.8553383464649</text:p>
          </table:table-cell>
          <table:table-cell office:value-type="float" office:value="62.661" calcext:value-type="float">
            <text:p>62.661</text:p>
          </table:table-cell>
          <table:table-cell/>
          <table:table-cell office:value-type="float" office:value="93.0008739890902" calcext:value-type="float">
            <text:p>93.0008739890902</text:p>
          </table:table-cell>
          <table:table-cell office:value-type="float" office:value="62.661" calcext:value-type="float">
            <text:p>62.661</text:p>
          </table:table-cell>
          <table:table-cell/>
          <table:table-cell office:value-type="float" office:value="92.1441893281229" calcext:value-type="float">
            <text:p>92.1441893281229</text:p>
          </table:table-cell>
          <table:table-cell office:value-type="float" office:value="62.661" calcext:value-type="float">
            <text:p>62.661</text:p>
          </table:table-cell>
          <table:table-cell/>
          <table:table-cell office:value-type="float" office:value="86.3884543091955" calcext:value-type="float">
            <text:p>86.3884543091955</text:p>
          </table:table-cell>
          <table:table-cell office:value-type="float" office:value="62.661" calcext:value-type="float">
            <text:p>62.661</text:p>
          </table:table-cell>
        </table:table-row>
        <table:table-row table:style-name="ro1">
          <table:table-cell office:value-type="float" office:value="52.3666853808311" calcext:value-type="float">
            <text:p>52.3666853808311</text:p>
          </table:table-cell>
          <table:table-cell office:value-type="float" office:value="71.038" calcext:value-type="float">
            <text:p>71.038</text:p>
          </table:table-cell>
          <table:table-cell/>
          <table:table-cell office:value-type="float" office:value="48.1016563034225" calcext:value-type="float">
            <text:p>48.1016563034225</text:p>
          </table:table-cell>
          <table:table-cell office:value-type="float" office:value="71.038" calcext:value-type="float">
            <text:p>71.038</text:p>
          </table:table-cell>
          <table:table-cell/>
          <table:table-cell office:value-type="float" office:value="36.0353586939397" calcext:value-type="float">
            <text:p>36.0353586939397</text:p>
          </table:table-cell>
          <table:table-cell office:value-type="float" office:value="71.038" calcext:value-type="float">
            <text:p>71.038</text:p>
          </table:table-cell>
          <table:table-cell/>
          <table:table-cell office:value-type="float" office:value="36.5490767165287" calcext:value-type="float">
            <text:p>36.5490767165287</text:p>
          </table:table-cell>
          <table:table-cell office:value-type="float" office:value="71.038" calcext:value-type="float">
            <text:p>71.038</text:p>
          </table:table-cell>
        </table:table-row>
        <table:table-row table:style-name="ro1">
          <table:table-cell office:value-type="float" office:value="53.7157085189959" calcext:value-type="float">
            <text:p>53.7157085189959</text:p>
          </table:table-cell>
          <table:table-cell office:value-type="float" office:value="53.15" calcext:value-type="float">
            <text:p>53.15</text:p>
          </table:table-cell>
          <table:table-cell/>
          <table:table-cell office:value-type="float" office:value="50.0233848064369" calcext:value-type="float">
            <text:p>50.0233848064369</text:p>
          </table:table-cell>
          <table:table-cell office:value-type="float" office:value="53.15" calcext:value-type="float">
            <text:p>53.15</text:p>
          </table:table-cell>
          <table:table-cell/>
          <table:table-cell office:value-type="float" office:value="46.3722109683382" calcext:value-type="float">
            <text:p>46.3722109683382</text:p>
          </table:table-cell>
          <table:table-cell office:value-type="float" office:value="53.15" calcext:value-type="float">
            <text:p>53.15</text:p>
          </table:table-cell>
          <table:table-cell/>
          <table:table-cell office:value-type="float" office:value="43.0627664287848" calcext:value-type="float">
            <text:p>43.0627664287848</text:p>
          </table:table-cell>
          <table:table-cell office:value-type="float" office:value="53.15" calcext:value-type="float">
            <text:p>53.15</text:p>
          </table:table-cell>
        </table:table-row>
        <table:table-row table:style-name="ro1">
          <table:table-cell office:value-type="float" office:value="-29.6141016356382" calcext:value-type="float">
            <text:p>-29.6141016356382</text:p>
          </table:table-cell>
          <table:table-cell office:value-type="float" office:value="12.811" calcext:value-type="float">
            <text:p>12.811</text:p>
          </table:table-cell>
          <table:table-cell/>
          <table:table-cell office:value-type="float" office:value="-39.6456559775203" calcext:value-type="float">
            <text:p>-39.6456559775203</text:p>
          </table:table-cell>
          <table:table-cell office:value-type="float" office:value="12.811" calcext:value-type="float">
            <text:p>12.811</text:p>
          </table:table-cell>
          <table:table-cell/>
          <table:table-cell office:value-type="float" office:value="0.859057773427295" calcext:value-type="float">
            <text:p>0.859057773427295</text:p>
          </table:table-cell>
          <table:table-cell office:value-type="float" office:value="12.811" calcext:value-type="float">
            <text:p>12.811</text:p>
          </table:table-cell>
          <table:table-cell/>
          <table:table-cell office:value-type="float" office:value="-14.1463927594856" calcext:value-type="float">
            <text:p>-14.1463927594856</text:p>
          </table:table-cell>
          <table:table-cell office:value-type="float" office:value="12.811" calcext:value-type="float">
            <text:p>12.811</text:p>
          </table:table-cell>
        </table:table-row>
        <table:table-row table:style-name="ro1">
          <table:table-cell office:value-type="float" office:value="24.4471632737099" calcext:value-type="float">
            <text:p>24.4471632737099</text:p>
          </table:table-cell>
          <table:table-cell office:value-type="float" office:value="69.8325" calcext:value-type="float">
            <text:p>69.8325</text:p>
          </table:table-cell>
          <table:table-cell/>
          <table:table-cell office:value-type="float" office:value="25.0281417063597" calcext:value-type="float">
            <text:p>25.0281417063597</text:p>
          </table:table-cell>
          <table:table-cell office:value-type="float" office:value="69.8325" calcext:value-type="float">
            <text:p>69.8325</text:p>
          </table:table-cell>
          <table:table-cell/>
          <table:table-cell office:value-type="float" office:value="27.1590315163474" calcext:value-type="float">
            <text:p>27.1590315163474</text:p>
          </table:table-cell>
          <table:table-cell office:value-type="float" office:value="69.8325" calcext:value-type="float">
            <text:p>69.8325</text:p>
          </table:table-cell>
          <table:table-cell/>
          <table:table-cell office:value-type="float" office:value="27.1699935024266" calcext:value-type="float">
            <text:p>27.1699935024266</text:p>
          </table:table-cell>
          <table:table-cell office:value-type="float" office:value="69.8325" calcext:value-type="float">
            <text:p>69.8325</text:p>
          </table:table-cell>
        </table:table-row>
        <table:table-row table:style-name="ro1">
          <table:table-cell office:value-type="float" office:value="18.1175172035826" calcext:value-type="float">
            <text:p>18.1175172035826</text:p>
          </table:table-cell>
          <table:table-cell office:value-type="float" office:value="59.096" calcext:value-type="float">
            <text:p>59.096</text:p>
          </table:table-cell>
          <table:table-cell/>
          <table:table-cell office:value-type="float" office:value="24.9533800024543" calcext:value-type="float">
            <text:p>24.9533800024543</text:p>
          </table:table-cell>
          <table:table-cell office:value-type="float" office:value="59.096" calcext:value-type="float">
            <text:p>59.096</text:p>
          </table:table-cell>
          <table:table-cell/>
          <table:table-cell office:value-type="float" office:value="39.6605562064599" calcext:value-type="float">
            <text:p>39.6605562064599</text:p>
          </table:table-cell>
          <table:table-cell office:value-type="float" office:value="59.096" calcext:value-type="float">
            <text:p>59.096</text:p>
          </table:table-cell>
          <table:table-cell/>
          <table:table-cell office:value-type="float" office:value="36.9711606265135" calcext:value-type="float">
            <text:p>36.9711606265135</text:p>
          </table:table-cell>
          <table:table-cell office:value-type="float" office:value="59.096" calcext:value-type="float">
            <text:p>59.096</text:p>
          </table:table-cell>
        </table:table-row>
        <table:table-row table:style-name="ro1">
          <table:table-cell office:value-type="float" office:value="174.701005260996" calcext:value-type="float">
            <text:p>174.701005260996</text:p>
          </table:table-cell>
          <table:table-cell office:value-type="float" office:value="237.306" calcext:value-type="float">
            <text:p>237.306</text:p>
          </table:table-cell>
          <table:table-cell/>
          <table:table-cell office:value-type="float" office:value="202.699041786138" calcext:value-type="float">
            <text:p>202.699041786138</text:p>
          </table:table-cell>
          <table:table-cell office:value-type="float" office:value="237.306" calcext:value-type="float">
            <text:p>237.306</text:p>
          </table:table-cell>
          <table:table-cell/>
          <table:table-cell office:value-type="float" office:value="214.875911409599" calcext:value-type="float">
            <text:p>214.875911409599</text:p>
          </table:table-cell>
          <table:table-cell office:value-type="float" office:value="237.306" calcext:value-type="float">
            <text:p>237.306</text:p>
          </table:table-cell>
          <table:table-cell/>
          <table:table-cell office:value-type="float" office:value="220.753244075081" calcext:value-type="float">
            <text:p>220.753244075081</text:p>
          </table:table-cell>
          <table:table-cell office:value-type="float" office:value="237.306" calcext:value-type="float">
            <text:p>237.306</text:p>
          </table:table-cell>
        </table:table-row>
        <table:table-row table:style-name="ro1">
          <table:table-cell office:value-type="float" office:value="453.402279160813" calcext:value-type="float">
            <text:p>453.402279160813</text:p>
          </table:table-cell>
          <table:table-cell office:value-type="float" office:value="354.832" calcext:value-type="float">
            <text:p>354.832</text:p>
          </table:table-cell>
          <table:table-cell/>
          <table:table-cell office:value-type="float" office:value="450.253166521997" calcext:value-type="float">
            <text:p>450.253166521997</text:p>
          </table:table-cell>
          <table:table-cell office:value-type="float" office:value="354.832" calcext:value-type="float">
            <text:p>354.832</text:p>
          </table:table-cell>
          <table:table-cell/>
          <table:table-cell office:value-type="float" office:value="450.587010568558" calcext:value-type="float">
            <text:p>450.587010568558</text:p>
          </table:table-cell>
          <table:table-cell office:value-type="float" office:value="354.832" calcext:value-type="float">
            <text:p>354.832</text:p>
          </table:table-cell>
          <table:table-cell/>
          <table:table-cell office:value-type="float" office:value="433.913540041721" calcext:value-type="float">
            <text:p>433.913540041721</text:p>
          </table:table-cell>
          <table:table-cell office:value-type="float" office:value="354.832" calcext:value-type="float">
            <text:p>354.832</text:p>
          </table:table-cell>
        </table:table-row>
        <table:table-row table:style-name="ro1">
          <table:table-cell office:value-type="float" office:value="29.2096629153111" calcext:value-type="float">
            <text:p>29.2096629153111</text:p>
          </table:table-cell>
          <table:table-cell office:value-type="float" office:value="25.0555" calcext:value-type="float">
            <text:p>25.0555</text:p>
          </table:table-cell>
          <table:table-cell/>
          <table:table-cell office:value-type="float" office:value="26.77254648816" calcext:value-type="float">
            <text:p>26.77254648816</text:p>
          </table:table-cell>
          <table:table-cell office:value-type="float" office:value="25.0555" calcext:value-type="float">
            <text:p>25.0555</text:p>
          </table:table-cell>
          <table:table-cell/>
          <table:table-cell office:value-type="float" office:value="21.6001491862839" calcext:value-type="float">
            <text:p>21.6001491862839</text:p>
          </table:table-cell>
          <table:table-cell office:value-type="float" office:value="25.0555" calcext:value-type="float">
            <text:p>25.0555</text:p>
          </table:table-cell>
          <table:table-cell/>
          <table:table-cell office:value-type="float" office:value="19.6652726924264" calcext:value-type="float">
            <text:p>19.6652726924264</text:p>
          </table:table-cell>
          <table:table-cell office:value-type="float" office:value="25.0555" calcext:value-type="float">
            <text:p>25.0555</text:p>
          </table:table-cell>
        </table:table-row>
        <table:table-row table:style-name="ro1">
          <table:table-cell office:value-type="float" office:value="-31.0124143928248" calcext:value-type="float">
            <text:p>-31.0124143928248</text:p>
          </table:table-cell>
          <table:table-cell office:value-type="float" office:value="3.084" calcext:value-type="float">
            <text:p>3.084</text:p>
          </table:table-cell>
          <table:table-cell/>
          <table:table-cell office:value-type="float" office:value="-22.3236572106076" calcext:value-type="float">
            <text:p>-22.3236572106076</text:p>
          </table:table-cell>
          <table:table-cell office:value-type="float" office:value="3.084" calcext:value-type="float">
            <text:p>3.084</text:p>
          </table:table-cell>
          <table:table-cell/>
          <table:table-cell office:value-type="float" office:value="-15.7242358658382" calcext:value-type="float">
            <text:p>-15.7242358658382</text:p>
          </table:table-cell>
          <table:table-cell office:value-type="float" office:value="3.084" calcext:value-type="float">
            <text:p>3.084</text:p>
          </table:table-cell>
          <table:table-cell/>
          <table:table-cell office:value-type="float" office:value="-12.3298646331456" calcext:value-type="float">
            <text:p>-12.3298646331456</text:p>
          </table:table-cell>
          <table:table-cell office:value-type="float" office:value="3.084" calcext:value-type="float">
            <text:p>3.084</text:p>
          </table:table-cell>
        </table:table-row>
        <table:table-row table:style-name="ro1">
          <table:table-cell office:value-type="float" office:value="183.482663700525" calcext:value-type="float">
            <text:p>183.482663700525</text:p>
          </table:table-cell>
          <table:table-cell office:value-type="float" office:value="201.807" calcext:value-type="float">
            <text:p>201.807</text:p>
          </table:table-cell>
          <table:table-cell/>
          <table:table-cell office:value-type="float" office:value="206.171672437262" calcext:value-type="float">
            <text:p>206.171672437262</text:p>
          </table:table-cell>
          <table:table-cell office:value-type="float" office:value="201.807" calcext:value-type="float">
            <text:p>201.807</text:p>
          </table:table-cell>
          <table:table-cell/>
          <table:table-cell office:value-type="float" office:value="213.110464752791" calcext:value-type="float">
            <text:p>213.110464752791</text:p>
          </table:table-cell>
          <table:table-cell office:value-type="float" office:value="201.807" calcext:value-type="float">
            <text:p>201.807</text:p>
          </table:table-cell>
          <table:table-cell/>
          <table:table-cell office:value-type="float" office:value="214.015670565794" calcext:value-type="float">
            <text:p>214.015670565794</text:p>
          </table:table-cell>
          <table:table-cell office:value-type="float" office:value="201.807" calcext:value-type="float">
            <text:p>201.807</text:p>
          </table:table-cell>
        </table:table-row>
        <table:table-row table:style-name="ro1">
          <table:table-cell office:value-type="float" office:value="-7.34304682732676" calcext:value-type="float">
            <text:p>-7.34304682732676</text:p>
          </table:table-cell>
          <table:table-cell office:value-type="float" office:value="27.875" calcext:value-type="float">
            <text:p>27.875</text:p>
          </table:table-cell>
          <table:table-cell/>
          <table:table-cell office:value-type="float" office:value="-9.41260286722574" calcext:value-type="float">
            <text:p>-9.41260286722574</text:p>
          </table:table-cell>
          <table:table-cell office:value-type="float" office:value="27.875" calcext:value-type="float">
            <text:p>27.875</text:p>
          </table:table-cell>
          <table:table-cell/>
          <table:table-cell office:value-type="float" office:value="0.622023395609387" calcext:value-type="float">
            <text:p>0.622023395609387</text:p>
          </table:table-cell>
          <table:table-cell office:value-type="float" office:value="27.875" calcext:value-type="float">
            <text:p>27.875</text:p>
          </table:table-cell>
          <table:table-cell/>
          <table:table-cell office:value-type="float" office:value="1.01467041248673" calcext:value-type="float">
            <text:p>1.01467041248673</text:p>
          </table:table-cell>
          <table:table-cell office:value-type="float" office:value="27.875" calcext:value-type="float">
            <text:p>27.875</text:p>
          </table:table-cell>
        </table:table-row>
        <table:table-row table:style-name="ro1">
          <table:table-cell office:value-type="float" office:value="-16.3763514684189" calcext:value-type="float">
            <text:p>-16.3763514684189</text:p>
          </table:table-cell>
          <table:table-cell office:value-type="float" office:value="3.661" calcext:value-type="float">
            <text:p>3.661</text:p>
          </table:table-cell>
          <table:table-cell/>
          <table:table-cell office:value-type="float" office:value="-16.9409186762191" calcext:value-type="float">
            <text:p>-16.9409186762191</text:p>
          </table:table-cell>
          <table:table-cell office:value-type="float" office:value="3.661" calcext:value-type="float">
            <text:p>3.661</text:p>
          </table:table-cell>
          <table:table-cell/>
          <table:table-cell office:value-type="float" office:value="-12.3225984083738" calcext:value-type="float">
            <text:p>-12.3225984083738</text:p>
          </table:table-cell>
          <table:table-cell office:value-type="float" office:value="3.661" calcext:value-type="float">
            <text:p>3.661</text:p>
          </table:table-cell>
          <table:table-cell/>
          <table:table-cell office:value-type="float" office:value="-8.75193328589524" calcext:value-type="float">
            <text:p>-8.75193328589524</text:p>
          </table:table-cell>
          <table:table-cell office:value-type="float" office:value="3.661" calcext:value-type="float">
            <text:p>3.661</text:p>
          </table:table-cell>
        </table:table-row>
        <table:table-row table:style-name="ro1">
          <table:table-cell office:value-type="float" office:value="37.8811649652996" calcext:value-type="float">
            <text:p>37.8811649652996</text:p>
          </table:table-cell>
          <table:table-cell office:value-type="float" office:value="26.132" calcext:value-type="float">
            <text:p>26.132</text:p>
          </table:table-cell>
          <table:table-cell/>
          <table:table-cell office:value-type="float" office:value="47.438085986746" calcext:value-type="float">
            <text:p>47.438085986746</text:p>
          </table:table-cell>
          <table:table-cell office:value-type="float" office:value="26.132" calcext:value-type="float">
            <text:p>26.132</text:p>
          </table:table-cell>
          <table:table-cell/>
          <table:table-cell office:value-type="float" office:value="44.4814391387989" calcext:value-type="float">
            <text:p>44.4814391387989</text:p>
          </table:table-cell>
          <table:table-cell office:value-type="float" office:value="26.132" calcext:value-type="float">
            <text:p>26.132</text:p>
          </table:table-cell>
          <table:table-cell/>
          <table:table-cell office:value-type="float" office:value="42.5239211670994" calcext:value-type="float">
            <text:p>42.5239211670994</text:p>
          </table:table-cell>
          <table:table-cell office:value-type="float" office:value="26.132" calcext:value-type="float">
            <text:p>26.132</text:p>
          </table:table-cell>
        </table:table-row>
        <table:table-row table:style-name="ro1">
          <table:table-cell office:value-type="float" office:value="-35.648818000138" calcext:value-type="float">
            <text:p>-35.648818000138</text:p>
          </table:table-cell>
          <table:table-cell office:value-type="float" office:value="0.459000000000008" calcext:value-type="float">
            <text:p>0.459000000000008</text:p>
          </table:table-cell>
          <table:table-cell/>
          <table:table-cell office:value-type="float" office:value="-24.6101808996434" calcext:value-type="float">
            <text:p>-24.6101808996434</text:p>
          </table:table-cell>
          <table:table-cell office:value-type="float" office:value="0.459000000000008" calcext:value-type="float">
            <text:p>0.459000000000008</text:p>
          </table:table-cell>
          <table:table-cell/>
          <table:table-cell office:value-type="float" office:value="-18.3239228648331" calcext:value-type="float">
            <text:p>-18.3239228648331</text:p>
          </table:table-cell>
          <table:table-cell office:value-type="float" office:value="0.459000000000008" calcext:value-type="float">
            <text:p>0.459000000000008</text:p>
          </table:table-cell>
          <table:table-cell/>
          <table:table-cell office:value-type="float" office:value="-13.8623631989644" calcext:value-type="float">
            <text:p>-13.8623631989644</text:p>
          </table:table-cell>
          <table:table-cell office:value-type="float" office:value="0.459000000000008" calcext:value-type="float">
            <text:p>0.459000000000008</text:p>
          </table:table-cell>
        </table:table-row>
        <table:table-row table:style-name="ro1">
          <table:table-cell office:value-type="float" office:value="-8.63552534699226" calcext:value-type="float">
            <text:p>-8.63552534699226</text:p>
          </table:table-cell>
          <table:table-cell office:value-type="float" office:value="19.550499" calcext:value-type="float">
            <text:p>19.550499</text:p>
          </table:table-cell>
          <table:table-cell/>
          <table:table-cell office:value-type="float" office:value="-3.87865793291402" calcext:value-type="float">
            <text:p>-3.87865793291402</text:p>
          </table:table-cell>
          <table:table-cell office:value-type="float" office:value="19.550499" calcext:value-type="float">
            <text:p>19.550499</text:p>
          </table:table-cell>
          <table:table-cell/>
          <table:table-cell office:value-type="float" office:value="8.32785891792266" calcext:value-type="float">
            <text:p>8.32785891792266</text:p>
          </table:table-cell>
          <table:table-cell office:value-type="float" office:value="19.550499" calcext:value-type="float">
            <text:p>19.550499</text:p>
          </table:table-cell>
          <table:table-cell/>
          <table:table-cell office:value-type="float" office:value="9.92227965716248" calcext:value-type="float">
            <text:p>9.92227965716248</text:p>
          </table:table-cell>
          <table:table-cell office:value-type="float" office:value="19.550499" calcext:value-type="float">
            <text:p>19.550499</text:p>
          </table:table-cell>
        </table:table-row>
        <table:table-row table:style-name="ro1">
          <table:table-cell office:value-type="float" office:value="-17.6796575343838" calcext:value-type="float">
            <text:p>-17.6796575343838</text:p>
          </table:table-cell>
          <table:table-cell office:value-type="float" office:value="3.601" calcext:value-type="float">
            <text:p>3.601</text:p>
          </table:table-cell>
          <table:table-cell/>
          <table:table-cell office:value-type="float" office:value="-13.6908650901825" calcext:value-type="float">
            <text:p>-13.6908650901825</text:p>
          </table:table-cell>
          <table:table-cell office:value-type="float" office:value="3.601" calcext:value-type="float">
            <text:p>3.601</text:p>
          </table:table-cell>
          <table:table-cell/>
          <table:table-cell office:value-type="float" office:value="-8.44249794107849" calcext:value-type="float">
            <text:p>-8.44249794107849</text:p>
          </table:table-cell>
          <table:table-cell office:value-type="float" office:value="3.601" calcext:value-type="float">
            <text:p>3.601</text:p>
          </table:table-cell>
          <table:table-cell/>
          <table:table-cell office:value-type="float" office:value="-4.75189705504473" calcext:value-type="float">
            <text:p>-4.75189705504473</text:p>
          </table:table-cell>
          <table:table-cell office:value-type="float" office:value="3.601" calcext:value-type="float">
            <text:p>3.601</text:p>
          </table:table-cell>
        </table:table-row>
        <table:table-row table:style-name="ro1">
          <table:table-cell office:value-type="float" office:value="19.2788111881155" calcext:value-type="float">
            <text:p>19.2788111881155</text:p>
          </table:table-cell>
          <table:table-cell office:value-type="float" office:value="21.602001" calcext:value-type="float">
            <text:p>21.602001</text:p>
          </table:table-cell>
          <table:table-cell/>
          <table:table-cell office:value-type="float" office:value="14.9518230798222" calcext:value-type="float">
            <text:p>14.9518230798222</text:p>
          </table:table-cell>
          <table:table-cell office:value-type="float" office:value="21.602001" calcext:value-type="float">
            <text:p>21.602001</text:p>
          </table:table-cell>
          <table:table-cell/>
          <table:table-cell office:value-type="float" office:value="17.4820414089249" calcext:value-type="float">
            <text:p>17.4820414089249</text:p>
          </table:table-cell>
          <table:table-cell office:value-type="float" office:value="21.602001" calcext:value-type="float">
            <text:p>21.602001</text:p>
          </table:table-cell>
          <table:table-cell/>
          <table:table-cell office:value-type="float" office:value="17.0881212570917" calcext:value-type="float">
            <text:p>17.0881212570917</text:p>
          </table:table-cell>
          <table:table-cell office:value-type="float" office:value="21.602001" calcext:value-type="float">
            <text:p>21.602001</text:p>
          </table:table-cell>
        </table:table-row>
        <table:table-row table:style-name="ro1">
          <table:table-cell office:value-type="float" office:value="80.8505333042623" calcext:value-type="float">
            <text:p>80.8505333042623</text:p>
          </table:table-cell>
          <table:table-cell office:value-type="float" office:value="117.7115" calcext:value-type="float">
            <text:p>117.7115</text:p>
          </table:table-cell>
          <table:table-cell/>
          <table:table-cell office:value-type="float" office:value="84.3679252536383" calcext:value-type="float">
            <text:p>84.3679252536383</text:p>
          </table:table-cell>
          <table:table-cell office:value-type="float" office:value="117.7115" calcext:value-type="float">
            <text:p>117.7115</text:p>
          </table:table-cell>
          <table:table-cell/>
          <table:table-cell office:value-type="float" office:value="92.0277728097371" calcext:value-type="float">
            <text:p>92.0277728097371</text:p>
          </table:table-cell>
          <table:table-cell office:value-type="float" office:value="117.7115" calcext:value-type="float">
            <text:p>117.7115</text:p>
          </table:table-cell>
          <table:table-cell/>
          <table:table-cell office:value-type="float" office:value="90.3692460723668" calcext:value-type="float">
            <text:p>90.3692460723668</text:p>
          </table:table-cell>
          <table:table-cell office:value-type="float" office:value="117.7115" calcext:value-type="float">
            <text:p>117.7115</text:p>
          </table:table-cell>
        </table:table-row>
        <table:table-row table:style-name="ro1">
          <table:table-cell office:value-type="float" office:value="54.6528381392849" calcext:value-type="float">
            <text:p>54.6528381392849</text:p>
          </table:table-cell>
          <table:table-cell office:value-type="float" office:value="38.394" calcext:value-type="float">
            <text:p>38.394</text:p>
          </table:table-cell>
          <table:table-cell/>
          <table:table-cell office:value-type="float" office:value="62.9605341312334" calcext:value-type="float">
            <text:p>62.9605341312334</text:p>
          </table:table-cell>
          <table:table-cell office:value-type="float" office:value="38.394" calcext:value-type="float">
            <text:p>38.394</text:p>
          </table:table-cell>
          <table:table-cell/>
          <table:table-cell office:value-type="float" office:value="47.5406302734859" calcext:value-type="float">
            <text:p>47.5406302734859</text:p>
          </table:table-cell>
          <table:table-cell office:value-type="float" office:value="38.394" calcext:value-type="float">
            <text:p>38.394</text:p>
          </table:table-cell>
          <table:table-cell/>
          <table:table-cell office:value-type="float" office:value="49.3827513081881" calcext:value-type="float">
            <text:p>49.3827513081881</text:p>
          </table:table-cell>
          <table:table-cell office:value-type="float" office:value="38.394" calcext:value-type="float">
            <text:p>38.394</text:p>
          </table:table-cell>
        </table:table-row>
        <table:table-row table:style-name="ro1">
          <table:table-cell office:value-type="float" office:value="48.3253225173452" calcext:value-type="float">
            <text:p>48.3253225173452</text:p>
          </table:table-cell>
          <table:table-cell office:value-type="float" office:value="36.5695" calcext:value-type="float">
            <text:p>36.5695</text:p>
          </table:table-cell>
          <table:table-cell/>
          <table:table-cell office:value-type="float" office:value="46.7609542913209" calcext:value-type="float">
            <text:p>46.7609542913209</text:p>
          </table:table-cell>
          <table:table-cell office:value-type="float" office:value="36.5695" calcext:value-type="float">
            <text:p>36.5695</text:p>
          </table:table-cell>
          <table:table-cell/>
          <table:table-cell office:value-type="float" office:value="38.3067792439813" calcext:value-type="float">
            <text:p>38.3067792439813</text:p>
          </table:table-cell>
          <table:table-cell office:value-type="float" office:value="36.5695" calcext:value-type="float">
            <text:p>36.5695</text:p>
          </table:table-cell>
          <table:table-cell/>
          <table:table-cell office:value-type="float" office:value="35.7856502351734" calcext:value-type="float">
            <text:p>35.7856502351734</text:p>
          </table:table-cell>
          <table:table-cell office:value-type="float" office:value="36.5695" calcext:value-type="float">
            <text:p>36.5695</text:p>
          </table:table-cell>
        </table:table-row>
        <table:table-row table:style-name="ro1">
          <table:table-cell office:value-type="float" office:value="38.6646719857313" calcext:value-type="float">
            <text:p>38.6646719857313</text:p>
          </table:table-cell>
          <table:table-cell office:value-type="float" office:value="34.576" calcext:value-type="float">
            <text:p>34.576</text:p>
          </table:table-cell>
          <table:table-cell/>
          <table:table-cell office:value-type="float" office:value="43.89409393034" calcext:value-type="float">
            <text:p>43.89409393034</text:p>
          </table:table-cell>
          <table:table-cell office:value-type="float" office:value="34.576" calcext:value-type="float">
            <text:p>34.576</text:p>
          </table:table-cell>
          <table:table-cell/>
          <table:table-cell office:value-type="float" office:value="38.7919339948567" calcext:value-type="float">
            <text:p>38.7919339948567</text:p>
          </table:table-cell>
          <table:table-cell office:value-type="float" office:value="34.576" calcext:value-type="float">
            <text:p>34.576</text:p>
          </table:table-cell>
          <table:table-cell/>
          <table:table-cell office:value-type="float" office:value="37.3476671907115" calcext:value-type="float">
            <text:p>37.3476671907115</text:p>
          </table:table-cell>
          <table:table-cell office:value-type="float" office:value="34.576" calcext:value-type="float">
            <text:p>34.576</text:p>
          </table:table-cell>
        </table:table-row>
        <table:table-row table:style-name="ro1">
          <table:table-cell office:value-type="float" office:value="40.1329375516171" calcext:value-type="float">
            <text:p>40.1329375516171</text:p>
          </table:table-cell>
          <table:table-cell office:value-type="float" office:value="57.007" calcext:value-type="float">
            <text:p>57.007</text:p>
          </table:table-cell>
          <table:table-cell/>
          <table:table-cell office:value-type="float" office:value="36.0988921837855" calcext:value-type="float">
            <text:p>36.0988921837855</text:p>
          </table:table-cell>
          <table:table-cell office:value-type="float" office:value="57.007" calcext:value-type="float">
            <text:p>57.007</text:p>
          </table:table-cell>
          <table:table-cell/>
          <table:table-cell office:value-type="float" office:value="37.0323777466286" calcext:value-type="float">
            <text:p>37.0323777466286</text:p>
          </table:table-cell>
          <table:table-cell office:value-type="float" office:value="57.007" calcext:value-type="float">
            <text:p>57.007</text:p>
          </table:table-cell>
          <table:table-cell/>
          <table:table-cell office:value-type="float" office:value="35.3589968634214" calcext:value-type="float">
            <text:p>35.3589968634214</text:p>
          </table:table-cell>
          <table:table-cell office:value-type="float" office:value="57.007" calcext:value-type="float">
            <text:p>57.007</text:p>
          </table:table-cell>
        </table:table-row>
        <table:table-row table:style-name="ro1">
          <table:table-cell office:value-type="float" office:value="-0.0792257326431762" calcext:value-type="float">
            <text:p>-0.079225732643176</text:p>
          </table:table-cell>
          <table:table-cell office:value-type="float" office:value="11.106" calcext:value-type="float">
            <text:p>11.106</text:p>
          </table:table-cell>
          <table:table-cell/>
          <table:table-cell office:value-type="float" office:value="11.0097280547563" calcext:value-type="float">
            <text:p>11.0097280547563</text:p>
          </table:table-cell>
          <table:table-cell office:value-type="float" office:value="11.106" calcext:value-type="float">
            <text:p>11.106</text:p>
          </table:table-cell>
          <table:table-cell/>
          <table:table-cell office:value-type="float" office:value="5.66838802221619" calcext:value-type="float">
            <text:p>5.66838802221619</text:p>
          </table:table-cell>
          <table:table-cell office:value-type="float" office:value="11.106" calcext:value-type="float">
            <text:p>11.106</text:p>
          </table:table-cell>
          <table:table-cell/>
          <table:table-cell office:value-type="float" office:value="5.54952703361989" calcext:value-type="float">
            <text:p>5.54952703361989</text:p>
          </table:table-cell>
          <table:table-cell office:value-type="float" office:value="11.106" calcext:value-type="float">
            <text:p>11.106</text:p>
          </table:table-cell>
        </table:table-row>
        <table:table-row table:style-name="ro1">
          <table:table-cell office:value-type="float" office:value="323.838449841907" calcext:value-type="float">
            <text:p>323.838449841907</text:p>
          </table:table-cell>
          <table:table-cell office:value-type="float" office:value="165.854" calcext:value-type="float">
            <text:p>165.854</text:p>
          </table:table-cell>
          <table:table-cell/>
          <table:table-cell office:value-type="float" office:value="312.673128673654" calcext:value-type="float">
            <text:p>312.673128673654</text:p>
          </table:table-cell>
          <table:table-cell office:value-type="float" office:value="165.854" calcext:value-type="float">
            <text:p>165.854</text:p>
          </table:table-cell>
          <table:table-cell/>
          <table:table-cell office:value-type="float" office:value="302.350959736676" calcext:value-type="float">
            <text:p>302.350959736676</text:p>
          </table:table-cell>
          <table:table-cell office:value-type="float" office:value="165.854" calcext:value-type="float">
            <text:p>165.854</text:p>
          </table:table-cell>
          <table:table-cell/>
          <table:table-cell office:value-type="float" office:value="288.902305018556" calcext:value-type="float">
            <text:p>288.902305018556</text:p>
          </table:table-cell>
          <table:table-cell office:value-type="float" office:value="165.854" calcext:value-type="float">
            <text:p>165.854</text:p>
          </table:table-cell>
        </table:table-row>
        <table:table-row table:style-name="ro1">
          <table:table-cell office:value-type="float" office:value="-20.4486547036317" calcext:value-type="float">
            <text:p>-20.4486547036317</text:p>
          </table:table-cell>
          <table:table-cell office:value-type="float" office:value="5.8805" calcext:value-type="float">
            <text:p>5.8805</text:p>
          </table:table-cell>
          <table:table-cell/>
          <table:table-cell office:value-type="float" office:value="-11.5007736096958" calcext:value-type="float">
            <text:p>-11.5007736096958</text:p>
          </table:table-cell>
          <table:table-cell office:value-type="float" office:value="5.8805" calcext:value-type="float">
            <text:p>5.8805</text:p>
          </table:table-cell>
          <table:table-cell/>
          <table:table-cell office:value-type="float" office:value="-0.496071411232941" calcext:value-type="float">
            <text:p>-0.496071411232941</text:p>
          </table:table-cell>
          <table:table-cell office:value-type="float" office:value="5.8805" calcext:value-type="float">
            <text:p>5.8805</text:p>
          </table:table-cell>
          <table:table-cell/>
          <table:table-cell office:value-type="float" office:value="1.67513224590496" calcext:value-type="float">
            <text:p>1.67513224590496</text:p>
          </table:table-cell>
          <table:table-cell office:value-type="float" office:value="5.8805" calcext:value-type="float">
            <text:p>5.8805</text:p>
          </table:table-cell>
        </table:table-row>
        <table:table-row table:style-name="ro1">
          <table:table-cell office:value-type="float" office:value="38.149443884459" calcext:value-type="float">
            <text:p>38.149443884459</text:p>
          </table:table-cell>
          <table:table-cell office:value-type="float" office:value="64.633" calcext:value-type="float">
            <text:p>64.633</text:p>
          </table:table-cell>
          <table:table-cell/>
          <table:table-cell office:value-type="float" office:value="30.0661504173379" calcext:value-type="float">
            <text:p>30.0661504173379</text:p>
          </table:table-cell>
          <table:table-cell office:value-type="float" office:value="64.633" calcext:value-type="float">
            <text:p>64.633</text:p>
          </table:table-cell>
          <table:table-cell/>
          <table:table-cell office:value-type="float" office:value="28.0127877656537" calcext:value-type="float">
            <text:p>28.0127877656537</text:p>
          </table:table-cell>
          <table:table-cell office:value-type="float" office:value="64.633" calcext:value-type="float">
            <text:p>64.633</text:p>
          </table:table-cell>
          <table:table-cell/>
          <table:table-cell office:value-type="float" office:value="25.10834197752" calcext:value-type="float">
            <text:p>25.10834197752</text:p>
          </table:table-cell>
          <table:table-cell office:value-type="float" office:value="64.633" calcext:value-type="float">
            <text:p>64.633</text:p>
          </table:table-cell>
        </table:table-row>
        <table:table-row table:style-name="ro1">
          <table:table-cell office:value-type="float" office:value="10.6490443689597" calcext:value-type="float">
            <text:p>10.6490443689597</text:p>
          </table:table-cell>
          <table:table-cell office:value-type="float" office:value="43.18" calcext:value-type="float">
            <text:p>43.18</text:p>
          </table:table-cell>
          <table:table-cell/>
          <table:table-cell office:value-type="float" office:value="12.7021118937768" calcext:value-type="float">
            <text:p>12.7021118937768</text:p>
          </table:table-cell>
          <table:table-cell office:value-type="float" office:value="43.18" calcext:value-type="float">
            <text:p>43.18</text:p>
          </table:table-cell>
          <table:table-cell/>
          <table:table-cell office:value-type="float" office:value="21.1827501485209" calcext:value-type="float">
            <text:p>21.1827501485209</text:p>
          </table:table-cell>
          <table:table-cell office:value-type="float" office:value="43.18" calcext:value-type="float">
            <text:p>43.18</text:p>
          </table:table-cell>
          <table:table-cell/>
          <table:table-cell office:value-type="float" office:value="25.6965138849716" calcext:value-type="float">
            <text:p>25.6965138849716</text:p>
          </table:table-cell>
          <table:table-cell office:value-type="float" office:value="43.18" calcext:value-type="float">
            <text:p>43.18</text:p>
          </table:table-cell>
        </table:table-row>
        <table:table-row table:style-name="ro1">
          <table:table-cell office:value-type="float" office:value="-35.2659442336596" calcext:value-type="float">
            <text:p>-35.2659442336596</text:p>
          </table:table-cell>
          <table:table-cell office:value-type="float" office:value="0.861000000000008" calcext:value-type="float">
            <text:p>0.861000000000008</text:p>
          </table:table-cell>
          <table:table-cell/>
          <table:table-cell office:value-type="float" office:value="-25.691112900405" calcext:value-type="float">
            <text:p>-25.691112900405</text:p>
          </table:table-cell>
          <table:table-cell office:value-type="float" office:value="0.861000000000008" calcext:value-type="float">
            <text:p>0.861000000000008</text:p>
          </table:table-cell>
          <table:table-cell/>
          <table:table-cell office:value-type="float" office:value="-16.1601301465075" calcext:value-type="float">
            <text:p>-16.1601301465075</text:p>
          </table:table-cell>
          <table:table-cell office:value-type="float" office:value="0.861000000000008" calcext:value-type="float">
            <text:p>0.861000000000008</text:p>
          </table:table-cell>
          <table:table-cell/>
          <table:table-cell office:value-type="float" office:value="-11.4580786736779" calcext:value-type="float">
            <text:p>-11.4580786736779</text:p>
          </table:table-cell>
          <table:table-cell office:value-type="float" office:value="0.861000000000008" calcext:value-type="float">
            <text:p>0.861000000000008</text:p>
          </table:table-cell>
        </table:table-row>
        <table:table-row table:style-name="ro1">
          <table:table-cell office:value-type="float" office:value="176.608101926842" calcext:value-type="float">
            <text:p>176.608101926842</text:p>
          </table:table-cell>
          <table:table-cell office:value-type="float" office:value="241.075" calcext:value-type="float">
            <text:p>241.075</text:p>
          </table:table-cell>
          <table:table-cell/>
          <table:table-cell office:value-type="float" office:value="183.363741822875" calcext:value-type="float">
            <text:p>183.363741822875</text:p>
          </table:table-cell>
          <table:table-cell office:value-type="float" office:value="241.075" calcext:value-type="float">
            <text:p>241.075</text:p>
          </table:table-cell>
          <table:table-cell/>
          <table:table-cell office:value-type="float" office:value="186.475227225285" calcext:value-type="float">
            <text:p>186.475227225285</text:p>
          </table:table-cell>
          <table:table-cell office:value-type="float" office:value="241.075" calcext:value-type="float">
            <text:p>241.075</text:p>
          </table:table-cell>
          <table:table-cell/>
          <table:table-cell office:value-type="float" office:value="178.994628876111" calcext:value-type="float">
            <text:p>178.994628876111</text:p>
          </table:table-cell>
          <table:table-cell office:value-type="float" office:value="241.075" calcext:value-type="float">
            <text:p>241.075</text:p>
          </table:table-cell>
        </table:table-row>
        <table:table-row table:style-name="ro1">
          <table:table-cell office:value-type="float" office:value="21.2200789352994" calcext:value-type="float">
            <text:p>21.2200789352994</text:p>
          </table:table-cell>
          <table:table-cell office:value-type="float" office:value="38.989502" calcext:value-type="float">
            <text:p>38.989502</text:p>
          </table:table-cell>
          <table:table-cell/>
          <table:table-cell office:value-type="float" office:value="16.3978542174057" calcext:value-type="float">
            <text:p>16.3978542174057</text:p>
          </table:table-cell>
          <table:table-cell office:value-type="float" office:value="38.989502" calcext:value-type="float">
            <text:p>38.989502</text:p>
          </table:table-cell>
          <table:table-cell/>
          <table:table-cell office:value-type="float" office:value="18.4580422099622" calcext:value-type="float">
            <text:p>18.4580422099622</text:p>
          </table:table-cell>
          <table:table-cell office:value-type="float" office:value="38.989502" calcext:value-type="float">
            <text:p>38.989502</text:p>
          </table:table-cell>
          <table:table-cell/>
          <table:table-cell office:value-type="float" office:value="18.4491112016347" calcext:value-type="float">
            <text:p>18.4491112016347</text:p>
          </table:table-cell>
          <table:table-cell office:value-type="float" office:value="38.989502" calcext:value-type="float">
            <text:p>38.989502</text:p>
          </table:table-cell>
        </table:table-row>
        <table:table-row table:style-name="ro1">
          <table:table-cell office:value-type="float" office:value="117.916918375478" calcext:value-type="float">
            <text:p>117.916918375478</text:p>
          </table:table-cell>
          <table:table-cell office:value-type="float" office:value="134.5495" calcext:value-type="float">
            <text:p>134.5495</text:p>
          </table:table-cell>
          <table:table-cell/>
          <table:table-cell office:value-type="float" office:value="118.829585712053" calcext:value-type="float">
            <text:p>118.829585712053</text:p>
          </table:table-cell>
          <table:table-cell office:value-type="float" office:value="134.5495" calcext:value-type="float">
            <text:p>134.5495</text:p>
          </table:table-cell>
          <table:table-cell/>
          <table:table-cell office:value-type="float" office:value="110.525958412123" calcext:value-type="float">
            <text:p>110.525958412123</text:p>
          </table:table-cell>
          <table:table-cell office:value-type="float" office:value="134.5495" calcext:value-type="float">
            <text:p>134.5495</text:p>
          </table:table-cell>
          <table:table-cell/>
          <table:table-cell office:value-type="float" office:value="110.745381380402" calcext:value-type="float">
            <text:p>110.745381380402</text:p>
          </table:table-cell>
          <table:table-cell office:value-type="float" office:value="134.5495" calcext:value-type="float">
            <text:p>134.5495</text:p>
          </table:table-cell>
        </table:table-row>
        <table:table-row table:style-name="ro1">
          <table:table-cell office:value-type="float" office:value="152.669880457823" calcext:value-type="float">
            <text:p>152.669880457823</text:p>
          </table:table-cell>
          <table:table-cell office:value-type="float" office:value="200.4925" calcext:value-type="float">
            <text:p>200.4925</text:p>
          </table:table-cell>
          <table:table-cell/>
          <table:table-cell office:value-type="float" office:value="151.991768343668" calcext:value-type="float">
            <text:p>151.991768343668</text:p>
          </table:table-cell>
          <table:table-cell office:value-type="float" office:value="200.4925" calcext:value-type="float">
            <text:p>200.4925</text:p>
          </table:table-cell>
          <table:table-cell/>
          <table:table-cell office:value-type="float" office:value="143.104452105964" calcext:value-type="float">
            <text:p>143.104452105964</text:p>
          </table:table-cell>
          <table:table-cell office:value-type="float" office:value="200.4925" calcext:value-type="float">
            <text:p>200.4925</text:p>
          </table:table-cell>
          <table:table-cell/>
          <table:table-cell office:value-type="float" office:value="140.209895911855" calcext:value-type="float">
            <text:p>140.209895911855</text:p>
          </table:table-cell>
          <table:table-cell office:value-type="float" office:value="200.4925" calcext:value-type="float">
            <text:p>200.4925</text:p>
          </table:table-cell>
        </table:table-row>
        <table:table-row table:style-name="ro1">
          <table:table-cell office:value-type="float" office:value="93.7394426618917" calcext:value-type="float">
            <text:p>93.7394426618917</text:p>
          </table:table-cell>
          <table:table-cell office:value-type="float" office:value="87.253" calcext:value-type="float">
            <text:p>87.253</text:p>
          </table:table-cell>
          <table:table-cell/>
          <table:table-cell office:value-type="float" office:value="88.571082844155" calcext:value-type="float">
            <text:p>88.571082844155</text:p>
          </table:table-cell>
          <table:table-cell office:value-type="float" office:value="87.253" calcext:value-type="float">
            <text:p>87.253</text:p>
          </table:table-cell>
          <table:table-cell/>
          <table:table-cell office:value-type="float" office:value="81.1608907579551" calcext:value-type="float">
            <text:p>81.1608907579551</text:p>
          </table:table-cell>
          <table:table-cell office:value-type="float" office:value="87.253" calcext:value-type="float">
            <text:p>87.253</text:p>
          </table:table-cell>
          <table:table-cell/>
          <table:table-cell office:value-type="float" office:value="77.9577418929806" calcext:value-type="float">
            <text:p>77.9577418929806</text:p>
          </table:table-cell>
          <table:table-cell office:value-type="float" office:value="87.253" calcext:value-type="float">
            <text:p>87.253</text:p>
          </table:table-cell>
        </table:table-row>
        <table:table-row table:style-name="ro1">
          <table:table-cell office:value-type="float" office:value="231.193491001189" calcext:value-type="float">
            <text:p>231.193491001189</text:p>
          </table:table-cell>
          <table:table-cell office:value-type="float" office:value="267.21" calcext:value-type="float">
            <text:p>267.21</text:p>
          </table:table-cell>
          <table:table-cell/>
          <table:table-cell office:value-type="float" office:value="241.099235352307" calcext:value-type="float">
            <text:p>241.099235352307</text:p>
          </table:table-cell>
          <table:table-cell office:value-type="float" office:value="267.21" calcext:value-type="float">
            <text:p>267.21</text:p>
          </table:table-cell>
          <table:table-cell/>
          <table:table-cell office:value-type="float" office:value="242.08705357575" calcext:value-type="float">
            <text:p>242.08705357575</text:p>
          </table:table-cell>
          <table:table-cell office:value-type="float" office:value="267.21" calcext:value-type="float">
            <text:p>267.21</text:p>
          </table:table-cell>
          <table:table-cell/>
          <table:table-cell office:value-type="float" office:value="244.56348998911" calcext:value-type="float">
            <text:p>244.56348998911</text:p>
          </table:table-cell>
          <table:table-cell office:value-type="float" office:value="267.21" calcext:value-type="float">
            <text:p>267.21</text:p>
          </table:table-cell>
        </table:table-row>
        <table:table-row table:style-name="ro1">
          <table:table-cell office:value-type="float" office:value="287.521006238054" calcext:value-type="float">
            <text:p>287.521006238054</text:p>
          </table:table-cell>
          <table:table-cell office:value-type="float" office:value="263.276" calcext:value-type="float">
            <text:p>263.276</text:p>
          </table:table-cell>
          <table:table-cell/>
          <table:table-cell office:value-type="float" office:value="312.149534748283" calcext:value-type="float">
            <text:p>312.149534748283</text:p>
          </table:table-cell>
          <table:table-cell office:value-type="float" office:value="263.276" calcext:value-type="float">
            <text:p>263.276</text:p>
          </table:table-cell>
          <table:table-cell/>
          <table:table-cell office:value-type="float" office:value="323.905248328307" calcext:value-type="float">
            <text:p>323.905248328307</text:p>
          </table:table-cell>
          <table:table-cell office:value-type="float" office:value="263.276" calcext:value-type="float">
            <text:p>263.276</text:p>
          </table:table-cell>
          <table:table-cell/>
          <table:table-cell office:value-type="float" office:value="316.539484293987" calcext:value-type="float">
            <text:p>316.539484293987</text:p>
          </table:table-cell>
          <table:table-cell office:value-type="float" office:value="263.276" calcext:value-type="float">
            <text:p>263.276</text:p>
          </table:table-cell>
        </table:table-row>
        <table:table-row table:style-name="ro1">
          <table:table-cell office:value-type="float" office:value="121.643343556793" calcext:value-type="float">
            <text:p>121.643343556793</text:p>
          </table:table-cell>
          <table:table-cell office:value-type="float" office:value="123.485504" calcext:value-type="float">
            <text:p>123.485504</text:p>
          </table:table-cell>
          <table:table-cell/>
          <table:table-cell office:value-type="float" office:value="127.549751027523" calcext:value-type="float">
            <text:p>127.549751027523</text:p>
          </table:table-cell>
          <table:table-cell office:value-type="float" office:value="123.485504" calcext:value-type="float">
            <text:p>123.485504</text:p>
          </table:table-cell>
          <table:table-cell/>
          <table:table-cell office:value-type="float" office:value="127.509334648318" calcext:value-type="float">
            <text:p>127.509334648318</text:p>
          </table:table-cell>
          <table:table-cell office:value-type="float" office:value="123.485504" calcext:value-type="float">
            <text:p>123.485504</text:p>
          </table:table-cell>
          <table:table-cell/>
          <table:table-cell office:value-type="float" office:value="122.636441285279" calcext:value-type="float">
            <text:p>122.636441285279</text:p>
          </table:table-cell>
          <table:table-cell office:value-type="float" office:value="123.485504" calcext:value-type="float">
            <text:p>123.485504</text:p>
          </table:table-cell>
        </table:table-row>
        <table:table-row table:style-name="ro1">
          <table:table-cell office:value-type="float" office:value="140.688635817384" calcext:value-type="float">
            <text:p>140.688635817384</text:p>
          </table:table-cell>
          <table:table-cell office:value-type="float" office:value="179.0455" calcext:value-type="float">
            <text:p>179.0455</text:p>
          </table:table-cell>
          <table:table-cell/>
          <table:table-cell office:value-type="float" office:value="152.353781772389" calcext:value-type="float">
            <text:p>152.353781772389</text:p>
          </table:table-cell>
          <table:table-cell office:value-type="float" office:value="179.0455" calcext:value-type="float">
            <text:p>179.0455</text:p>
          </table:table-cell>
          <table:table-cell/>
          <table:table-cell office:value-type="float" office:value="159.169271103756" calcext:value-type="float">
            <text:p>159.169271103756</text:p>
          </table:table-cell>
          <table:table-cell office:value-type="float" office:value="179.0455" calcext:value-type="float">
            <text:p>179.0455</text:p>
          </table:table-cell>
          <table:table-cell/>
          <table:table-cell office:value-type="float" office:value="151.273698493229" calcext:value-type="float">
            <text:p>151.273698493229</text:p>
          </table:table-cell>
          <table:table-cell office:value-type="float" office:value="179.0455" calcext:value-type="float">
            <text:p>179.0455</text:p>
          </table:table-cell>
        </table:table-row>
        <table:table-row table:style-name="ro1">
          <table:table-cell office:value-type="float" office:value="468.3539626488" calcext:value-type="float">
            <text:p>468.3539626488</text:p>
          </table:table-cell>
          <table:table-cell office:value-type="float" office:value="574.8425" calcext:value-type="float">
            <text:p>574.8425</text:p>
          </table:table-cell>
          <table:table-cell/>
          <table:table-cell office:value-type="float" office:value="534.736639301067" calcext:value-type="float">
            <text:p>534.736639301067</text:p>
          </table:table-cell>
          <table:table-cell office:value-type="float" office:value="574.8425" calcext:value-type="float">
            <text:p>574.8425</text:p>
          </table:table-cell>
          <table:table-cell/>
          <table:table-cell office:value-type="float" office:value="539.421476207704" calcext:value-type="float">
            <text:p>539.421476207704</text:p>
          </table:table-cell>
          <table:table-cell office:value-type="float" office:value="574.8425" calcext:value-type="float">
            <text:p>574.8425</text:p>
          </table:table-cell>
          <table:table-cell/>
          <table:table-cell office:value-type="float" office:value="509.816335476309" calcext:value-type="float">
            <text:p>509.816335476309</text:p>
          </table:table-cell>
          <table:table-cell office:value-type="float" office:value="574.8425" calcext:value-type="float">
            <text:p>574.8425</text:p>
          </table:table-cell>
        </table:table-row>
        <table:table-row table:style-name="ro1">
          <table:table-cell office:value-type="float" office:value="771.075048579077" calcext:value-type="float">
            <text:p>771.075048579077</text:p>
          </table:table-cell>
          <table:table-cell office:value-type="float" office:value="839.283" calcext:value-type="float">
            <text:p>839.283</text:p>
          </table:table-cell>
          <table:table-cell/>
          <table:table-cell office:value-type="float" office:value="835.185609355403" calcext:value-type="float">
            <text:p>835.185609355403</text:p>
          </table:table-cell>
          <table:table-cell office:value-type="float" office:value="839.283" calcext:value-type="float">
            <text:p>839.283</text:p>
          </table:table-cell>
          <table:table-cell/>
          <table:table-cell office:value-type="float" office:value="832.101855341902" calcext:value-type="float">
            <text:p>832.101855341902</text:p>
          </table:table-cell>
          <table:table-cell office:value-type="float" office:value="839.283" calcext:value-type="float">
            <text:p>839.283</text:p>
          </table:table-cell>
          <table:table-cell/>
          <table:table-cell office:value-type="float" office:value="814.103484223355" calcext:value-type="float">
            <text:p>814.103484223355</text:p>
          </table:table-cell>
          <table:table-cell office:value-type="float" office:value="839.283" calcext:value-type="float">
            <text:p>839.283</text:p>
          </table:table-cell>
        </table:table-row>
        <table:table-row table:style-name="ro1">
          <table:table-cell office:value-type="float" office:value="128.89332238804" calcext:value-type="float">
            <text:p>128.89332238804</text:p>
          </table:table-cell>
          <table:table-cell office:value-type="float" office:value="180.223" calcext:value-type="float">
            <text:p>180.223</text:p>
          </table:table-cell>
          <table:table-cell/>
          <table:table-cell office:value-type="float" office:value="158.590316314701" calcext:value-type="float">
            <text:p>158.590316314701</text:p>
          </table:table-cell>
          <table:table-cell office:value-type="float" office:value="180.223" calcext:value-type="float">
            <text:p>180.223</text:p>
          </table:table-cell>
          <table:table-cell/>
          <table:table-cell office:value-type="float" office:value="165.602830059498" calcext:value-type="float">
            <text:p>165.602830059498</text:p>
          </table:table-cell>
          <table:table-cell office:value-type="float" office:value="180.223" calcext:value-type="float">
            <text:p>180.223</text:p>
          </table:table-cell>
          <table:table-cell/>
          <table:table-cell office:value-type="float" office:value="164.265049483125" calcext:value-type="float">
            <text:p>164.265049483125</text:p>
          </table:table-cell>
          <table:table-cell office:value-type="float" office:value="180.223" calcext:value-type="float">
            <text:p>180.223</text:p>
          </table:table-cell>
        </table:table-row>
        <table:table-row table:style-name="ro1">
          <table:table-cell office:value-type="float" office:value="78.9379920884209" calcext:value-type="float">
            <text:p>78.9379920884209</text:p>
          </table:table-cell>
          <table:table-cell office:value-type="float" office:value="60.718" calcext:value-type="float">
            <text:p>60.718</text:p>
          </table:table-cell>
          <table:table-cell/>
          <table:table-cell office:value-type="float" office:value="81.3137566877795" calcext:value-type="float">
            <text:p>81.3137566877795</text:p>
          </table:table-cell>
          <table:table-cell office:value-type="float" office:value="60.718" calcext:value-type="float">
            <text:p>60.718</text:p>
          </table:table-cell>
          <table:table-cell/>
          <table:table-cell office:value-type="float" office:value="66.8293997077432" calcext:value-type="float">
            <text:p>66.8293997077432</text:p>
          </table:table-cell>
          <table:table-cell office:value-type="float" office:value="60.718" calcext:value-type="float">
            <text:p>60.718</text:p>
          </table:table-cell>
          <table:table-cell/>
          <table:table-cell office:value-type="float" office:value="65.9245973822567" calcext:value-type="float">
            <text:p>65.9245973822567</text:p>
          </table:table-cell>
          <table:table-cell office:value-type="float" office:value="60.718" calcext:value-type="float">
            <text:p>60.718</text:p>
          </table:table-cell>
        </table:table-row>
        <table:table-row table:style-name="ro1">
          <table:table-cell office:value-type="float" office:value="67.830622079374" calcext:value-type="float">
            <text:p>67.830622079374</text:p>
          </table:table-cell>
          <table:table-cell office:value-type="float" office:value="37.004" calcext:value-type="float">
            <text:p>37.004</text:p>
          </table:table-cell>
          <table:table-cell/>
          <table:table-cell office:value-type="float" office:value="64.9927166120719" calcext:value-type="float">
            <text:p>64.9927166120719</text:p>
          </table:table-cell>
          <table:table-cell office:value-type="float" office:value="37.004" calcext:value-type="float">
            <text:p>37.004</text:p>
          </table:table-cell>
          <table:table-cell/>
          <table:table-cell office:value-type="float" office:value="55.4754271357966" calcext:value-type="float">
            <text:p>55.4754271357966</text:p>
          </table:table-cell>
          <table:table-cell office:value-type="float" office:value="37.004" calcext:value-type="float">
            <text:p>37.004</text:p>
          </table:table-cell>
          <table:table-cell/>
          <table:table-cell office:value-type="float" office:value="54.7208467312964" calcext:value-type="float">
            <text:p>54.7208467312964</text:p>
          </table:table-cell>
          <table:table-cell office:value-type="float" office:value="37.004" calcext:value-type="float">
            <text:p>37.004</text:p>
          </table:table-cell>
        </table:table-row>
        <table:table-row table:style-name="ro1">
          <table:table-cell office:value-type="float" office:value="112.002021751142" calcext:value-type="float">
            <text:p>112.002021751142</text:p>
          </table:table-cell>
          <table:table-cell office:value-type="float" office:value="100.477" calcext:value-type="float">
            <text:p>100.477</text:p>
          </table:table-cell>
          <table:table-cell/>
          <table:table-cell office:value-type="float" office:value="110.263073666949" calcext:value-type="float">
            <text:p>110.263073666949</text:p>
          </table:table-cell>
          <table:table-cell office:value-type="float" office:value="100.477" calcext:value-type="float">
            <text:p>100.477</text:p>
          </table:table-cell>
          <table:table-cell/>
          <table:table-cell office:value-type="float" office:value="101.309010997201" calcext:value-type="float">
            <text:p>101.309010997201</text:p>
          </table:table-cell>
          <table:table-cell office:value-type="float" office:value="100.477" calcext:value-type="float">
            <text:p>100.477</text:p>
          </table:table-cell>
          <table:table-cell/>
          <table:table-cell office:value-type="float" office:value="100.60914528629" calcext:value-type="float">
            <text:p>100.60914528629</text:p>
          </table:table-cell>
          <table:table-cell office:value-type="float" office:value="100.477" calcext:value-type="float">
            <text:p>100.477</text:p>
          </table:table-cell>
        </table:table-row>
        <table:table-row table:style-name="ro1">
          <table:table-cell office:value-type="float" office:value="-5.44143994245195" calcext:value-type="float">
            <text:p>-5.44143994245195</text:p>
          </table:table-cell>
          <table:table-cell office:value-type="float" office:value="11.4345" calcext:value-type="float">
            <text:p>11.4345</text:p>
          </table:table-cell>
          <table:table-cell/>
          <table:table-cell office:value-type="float" office:value="-5.52177441415269" calcext:value-type="float">
            <text:p>-5.52177441415269</text:p>
          </table:table-cell>
          <table:table-cell office:value-type="float" office:value="11.4345" calcext:value-type="float">
            <text:p>11.4345</text:p>
          </table:table-cell>
          <table:table-cell/>
          <table:table-cell office:value-type="float" office:value="-1.12865695637723" calcext:value-type="float">
            <text:p>-1.12865695637723</text:p>
          </table:table-cell>
          <table:table-cell office:value-type="float" office:value="11.4345" calcext:value-type="float">
            <text:p>11.4345</text:p>
          </table:table-cell>
          <table:table-cell/>
          <table:table-cell office:value-type="float" office:value="1.00894882912493" calcext:value-type="float">
            <text:p>1.00894882912493</text:p>
          </table:table-cell>
          <table:table-cell office:value-type="float" office:value="11.4345" calcext:value-type="float">
            <text:p>11.4345</text:p>
          </table:table-cell>
        </table:table-row>
        <table:table-row table:style-name="ro1">
          <table:table-cell office:value-type="float" office:value="108.092275996153" calcext:value-type="float">
            <text:p>108.092275996153</text:p>
          </table:table-cell>
          <table:table-cell office:value-type="float" office:value="117.687" calcext:value-type="float">
            <text:p>117.687</text:p>
          </table:table-cell>
          <table:table-cell/>
          <table:table-cell office:value-type="float" office:value="107.672935502787" calcext:value-type="float">
            <text:p>107.672935502787</text:p>
          </table:table-cell>
          <table:table-cell office:value-type="float" office:value="117.687" calcext:value-type="float">
            <text:p>117.687</text:p>
          </table:table-cell>
          <table:table-cell/>
          <table:table-cell office:value-type="float" office:value="100.399576579526" calcext:value-type="float">
            <text:p>100.399576579526</text:p>
          </table:table-cell>
          <table:table-cell office:value-type="float" office:value="117.687" calcext:value-type="float">
            <text:p>117.687</text:p>
          </table:table-cell>
          <table:table-cell/>
          <table:table-cell office:value-type="float" office:value="97.1666743988032" calcext:value-type="float">
            <text:p>97.1666743988032</text:p>
          </table:table-cell>
          <table:table-cell office:value-type="float" office:value="117.687" calcext:value-type="float">
            <text:p>117.687</text:p>
          </table:table-cell>
        </table:table-row>
        <table:table-row table:style-name="ro1">
          <table:table-cell office:value-type="float" office:value="16.0017491599837" calcext:value-type="float">
            <text:p>16.0017491599837</text:p>
          </table:table-cell>
          <table:table-cell office:value-type="float" office:value="11.798" calcext:value-type="float">
            <text:p>11.798</text:p>
          </table:table-cell>
          <table:table-cell/>
          <table:table-cell office:value-type="float" office:value="10.0763626864358" calcext:value-type="float">
            <text:p>10.0763626864358</text:p>
          </table:table-cell>
          <table:table-cell office:value-type="float" office:value="11.798" calcext:value-type="float">
            <text:p>11.798</text:p>
          </table:table-cell>
          <table:table-cell/>
          <table:table-cell office:value-type="float" office:value="3.31530610727975" calcext:value-type="float">
            <text:p>3.31530610727975</text:p>
          </table:table-cell>
          <table:table-cell office:value-type="float" office:value="11.798" calcext:value-type="float">
            <text:p>11.798</text:p>
          </table:table-cell>
          <table:table-cell/>
          <table:table-cell office:value-type="float" office:value="5.81922098373208" calcext:value-type="float">
            <text:p>5.81922098373208</text:p>
          </table:table-cell>
          <table:table-cell office:value-type="float" office:value="11.798" calcext:value-type="float">
            <text:p>11.798</text:p>
          </table:table-cell>
        </table:table-row>
        <table:table-row table:style-name="ro1">
          <table:table-cell office:value-type="float" office:value="167.885305125909" calcext:value-type="float">
            <text:p>167.885305125909</text:p>
          </table:table-cell>
          <table:table-cell office:value-type="float" office:value="248.084" calcext:value-type="float">
            <text:p>248.084</text:p>
          </table:table-cell>
          <table:table-cell/>
          <table:table-cell office:value-type="float" office:value="176.405138675465" calcext:value-type="float">
            <text:p>176.405138675465</text:p>
          </table:table-cell>
          <table:table-cell office:value-type="float" office:value="248.084" calcext:value-type="float">
            <text:p>248.084</text:p>
          </table:table-cell>
          <table:table-cell/>
          <table:table-cell office:value-type="float" office:value="172.201864801727" calcext:value-type="float">
            <text:p>172.201864801727</text:p>
          </table:table-cell>
          <table:table-cell office:value-type="float" office:value="248.084" calcext:value-type="float">
            <text:p>248.084</text:p>
          </table:table-cell>
          <table:table-cell/>
          <table:table-cell office:value-type="float" office:value="169.016342117355" calcext:value-type="float">
            <text:p>169.016342117355</text:p>
          </table:table-cell>
          <table:table-cell office:value-type="float" office:value="248.084" calcext:value-type="float">
            <text:p>248.084</text:p>
          </table:table-cell>
        </table:table-row>
        <table:table-row table:style-name="ro1">
          <table:table-cell office:value-type="float" office:value="320.926555986613" calcext:value-type="float">
            <text:p>320.926555986613</text:p>
          </table:table-cell>
          <table:table-cell office:value-type="float" office:value="469.699" calcext:value-type="float">
            <text:p>469.699</text:p>
          </table:table-cell>
          <table:table-cell/>
          <table:table-cell office:value-type="float" office:value="385.37268213282" calcext:value-type="float">
            <text:p>385.37268213282</text:p>
          </table:table-cell>
          <table:table-cell office:value-type="float" office:value="469.699" calcext:value-type="float">
            <text:p>469.699</text:p>
          </table:table-cell>
          <table:table-cell/>
          <table:table-cell office:value-type="float" office:value="408.637715670597" calcext:value-type="float">
            <text:p>408.637715670597</text:p>
          </table:table-cell>
          <table:table-cell office:value-type="float" office:value="469.699" calcext:value-type="float">
            <text:p>469.699</text:p>
          </table:table-cell>
          <table:table-cell/>
          <table:table-cell office:value-type="float" office:value="417.689369104554" calcext:value-type="float">
            <text:p>417.689369104554</text:p>
          </table:table-cell>
          <table:table-cell office:value-type="float" office:value="469.699" calcext:value-type="float">
            <text:p>469.699</text:p>
          </table:table-cell>
        </table:table-row>
        <table:table-row table:style-name="ro1">
          <table:table-cell office:value-type="float" office:value="24.0904184200203" calcext:value-type="float">
            <text:p>24.0904184200203</text:p>
          </table:table-cell>
          <table:table-cell office:value-type="float" office:value="20.461" calcext:value-type="float">
            <text:p>20.461</text:p>
          </table:table-cell>
          <table:table-cell/>
          <table:table-cell office:value-type="float" office:value="21.3880535158075" calcext:value-type="float">
            <text:p>21.3880535158075</text:p>
          </table:table-cell>
          <table:table-cell office:value-type="float" office:value="20.461" calcext:value-type="float">
            <text:p>20.461</text:p>
          </table:table-cell>
          <table:table-cell/>
          <table:table-cell office:value-type="float" office:value="18.8303908580513" calcext:value-type="float">
            <text:p>18.8303908580513</text:p>
          </table:table-cell>
          <table:table-cell office:value-type="float" office:value="20.461" calcext:value-type="float">
            <text:p>20.461</text:p>
          </table:table-cell>
          <table:table-cell/>
          <table:table-cell office:value-type="float" office:value="21.5396379991435" calcext:value-type="float">
            <text:p>21.5396379991435</text:p>
          </table:table-cell>
          <table:table-cell office:value-type="float" office:value="20.461" calcext:value-type="float">
            <text:p>20.461</text:p>
          </table:table-cell>
        </table:table-row>
        <table:table-row table:style-name="ro1">
          <table:table-cell office:value-type="float" office:value="-14.4668207553786" calcext:value-type="float">
            <text:p>-14.4668207553786</text:p>
          </table:table-cell>
          <table:table-cell office:value-type="float" office:value="9.631" calcext:value-type="float">
            <text:p>9.631</text:p>
          </table:table-cell>
          <table:table-cell/>
          <table:table-cell office:value-type="float" office:value="-5.68924845944169" calcext:value-type="float">
            <text:p>-5.68924845944169</text:p>
          </table:table-cell>
          <table:table-cell office:value-type="float" office:value="9.631" calcext:value-type="float">
            <text:p>9.631</text:p>
          </table:table-cell>
          <table:table-cell/>
          <table:table-cell office:value-type="float" office:value="13.7300523995707" calcext:value-type="float">
            <text:p>13.7300523995707</text:p>
          </table:table-cell>
          <table:table-cell office:value-type="float" office:value="9.631" calcext:value-type="float">
            <text:p>9.631</text:p>
          </table:table-cell>
          <table:table-cell/>
          <table:table-cell office:value-type="float" office:value="12.0330943624482" calcext:value-type="float">
            <text:p>12.0330943624482</text:p>
          </table:table-cell>
          <table:table-cell office:value-type="float" office:value="9.631" calcext:value-type="float">
            <text:p>9.631</text:p>
          </table:table-cell>
        </table:table-row>
        <table:table-row table:style-name="ro1">
          <table:table-cell office:value-type="float" office:value="108.605246317959" calcext:value-type="float">
            <text:p>108.605246317959</text:p>
          </table:table-cell>
          <table:table-cell office:value-type="float" office:value="67.482" calcext:value-type="float">
            <text:p>67.482</text:p>
          </table:table-cell>
          <table:table-cell/>
          <table:table-cell office:value-type="float" office:value="113.678843810577" calcext:value-type="float">
            <text:p>113.678843810577</text:p>
          </table:table-cell>
          <table:table-cell office:value-type="float" office:value="67.482" calcext:value-type="float">
            <text:p>67.482</text:p>
          </table:table-cell>
          <table:table-cell/>
          <table:table-cell office:value-type="float" office:value="110.325524264645" calcext:value-type="float">
            <text:p>110.325524264645</text:p>
          </table:table-cell>
          <table:table-cell office:value-type="float" office:value="67.482" calcext:value-type="float">
            <text:p>67.482</text:p>
          </table:table-cell>
          <table:table-cell/>
          <table:table-cell office:value-type="float" office:value="107.055869250853" calcext:value-type="float">
            <text:p>107.055869250853</text:p>
          </table:table-cell>
          <table:table-cell office:value-type="float" office:value="67.482" calcext:value-type="float">
            <text:p>67.482</text:p>
          </table:table-cell>
        </table:table-row>
        <table:table-row table:style-name="ro1">
          <table:table-cell office:value-type="float" office:value="31.0963191909913" calcext:value-type="float">
            <text:p>31.0963191909913</text:p>
          </table:table-cell>
          <table:table-cell office:value-type="float" office:value="36.683" calcext:value-type="float">
            <text:p>36.683</text:p>
          </table:table-cell>
          <table:table-cell/>
          <table:table-cell office:value-type="float" office:value="27.5537599751354" calcext:value-type="float">
            <text:p>27.5537599751354</text:p>
          </table:table-cell>
          <table:table-cell office:value-type="float" office:value="36.683" calcext:value-type="float">
            <text:p>36.683</text:p>
          </table:table-cell>
          <table:table-cell/>
          <table:table-cell office:value-type="float" office:value="20.5793827176409" calcext:value-type="float">
            <text:p>20.5793827176409</text:p>
          </table:table-cell>
          <table:table-cell office:value-type="float" office:value="36.683" calcext:value-type="float">
            <text:p>36.683</text:p>
          </table:table-cell>
          <table:table-cell/>
          <table:table-cell office:value-type="float" office:value="20.5347037895702" calcext:value-type="float">
            <text:p>20.5347037895702</text:p>
          </table:table-cell>
          <table:table-cell office:value-type="float" office:value="36.683" calcext:value-type="float">
            <text:p>36.683</text:p>
          </table:table-cell>
        </table:table-row>
        <table:table-row table:style-name="ro1">
          <table:table-cell office:value-type="float" office:value="55.0155092355204" calcext:value-type="float">
            <text:p>55.0155092355204</text:p>
          </table:table-cell>
          <table:table-cell office:value-type="float" office:value="27.452" calcext:value-type="float">
            <text:p>27.452</text:p>
          </table:table-cell>
          <table:table-cell/>
          <table:table-cell office:value-type="float" office:value="53.2698449612733" calcext:value-type="float">
            <text:p>53.2698449612733</text:p>
          </table:table-cell>
          <table:table-cell office:value-type="float" office:value="27.452" calcext:value-type="float">
            <text:p>27.452</text:p>
          </table:table-cell>
          <table:table-cell/>
          <table:table-cell office:value-type="float" office:value="38.8186543802056" calcext:value-type="float">
            <text:p>38.8186543802056</text:p>
          </table:table-cell>
          <table:table-cell office:value-type="float" office:value="27.452" calcext:value-type="float">
            <text:p>27.452</text:p>
          </table:table-cell>
          <table:table-cell/>
          <table:table-cell office:value-type="float" office:value="39.5563193796368" calcext:value-type="float">
            <text:p>39.5563193796368</text:p>
          </table:table-cell>
          <table:table-cell office:value-type="float" office:value="27.452" calcext:value-type="float">
            <text:p>27.452</text:p>
          </table:table-cell>
        </table:table-row>
        <table:table-row table:style-name="ro1">
          <table:table-cell office:value-type="float" office:value="23.8890834993539" calcext:value-type="float">
            <text:p>23.8890834993539</text:p>
          </table:table-cell>
          <table:table-cell office:value-type="float" office:value="36.405" calcext:value-type="float">
            <text:p>36.405</text:p>
          </table:table-cell>
          <table:table-cell/>
          <table:table-cell office:value-type="float" office:value="29.082439736881" calcext:value-type="float">
            <text:p>29.082439736881</text:p>
          </table:table-cell>
          <table:table-cell office:value-type="float" office:value="36.405" calcext:value-type="float">
            <text:p>36.405</text:p>
          </table:table-cell>
          <table:table-cell/>
          <table:table-cell office:value-type="float" office:value="35.0638391798963" calcext:value-type="float">
            <text:p>35.0638391798963</text:p>
          </table:table-cell>
          <table:table-cell office:value-type="float" office:value="36.405" calcext:value-type="float">
            <text:p>36.405</text:p>
          </table:table-cell>
          <table:table-cell/>
          <table:table-cell office:value-type="float" office:value="33.7659777214727" calcext:value-type="float">
            <text:p>33.7659777214727</text:p>
          </table:table-cell>
          <table:table-cell office:value-type="float" office:value="36.405" calcext:value-type="float">
            <text:p>36.405</text:p>
          </table:table-cell>
        </table:table-row>
        <table:table-row table:style-name="ro1">
          <table:table-cell office:value-type="float" office:value="17.3436282717793" calcext:value-type="float">
            <text:p>17.3436282717793</text:p>
          </table:table-cell>
          <table:table-cell office:value-type="float" office:value="15.934" calcext:value-type="float">
            <text:p>15.934</text:p>
          </table:table-cell>
          <table:table-cell/>
          <table:table-cell office:value-type="float" office:value="18.8640310746589" calcext:value-type="float">
            <text:p>18.8640310746589</text:p>
          </table:table-cell>
          <table:table-cell office:value-type="float" office:value="15.934" calcext:value-type="float">
            <text:p>15.934</text:p>
          </table:table-cell>
          <table:table-cell/>
          <table:table-cell office:value-type="float" office:value="20.5771332106163" calcext:value-type="float">
            <text:p>20.5771332106163</text:p>
          </table:table-cell>
          <table:table-cell office:value-type="float" office:value="15.934" calcext:value-type="float">
            <text:p>15.934</text:p>
          </table:table-cell>
          <table:table-cell/>
          <table:table-cell office:value-type="float" office:value="20.7355316991545" calcext:value-type="float">
            <text:p>20.7355316991545</text:p>
          </table:table-cell>
          <table:table-cell office:value-type="float" office:value="15.934" calcext:value-type="float">
            <text:p>15.934</text:p>
          </table:table-cell>
        </table:table-row>
        <table:table-row table:style-name="ro1">
          <table:table-cell office:value-type="float" office:value="65.3767518758103" calcext:value-type="float">
            <text:p>65.3767518758103</text:p>
          </table:table-cell>
          <table:table-cell office:value-type="float" office:value="48.522" calcext:value-type="float">
            <text:p>48.522</text:p>
          </table:table-cell>
          <table:table-cell/>
          <table:table-cell office:value-type="float" office:value="62.6748097720772" calcext:value-type="float">
            <text:p>62.6748097720772</text:p>
          </table:table-cell>
          <table:table-cell office:value-type="float" office:value="48.522" calcext:value-type="float">
            <text:p>48.522</text:p>
          </table:table-cell>
          <table:table-cell/>
          <table:table-cell office:value-type="float" office:value="52.9603555364418" calcext:value-type="float">
            <text:p>52.9603555364418</text:p>
          </table:table-cell>
          <table:table-cell office:value-type="float" office:value="48.522" calcext:value-type="float">
            <text:p>48.522</text:p>
          </table:table-cell>
          <table:table-cell/>
          <table:table-cell office:value-type="float" office:value="52.6615369161003" calcext:value-type="float">
            <text:p>52.6615369161003</text:p>
          </table:table-cell>
          <table:table-cell office:value-type="float" office:value="48.522" calcext:value-type="float">
            <text:p>48.522</text:p>
          </table:table-cell>
        </table:table-row>
        <table:table-row table:style-name="ro1">
          <table:table-cell office:value-type="float" office:value="-42.4456871638065" calcext:value-type="float">
            <text:p>-42.4456871638065</text:p>
          </table:table-cell>
          <table:table-cell office:value-type="float" office:value="1.12900000000001" calcext:value-type="float">
            <text:p>1.12900000000001</text:p>
          </table:table-cell>
          <table:table-cell/>
          <table:table-cell office:value-type="float" office:value="-23.8256187232165" calcext:value-type="float">
            <text:p>-23.8256187232165</text:p>
          </table:table-cell>
          <table:table-cell office:value-type="float" office:value="1.12900000000001" calcext:value-type="float">
            <text:p>1.12900000000001</text:p>
          </table:table-cell>
          <table:table-cell/>
          <table:table-cell office:value-type="float" office:value="-15.0790161873091" calcext:value-type="float">
            <text:p>-15.0790161873091</text:p>
          </table:table-cell>
          <table:table-cell office:value-type="float" office:value="1.12900000000001" calcext:value-type="float">
            <text:p>1.12900000000001</text:p>
          </table:table-cell>
          <table:table-cell/>
          <table:table-cell office:value-type="float" office:value="-17.687318316259" calcext:value-type="float">
            <text:p>-17.687318316259</text:p>
          </table:table-cell>
          <table:table-cell office:value-type="float" office:value="1.12900000000001" calcext:value-type="float">
            <text:p>1.12900000000001</text:p>
          </table:table-cell>
        </table:table-row>
        <table:table-row table:style-name="ro1">
          <table:table-cell office:value-type="float" office:value="6.39085221584396" calcext:value-type="float">
            <text:p>6.39085221584396</text:p>
          </table:table-cell>
          <table:table-cell office:value-type="float" office:value="9.565" calcext:value-type="float">
            <text:p>9.565</text:p>
          </table:table-cell>
          <table:table-cell/>
          <table:table-cell office:value-type="float" office:value="0.505642376580128" calcext:value-type="float">
            <text:p>0.505642376580128</text:p>
          </table:table-cell>
          <table:table-cell office:value-type="float" office:value="9.565" calcext:value-type="float">
            <text:p>9.565</text:p>
          </table:table-cell>
          <table:table-cell/>
          <table:table-cell office:value-type="float" office:value="2.07231911761268" calcext:value-type="float">
            <text:p>2.07231911761268</text:p>
          </table:table-cell>
          <table:table-cell office:value-type="float" office:value="9.565" calcext:value-type="float">
            <text:p>9.565</text:p>
          </table:table-cell>
          <table:table-cell/>
          <table:table-cell office:value-type="float" office:value="0.703185924356442" calcext:value-type="float">
            <text:p>0.703185924356442</text:p>
          </table:table-cell>
          <table:table-cell office:value-type="float" office:value="9.565" calcext:value-type="float">
            <text:p>9.565</text:p>
          </table:table-cell>
        </table:table-row>
        <table:table-row table:style-name="ro1">
          <table:table-cell office:value-type="float" office:value="-32.660083621587" calcext:value-type="float">
            <text:p>-32.660083621587</text:p>
          </table:table-cell>
          <table:table-cell office:value-type="float" office:value="7.12600000000001" calcext:value-type="float">
            <text:p>7.12600000000001</text:p>
          </table:table-cell>
          <table:table-cell/>
          <table:table-cell office:value-type="float" office:value="-34.429595806073" calcext:value-type="float">
            <text:p>-34.429595806073</text:p>
          </table:table-cell>
          <table:table-cell office:value-type="float" office:value="7.12600000000001" calcext:value-type="float">
            <text:p>7.12600000000001</text:p>
          </table:table-cell>
          <table:table-cell/>
          <table:table-cell office:value-type="float" office:value="-18.7154470935935" calcext:value-type="float">
            <text:p>-18.7154470935935</text:p>
          </table:table-cell>
          <table:table-cell office:value-type="float" office:value="7.12600000000001" calcext:value-type="float">
            <text:p>7.12600000000001</text:p>
          </table:table-cell>
          <table:table-cell/>
          <table:table-cell office:value-type="float" office:value="-16.2587700206706" calcext:value-type="float">
            <text:p>-16.2587700206706</text:p>
          </table:table-cell>
          <table:table-cell office:value-type="float" office:value="7.12600000000001" calcext:value-type="float">
            <text:p>7.12600000000001</text:p>
          </table:table-cell>
        </table:table-row>
        <table:table-row table:style-name="ro1">
          <table:table-cell office:value-type="float" office:value="-26.7763966617578" calcext:value-type="float">
            <text:p>-26.7763966617578</text:p>
          </table:table-cell>
          <table:table-cell office:value-type="float" office:value="1.076" calcext:value-type="float">
            <text:p>1.076</text:p>
          </table:table-cell>
          <table:table-cell/>
          <table:table-cell office:value-type="float" office:value="-11.2489664800875" calcext:value-type="float">
            <text:p>-11.2489664800875</text:p>
          </table:table-cell>
          <table:table-cell office:value-type="float" office:value="1.076" calcext:value-type="float">
            <text:p>1.076</text:p>
          </table:table-cell>
          <table:table-cell/>
          <table:table-cell office:value-type="float" office:value="-6.58225959879312" calcext:value-type="float">
            <text:p>-6.58225959879312</text:p>
          </table:table-cell>
          <table:table-cell office:value-type="float" office:value="1.076" calcext:value-type="float">
            <text:p>1.076</text:p>
          </table:table-cell>
          <table:table-cell/>
          <table:table-cell office:value-type="float" office:value="-4.6779722660561" calcext:value-type="float">
            <text:p>-4.6779722660561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float" office:value="49.4815945095761" calcext:value-type="float">
            <text:p>49.4815945095761</text:p>
          </table:table-cell>
          <table:table-cell office:value-type="float" office:value="81.849" calcext:value-type="float">
            <text:p>81.849</text:p>
          </table:table-cell>
          <table:table-cell/>
          <table:table-cell office:value-type="float" office:value="48.0744772893575" calcext:value-type="float">
            <text:p>48.0744772893575</text:p>
          </table:table-cell>
          <table:table-cell office:value-type="float" office:value="81.849" calcext:value-type="float">
            <text:p>81.849</text:p>
          </table:table-cell>
          <table:table-cell/>
          <table:table-cell office:value-type="float" office:value="52.5000589247228" calcext:value-type="float">
            <text:p>52.5000589247228</text:p>
          </table:table-cell>
          <table:table-cell office:value-type="float" office:value="81.849" calcext:value-type="float">
            <text:p>81.849</text:p>
          </table:table-cell>
          <table:table-cell/>
          <table:table-cell office:value-type="float" office:value="49.08214974883" calcext:value-type="float">
            <text:p>49.08214974883</text:p>
          </table:table-cell>
          <table:table-cell office:value-type="float" office:value="81.849" calcext:value-type="float">
            <text:p>81.849</text:p>
          </table:table-cell>
        </table:table-row>
        <table:table-row table:style-name="ro1">
          <table:table-cell office:value-type="float" office:value="20.8113220171006" calcext:value-type="float">
            <text:p>20.8113220171006</text:p>
          </table:table-cell>
          <table:table-cell office:value-type="float" office:value="29.826" calcext:value-type="float">
            <text:p>29.826</text:p>
          </table:table-cell>
          <table:table-cell/>
          <table:table-cell office:value-type="float" office:value="10.7012572300214" calcext:value-type="float">
            <text:p>10.7012572300214</text:p>
          </table:table-cell>
          <table:table-cell office:value-type="float" office:value="29.826" calcext:value-type="float">
            <text:p>29.826</text:p>
          </table:table-cell>
          <table:table-cell/>
          <table:table-cell office:value-type="float" office:value="8.51555795860205" calcext:value-type="float">
            <text:p>8.51555795860205</text:p>
          </table:table-cell>
          <table:table-cell office:value-type="float" office:value="29.826" calcext:value-type="float">
            <text:p>29.826</text:p>
          </table:table-cell>
          <table:table-cell/>
          <table:table-cell office:value-type="float" office:value="8.60300843708365" calcext:value-type="float">
            <text:p>8.60300843708365</text:p>
          </table:table-cell>
          <table:table-cell office:value-type="float" office:value="29.826" calcext:value-type="float">
            <text:p>29.826</text:p>
          </table:table-cell>
        </table:table-row>
        <table:table-row table:style-name="ro1">
          <table:table-cell office:value-type="float" office:value="380.633715047856" calcext:value-type="float">
            <text:p>380.633715047856</text:p>
          </table:table-cell>
          <table:table-cell office:value-type="float" office:value="285.066" calcext:value-type="float">
            <text:p>285.066</text:p>
          </table:table-cell>
          <table:table-cell/>
          <table:table-cell office:value-type="float" office:value="387.314783302046" calcext:value-type="float">
            <text:p>387.314783302046</text:p>
          </table:table-cell>
          <table:table-cell office:value-type="float" office:value="285.066" calcext:value-type="float">
            <text:p>285.066</text:p>
          </table:table-cell>
          <table:table-cell/>
          <table:table-cell office:value-type="float" office:value="379.074312505468" calcext:value-type="float">
            <text:p>379.074312505468</text:p>
          </table:table-cell>
          <table:table-cell office:value-type="float" office:value="285.066" calcext:value-type="float">
            <text:p>285.066</text:p>
          </table:table-cell>
          <table:table-cell/>
          <table:table-cell office:value-type="float" office:value="377.085961970918" calcext:value-type="float">
            <text:p>377.085961970918</text:p>
          </table:table-cell>
          <table:table-cell office:value-type="float" office:value="285.066" calcext:value-type="float">
            <text:p>285.066</text:p>
          </table:table-cell>
        </table:table-row>
        <table:table-row table:style-name="ro1">
          <table:table-cell office:value-type="float" office:value="33.4393312859968" calcext:value-type="float">
            <text:p>33.4393312859968</text:p>
          </table:table-cell>
          <table:table-cell office:value-type="float" office:value="96.308" calcext:value-type="float">
            <text:p>96.308</text:p>
          </table:table-cell>
          <table:table-cell/>
          <table:table-cell office:value-type="float" office:value="27.0224743350496" calcext:value-type="float">
            <text:p>27.0224743350496</text:p>
          </table:table-cell>
          <table:table-cell office:value-type="float" office:value="96.308" calcext:value-type="float">
            <text:p>96.308</text:p>
          </table:table-cell>
          <table:table-cell/>
          <table:table-cell office:value-type="float" office:value="44.5233612346001" calcext:value-type="float">
            <text:p>44.5233612346001</text:p>
          </table:table-cell>
          <table:table-cell office:value-type="float" office:value="96.308" calcext:value-type="float">
            <text:p>96.308</text:p>
          </table:table-cell>
          <table:table-cell/>
          <table:table-cell office:value-type="float" office:value="38.3802253770673" calcext:value-type="float">
            <text:p>38.3802253770673</text:p>
          </table:table-cell>
          <table:table-cell office:value-type="float" office:value="96.308" calcext:value-type="float">
            <text:p>96.308</text:p>
          </table:table-cell>
        </table:table-row>
        <table:table-row table:style-name="ro1">
          <table:table-cell office:value-type="float" office:value="225.606427441726" calcext:value-type="float">
            <text:p>225.606427441726</text:p>
          </table:table-cell>
          <table:table-cell office:value-type="float" office:value="335.6595" calcext:value-type="float">
            <text:p>335.6595</text:p>
          </table:table-cell>
          <table:table-cell/>
          <table:table-cell office:value-type="float" office:value="241.149677812268" calcext:value-type="float">
            <text:p>241.149677812268</text:p>
          </table:table-cell>
          <table:table-cell office:value-type="float" office:value="335.6595" calcext:value-type="float">
            <text:p>335.6595</text:p>
          </table:table-cell>
          <table:table-cell/>
          <table:table-cell office:value-type="float" office:value="238.55263557423" calcext:value-type="float">
            <text:p>238.55263557423</text:p>
          </table:table-cell>
          <table:table-cell office:value-type="float" office:value="335.6595" calcext:value-type="float">
            <text:p>335.6595</text:p>
          </table:table-cell>
          <table:table-cell/>
          <table:table-cell office:value-type="float" office:value="242.317396051505" calcext:value-type="float">
            <text:p>242.317396051505</text:p>
          </table:table-cell>
          <table:table-cell office:value-type="float" office:value="335.6595" calcext:value-type="float">
            <text:p>335.6595</text:p>
          </table:table-cell>
        </table:table-row>
        <table:table-row table:style-name="ro1">
          <table:table-cell office:value-type="float" office:value="215.901405098945" calcext:value-type="float">
            <text:p>215.901405098945</text:p>
          </table:table-cell>
          <table:table-cell office:value-type="float" office:value="248.095" calcext:value-type="float">
            <text:p>248.095</text:p>
          </table:table-cell>
          <table:table-cell/>
          <table:table-cell office:value-type="float" office:value="220.619150235187" calcext:value-type="float">
            <text:p>220.619150235187</text:p>
          </table:table-cell>
          <table:table-cell office:value-type="float" office:value="248.095" calcext:value-type="float">
            <text:p>248.095</text:p>
          </table:table-cell>
          <table:table-cell/>
          <table:table-cell office:value-type="float" office:value="218.507510536566" calcext:value-type="float">
            <text:p>218.507510536566</text:p>
          </table:table-cell>
          <table:table-cell office:value-type="float" office:value="248.095" calcext:value-type="float">
            <text:p>248.095</text:p>
          </table:table-cell>
          <table:table-cell/>
          <table:table-cell office:value-type="float" office:value="214.852491145055" calcext:value-type="float">
            <text:p>214.852491145055</text:p>
          </table:table-cell>
          <table:table-cell office:value-type="float" office:value="248.095" calcext:value-type="float">
            <text:p>248.095</text:p>
          </table:table-cell>
        </table:table-row>
        <table:table-row table:style-name="ro1">
          <table:table-cell office:value-type="float" office:value="43.1540811052989" calcext:value-type="float">
            <text:p>43.1540811052989</text:p>
          </table:table-cell>
          <table:table-cell office:value-type="float" office:value="31.6225" calcext:value-type="float">
            <text:p>31.6225</text:p>
          </table:table-cell>
          <table:table-cell/>
          <table:table-cell office:value-type="float" office:value="44.004072188586" calcext:value-type="float">
            <text:p>44.004072188586</text:p>
          </table:table-cell>
          <table:table-cell office:value-type="float" office:value="31.6225" calcext:value-type="float">
            <text:p>31.6225</text:p>
          </table:table-cell>
          <table:table-cell/>
          <table:table-cell office:value-type="float" office:value="38.731192663122" calcext:value-type="float">
            <text:p>38.731192663122</text:p>
          </table:table-cell>
          <table:table-cell office:value-type="float" office:value="31.6225" calcext:value-type="float">
            <text:p>31.6225</text:p>
          </table:table-cell>
          <table:table-cell/>
          <table:table-cell office:value-type="float" office:value="39.4697881849975" calcext:value-type="float">
            <text:p>39.4697881849975</text:p>
          </table:table-cell>
          <table:table-cell office:value-type="float" office:value="31.6225" calcext:value-type="float">
            <text:p>31.6225</text:p>
          </table:table-cell>
        </table:table-row>
        <table:table-row table:style-name="ro1">
          <table:table-cell office:value-type="float" office:value="164.468598479102" calcext:value-type="float">
            <text:p>164.468598479102</text:p>
          </table:table-cell>
          <table:table-cell office:value-type="float" office:value="225.574" calcext:value-type="float">
            <text:p>225.574</text:p>
          </table:table-cell>
          <table:table-cell/>
          <table:table-cell office:value-type="float" office:value="173.62924829662" calcext:value-type="float">
            <text:p>173.62924829662</text:p>
          </table:table-cell>
          <table:table-cell office:value-type="float" office:value="225.574" calcext:value-type="float">
            <text:p>225.574</text:p>
          </table:table-cell>
          <table:table-cell/>
          <table:table-cell office:value-type="float" office:value="171.713904381952" calcext:value-type="float">
            <text:p>171.713904381952</text:p>
          </table:table-cell>
          <table:table-cell office:value-type="float" office:value="225.574" calcext:value-type="float">
            <text:p>225.574</text:p>
          </table:table-cell>
          <table:table-cell/>
          <table:table-cell office:value-type="float" office:value="172.356863038377" calcext:value-type="float">
            <text:p>172.356863038377</text:p>
          </table:table-cell>
          <table:table-cell office:value-type="float" office:value="225.574" calcext:value-type="float">
            <text:p>225.574</text:p>
          </table:table-cell>
        </table:table-row>
        <table:table-row table:style-name="ro1">
          <table:table-cell office:value-type="float" office:value="56.6946656637048" calcext:value-type="float">
            <text:p>56.6946656637048</text:p>
          </table:table-cell>
          <table:table-cell office:value-type="float" office:value="61.86" calcext:value-type="float">
            <text:p>61.86</text:p>
          </table:table-cell>
          <table:table-cell/>
          <table:table-cell office:value-type="float" office:value="53.6220569037764" calcext:value-type="float">
            <text:p>53.6220569037764</text:p>
          </table:table-cell>
          <table:table-cell office:value-type="float" office:value="61.86" calcext:value-type="float">
            <text:p>61.86</text:p>
          </table:table-cell>
          <table:table-cell/>
          <table:table-cell office:value-type="float" office:value="43.7805211030709" calcext:value-type="float">
            <text:p>43.7805211030709</text:p>
          </table:table-cell>
          <table:table-cell office:value-type="float" office:value="61.86" calcext:value-type="float">
            <text:p>61.86</text:p>
          </table:table-cell>
          <table:table-cell/>
          <table:table-cell office:value-type="float" office:value="44.5907680877152" calcext:value-type="float">
            <text:p>44.5907680877152</text:p>
          </table:table-cell>
          <table:table-cell office:value-type="float" office:value="61.86" calcext:value-type="float">
            <text:p>61.86</text:p>
          </table:table-cell>
        </table:table-row>
        <table:table-row table:style-name="ro1">
          <table:table-cell office:value-type="float" office:value="40.9757384233466" calcext:value-type="float">
            <text:p>40.9757384233466</text:p>
          </table:table-cell>
          <table:table-cell office:value-type="float" office:value="95.83" calcext:value-type="float">
            <text:p>95.83</text:p>
          </table:table-cell>
          <table:table-cell/>
          <table:table-cell office:value-type="float" office:value="30.5371679171417" calcext:value-type="float">
            <text:p>30.5371679171417</text:p>
          </table:table-cell>
          <table:table-cell office:value-type="float" office:value="95.83" calcext:value-type="float">
            <text:p>95.83</text:p>
          </table:table-cell>
          <table:table-cell/>
          <table:table-cell office:value-type="float" office:value="21.0670937817226" calcext:value-type="float">
            <text:p>21.0670937817226</text:p>
          </table:table-cell>
          <table:table-cell office:value-type="float" office:value="95.83" calcext:value-type="float">
            <text:p>95.83</text:p>
          </table:table-cell>
          <table:table-cell/>
          <table:table-cell office:value-type="float" office:value="24.4493529702219" calcext:value-type="float">
            <text:p>24.4493529702219</text:p>
          </table:table-cell>
          <table:table-cell office:value-type="float" office:value="95.83" calcext:value-type="float">
            <text:p>95.83</text:p>
          </table:table-cell>
        </table:table-row>
        <table:table-row table:style-name="ro1">
          <table:table-cell office:value-type="float" office:value="101.010802627112" calcext:value-type="float">
            <text:p>101.010802627112</text:p>
          </table:table-cell>
          <table:table-cell office:value-type="float" office:value="159.2635" calcext:value-type="float">
            <text:p>159.2635</text:p>
          </table:table-cell>
          <table:table-cell/>
          <table:table-cell office:value-type="float" office:value="117.369997244548" calcext:value-type="float">
            <text:p>117.369997244548</text:p>
          </table:table-cell>
          <table:table-cell office:value-type="float" office:value="159.2635" calcext:value-type="float">
            <text:p>159.2635</text:p>
          </table:table-cell>
          <table:table-cell/>
          <table:table-cell office:value-type="float" office:value="120.542603521837" calcext:value-type="float">
            <text:p>120.542603521837</text:p>
          </table:table-cell>
          <table:table-cell office:value-type="float" office:value="159.2635" calcext:value-type="float">
            <text:p>159.2635</text:p>
          </table:table-cell>
          <table:table-cell/>
          <table:table-cell office:value-type="float" office:value="116.583097437878" calcext:value-type="float">
            <text:p>116.583097437878</text:p>
          </table:table-cell>
          <table:table-cell office:value-type="float" office:value="159.2635" calcext:value-type="float">
            <text:p>159.2635</text:p>
          </table:table-cell>
        </table:table-row>
        <table:table-row table:style-name="ro1">
          <table:table-cell office:value-type="float" office:value="4.42950111632746" calcext:value-type="float">
            <text:p>4.42950111632746</text:p>
          </table:table-cell>
          <table:table-cell office:value-type="float" office:value="15.227" calcext:value-type="float">
            <text:p>15.227</text:p>
          </table:table-cell>
          <table:table-cell/>
          <table:table-cell office:value-type="float" office:value="0.819288606555203" calcext:value-type="float">
            <text:p>0.819288606555203</text:p>
          </table:table-cell>
          <table:table-cell office:value-type="float" office:value="15.227" calcext:value-type="float">
            <text:p>15.227</text:p>
          </table:table-cell>
          <table:table-cell/>
          <table:table-cell office:value-type="float" office:value="3.97286781402175" calcext:value-type="float">
            <text:p>3.97286781402175</text:p>
          </table:table-cell>
          <table:table-cell office:value-type="float" office:value="15.227" calcext:value-type="float">
            <text:p>15.227</text:p>
          </table:table-cell>
          <table:table-cell/>
          <table:table-cell office:value-type="float" office:value="4.80032206480398" calcext:value-type="float">
            <text:p>4.80032206480398</text:p>
          </table:table-cell>
          <table:table-cell office:value-type="float" office:value="15.227" calcext:value-type="float">
            <text:p>15.227</text:p>
          </table:table-cell>
        </table:table-row>
        <table:table-row table:style-name="ro1">
          <table:table-cell office:value-type="float" office:value="19.6999622168346" calcext:value-type="float">
            <text:p>19.6999622168346</text:p>
          </table:table-cell>
          <table:table-cell office:value-type="float" office:value="14.563499" calcext:value-type="float">
            <text:p>14.563499</text:p>
          </table:table-cell>
          <table:table-cell/>
          <table:table-cell office:value-type="float" office:value="-1.286925959633" calcext:value-type="float">
            <text:p>-1.286925959633</text:p>
          </table:table-cell>
          <table:table-cell office:value-type="float" office:value="14.563499" calcext:value-type="float">
            <text:p>14.563499</text:p>
          </table:table-cell>
          <table:table-cell/>
          <table:table-cell office:value-type="float" office:value="-6.81157439020383" calcext:value-type="float">
            <text:p>-6.81157439020383</text:p>
          </table:table-cell>
          <table:table-cell office:value-type="float" office:value="14.563499" calcext:value-type="float">
            <text:p>14.563499</text:p>
          </table:table-cell>
          <table:table-cell/>
          <table:table-cell office:value-type="float" office:value="-11.037792639333" calcext:value-type="float">
            <text:p>-11.037792639333</text:p>
          </table:table-cell>
          <table:table-cell office:value-type="float" office:value="14.563499" calcext:value-type="float">
            <text:p>14.563499</text:p>
          </table:table-cell>
        </table:table-row>
        <table:table-row table:style-name="ro1">
          <table:table-cell office:value-type="float" office:value="2.738172240378" calcext:value-type="float">
            <text:p>2.738172240378</text:p>
          </table:table-cell>
          <table:table-cell office:value-type="float" office:value="12.919" calcext:value-type="float">
            <text:p>12.919</text:p>
          </table:table-cell>
          <table:table-cell/>
          <table:table-cell office:value-type="float" office:value="1.13707142332961" calcext:value-type="float">
            <text:p>1.13707142332961</text:p>
          </table:table-cell>
          <table:table-cell office:value-type="float" office:value="12.919" calcext:value-type="float">
            <text:p>12.919</text:p>
          </table:table-cell>
          <table:table-cell/>
          <table:table-cell office:value-type="float" office:value="-0.0120300957454291" calcext:value-type="float">
            <text:p>-0.012030095745429</text:p>
          </table:table-cell>
          <table:table-cell office:value-type="float" office:value="12.919" calcext:value-type="float">
            <text:p>12.919</text:p>
          </table:table-cell>
          <table:table-cell/>
          <table:table-cell office:value-type="float" office:value="2.81300870099298" calcext:value-type="float">
            <text:p>2.81300870099298</text:p>
          </table:table-cell>
          <table:table-cell office:value-type="float" office:value="12.919" calcext:value-type="float">
            <text:p>12.919</text:p>
          </table:table-cell>
        </table:table-row>
        <table:table-row table:style-name="ro1">
          <table:table-cell office:value-type="float" office:value="66.5851306633242" calcext:value-type="float">
            <text:p>66.5851306633242</text:p>
          </table:table-cell>
          <table:table-cell office:value-type="float" office:value="70.447" calcext:value-type="float">
            <text:p>70.447</text:p>
          </table:table-cell>
          <table:table-cell/>
          <table:table-cell office:value-type="float" office:value="63.5943009605916" calcext:value-type="float">
            <text:p>63.5943009605916</text:p>
          </table:table-cell>
          <table:table-cell office:value-type="float" office:value="70.447" calcext:value-type="float">
            <text:p>70.447</text:p>
          </table:table-cell>
          <table:table-cell/>
          <table:table-cell office:value-type="float" office:value="62.4004519825747" calcext:value-type="float">
            <text:p>62.4004519825747</text:p>
          </table:table-cell>
          <table:table-cell office:value-type="float" office:value="70.447" calcext:value-type="float">
            <text:p>70.447</text:p>
          </table:table-cell>
          <table:table-cell/>
          <table:table-cell office:value-type="float" office:value="59.4433601712727" calcext:value-type="float">
            <text:p>59.4433601712727</text:p>
          </table:table-cell>
          <table:table-cell office:value-type="float" office:value="70.447" calcext:value-type="float">
            <text:p>70.447</text:p>
          </table:table-cell>
        </table:table-row>
        <table:table-row table:style-name="ro1">
          <table:table-cell office:value-type="float" office:value="851.444468727762" calcext:value-type="float">
            <text:p>851.444468727762</text:p>
          </table:table-cell>
          <table:table-cell office:value-type="float" office:value="992.846" calcext:value-type="float">
            <text:p>992.846</text:p>
          </table:table-cell>
          <table:table-cell/>
          <table:table-cell office:value-type="float" office:value="948.697610912965" calcext:value-type="float">
            <text:p>948.697610912965</text:p>
          </table:table-cell>
          <table:table-cell office:value-type="float" office:value="992.846" calcext:value-type="float">
            <text:p>992.846</text:p>
          </table:table-cell>
          <table:table-cell/>
          <table:table-cell office:value-type="float" office:value="923.221540790948" calcext:value-type="float">
            <text:p>923.221540790948</text:p>
          </table:table-cell>
          <table:table-cell office:value-type="float" office:value="992.846" calcext:value-type="float">
            <text:p>992.846</text:p>
          </table:table-cell>
          <table:table-cell/>
          <table:table-cell office:value-type="float" office:value="922.668109245457" calcext:value-type="float">
            <text:p>922.668109245457</text:p>
          </table:table-cell>
          <table:table-cell office:value-type="float" office:value="992.846" calcext:value-type="float">
            <text:p>992.846</text:p>
          </table:table-cell>
        </table:table-row>
        <table:table-row table:style-name="ro1">
          <table:table-cell office:value-type="float" office:value="63.7846675168141" calcext:value-type="float">
            <text:p>63.7846675168141</text:p>
          </table:table-cell>
          <table:table-cell office:value-type="float" office:value="59.699" calcext:value-type="float">
            <text:p>59.699</text:p>
          </table:table-cell>
          <table:table-cell/>
          <table:table-cell office:value-type="float" office:value="62.0587147793149" calcext:value-type="float">
            <text:p>62.0587147793149</text:p>
          </table:table-cell>
          <table:table-cell office:value-type="float" office:value="59.699" calcext:value-type="float">
            <text:p>59.699</text:p>
          </table:table-cell>
          <table:table-cell/>
          <table:table-cell office:value-type="float" office:value="69.3703090546124" calcext:value-type="float">
            <text:p>69.3703090546124</text:p>
          </table:table-cell>
          <table:table-cell office:value-type="float" office:value="59.699" calcext:value-type="float">
            <text:p>59.699</text:p>
          </table:table-cell>
          <table:table-cell/>
          <table:table-cell office:value-type="float" office:value="66.6950774616599" calcext:value-type="float">
            <text:p>66.6950774616599</text:p>
          </table:table-cell>
          <table:table-cell office:value-type="float" office:value="59.699" calcext:value-type="float">
            <text:p>59.699</text:p>
          </table:table-cell>
        </table:table-row>
        <table:table-row table:style-name="ro1">
          <table:table-cell office:value-type="float" office:value="46.0836176494782" calcext:value-type="float">
            <text:p>46.0836176494782</text:p>
          </table:table-cell>
          <table:table-cell office:value-type="float" office:value="36.558" calcext:value-type="float">
            <text:p>36.558</text:p>
          </table:table-cell>
          <table:table-cell/>
          <table:table-cell office:value-type="float" office:value="40.4696522054643" calcext:value-type="float">
            <text:p>40.4696522054643</text:p>
          </table:table-cell>
          <table:table-cell office:value-type="float" office:value="36.558" calcext:value-type="float">
            <text:p>36.558</text:p>
          </table:table-cell>
          <table:table-cell/>
          <table:table-cell office:value-type="float" office:value="38.0982350442043" calcext:value-type="float">
            <text:p>38.0982350442043</text:p>
          </table:table-cell>
          <table:table-cell office:value-type="float" office:value="36.558" calcext:value-type="float">
            <text:p>36.558</text:p>
          </table:table-cell>
          <table:table-cell/>
          <table:table-cell office:value-type="float" office:value="37.2071538445115" calcext:value-type="float">
            <text:p>37.2071538445115</text:p>
          </table:table-cell>
          <table:table-cell office:value-type="float" office:value="36.558" calcext:value-type="float">
            <text:p>36.558</text:p>
          </table:table-cell>
        </table:table-row>
        <table:table-row table:style-name="ro1">
          <table:table-cell office:value-type="float" office:value="85.0983196574618" calcext:value-type="float">
            <text:p>85.0983196574618</text:p>
          </table:table-cell>
          <table:table-cell office:value-type="float" office:value="147.55551" calcext:value-type="float">
            <text:p>147.55551</text:p>
          </table:table-cell>
          <table:table-cell/>
          <table:table-cell office:value-type="float" office:value="85.1727266394864" calcext:value-type="float">
            <text:p>85.1727266394864</text:p>
          </table:table-cell>
          <table:table-cell office:value-type="float" office:value="147.55551" calcext:value-type="float">
            <text:p>147.55551</text:p>
          </table:table-cell>
          <table:table-cell/>
          <table:table-cell office:value-type="float" office:value="77.0129356214192" calcext:value-type="float">
            <text:p>77.0129356214192</text:p>
          </table:table-cell>
          <table:table-cell office:value-type="float" office:value="147.55551" calcext:value-type="float">
            <text:p>147.55551</text:p>
          </table:table-cell>
          <table:table-cell/>
          <table:table-cell office:value-type="float" office:value="77.3630131660528" calcext:value-type="float">
            <text:p>77.3630131660528</text:p>
          </table:table-cell>
          <table:table-cell office:value-type="float" office:value="147.55551" calcext:value-type="float">
            <text:p>147.55551</text:p>
          </table:table-cell>
        </table:table-row>
        <table:table-row table:style-name="ro1">
          <table:table-cell office:value-type="float" office:value="173.633040320798" calcext:value-type="float">
            <text:p>173.633040320798</text:p>
          </table:table-cell>
          <table:table-cell office:value-type="float" office:value="167.223" calcext:value-type="float">
            <text:p>167.223</text:p>
          </table:table-cell>
          <table:table-cell/>
          <table:table-cell office:value-type="float" office:value="189.602249088394" calcext:value-type="float">
            <text:p>189.602249088394</text:p>
          </table:table-cell>
          <table:table-cell office:value-type="float" office:value="167.223" calcext:value-type="float">
            <text:p>167.223</text:p>
          </table:table-cell>
          <table:table-cell/>
          <table:table-cell office:value-type="float" office:value="172.821558106853" calcext:value-type="float">
            <text:p>172.821558106853</text:p>
          </table:table-cell>
          <table:table-cell office:value-type="float" office:value="167.223" calcext:value-type="float">
            <text:p>167.223</text:p>
          </table:table-cell>
          <table:table-cell/>
          <table:table-cell office:value-type="float" office:value="167.899661965607" calcext:value-type="float">
            <text:p>167.899661965607</text:p>
          </table:table-cell>
          <table:table-cell office:value-type="float" office:value="167.223" calcext:value-type="float">
            <text:p>167.223</text:p>
          </table:table-cell>
        </table:table-row>
        <table:table-row table:style-name="ro1">
          <table:table-cell office:value-type="float" office:value="26.1341130340986" calcext:value-type="float">
            <text:p>26.1341130340986</text:p>
          </table:table-cell>
          <table:table-cell office:value-type="float" office:value="25.7" calcext:value-type="float">
            <text:p>25.7</text:p>
          </table:table-cell>
          <table:table-cell/>
          <table:table-cell office:value-type="float" office:value="27.0892739615736" calcext:value-type="float">
            <text:p>27.0892739615736</text:p>
          </table:table-cell>
          <table:table-cell office:value-type="float" office:value="25.7" calcext:value-type="float">
            <text:p>25.7</text:p>
          </table:table-cell>
          <table:table-cell/>
          <table:table-cell office:value-type="float" office:value="19.4122085092067" calcext:value-type="float">
            <text:p>19.4122085092067</text:p>
          </table:table-cell>
          <table:table-cell office:value-type="float" office:value="25.7" calcext:value-type="float">
            <text:p>25.7</text:p>
          </table:table-cell>
          <table:table-cell/>
          <table:table-cell office:value-type="float" office:value="19.8409955145546" calcext:value-type="float">
            <text:p>19.8409955145546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-9.43118808209195" calcext:value-type="float">
            <text:p>-9.43118808209195</text:p>
          </table:table-cell>
          <table:table-cell office:value-type="float" office:value="11.2225" calcext:value-type="float">
            <text:p>11.2225</text:p>
          </table:table-cell>
          <table:table-cell/>
          <table:table-cell office:value-type="float" office:value="-2.63156583319552" calcext:value-type="float">
            <text:p>-2.63156583319552</text:p>
          </table:table-cell>
          <table:table-cell office:value-type="float" office:value="11.2225" calcext:value-type="float">
            <text:p>11.2225</text:p>
          </table:table-cell>
          <table:table-cell/>
          <table:table-cell office:value-type="float" office:value="-0.00184774246865929" calcext:value-type="float">
            <text:p>-0.001847742468659</text:p>
          </table:table-cell>
          <table:table-cell office:value-type="float" office:value="11.2225" calcext:value-type="float">
            <text:p>11.2225</text:p>
          </table:table-cell>
          <table:table-cell/>
          <table:table-cell office:value-type="float" office:value="2.6075635622047" calcext:value-type="float">
            <text:p>2.6075635622047</text:p>
          </table:table-cell>
          <table:table-cell office:value-type="float" office:value="11.2225" calcext:value-type="float">
            <text:p>11.2225</text:p>
          </table:table-cell>
        </table:table-row>
        <table:table-row table:style-name="ro1">
          <table:table-cell office:value-type="float" office:value="90.0551231780951" calcext:value-type="float">
            <text:p>90.0551231780951</text:p>
          </table:table-cell>
          <table:table-cell office:value-type="float" office:value="78.168" calcext:value-type="float">
            <text:p>78.168</text:p>
          </table:table-cell>
          <table:table-cell/>
          <table:table-cell office:value-type="float" office:value="92.1937846410928" calcext:value-type="float">
            <text:p>92.1937846410928</text:p>
          </table:table-cell>
          <table:table-cell office:value-type="float" office:value="78.168" calcext:value-type="float">
            <text:p>78.168</text:p>
          </table:table-cell>
          <table:table-cell/>
          <table:table-cell office:value-type="float" office:value="88.4099906886625" calcext:value-type="float">
            <text:p>88.4099906886625</text:p>
          </table:table-cell>
          <table:table-cell office:value-type="float" office:value="78.168" calcext:value-type="float">
            <text:p>78.168</text:p>
          </table:table-cell>
          <table:table-cell/>
          <table:table-cell office:value-type="float" office:value="86.340867941866" calcext:value-type="float">
            <text:p>86.340867941866</text:p>
          </table:table-cell>
          <table:table-cell office:value-type="float" office:value="78.168" calcext:value-type="float">
            <text:p>78.168</text:p>
          </table:table-cell>
        </table:table-row>
        <table:table-row table:style-name="ro1">
          <table:table-cell office:value-type="float" office:value="19.0496432487189" calcext:value-type="float">
            <text:p>19.0496432487189</text:p>
          </table:table-cell>
          <table:table-cell office:value-type="float" office:value="22.4605" calcext:value-type="float">
            <text:p>22.4605</text:p>
          </table:table-cell>
          <table:table-cell/>
          <table:table-cell office:value-type="float" office:value="14.9348620152769" calcext:value-type="float">
            <text:p>14.9348620152769</text:p>
          </table:table-cell>
          <table:table-cell office:value-type="float" office:value="22.4605" calcext:value-type="float">
            <text:p>22.4605</text:p>
          </table:table-cell>
          <table:table-cell/>
          <table:table-cell office:value-type="float" office:value="8.78968526501294" calcext:value-type="float">
            <text:p>8.78968526501294</text:p>
          </table:table-cell>
          <table:table-cell office:value-type="float" office:value="22.4605" calcext:value-type="float">
            <text:p>22.4605</text:p>
          </table:table-cell>
          <table:table-cell/>
          <table:table-cell office:value-type="float" office:value="8.41171987402439" calcext:value-type="float">
            <text:p>8.41171987402439</text:p>
          </table:table-cell>
          <table:table-cell office:value-type="float" office:value="22.4605" calcext:value-type="float">
            <text:p>22.4605</text:p>
          </table:table-cell>
        </table:table-row>
        <table:table-row table:style-name="ro1">
          <table:table-cell office:value-type="float" office:value="-10.7913418076579" calcext:value-type="float">
            <text:p>-10.7913418076579</text:p>
          </table:table-cell>
          <table:table-cell office:value-type="float" office:value="5.3075" calcext:value-type="float">
            <text:p>5.3075</text:p>
          </table:table-cell>
          <table:table-cell/>
          <table:table-cell office:value-type="float" office:value="-11.4932368913449" calcext:value-type="float">
            <text:p>-11.4932368913449</text:p>
          </table:table-cell>
          <table:table-cell office:value-type="float" office:value="5.3075" calcext:value-type="float">
            <text:p>5.3075</text:p>
          </table:table-cell>
          <table:table-cell/>
          <table:table-cell office:value-type="float" office:value="-5.70930307545663" calcext:value-type="float">
            <text:p>-5.70930307545663</text:p>
          </table:table-cell>
          <table:table-cell office:value-type="float" office:value="5.3075" calcext:value-type="float">
            <text:p>5.3075</text:p>
          </table:table-cell>
          <table:table-cell/>
          <table:table-cell office:value-type="float" office:value="-4.59748025245538" calcext:value-type="float">
            <text:p>-4.59748025245538</text:p>
          </table:table-cell>
          <table:table-cell office:value-type="float" office:value="5.3075" calcext:value-type="float">
            <text:p>5.3075</text:p>
          </table:table-cell>
        </table:table-row>
        <table:table-row table:style-name="ro1">
          <table:table-cell office:value-type="float" office:value="-1.06261769653423" calcext:value-type="float">
            <text:p>-1.06261769653423</text:p>
          </table:table-cell>
          <table:table-cell office:value-type="float" office:value="12.157" calcext:value-type="float">
            <text:p>12.157</text:p>
          </table:table-cell>
          <table:table-cell/>
          <table:table-cell office:value-type="float" office:value="0.167077712200798" calcext:value-type="float">
            <text:p>0.167077712200798</text:p>
          </table:table-cell>
          <table:table-cell office:value-type="float" office:value="12.157" calcext:value-type="float">
            <text:p>12.157</text:p>
          </table:table-cell>
          <table:table-cell/>
          <table:table-cell office:value-type="float" office:value="4.21753206599489" calcext:value-type="float">
            <text:p>4.21753206599489</text:p>
          </table:table-cell>
          <table:table-cell office:value-type="float" office:value="12.157" calcext:value-type="float">
            <text:p>12.157</text:p>
          </table:table-cell>
          <table:table-cell/>
          <table:table-cell office:value-type="float" office:value="6.7803539785697" calcext:value-type="float">
            <text:p>6.7803539785697</text:p>
          </table:table-cell>
          <table:table-cell office:value-type="float" office:value="12.157" calcext:value-type="float">
            <text:p>12.157</text:p>
          </table:table-cell>
        </table:table-row>
        <table:table-row table:style-name="ro1">
          <table:table-cell office:value-type="float" office:value="57.7348119610671" calcext:value-type="float">
            <text:p>57.7348119610671</text:p>
          </table:table-cell>
          <table:table-cell office:value-type="float" office:value="51.535" calcext:value-type="float">
            <text:p>51.535</text:p>
          </table:table-cell>
          <table:table-cell/>
          <table:table-cell office:value-type="float" office:value="49.5067986825859" calcext:value-type="float">
            <text:p>49.5067986825859</text:p>
          </table:table-cell>
          <table:table-cell office:value-type="float" office:value="51.535" calcext:value-type="float">
            <text:p>51.535</text:p>
          </table:table-cell>
          <table:table-cell/>
          <table:table-cell office:value-type="float" office:value="38.253081610361" calcext:value-type="float">
            <text:p>38.253081610361</text:p>
          </table:table-cell>
          <table:table-cell office:value-type="float" office:value="51.535" calcext:value-type="float">
            <text:p>51.535</text:p>
          </table:table-cell>
          <table:table-cell/>
          <table:table-cell office:value-type="float" office:value="38.6789278098631" calcext:value-type="float">
            <text:p>38.6789278098631</text:p>
          </table:table-cell>
          <table:table-cell office:value-type="float" office:value="51.535" calcext:value-type="float">
            <text:p>51.535</text:p>
          </table:table-cell>
        </table:table-row>
        <table:table-row table:style-name="ro1">
          <table:table-cell office:value-type="float" office:value="-20.7998982682641" calcext:value-type="float">
            <text:p>-20.7998982682641</text:p>
          </table:table-cell>
          <table:table-cell office:value-type="float" office:value="2.97100000000001" calcext:value-type="float">
            <text:p>2.97100000000001</text:p>
          </table:table-cell>
          <table:table-cell/>
          <table:table-cell office:value-type="float" office:value="-12.0886335964998" calcext:value-type="float">
            <text:p>-12.0886335964998</text:p>
          </table:table-cell>
          <table:table-cell office:value-type="float" office:value="2.97100000000001" calcext:value-type="float">
            <text:p>2.97100000000001</text:p>
          </table:table-cell>
          <table:table-cell/>
          <table:table-cell office:value-type="float" office:value="-3.35596976162369" calcext:value-type="float">
            <text:p>-3.35596976162369</text:p>
          </table:table-cell>
          <table:table-cell office:value-type="float" office:value="2.97100000000001" calcext:value-type="float">
            <text:p>2.97100000000001</text:p>
          </table:table-cell>
          <table:table-cell/>
          <table:table-cell office:value-type="float" office:value="-1.06756216620168" calcext:value-type="float">
            <text:p>-1.06756216620168</text:p>
          </table:table-cell>
          <table:table-cell office:value-type="float" office:value="2.97100000000001" calcext:value-type="float">
            <text:p>2.97100000000001</text:p>
          </table:table-cell>
        </table:table-row>
        <table:table-row table:style-name="ro1">
          <table:table-cell office:value-type="float" office:value="89.9035302998169" calcext:value-type="float">
            <text:p>89.9035302998169</text:p>
          </table:table-cell>
          <table:table-cell office:value-type="float" office:value="100.983" calcext:value-type="float">
            <text:p>100.983</text:p>
          </table:table-cell>
          <table:table-cell/>
          <table:table-cell office:value-type="float" office:value="98.7647913095257" calcext:value-type="float">
            <text:p>98.7647913095257</text:p>
          </table:table-cell>
          <table:table-cell office:value-type="float" office:value="100.983" calcext:value-type="float">
            <text:p>100.983</text:p>
          </table:table-cell>
          <table:table-cell/>
          <table:table-cell office:value-type="float" office:value="100.35305206909" calcext:value-type="float">
            <text:p>100.35305206909</text:p>
          </table:table-cell>
          <table:table-cell office:value-type="float" office:value="100.983" calcext:value-type="float">
            <text:p>100.983</text:p>
          </table:table-cell>
          <table:table-cell/>
          <table:table-cell office:value-type="float" office:value="95.9278382487047" calcext:value-type="float">
            <text:p>95.9278382487047</text:p>
          </table:table-cell>
          <table:table-cell office:value-type="float" office:value="100.983" calcext:value-type="float">
            <text:p>100.983</text:p>
          </table:table-cell>
        </table:table-row>
        <table:table-row table:style-name="ro1">
          <table:table-cell office:value-type="float" office:value="-29.2351623998292" calcext:value-type="float">
            <text:p>-29.2351623998292</text:p>
          </table:table-cell>
          <table:table-cell office:value-type="float" office:value="0.784000000000003" calcext:value-type="float">
            <text:p>0.784000000000003</text:p>
          </table:table-cell>
          <table:table-cell/>
          <table:table-cell office:value-type="float" office:value="-17.2656963504137" calcext:value-type="float">
            <text:p>-17.2656963504137</text:p>
          </table:table-cell>
          <table:table-cell office:value-type="float" office:value="0.784000000000003" calcext:value-type="float">
            <text:p>0.784000000000003</text:p>
          </table:table-cell>
          <table:table-cell/>
          <table:table-cell office:value-type="float" office:value="-15.5713999972404" calcext:value-type="float">
            <text:p>-15.5713999972404</text:p>
          </table:table-cell>
          <table:table-cell office:value-type="float" office:value="0.784000000000003" calcext:value-type="float">
            <text:p>0.784000000000003</text:p>
          </table:table-cell>
          <table:table-cell/>
          <table:table-cell office:value-type="float" office:value="-12.4630365839478" calcext:value-type="float">
            <text:p>-12.4630365839478</text:p>
          </table:table-cell>
          <table:table-cell office:value-type="float" office:value="0.784000000000003" calcext:value-type="float">
            <text:p>0.784000000000003</text:p>
          </table:table-cell>
        </table:table-row>
        <table:table-row table:style-name="ro1">
          <table:table-cell office:value-type="float" office:value="-0.317744737229203" calcext:value-type="float">
            <text:p>-0.317744737229203</text:p>
          </table:table-cell>
          <table:table-cell office:value-type="float" office:value="14.407" calcext:value-type="float">
            <text:p>14.407</text:p>
          </table:table-cell>
          <table:table-cell/>
          <table:table-cell office:value-type="float" office:value="-0.946189163923631" calcext:value-type="float">
            <text:p>-0.946189163923631</text:p>
          </table:table-cell>
          <table:table-cell office:value-type="float" office:value="14.407" calcext:value-type="float">
            <text:p>14.407</text:p>
          </table:table-cell>
          <table:table-cell/>
          <table:table-cell office:value-type="float" office:value="-5.22147738910807" calcext:value-type="float">
            <text:p>-5.22147738910807</text:p>
          </table:table-cell>
          <table:table-cell office:value-type="float" office:value="14.407" calcext:value-type="float">
            <text:p>14.407</text:p>
          </table:table-cell>
          <table:table-cell/>
          <table:table-cell office:value-type="float" office:value="-1.2310398432543" calcext:value-type="float">
            <text:p>-1.2310398432543</text:p>
          </table:table-cell>
          <table:table-cell office:value-type="float" office:value="14.407" calcext:value-type="float">
            <text:p>14.407</text:p>
          </table:table-cell>
        </table:table-row>
        <table:table-row table:style-name="ro1">
          <table:table-cell office:value-type="float" office:value="-4.41652892088848" calcext:value-type="float">
            <text:p>-4.41652892088848</text:p>
          </table:table-cell>
          <table:table-cell office:value-type="float" office:value="7.62700000000001" calcext:value-type="float">
            <text:p>7.62700000000001</text:p>
          </table:table-cell>
          <table:table-cell/>
          <table:table-cell office:value-type="float" office:value="-13.0658711606541" calcext:value-type="float">
            <text:p>-13.0658711606541</text:p>
          </table:table-cell>
          <table:table-cell office:value-type="float" office:value="7.62700000000001" calcext:value-type="float">
            <text:p>7.62700000000001</text:p>
          </table:table-cell>
          <table:table-cell/>
          <table:table-cell office:value-type="float" office:value="-12.7423483397428" calcext:value-type="float">
            <text:p>-12.7423483397428</text:p>
          </table:table-cell>
          <table:table-cell office:value-type="float" office:value="7.62700000000001" calcext:value-type="float">
            <text:p>7.62700000000001</text:p>
          </table:table-cell>
          <table:table-cell/>
          <table:table-cell office:value-type="float" office:value="-14.9002435037525" calcext:value-type="float">
            <text:p>-14.9002435037525</text:p>
          </table:table-cell>
          <table:table-cell office:value-type="float" office:value="7.62700000000001" calcext:value-type="float">
            <text:p>7.62700000000001</text:p>
          </table:table-cell>
        </table:table-row>
        <table:table-row table:style-name="ro1">
          <table:table-cell office:value-type="float" office:value="29.5519050073385" calcext:value-type="float">
            <text:p>29.5519050073385</text:p>
          </table:table-cell>
          <table:table-cell office:value-type="float" office:value="36.146" calcext:value-type="float">
            <text:p>36.146</text:p>
          </table:table-cell>
          <table:table-cell/>
          <table:table-cell office:value-type="float" office:value="21.9250873897126" calcext:value-type="float">
            <text:p>21.9250873897126</text:p>
          </table:table-cell>
          <table:table-cell office:value-type="float" office:value="36.146" calcext:value-type="float">
            <text:p>36.146</text:p>
          </table:table-cell>
          <table:table-cell/>
          <table:table-cell office:value-type="float" office:value="15.0947453168554" calcext:value-type="float">
            <text:p>15.0947453168554</text:p>
          </table:table-cell>
          <table:table-cell office:value-type="float" office:value="36.146" calcext:value-type="float">
            <text:p>36.146</text:p>
          </table:table-cell>
          <table:table-cell/>
          <table:table-cell office:value-type="float" office:value="16.2571345297518" calcext:value-type="float">
            <text:p>16.2571345297518</text:p>
          </table:table-cell>
          <table:table-cell office:value-type="float" office:value="36.146" calcext:value-type="float">
            <text:p>36.146</text:p>
          </table:table-cell>
        </table:table-row>
        <table:table-row table:style-name="ro1">
          <table:table-cell office:value-type="float" office:value="54.8781984113729" calcext:value-type="float">
            <text:p>54.8781984113729</text:p>
          </table:table-cell>
          <table:table-cell office:value-type="float" office:value="29.21" calcext:value-type="float">
            <text:p>29.21</text:p>
          </table:table-cell>
          <table:table-cell/>
          <table:table-cell office:value-type="float" office:value="58.1019586485882" calcext:value-type="float">
            <text:p>58.1019586485882</text:p>
          </table:table-cell>
          <table:table-cell office:value-type="float" office:value="29.21" calcext:value-type="float">
            <text:p>29.21</text:p>
          </table:table-cell>
          <table:table-cell/>
          <table:table-cell office:value-type="float" office:value="50.4214703341919" calcext:value-type="float">
            <text:p>50.4214703341919</text:p>
          </table:table-cell>
          <table:table-cell office:value-type="float" office:value="29.21" calcext:value-type="float">
            <text:p>29.21</text:p>
          </table:table-cell>
          <table:table-cell/>
          <table:table-cell office:value-type="float" office:value="47.9682079252635" calcext:value-type="float">
            <text:p>47.9682079252635</text:p>
          </table:table-cell>
          <table:table-cell office:value-type="float" office:value="29.21" calcext:value-type="float">
            <text:p>29.21</text:p>
          </table:table-cell>
        </table:table-row>
        <table:table-row table:style-name="ro1">
          <table:table-cell office:value-type="float" office:value="410.526223344279" calcext:value-type="float">
            <text:p>410.526223344279</text:p>
          </table:table-cell>
          <table:table-cell office:value-type="float" office:value="312.826" calcext:value-type="float">
            <text:p>312.826</text:p>
          </table:table-cell>
          <table:table-cell/>
          <table:table-cell office:value-type="float" office:value="425.497489433151" calcext:value-type="float">
            <text:p>425.497489433151</text:p>
          </table:table-cell>
          <table:table-cell office:value-type="float" office:value="312.826" calcext:value-type="float">
            <text:p>312.826</text:p>
          </table:table-cell>
          <table:table-cell/>
          <table:table-cell office:value-type="float" office:value="457.49308748022" calcext:value-type="float">
            <text:p>457.49308748022</text:p>
          </table:table-cell>
          <table:table-cell office:value-type="float" office:value="312.826" calcext:value-type="float">
            <text:p>312.826</text:p>
          </table:table-cell>
          <table:table-cell/>
          <table:table-cell office:value-type="float" office:value="457.424299304218" calcext:value-type="float">
            <text:p>457.424299304218</text:p>
          </table:table-cell>
          <table:table-cell office:value-type="float" office:value="312.826" calcext:value-type="float">
            <text:p>312.826</text:p>
          </table:table-cell>
        </table:table-row>
        <table:table-row table:style-name="ro1">
          <table:table-cell office:value-type="float" office:value="103.134300205041" calcext:value-type="float">
            <text:p>103.134300205041</text:p>
          </table:table-cell>
          <table:table-cell office:value-type="float" office:value="109.671" calcext:value-type="float">
            <text:p>109.671</text:p>
          </table:table-cell>
          <table:table-cell/>
          <table:table-cell office:value-type="float" office:value="94.1304518415882" calcext:value-type="float">
            <text:p>94.1304518415882</text:p>
          </table:table-cell>
          <table:table-cell office:value-type="float" office:value="109.671" calcext:value-type="float">
            <text:p>109.671</text:p>
          </table:table-cell>
          <table:table-cell/>
          <table:table-cell office:value-type="float" office:value="87.1813432905865" calcext:value-type="float">
            <text:p>87.1813432905865</text:p>
          </table:table-cell>
          <table:table-cell office:value-type="float" office:value="109.671" calcext:value-type="float">
            <text:p>109.671</text:p>
          </table:table-cell>
          <table:table-cell/>
          <table:table-cell office:value-type="float" office:value="83.0123129742921" calcext:value-type="float">
            <text:p>83.0123129742921</text:p>
          </table:table-cell>
          <table:table-cell office:value-type="float" office:value="109.671" calcext:value-type="float">
            <text:p>109.671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1" table:number-columns-repeated="4" table:default-cell-style-name="ce1"/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5 perceptrons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GOOD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/>
        </table:table-row>
        <table:table-row table:style-name="ro1">
          <table:table-cell office:value-type="float" office:value="147.982806476892" calcext:value-type="float">
            <text:p>147.982806476892</text:p>
          </table:table-cell>
          <table:table-cell office:value-type="float" office:value="169.057" calcext:value-type="float">
            <text:p>169.057</text:p>
          </table:table-cell>
          <table:table-cell/>
          <table:table-cell office:value-type="float" office:value="129.853716002769" calcext:value-type="float">
            <text:p>129.853716002769</text:p>
          </table:table-cell>
          <table:table-cell office:value-type="float" office:value="169.057" calcext:value-type="float">
            <text:p>169.057</text:p>
          </table:table-cell>
          <table:table-cell office:value-type="float" office:value="135.640554738439" calcext:value-type="float">
            <text:p>135.640554738439</text:p>
          </table:table-cell>
          <table:table-cell office:value-type="float" office:value="169.057" calcext:value-type="float">
            <text:p>169.057</text:p>
          </table:table-cell>
          <table:table-cell office:value-type="float" office:value="136.594512319881" calcext:value-type="float">
            <text:p>136.594512319881</text:p>
          </table:table-cell>
          <table:table-cell office:value-type="float" office:value="169.057" calcext:value-type="float">
            <text:p>169.057</text:p>
          </table:table-cell>
        </table:table-row>
        <table:table-row table:style-name="ro1">
          <table:table-cell office:value-type="float" office:value="-3.5854665459424" calcext:value-type="float">
            <text:p>-3.5854665459424</text:p>
          </table:table-cell>
          <table:table-cell office:value-type="float" office:value="21.405" calcext:value-type="float">
            <text:p>21.405</text:p>
          </table:table-cell>
          <table:table-cell/>
          <table:table-cell office:value-type="float" office:value="2.10456260066111" calcext:value-type="float">
            <text:p>2.10456260066111</text:p>
          </table:table-cell>
          <table:table-cell office:value-type="float" office:value="21.405" calcext:value-type="float">
            <text:p>21.405</text:p>
          </table:table-cell>
          <table:table-cell office:value-type="float" office:value="3.02788968318125" calcext:value-type="float">
            <text:p>3.02788968318125</text:p>
          </table:table-cell>
          <table:table-cell office:value-type="float" office:value="21.405" calcext:value-type="float">
            <text:p>21.405</text:p>
          </table:table-cell>
          <table:table-cell office:value-type="float" office:value="10.2340849960441" calcext:value-type="float">
            <text:p>10.2340849960441</text:p>
          </table:table-cell>
          <table:table-cell office:value-type="float" office:value="21.405" calcext:value-type="float">
            <text:p>21.405</text:p>
          </table:table-cell>
        </table:table-row>
        <table:table-row table:style-name="ro1">
          <table:table-cell office:value-type="float" office:value="-33.1872343038441" calcext:value-type="float">
            <text:p>-33.1872343038441</text:p>
          </table:table-cell>
          <table:table-cell office:value-type="float" office:value="1.23399999999999" calcext:value-type="float">
            <text:p>1.23399999999999</text:p>
          </table:table-cell>
          <table:table-cell/>
          <table:table-cell office:value-type="float" office:value="-31.3511849714962" calcext:value-type="float">
            <text:p>-31.3511849714962</text:p>
          </table:table-cell>
          <table:table-cell office:value-type="float" office:value="1.23399999999999" calcext:value-type="float">
            <text:p>1.23399999999999</text:p>
          </table:table-cell>
          <table:table-cell office:value-type="float" office:value="-26.3566212591406" calcext:value-type="float">
            <text:p>-26.3566212591406</text:p>
          </table:table-cell>
          <table:table-cell office:value-type="float" office:value="1.23399999999999" calcext:value-type="float">
            <text:p>1.23399999999999</text:p>
          </table:table-cell>
          <table:table-cell office:value-type="float" office:value="-11.2954211123811" calcext:value-type="float">
            <text:p>-11.2954211123811</text:p>
          </table:table-cell>
          <table:table-cell office:value-type="float" office:value="1.23399999999999" calcext:value-type="float">
            <text:p>1.23399999999999</text:p>
          </table:table-cell>
        </table:table-row>
        <table:table-row table:style-name="ro1">
          <table:table-cell office:value-type="float" office:value="24.7243583671753" calcext:value-type="float">
            <text:p>24.7243583671753</text:p>
          </table:table-cell>
          <table:table-cell office:value-type="float" office:value="7.7565002" calcext:value-type="float">
            <text:p>7.7565002</text:p>
          </table:table-cell>
          <table:table-cell/>
          <table:table-cell office:value-type="float" office:value="9.21276504789165" calcext:value-type="float">
            <text:p>9.21276504789165</text:p>
          </table:table-cell>
          <table:table-cell office:value-type="float" office:value="7.7565002" calcext:value-type="float">
            <text:p>7.7565002</text:p>
          </table:table-cell>
          <table:table-cell office:value-type="float" office:value="7.20533486681586" calcext:value-type="float">
            <text:p>7.20533486681586</text:p>
          </table:table-cell>
          <table:table-cell office:value-type="float" office:value="7.7565002" calcext:value-type="float">
            <text:p>7.7565002</text:p>
          </table:table-cell>
          <table:table-cell office:value-type="float" office:value="11.8488510808674" calcext:value-type="float">
            <text:p>11.8488510808674</text:p>
          </table:table-cell>
          <table:table-cell office:value-type="float" office:value="7.7565002" calcext:value-type="float">
            <text:p>7.7565002</text:p>
          </table:table-cell>
        </table:table-row>
        <table:table-row table:style-name="ro1">
          <table:table-cell office:value-type="float" office:value="94.8600191782036" calcext:value-type="float">
            <text:p>94.8600191782036</text:p>
          </table:table-cell>
          <table:table-cell office:value-type="float" office:value="111.322" calcext:value-type="float">
            <text:p>111.322</text:p>
          </table:table-cell>
          <table:table-cell/>
          <table:table-cell office:value-type="float" office:value="88.1059198631787" calcext:value-type="float">
            <text:p>88.1059198631787</text:p>
          </table:table-cell>
          <table:table-cell office:value-type="float" office:value="111.322" calcext:value-type="float">
            <text:p>111.322</text:p>
          </table:table-cell>
          <table:table-cell office:value-type="float" office:value="89.3089951780645" calcext:value-type="float">
            <text:p>89.3089951780645</text:p>
          </table:table-cell>
          <table:table-cell office:value-type="float" office:value="111.322" calcext:value-type="float">
            <text:p>111.322</text:p>
          </table:table-cell>
          <table:table-cell office:value-type="float" office:value="82.3636308296233" calcext:value-type="float">
            <text:p>82.3636308296233</text:p>
          </table:table-cell>
          <table:table-cell office:value-type="float" office:value="111.322" calcext:value-type="float">
            <text:p>111.322</text:p>
          </table:table-cell>
        </table:table-row>
        <table:table-row table:style-name="ro1">
          <table:table-cell office:value-type="float" office:value="34.7227885261014" calcext:value-type="float">
            <text:p>34.7227885261014</text:p>
          </table:table-cell>
          <table:table-cell office:value-type="float" office:value="26.7795" calcext:value-type="float">
            <text:p>26.7795</text:p>
          </table:table-cell>
          <table:table-cell/>
          <table:table-cell office:value-type="float" office:value="33.1203892657409" calcext:value-type="float">
            <text:p>33.1203892657409</text:p>
          </table:table-cell>
          <table:table-cell office:value-type="float" office:value="26.7795" calcext:value-type="float">
            <text:p>26.7795</text:p>
          </table:table-cell>
          <table:table-cell office:value-type="float" office:value="25.9258544692854" calcext:value-type="float">
            <text:p>25.9258544692854</text:p>
          </table:table-cell>
          <table:table-cell office:value-type="float" office:value="26.7795" calcext:value-type="float">
            <text:p>26.7795</text:p>
          </table:table-cell>
          <table:table-cell office:value-type="float" office:value="28.2501651475566" calcext:value-type="float">
            <text:p>28.2501651475566</text:p>
          </table:table-cell>
          <table:table-cell office:value-type="float" office:value="26.7795" calcext:value-type="float">
            <text:p>26.7795</text:p>
          </table:table-cell>
        </table:table-row>
        <table:table-row table:style-name="ro1">
          <table:table-cell office:value-type="float" office:value="8.09588900713378" calcext:value-type="float">
            <text:p>8.09588900713378</text:p>
          </table:table-cell>
          <table:table-cell office:value-type="float" office:value="17.979" calcext:value-type="float">
            <text:p>17.979</text:p>
          </table:table-cell>
          <table:table-cell/>
          <table:table-cell office:value-type="float" office:value="6.53942841876675" calcext:value-type="float">
            <text:p>6.53942841876675</text:p>
          </table:table-cell>
          <table:table-cell office:value-type="float" office:value="17.979" calcext:value-type="float">
            <text:p>17.979</text:p>
          </table:table-cell>
          <table:table-cell office:value-type="float" office:value="4.38477933867291" calcext:value-type="float">
            <text:p>4.38477933867291</text:p>
          </table:table-cell>
          <table:table-cell office:value-type="float" office:value="17.979" calcext:value-type="float">
            <text:p>17.979</text:p>
          </table:table-cell>
          <table:table-cell office:value-type="float" office:value="12.5896350875127" calcext:value-type="float">
            <text:p>12.5896350875127</text:p>
          </table:table-cell>
          <table:table-cell office:value-type="float" office:value="17.979" calcext:value-type="float">
            <text:p>17.979</text:p>
          </table:table-cell>
        </table:table-row>
        <table:table-row table:style-name="ro1">
          <table:table-cell office:value-type="float" office:value="162.689818181924" calcext:value-type="float">
            <text:p>162.689818181924</text:p>
          </table:table-cell>
          <table:table-cell office:value-type="float" office:value="119.094" calcext:value-type="float">
            <text:p>119.094</text:p>
          </table:table-cell>
          <table:table-cell/>
          <table:table-cell office:value-type="float" office:value="128.712320585969" calcext:value-type="float">
            <text:p>128.712320585969</text:p>
          </table:table-cell>
          <table:table-cell office:value-type="float" office:value="119.094" calcext:value-type="float">
            <text:p>119.094</text:p>
          </table:table-cell>
          <table:table-cell office:value-type="float" office:value="132.703734395107" calcext:value-type="float">
            <text:p>132.703734395107</text:p>
          </table:table-cell>
          <table:table-cell office:value-type="float" office:value="119.094" calcext:value-type="float">
            <text:p>119.094</text:p>
          </table:table-cell>
          <table:table-cell office:value-type="float" office:value="117.417066169079" calcext:value-type="float">
            <text:p>117.417066169079</text:p>
          </table:table-cell>
          <table:table-cell office:value-type="float" office:value="119.094" calcext:value-type="float">
            <text:p>119.094</text:p>
          </table:table-cell>
        </table:table-row>
        <table:table-row table:style-name="ro1">
          <table:table-cell office:value-type="float" office:value="31.2011537625462" calcext:value-type="float">
            <text:p>31.2011537625462</text:p>
          </table:table-cell>
          <table:table-cell office:value-type="float" office:value="43.723" calcext:value-type="float">
            <text:p>43.723</text:p>
          </table:table-cell>
          <table:table-cell/>
          <table:table-cell office:value-type="float" office:value="28.934743365181" calcext:value-type="float">
            <text:p>28.934743365181</text:p>
          </table:table-cell>
          <table:table-cell office:value-type="float" office:value="43.723" calcext:value-type="float">
            <text:p>43.723</text:p>
          </table:table-cell>
          <table:table-cell office:value-type="float" office:value="26.9171978764522" calcext:value-type="float">
            <text:p>26.9171978764522</text:p>
          </table:table-cell>
          <table:table-cell office:value-type="float" office:value="43.723" calcext:value-type="float">
            <text:p>43.723</text:p>
          </table:table-cell>
          <table:table-cell office:value-type="float" office:value="25.9553886509731" calcext:value-type="float">
            <text:p>25.9553886509731</text:p>
          </table:table-cell>
          <table:table-cell office:value-type="float" office:value="43.723" calcext:value-type="float">
            <text:p>43.723</text:p>
          </table:table-cell>
        </table:table-row>
        <table:table-row table:style-name="ro1">
          <table:table-cell office:value-type="float" office:value="23.9974735962088" calcext:value-type="float">
            <text:p>23.9974735962088</text:p>
          </table:table-cell>
          <table:table-cell office:value-type="float" office:value="16.774" calcext:value-type="float">
            <text:p>16.774</text:p>
          </table:table-cell>
          <table:table-cell/>
          <table:table-cell office:value-type="float" office:value="16.2319959906308" calcext:value-type="float">
            <text:p>16.2319959906308</text:p>
          </table:table-cell>
          <table:table-cell office:value-type="float" office:value="16.774" calcext:value-type="float">
            <text:p>16.774</text:p>
          </table:table-cell>
          <table:table-cell office:value-type="float" office:value="18.6181561169439" calcext:value-type="float">
            <text:p>18.6181561169439</text:p>
          </table:table-cell>
          <table:table-cell office:value-type="float" office:value="16.774" calcext:value-type="float">
            <text:p>16.774</text:p>
          </table:table-cell>
          <table:table-cell office:value-type="float" office:value="22.8195027259261" calcext:value-type="float">
            <text:p>22.8195027259261</text:p>
          </table:table-cell>
          <table:table-cell office:value-type="float" office:value="16.774" calcext:value-type="float">
            <text:p>16.774</text:p>
          </table:table-cell>
        </table:table-row>
        <table:table-row table:style-name="ro1">
          <table:table-cell office:value-type="float" office:value="37.0787753837009" calcext:value-type="float">
            <text:p>37.0787753837009</text:p>
          </table:table-cell>
          <table:table-cell office:value-type="float" office:value="43.54" calcext:value-type="float">
            <text:p>43.54</text:p>
          </table:table-cell>
          <table:table-cell/>
          <table:table-cell office:value-type="float" office:value="34.2171901704492" calcext:value-type="float">
            <text:p>34.2171901704492</text:p>
          </table:table-cell>
          <table:table-cell office:value-type="float" office:value="43.54" calcext:value-type="float">
            <text:p>43.54</text:p>
          </table:table-cell>
          <table:table-cell office:value-type="float" office:value="31.1462605428662" calcext:value-type="float">
            <text:p>31.1462605428662</text:p>
          </table:table-cell>
          <table:table-cell office:value-type="float" office:value="43.54" calcext:value-type="float">
            <text:p>43.54</text:p>
          </table:table-cell>
          <table:table-cell office:value-type="float" office:value="27.6815271585038" calcext:value-type="float">
            <text:p>27.6815271585038</text:p>
          </table:table-cell>
          <table:table-cell office:value-type="float" office:value="43.54" calcext:value-type="float">
            <text:p>43.54</text:p>
          </table:table-cell>
        </table:table-row>
        <table:table-row table:style-name="ro1">
          <table:table-cell office:value-type="float" office:value="443.608948458792" calcext:value-type="float">
            <text:p>443.608948458792</text:p>
          </table:table-cell>
          <table:table-cell office:value-type="float" office:value="529.327" calcext:value-type="float">
            <text:p>529.327</text:p>
          </table:table-cell>
          <table:table-cell/>
          <table:table-cell office:value-type="float" office:value="521.929415521175" calcext:value-type="float">
            <text:p>521.929415521175</text:p>
          </table:table-cell>
          <table:table-cell office:value-type="float" office:value="529.327" calcext:value-type="float">
            <text:p>529.327</text:p>
          </table:table-cell>
          <table:table-cell office:value-type="float" office:value="544.929731119332" calcext:value-type="float">
            <text:p>544.929731119332</text:p>
          </table:table-cell>
          <table:table-cell office:value-type="float" office:value="529.327" calcext:value-type="float">
            <text:p>529.327</text:p>
          </table:table-cell>
          <table:table-cell office:value-type="float" office:value="565.149154461474" calcext:value-type="float">
            <text:p>565.149154461474</text:p>
          </table:table-cell>
          <table:table-cell office:value-type="float" office:value="529.327" calcext:value-type="float">
            <text:p>529.327</text:p>
          </table:table-cell>
        </table:table-row>
        <table:table-row table:style-name="ro1">
          <table:table-cell office:value-type="float" office:value="91.5079512491965" calcext:value-type="float">
            <text:p>91.5079512491965</text:p>
          </table:table-cell>
          <table:table-cell office:value-type="float" office:value="101.89" calcext:value-type="float">
            <text:p>101.89</text:p>
          </table:table-cell>
          <table:table-cell/>
          <table:table-cell office:value-type="float" office:value="72.5862702941014" calcext:value-type="float">
            <text:p>72.5862702941014</text:p>
          </table:table-cell>
          <table:table-cell office:value-type="float" office:value="101.89" calcext:value-type="float">
            <text:p>101.89</text:p>
          </table:table-cell>
          <table:table-cell office:value-type="float" office:value="69.2146931142715" calcext:value-type="float">
            <text:p>69.2146931142715</text:p>
          </table:table-cell>
          <table:table-cell office:value-type="float" office:value="101.89" calcext:value-type="float">
            <text:p>101.89</text:p>
          </table:table-cell>
          <table:table-cell office:value-type="float" office:value="77.2255532432298" calcext:value-type="float">
            <text:p>77.2255532432298</text:p>
          </table:table-cell>
          <table:table-cell office:value-type="float" office:value="101.89" calcext:value-type="float">
            <text:p>101.89</text:p>
          </table:table-cell>
        </table:table-row>
        <table:table-row table:style-name="ro1">
          <table:table-cell office:value-type="float" office:value="-1.74754812826011" calcext:value-type="float">
            <text:p>-1.74754812826011</text:p>
          </table:table-cell>
          <table:table-cell office:value-type="float" office:value="15.362" calcext:value-type="float">
            <text:p>15.362</text:p>
          </table:table-cell>
          <table:table-cell/>
          <table:table-cell office:value-type="float" office:value="10.6862760845389" calcext:value-type="float">
            <text:p>10.6862760845389</text:p>
          </table:table-cell>
          <table:table-cell office:value-type="float" office:value="15.362" calcext:value-type="float">
            <text:p>15.362</text:p>
          </table:table-cell>
          <table:table-cell office:value-type="float" office:value="11.5332834383902" calcext:value-type="float">
            <text:p>11.5332834383902</text:p>
          </table:table-cell>
          <table:table-cell office:value-type="float" office:value="15.362" calcext:value-type="float">
            <text:p>15.362</text:p>
          </table:table-cell>
          <table:table-cell office:value-type="float" office:value="8.07786537418455" calcext:value-type="float">
            <text:p>8.07786537418455</text:p>
          </table:table-cell>
          <table:table-cell office:value-type="float" office:value="15.362" calcext:value-type="float">
            <text:p>15.362</text:p>
          </table:table-cell>
        </table:table-row>
        <table:table-row table:style-name="ro1">
          <table:table-cell office:value-type="float" office:value="64.0606529207819" calcext:value-type="float">
            <text:p>64.0606529207819</text:p>
          </table:table-cell>
          <table:table-cell office:value-type="float" office:value="57.803" calcext:value-type="float">
            <text:p>57.803</text:p>
          </table:table-cell>
          <table:table-cell/>
          <table:table-cell office:value-type="float" office:value="62.2923923263686" calcext:value-type="float">
            <text:p>62.2923923263686</text:p>
          </table:table-cell>
          <table:table-cell office:value-type="float" office:value="57.803" calcext:value-type="float">
            <text:p>57.803</text:p>
          </table:table-cell>
          <table:table-cell office:value-type="float" office:value="56.7675167583374" calcext:value-type="float">
            <text:p>56.7675167583374</text:p>
          </table:table-cell>
          <table:table-cell office:value-type="float" office:value="57.803" calcext:value-type="float">
            <text:p>57.803</text:p>
          </table:table-cell>
          <table:table-cell office:value-type="float" office:value="50.159340080682" calcext:value-type="float">
            <text:p>50.159340080682</text:p>
          </table:table-cell>
          <table:table-cell office:value-type="float" office:value="57.803" calcext:value-type="float">
            <text:p>57.803</text:p>
          </table:table-cell>
        </table:table-row>
        <table:table-row table:style-name="ro1">
          <table:table-cell office:value-type="float" office:value="9.00694835145104" calcext:value-type="float">
            <text:p>9.00694835145104</text:p>
          </table:table-cell>
          <table:table-cell office:value-type="float" office:value="13.836" calcext:value-type="float">
            <text:p>13.836</text:p>
          </table:table-cell>
          <table:table-cell/>
          <table:table-cell office:value-type="float" office:value="5.07477841602776" calcext:value-type="float">
            <text:p>5.07477841602776</text:p>
          </table:table-cell>
          <table:table-cell office:value-type="float" office:value="13.836" calcext:value-type="float">
            <text:p>13.836</text:p>
          </table:table-cell>
          <table:table-cell office:value-type="float" office:value="7.89582705145396" calcext:value-type="float">
            <text:p>7.89582705145396</text:p>
          </table:table-cell>
          <table:table-cell office:value-type="float" office:value="13.836" calcext:value-type="float">
            <text:p>13.836</text:p>
          </table:table-cell>
          <table:table-cell office:value-type="float" office:value="7.93921892191889" calcext:value-type="float">
            <text:p>7.93921892191889</text:p>
          </table:table-cell>
          <table:table-cell office:value-type="float" office:value="13.836" calcext:value-type="float">
            <text:p>13.836</text:p>
          </table:table-cell>
        </table:table-row>
        <table:table-row table:style-name="ro1">
          <table:table-cell office:value-type="float" office:value="283.650983529526" calcext:value-type="float">
            <text:p>283.650983529526</text:p>
          </table:table-cell>
          <table:table-cell office:value-type="float" office:value="247.7385" calcext:value-type="float">
            <text:p>247.7385</text:p>
          </table:table-cell>
          <table:table-cell/>
          <table:table-cell office:value-type="float" office:value="272.599312111914" calcext:value-type="float">
            <text:p>272.599312111914</text:p>
          </table:table-cell>
          <table:table-cell office:value-type="float" office:value="247.7385" calcext:value-type="float">
            <text:p>247.7385</text:p>
          </table:table-cell>
          <table:table-cell office:value-type="float" office:value="265.181846831668" calcext:value-type="float">
            <text:p>265.181846831668</text:p>
          </table:table-cell>
          <table:table-cell office:value-type="float" office:value="247.7385" calcext:value-type="float">
            <text:p>247.7385</text:p>
          </table:table-cell>
          <table:table-cell office:value-type="float" office:value="266.384650053039" calcext:value-type="float">
            <text:p>266.384650053039</text:p>
          </table:table-cell>
          <table:table-cell office:value-type="float" office:value="247.7385" calcext:value-type="float">
            <text:p>247.7385</text:p>
          </table:table-cell>
        </table:table-row>
        <table:table-row table:style-name="ro1">
          <table:table-cell office:value-type="float" office:value="32.475145103669" calcext:value-type="float">
            <text:p>32.475145103669</text:p>
          </table:table-cell>
          <table:table-cell office:value-type="float" office:value="36.8565" calcext:value-type="float">
            <text:p>36.8565</text:p>
          </table:table-cell>
          <table:table-cell/>
          <table:table-cell office:value-type="float" office:value="25.7079713831355" calcext:value-type="float">
            <text:p>25.7079713831355</text:p>
          </table:table-cell>
          <table:table-cell office:value-type="float" office:value="36.8565" calcext:value-type="float">
            <text:p>36.8565</text:p>
          </table:table-cell>
          <table:table-cell office:value-type="float" office:value="20.1613718972389" calcext:value-type="float">
            <text:p>20.1613718972389</text:p>
          </table:table-cell>
          <table:table-cell office:value-type="float" office:value="36.8565" calcext:value-type="float">
            <text:p>36.8565</text:p>
          </table:table-cell>
          <table:table-cell office:value-type="float" office:value="26.0215231031305" calcext:value-type="float">
            <text:p>26.0215231031305</text:p>
          </table:table-cell>
          <table:table-cell office:value-type="float" office:value="36.8565" calcext:value-type="float">
            <text:p>36.8565</text:p>
          </table:table-cell>
        </table:table-row>
        <table:table-row table:style-name="ro1">
          <table:table-cell office:value-type="float" office:value="-14.3040327645971" calcext:value-type="float">
            <text:p>-14.3040327645971</text:p>
          </table:table-cell>
          <table:table-cell office:value-type="float" office:value="10.653" calcext:value-type="float">
            <text:p>10.653</text:p>
          </table:table-cell>
          <table:table-cell/>
          <table:table-cell office:value-type="float" office:value="-6.32878989313839" calcext:value-type="float">
            <text:p>-6.32878989313839</text:p>
          </table:table-cell>
          <table:table-cell office:value-type="float" office:value="10.653" calcext:value-type="float">
            <text:p>10.653</text:p>
          </table:table-cell>
          <table:table-cell office:value-type="float" office:value="5.43212478404976" calcext:value-type="float">
            <text:p>5.43212478404976</text:p>
          </table:table-cell>
          <table:table-cell office:value-type="float" office:value="10.653" calcext:value-type="float">
            <text:p>10.653</text:p>
          </table:table-cell>
          <table:table-cell office:value-type="float" office:value="-4.00180911122945" calcext:value-type="float">
            <text:p>-4.00180911122945</text:p>
          </table:table-cell>
          <table:table-cell office:value-type="float" office:value="10.653" calcext:value-type="float">
            <text:p>10.653</text:p>
          </table:table-cell>
        </table:table-row>
        <table:table-row table:style-name="ro1">
          <table:table-cell office:value-type="float" office:value="22.2238850800493" calcext:value-type="float">
            <text:p>22.2238850800493</text:p>
          </table:table-cell>
          <table:table-cell office:value-type="float" office:value="27.434" calcext:value-type="float">
            <text:p>27.434</text:p>
          </table:table-cell>
          <table:table-cell/>
          <table:table-cell office:value-type="float" office:value="14.7494344692391" calcext:value-type="float">
            <text:p>14.7494344692391</text:p>
          </table:table-cell>
          <table:table-cell office:value-type="float" office:value="27.434" calcext:value-type="float">
            <text:p>27.434</text:p>
          </table:table-cell>
          <table:table-cell office:value-type="float" office:value="14.669571227685" calcext:value-type="float">
            <text:p>14.669571227685</text:p>
          </table:table-cell>
          <table:table-cell office:value-type="float" office:value="27.434" calcext:value-type="float">
            <text:p>27.434</text:p>
          </table:table-cell>
          <table:table-cell office:value-type="float" office:value="20.032803788577" calcext:value-type="float">
            <text:p>20.032803788577</text:p>
          </table:table-cell>
          <table:table-cell office:value-type="float" office:value="27.434" calcext:value-type="float">
            <text:p>27.434</text:p>
          </table:table-cell>
        </table:table-row>
        <table:table-row table:style-name="ro1">
          <table:table-cell office:value-type="float" office:value="-38.1694422577707" calcext:value-type="float">
            <text:p>-38.1694422577707</text:p>
          </table:table-cell>
          <table:table-cell office:value-type="float" office:value="0.142" calcext:value-type="float">
            <text:p>0.142</text:p>
          </table:table-cell>
          <table:table-cell/>
          <table:table-cell office:value-type="float" office:value="-12.3680429541227" calcext:value-type="float">
            <text:p>-12.3680429541227</text:p>
          </table:table-cell>
          <table:table-cell office:value-type="float" office:value="0.142" calcext:value-type="float">
            <text:p>0.142</text:p>
          </table:table-cell>
          <table:table-cell office:value-type="float" office:value="-10.5962657698883" calcext:value-type="float">
            <text:p>-10.5962657698883</text:p>
          </table:table-cell>
          <table:table-cell office:value-type="float" office:value="0.142" calcext:value-type="float">
            <text:p>0.142</text:p>
          </table:table-cell>
          <table:table-cell office:value-type="float" office:value="-5.1048284607927" calcext:value-type="float">
            <text:p>-5.1048284607927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96.7421059473729" calcext:value-type="float">
            <text:p>96.7421059473729</text:p>
          </table:table-cell>
          <table:table-cell office:value-type="float" office:value="62.661" calcext:value-type="float">
            <text:p>62.661</text:p>
          </table:table-cell>
          <table:table-cell/>
          <table:table-cell office:value-type="float" office:value="80.19537801499" calcext:value-type="float">
            <text:p>80.19537801499</text:p>
          </table:table-cell>
          <table:table-cell office:value-type="float" office:value="62.661" calcext:value-type="float">
            <text:p>62.661</text:p>
          </table:table-cell>
          <table:table-cell office:value-type="float" office:value="86.3692360252374" calcext:value-type="float">
            <text:p>86.3692360252374</text:p>
          </table:table-cell>
          <table:table-cell office:value-type="float" office:value="62.661" calcext:value-type="float">
            <text:p>62.661</text:p>
          </table:table-cell>
          <table:table-cell office:value-type="float" office:value="86.4635624953739" calcext:value-type="float">
            <text:p>86.4635624953739</text:p>
          </table:table-cell>
          <table:table-cell office:value-type="float" office:value="62.661" calcext:value-type="float">
            <text:p>62.661</text:p>
          </table:table-cell>
        </table:table-row>
        <table:table-row table:style-name="ro1">
          <table:table-cell office:value-type="float" office:value="60.1581349777736" calcext:value-type="float">
            <text:p>60.1581349777736</text:p>
          </table:table-cell>
          <table:table-cell office:value-type="float" office:value="71.038" calcext:value-type="float">
            <text:p>71.038</text:p>
          </table:table-cell>
          <table:table-cell/>
          <table:table-cell office:value-type="float" office:value="48.8754425354782" calcext:value-type="float">
            <text:p>48.8754425354782</text:p>
          </table:table-cell>
          <table:table-cell office:value-type="float" office:value="71.038" calcext:value-type="float">
            <text:p>71.038</text:p>
          </table:table-cell>
          <table:table-cell office:value-type="float" office:value="41.3852279852584" calcext:value-type="float">
            <text:p>41.3852279852584</text:p>
          </table:table-cell>
          <table:table-cell office:value-type="float" office:value="71.038" calcext:value-type="float">
            <text:p>71.038</text:p>
          </table:table-cell>
          <table:table-cell office:value-type="float" office:value="45.8827512714155" calcext:value-type="float">
            <text:p>45.8827512714155</text:p>
          </table:table-cell>
          <table:table-cell office:value-type="float" office:value="71.038" calcext:value-type="float">
            <text:p>71.038</text:p>
          </table:table-cell>
        </table:table-row>
        <table:table-row table:style-name="ro1">
          <table:table-cell office:value-type="float" office:value="67.53290792606" calcext:value-type="float">
            <text:p>67.53290792606</text:p>
          </table:table-cell>
          <table:table-cell office:value-type="float" office:value="53.15" calcext:value-type="float">
            <text:p>53.15</text:p>
          </table:table-cell>
          <table:table-cell/>
          <table:table-cell office:value-type="float" office:value="53.2495762660148" calcext:value-type="float">
            <text:p>53.2495762660148</text:p>
          </table:table-cell>
          <table:table-cell office:value-type="float" office:value="53.15" calcext:value-type="float">
            <text:p>53.15</text:p>
          </table:table-cell>
          <table:table-cell office:value-type="float" office:value="46.4235516237869" calcext:value-type="float">
            <text:p>46.4235516237869</text:p>
          </table:table-cell>
          <table:table-cell office:value-type="float" office:value="53.15" calcext:value-type="float">
            <text:p>53.15</text:p>
          </table:table-cell>
          <table:table-cell office:value-type="float" office:value="52.7513926858613" calcext:value-type="float">
            <text:p>52.7513926858613</text:p>
          </table:table-cell>
          <table:table-cell office:value-type="float" office:value="53.15" calcext:value-type="float">
            <text:p>53.15</text:p>
          </table:table-cell>
        </table:table-row>
        <table:table-row table:style-name="ro1">
          <table:table-cell office:value-type="float" office:value="-30.7111597519875" calcext:value-type="float">
            <text:p>-30.7111597519875</text:p>
          </table:table-cell>
          <table:table-cell office:value-type="float" office:value="12.811" calcext:value-type="float">
            <text:p>12.811</text:p>
          </table:table-cell>
          <table:table-cell/>
          <table:table-cell office:value-type="float" office:value="-23.5976037681883" calcext:value-type="float">
            <text:p>-23.5976037681883</text:p>
          </table:table-cell>
          <table:table-cell office:value-type="float" office:value="12.811" calcext:value-type="float">
            <text:p>12.811</text:p>
          </table:table-cell>
          <table:table-cell office:value-type="float" office:value="-9.32274404966518" calcext:value-type="float">
            <text:p>-9.32274404966518</text:p>
          </table:table-cell>
          <table:table-cell office:value-type="float" office:value="12.811" calcext:value-type="float">
            <text:p>12.811</text:p>
          </table:table-cell>
          <table:table-cell office:value-type="float" office:value="-50.1968484544992" calcext:value-type="float">
            <text:p>-50.1968484544992</text:p>
          </table:table-cell>
          <table:table-cell office:value-type="float" office:value="12.811" calcext:value-type="float">
            <text:p>12.811</text:p>
          </table:table-cell>
        </table:table-row>
        <table:table-row table:style-name="ro1">
          <table:table-cell office:value-type="float" office:value="36.3621432284281" calcext:value-type="float">
            <text:p>36.3621432284281</text:p>
          </table:table-cell>
          <table:table-cell office:value-type="float" office:value="69.8325" calcext:value-type="float">
            <text:p>69.8325</text:p>
          </table:table-cell>
          <table:table-cell/>
          <table:table-cell office:value-type="float" office:value="31.0099214221299" calcext:value-type="float">
            <text:p>31.0099214221299</text:p>
          </table:table-cell>
          <table:table-cell office:value-type="float" office:value="69.8325" calcext:value-type="float">
            <text:p>69.8325</text:p>
          </table:table-cell>
          <table:table-cell office:value-type="float" office:value="25.4915455491011" calcext:value-type="float">
            <text:p>25.4915455491011</text:p>
          </table:table-cell>
          <table:table-cell office:value-type="float" office:value="69.8325" calcext:value-type="float">
            <text:p>69.8325</text:p>
          </table:table-cell>
          <table:table-cell office:value-type="float" office:value="39.6445198717622" calcext:value-type="float">
            <text:p>39.6445198717622</text:p>
          </table:table-cell>
          <table:table-cell office:value-type="float" office:value="69.8325" calcext:value-type="float">
            <text:p>69.8325</text:p>
          </table:table-cell>
        </table:table-row>
        <table:table-row table:style-name="ro1">
          <table:table-cell office:value-type="float" office:value="24.378762677687" calcext:value-type="float">
            <text:p>24.378762677687</text:p>
          </table:table-cell>
          <table:table-cell office:value-type="float" office:value="59.096" calcext:value-type="float">
            <text:p>59.096</text:p>
          </table:table-cell>
          <table:table-cell/>
          <table:table-cell office:value-type="float" office:value="30.602325275978" calcext:value-type="float">
            <text:p>30.602325275978</text:p>
          </table:table-cell>
          <table:table-cell office:value-type="float" office:value="59.096" calcext:value-type="float">
            <text:p>59.096</text:p>
          </table:table-cell>
          <table:table-cell office:value-type="float" office:value="37.7327888192938" calcext:value-type="float">
            <text:p>37.7327888192938</text:p>
          </table:table-cell>
          <table:table-cell office:value-type="float" office:value="59.096" calcext:value-type="float">
            <text:p>59.096</text:p>
          </table:table-cell>
          <table:table-cell office:value-type="float" office:value="35.2070884556751" calcext:value-type="float">
            <text:p>35.2070884556751</text:p>
          </table:table-cell>
          <table:table-cell office:value-type="float" office:value="59.096" calcext:value-type="float">
            <text:p>59.096</text:p>
          </table:table-cell>
        </table:table-row>
        <table:table-row table:style-name="ro1">
          <table:table-cell office:value-type="float" office:value="182.691792925244" calcext:value-type="float">
            <text:p>182.691792925244</text:p>
          </table:table-cell>
          <table:table-cell office:value-type="float" office:value="237.306" calcext:value-type="float">
            <text:p>237.306</text:p>
          </table:table-cell>
          <table:table-cell/>
          <table:table-cell office:value-type="float" office:value="200.132196100946" calcext:value-type="float">
            <text:p>200.132196100946</text:p>
          </table:table-cell>
          <table:table-cell office:value-type="float" office:value="237.306" calcext:value-type="float">
            <text:p>237.306</text:p>
          </table:table-cell>
          <table:table-cell office:value-type="float" office:value="222.041732848494" calcext:value-type="float">
            <text:p>222.041732848494</text:p>
          </table:table-cell>
          <table:table-cell office:value-type="float" office:value="237.306" calcext:value-type="float">
            <text:p>237.306</text:p>
          </table:table-cell>
          <table:table-cell office:value-type="float" office:value="217.699464125028" calcext:value-type="float">
            <text:p>217.699464125028</text:p>
          </table:table-cell>
          <table:table-cell office:value-type="float" office:value="237.306" calcext:value-type="float">
            <text:p>237.306</text:p>
          </table:table-cell>
        </table:table-row>
        <table:table-row table:style-name="ro1">
          <table:table-cell office:value-type="float" office:value="437.590507654796" calcext:value-type="float">
            <text:p>437.590507654796</text:p>
          </table:table-cell>
          <table:table-cell office:value-type="float" office:value="354.832" calcext:value-type="float">
            <text:p>354.832</text:p>
          </table:table-cell>
          <table:table-cell/>
          <table:table-cell office:value-type="float" office:value="446.329974056645" calcext:value-type="float">
            <text:p>446.329974056645</text:p>
          </table:table-cell>
          <table:table-cell office:value-type="float" office:value="354.832" calcext:value-type="float">
            <text:p>354.832</text:p>
          </table:table-cell>
          <table:table-cell office:value-type="float" office:value="442.454168790338" calcext:value-type="float">
            <text:p>442.454168790338</text:p>
          </table:table-cell>
          <table:table-cell office:value-type="float" office:value="354.832" calcext:value-type="float">
            <text:p>354.832</text:p>
          </table:table-cell>
          <table:table-cell office:value-type="float" office:value="394.6620471816" calcext:value-type="float">
            <text:p>394.6620471816</text:p>
          </table:table-cell>
          <table:table-cell office:value-type="float" office:value="354.832" calcext:value-type="float">
            <text:p>354.832</text:p>
          </table:table-cell>
        </table:table-row>
        <table:table-row table:style-name="ro1">
          <table:table-cell office:value-type="float" office:value="42.739788780794" calcext:value-type="float">
            <text:p>42.739788780794</text:p>
          </table:table-cell>
          <table:table-cell office:value-type="float" office:value="25.0555" calcext:value-type="float">
            <text:p>25.0555</text:p>
          </table:table-cell>
          <table:table-cell/>
          <table:table-cell office:value-type="float" office:value="29.0032378497035" calcext:value-type="float">
            <text:p>29.0032378497035</text:p>
          </table:table-cell>
          <table:table-cell office:value-type="float" office:value="25.0555" calcext:value-type="float">
            <text:p>25.0555</text:p>
          </table:table-cell>
          <table:table-cell office:value-type="float" office:value="22.6702822210082" calcext:value-type="float">
            <text:p>22.6702822210082</text:p>
          </table:table-cell>
          <table:table-cell office:value-type="float" office:value="25.0555" calcext:value-type="float">
            <text:p>25.0555</text:p>
          </table:table-cell>
          <table:table-cell office:value-type="float" office:value="33.1678568596879" calcext:value-type="float">
            <text:p>33.1678568596879</text:p>
          </table:table-cell>
          <table:table-cell office:value-type="float" office:value="25.0555" calcext:value-type="float">
            <text:p>25.0555</text:p>
          </table:table-cell>
        </table:table-row>
        <table:table-row table:style-name="ro1">
          <table:table-cell office:value-type="float" office:value="-36.4217430620656" calcext:value-type="float">
            <text:p>-36.4217430620656</text:p>
          </table:table-cell>
          <table:table-cell office:value-type="float" office:value="3.084" calcext:value-type="float">
            <text:p>3.084</text:p>
          </table:table-cell>
          <table:table-cell/>
          <table:table-cell office:value-type="float" office:value="-20.3719315006777" calcext:value-type="float">
            <text:p>-20.3719315006777</text:p>
          </table:table-cell>
          <table:table-cell office:value-type="float" office:value="3.084" calcext:value-type="float">
            <text:p>3.084</text:p>
          </table:table-cell>
          <table:table-cell office:value-type="float" office:value="-14.4539722728243" calcext:value-type="float">
            <text:p>-14.4539722728243</text:p>
          </table:table-cell>
          <table:table-cell office:value-type="float" office:value="3.084" calcext:value-type="float">
            <text:p>3.084</text:p>
          </table:table-cell>
          <table:table-cell office:value-type="float" office:value="-4.22682827130722" calcext:value-type="float">
            <text:p>-4.22682827130722</text:p>
          </table:table-cell>
          <table:table-cell office:value-type="float" office:value="3.084" calcext:value-type="float">
            <text:p>3.084</text:p>
          </table:table-cell>
        </table:table-row>
        <table:table-row table:style-name="ro1">
          <table:table-cell office:value-type="float" office:value="192.833898091649" calcext:value-type="float">
            <text:p>192.833898091649</text:p>
          </table:table-cell>
          <table:table-cell office:value-type="float" office:value="201.807" calcext:value-type="float">
            <text:p>201.807</text:p>
          </table:table-cell>
          <table:table-cell/>
          <table:table-cell office:value-type="float" office:value="207.064342217368" calcext:value-type="float">
            <text:p>207.064342217368</text:p>
          </table:table-cell>
          <table:table-cell office:value-type="float" office:value="201.807" calcext:value-type="float">
            <text:p>201.807</text:p>
          </table:table-cell>
          <table:table-cell office:value-type="float" office:value="218.00362164976" calcext:value-type="float">
            <text:p>218.00362164976</text:p>
          </table:table-cell>
          <table:table-cell office:value-type="float" office:value="201.807" calcext:value-type="float">
            <text:p>201.807</text:p>
          </table:table-cell>
          <table:table-cell office:value-type="float" office:value="206.895339997668" calcext:value-type="float">
            <text:p>206.895339997668</text:p>
          </table:table-cell>
          <table:table-cell office:value-type="float" office:value="201.807" calcext:value-type="float">
            <text:p>201.807</text:p>
          </table:table-cell>
        </table:table-row>
        <table:table-row table:style-name="ro1">
          <table:table-cell office:value-type="float" office:value="-9.27597417929628" calcext:value-type="float">
            <text:p>-9.27597417929628</text:p>
          </table:table-cell>
          <table:table-cell office:value-type="float" office:value="27.875" calcext:value-type="float">
            <text:p>27.875</text:p>
          </table:table-cell>
          <table:table-cell/>
          <table:table-cell office:value-type="float" office:value="-10.5936210412347" calcext:value-type="float">
            <text:p>-10.5936210412347</text:p>
          </table:table-cell>
          <table:table-cell office:value-type="float" office:value="27.875" calcext:value-type="float">
            <text:p>27.875</text:p>
          </table:table-cell>
          <table:table-cell office:value-type="float" office:value="-2.04272607886562" calcext:value-type="float">
            <text:p>-2.04272607886562</text:p>
          </table:table-cell>
          <table:table-cell office:value-type="float" office:value="27.875" calcext:value-type="float">
            <text:p>27.875</text:p>
          </table:table-cell>
          <table:table-cell office:value-type="float" office:value="8.92304415198413" calcext:value-type="float">
            <text:p>8.92304415198413</text:p>
          </table:table-cell>
          <table:table-cell office:value-type="float" office:value="27.875" calcext:value-type="float">
            <text:p>27.875</text:p>
          </table:table-cell>
        </table:table-row>
        <table:table-row table:style-name="ro1">
          <table:table-cell office:value-type="float" office:value="-26.0000363915081" calcext:value-type="float">
            <text:p>-26.0000363915081</text:p>
          </table:table-cell>
          <table:table-cell office:value-type="float" office:value="3.661" calcext:value-type="float">
            <text:p>3.661</text:p>
          </table:table-cell>
          <table:table-cell/>
          <table:table-cell office:value-type="float" office:value="-15.9717776168905" calcext:value-type="float">
            <text:p>-15.9717776168905</text:p>
          </table:table-cell>
          <table:table-cell office:value-type="float" office:value="3.661" calcext:value-type="float">
            <text:p>3.661</text:p>
          </table:table-cell>
          <table:table-cell office:value-type="float" office:value="-11.1316785583069" calcext:value-type="float">
            <text:p>-11.1316785583069</text:p>
          </table:table-cell>
          <table:table-cell office:value-type="float" office:value="3.661" calcext:value-type="float">
            <text:p>3.661</text:p>
          </table:table-cell>
          <table:table-cell office:value-type="float" office:value="-4.4555343458848" calcext:value-type="float">
            <text:p>-4.4555343458848</text:p>
          </table:table-cell>
          <table:table-cell office:value-type="float" office:value="3.661" calcext:value-type="float">
            <text:p>3.661</text:p>
          </table:table-cell>
        </table:table-row>
        <table:table-row table:style-name="ro1">
          <table:table-cell office:value-type="float" office:value="54.9308263092898" calcext:value-type="float">
            <text:p>54.9308263092898</text:p>
          </table:table-cell>
          <table:table-cell office:value-type="float" office:value="26.132" calcext:value-type="float">
            <text:p>26.132</text:p>
          </table:table-cell>
          <table:table-cell/>
          <table:table-cell office:value-type="float" office:value="47.5241889030348" calcext:value-type="float">
            <text:p>47.5241889030348</text:p>
          </table:table-cell>
          <table:table-cell office:value-type="float" office:value="26.132" calcext:value-type="float">
            <text:p>26.132</text:p>
          </table:table-cell>
          <table:table-cell office:value-type="float" office:value="45.4447770643998" calcext:value-type="float">
            <text:p>45.4447770643998</text:p>
          </table:table-cell>
          <table:table-cell office:value-type="float" office:value="26.132" calcext:value-type="float">
            <text:p>26.132</text:p>
          </table:table-cell>
          <table:table-cell office:value-type="float" office:value="42.0851390488885" calcext:value-type="float">
            <text:p>42.0851390488885</text:p>
          </table:table-cell>
          <table:table-cell office:value-type="float" office:value="26.132" calcext:value-type="float">
            <text:p>26.132</text:p>
          </table:table-cell>
        </table:table-row>
        <table:table-row table:style-name="ro1">
          <table:table-cell office:value-type="float" office:value="-40.2086803550313" calcext:value-type="float">
            <text:p>-40.2086803550313</text:p>
          </table:table-cell>
          <table:table-cell office:value-type="float" office:value="0.459000000000008" calcext:value-type="float">
            <text:p>0.459000000000008</text:p>
          </table:table-cell>
          <table:table-cell/>
          <table:table-cell office:value-type="float" office:value="-21.2853578383811" calcext:value-type="float">
            <text:p>-21.2853578383811</text:p>
          </table:table-cell>
          <table:table-cell office:value-type="float" office:value="0.459000000000008" calcext:value-type="float">
            <text:p>0.459000000000008</text:p>
          </table:table-cell>
          <table:table-cell office:value-type="float" office:value="-15.90436301377" calcext:value-type="float">
            <text:p>-15.90436301377</text:p>
          </table:table-cell>
          <table:table-cell office:value-type="float" office:value="0.459000000000008" calcext:value-type="float">
            <text:p>0.459000000000008</text:p>
          </table:table-cell>
          <table:table-cell office:value-type="float" office:value="-5.38519515039124" calcext:value-type="float">
            <text:p>-5.38519515039124</text:p>
          </table:table-cell>
          <table:table-cell office:value-type="float" office:value="0.459000000000008" calcext:value-type="float">
            <text:p>0.459000000000008</text:p>
          </table:table-cell>
        </table:table-row>
        <table:table-row table:style-name="ro1">
          <table:table-cell office:value-type="float" office:value="-10.2904368940903" calcext:value-type="float">
            <text:p>-10.2904368940903</text:p>
          </table:table-cell>
          <table:table-cell office:value-type="float" office:value="19.550499" calcext:value-type="float">
            <text:p>19.550499</text:p>
          </table:table-cell>
          <table:table-cell/>
          <table:table-cell office:value-type="float" office:value="1.34791383093646" calcext:value-type="float">
            <text:p>1.34791383093646</text:p>
          </table:table-cell>
          <table:table-cell office:value-type="float" office:value="19.550499" calcext:value-type="float">
            <text:p>19.550499</text:p>
          </table:table-cell>
          <table:table-cell office:value-type="float" office:value="8.2268239079055" calcext:value-type="float">
            <text:p>8.2268239079055</text:p>
          </table:table-cell>
          <table:table-cell office:value-type="float" office:value="19.550499" calcext:value-type="float">
            <text:p>19.550499</text:p>
          </table:table-cell>
          <table:table-cell office:value-type="float" office:value="9.52450704877334" calcext:value-type="float">
            <text:p>9.52450704877334</text:p>
          </table:table-cell>
          <table:table-cell office:value-type="float" office:value="19.550499" calcext:value-type="float">
            <text:p>19.550499</text:p>
          </table:table-cell>
        </table:table-row>
        <table:table-row table:style-name="ro1">
          <table:table-cell office:value-type="float" office:value="-21.619711296725" calcext:value-type="float">
            <text:p>-21.619711296725</text:p>
          </table:table-cell>
          <table:table-cell office:value-type="float" office:value="3.601" calcext:value-type="float">
            <text:p>3.601</text:p>
          </table:table-cell>
          <table:table-cell/>
          <table:table-cell office:value-type="float" office:value="-11.908765989951" calcext:value-type="float">
            <text:p>-11.908765989951</text:p>
          </table:table-cell>
          <table:table-cell office:value-type="float" office:value="3.601" calcext:value-type="float">
            <text:p>3.601</text:p>
          </table:table-cell>
          <table:table-cell office:value-type="float" office:value="-8.65868783812016" calcext:value-type="float">
            <text:p>-8.65868783812016</text:p>
          </table:table-cell>
          <table:table-cell office:value-type="float" office:value="3.601" calcext:value-type="float">
            <text:p>3.601</text:p>
          </table:table-cell>
          <table:table-cell office:value-type="float" office:value="1.20001760721573" calcext:value-type="float">
            <text:p>1.20001760721573</text:p>
          </table:table-cell>
          <table:table-cell office:value-type="float" office:value="3.601" calcext:value-type="float">
            <text:p>3.601</text:p>
          </table:table-cell>
        </table:table-row>
        <table:table-row table:style-name="ro1">
          <table:table-cell office:value-type="float" office:value="9.81743622591284" calcext:value-type="float">
            <text:p>9.81743622591284</text:p>
          </table:table-cell>
          <table:table-cell office:value-type="float" office:value="21.602001" calcext:value-type="float">
            <text:p>21.602001</text:p>
          </table:table-cell>
          <table:table-cell/>
          <table:table-cell office:value-type="float" office:value="16.3898104205405" calcext:value-type="float">
            <text:p>16.3898104205405</text:p>
          </table:table-cell>
          <table:table-cell office:value-type="float" office:value="21.602001" calcext:value-type="float">
            <text:p>21.602001</text:p>
          </table:table-cell>
          <table:table-cell office:value-type="float" office:value="14.8825831541233" calcext:value-type="float">
            <text:p>14.8825831541233</text:p>
          </table:table-cell>
          <table:table-cell office:value-type="float" office:value="21.602001" calcext:value-type="float">
            <text:p>21.602001</text:p>
          </table:table-cell>
          <table:table-cell office:value-type="float" office:value="14.225389837454" calcext:value-type="float">
            <text:p>14.225389837454</text:p>
          </table:table-cell>
          <table:table-cell office:value-type="float" office:value="21.602001" calcext:value-type="float">
            <text:p>21.602001</text:p>
          </table:table-cell>
        </table:table-row>
        <table:table-row table:style-name="ro1">
          <table:table-cell office:value-type="float" office:value="91.311789975517" calcext:value-type="float">
            <text:p>91.311789975517</text:p>
          </table:table-cell>
          <table:table-cell office:value-type="float" office:value="117.7115" calcext:value-type="float">
            <text:p>117.7115</text:p>
          </table:table-cell>
          <table:table-cell/>
          <table:table-cell office:value-type="float" office:value="85.8380661848832" calcext:value-type="float">
            <text:p>85.8380661848832</text:p>
          </table:table-cell>
          <table:table-cell office:value-type="float" office:value="117.7115" calcext:value-type="float">
            <text:p>117.7115</text:p>
          </table:table-cell>
          <table:table-cell office:value-type="float" office:value="92.2068142974934" calcext:value-type="float">
            <text:p>92.2068142974934</text:p>
          </table:table-cell>
          <table:table-cell office:value-type="float" office:value="117.7115" calcext:value-type="float">
            <text:p>117.7115</text:p>
          </table:table-cell>
          <table:table-cell office:value-type="float" office:value="91.7445067860085" calcext:value-type="float">
            <text:p>91.7445067860085</text:p>
          </table:table-cell>
          <table:table-cell office:value-type="float" office:value="117.7115" calcext:value-type="float">
            <text:p>117.7115</text:p>
          </table:table-cell>
        </table:table-row>
        <table:table-row table:style-name="ro1">
          <table:table-cell office:value-type="float" office:value="80.433209626666" calcext:value-type="float">
            <text:p>80.433209626666</text:p>
          </table:table-cell>
          <table:table-cell office:value-type="float" office:value="38.394" calcext:value-type="float">
            <text:p>38.394</text:p>
          </table:table-cell>
          <table:table-cell/>
          <table:table-cell office:value-type="float" office:value="31.4416592838298" calcext:value-type="float">
            <text:p>31.4416592838298</text:p>
          </table:table-cell>
          <table:table-cell office:value-type="float" office:value="38.394" calcext:value-type="float">
            <text:p>38.394</text:p>
          </table:table-cell>
          <table:table-cell office:value-type="float" office:value="61.7719263392612" calcext:value-type="float">
            <text:p>61.7719263392612</text:p>
          </table:table-cell>
          <table:table-cell office:value-type="float" office:value="38.394" calcext:value-type="float">
            <text:p>38.394</text:p>
          </table:table-cell>
          <table:table-cell office:value-type="float" office:value="39.1423547611739" calcext:value-type="float">
            <text:p>39.1423547611739</text:p>
          </table:table-cell>
          <table:table-cell office:value-type="float" office:value="38.394" calcext:value-type="float">
            <text:p>38.394</text:p>
          </table:table-cell>
        </table:table-row>
        <table:table-row table:style-name="ro1">
          <table:table-cell office:value-type="float" office:value="60.4583786356936" calcext:value-type="float">
            <text:p>60.4583786356936</text:p>
          </table:table-cell>
          <table:table-cell office:value-type="float" office:value="36.5695" calcext:value-type="float">
            <text:p>36.5695</text:p>
          </table:table-cell>
          <table:table-cell/>
          <table:table-cell office:value-type="float" office:value="47.9144026432092" calcext:value-type="float">
            <text:p>47.9144026432092</text:p>
          </table:table-cell>
          <table:table-cell office:value-type="float" office:value="36.5695" calcext:value-type="float">
            <text:p>36.5695</text:p>
          </table:table-cell>
          <table:table-cell office:value-type="float" office:value="38.914221020917" calcext:value-type="float">
            <text:p>38.914221020917</text:p>
          </table:table-cell>
          <table:table-cell office:value-type="float" office:value="36.5695" calcext:value-type="float">
            <text:p>36.5695</text:p>
          </table:table-cell>
          <table:table-cell office:value-type="float" office:value="44.0006181149855" calcext:value-type="float">
            <text:p>44.0006181149855</text:p>
          </table:table-cell>
          <table:table-cell office:value-type="float" office:value="36.5695" calcext:value-type="float">
            <text:p>36.5695</text:p>
          </table:table-cell>
        </table:table-row>
        <table:table-row table:style-name="ro1">
          <table:table-cell office:value-type="float" office:value="47.0918697445199" calcext:value-type="float">
            <text:p>47.0918697445199</text:p>
          </table:table-cell>
          <table:table-cell office:value-type="float" office:value="34.576" calcext:value-type="float">
            <text:p>34.576</text:p>
          </table:table-cell>
          <table:table-cell/>
          <table:table-cell office:value-type="float" office:value="42.3030970371505" calcext:value-type="float">
            <text:p>42.3030970371505</text:p>
          </table:table-cell>
          <table:table-cell office:value-type="float" office:value="34.576" calcext:value-type="float">
            <text:p>34.576</text:p>
          </table:table-cell>
          <table:table-cell office:value-type="float" office:value="40.9265280218725" calcext:value-type="float">
            <text:p>40.9265280218725</text:p>
          </table:table-cell>
          <table:table-cell office:value-type="float" office:value="34.576" calcext:value-type="float">
            <text:p>34.576</text:p>
          </table:table-cell>
          <table:table-cell office:value-type="float" office:value="31.8291892394746" calcext:value-type="float">
            <text:p>31.8291892394746</text:p>
          </table:table-cell>
          <table:table-cell office:value-type="float" office:value="34.576" calcext:value-type="float">
            <text:p>34.576</text:p>
          </table:table-cell>
        </table:table-row>
        <table:table-row table:style-name="ro1">
          <table:table-cell office:value-type="float" office:value="36.4014045845198" calcext:value-type="float">
            <text:p>36.4014045845198</text:p>
          </table:table-cell>
          <table:table-cell office:value-type="float" office:value="57.007" calcext:value-type="float">
            <text:p>57.007</text:p>
          </table:table-cell>
          <table:table-cell/>
          <table:table-cell office:value-type="float" office:value="36.687331913357" calcext:value-type="float">
            <text:p>36.687331913357</text:p>
          </table:table-cell>
          <table:table-cell office:value-type="float" office:value="57.007" calcext:value-type="float">
            <text:p>57.007</text:p>
          </table:table-cell>
          <table:table-cell office:value-type="float" office:value="35.295439109531" calcext:value-type="float">
            <text:p>35.295439109531</text:p>
          </table:table-cell>
          <table:table-cell office:value-type="float" office:value="57.007" calcext:value-type="float">
            <text:p>57.007</text:p>
          </table:table-cell>
          <table:table-cell office:value-type="float" office:value="33.8405493242633" calcext:value-type="float">
            <text:p>33.8405493242633</text:p>
          </table:table-cell>
          <table:table-cell office:value-type="float" office:value="57.007" calcext:value-type="float">
            <text:p>57.007</text:p>
          </table:table-cell>
        </table:table-row>
        <table:table-row table:style-name="ro1">
          <table:table-cell office:value-type="float" office:value="6.43525079239946" calcext:value-type="float">
            <text:p>6.43525079239946</text:p>
          </table:table-cell>
          <table:table-cell office:value-type="float" office:value="11.106" calcext:value-type="float">
            <text:p>11.106</text:p>
          </table:table-cell>
          <table:table-cell/>
          <table:table-cell office:value-type="float" office:value="6.41272503963961" calcext:value-type="float">
            <text:p>6.41272503963961</text:p>
          </table:table-cell>
          <table:table-cell office:value-type="float" office:value="11.106" calcext:value-type="float">
            <text:p>11.106</text:p>
          </table:table-cell>
          <table:table-cell office:value-type="float" office:value="16.0516713912683" calcext:value-type="float">
            <text:p>16.0516713912683</text:p>
          </table:table-cell>
          <table:table-cell office:value-type="float" office:value="11.106" calcext:value-type="float">
            <text:p>11.106</text:p>
          </table:table-cell>
          <table:table-cell office:value-type="float" office:value="-4.6357496802069" calcext:value-type="float">
            <text:p>-4.6357496802069</text:p>
          </table:table-cell>
          <table:table-cell office:value-type="float" office:value="11.106" calcext:value-type="float">
            <text:p>11.106</text:p>
          </table:table-cell>
        </table:table-row>
        <table:table-row table:style-name="ro1">
          <table:table-cell office:value-type="float" office:value="333.923378046419" calcext:value-type="float">
            <text:p>333.923378046419</text:p>
          </table:table-cell>
          <table:table-cell office:value-type="float" office:value="165.854" calcext:value-type="float">
            <text:p>165.854</text:p>
          </table:table-cell>
          <table:table-cell/>
          <table:table-cell office:value-type="float" office:value="304.606318638593" calcext:value-type="float">
            <text:p>304.606318638593</text:p>
          </table:table-cell>
          <table:table-cell office:value-type="float" office:value="165.854" calcext:value-type="float">
            <text:p>165.854</text:p>
          </table:table-cell>
          <table:table-cell office:value-type="float" office:value="300.481063773368" calcext:value-type="float">
            <text:p>300.481063773368</text:p>
          </table:table-cell>
          <table:table-cell office:value-type="float" office:value="165.854" calcext:value-type="float">
            <text:p>165.854</text:p>
          </table:table-cell>
          <table:table-cell office:value-type="float" office:value="296.109867091804" calcext:value-type="float">
            <text:p>296.109867091804</text:p>
          </table:table-cell>
          <table:table-cell office:value-type="float" office:value="165.854" calcext:value-type="float">
            <text:p>165.854</text:p>
          </table:table-cell>
        </table:table-row>
        <table:table-row table:style-name="ro1">
          <table:table-cell office:value-type="float" office:value="-27.9239118297283" calcext:value-type="float">
            <text:p>-27.9239118297283</text:p>
          </table:table-cell>
          <table:table-cell office:value-type="float" office:value="5.8805" calcext:value-type="float">
            <text:p>5.8805</text:p>
          </table:table-cell>
          <table:table-cell/>
          <table:table-cell office:value-type="float" office:value="-2.29927576616821" calcext:value-type="float">
            <text:p>-2.29927576616821</text:p>
          </table:table-cell>
          <table:table-cell office:value-type="float" office:value="5.8805" calcext:value-type="float">
            <text:p>5.8805</text:p>
          </table:table-cell>
          <table:table-cell office:value-type="float" office:value="-3.46422793743853" calcext:value-type="float">
            <text:p>-3.46422793743853</text:p>
          </table:table-cell>
          <table:table-cell office:value-type="float" office:value="5.8805" calcext:value-type="float">
            <text:p>5.8805</text:p>
          </table:table-cell>
          <table:table-cell office:value-type="float" office:value="-2.02419746771921" calcext:value-type="float">
            <text:p>-2.02419746771921</text:p>
          </table:table-cell>
          <table:table-cell office:value-type="float" office:value="5.8805" calcext:value-type="float">
            <text:p>5.8805</text:p>
          </table:table-cell>
        </table:table-row>
        <table:table-row table:style-name="ro1">
          <table:table-cell office:value-type="float" office:value="49.1561939718971" calcext:value-type="float">
            <text:p>49.1561939718971</text:p>
          </table:table-cell>
          <table:table-cell office:value-type="float" office:value="64.633" calcext:value-type="float">
            <text:p>64.633</text:p>
          </table:table-cell>
          <table:table-cell/>
          <table:table-cell office:value-type="float" office:value="32.8276211697379" calcext:value-type="float">
            <text:p>32.8276211697379</text:p>
          </table:table-cell>
          <table:table-cell office:value-type="float" office:value="64.633" calcext:value-type="float">
            <text:p>64.633</text:p>
          </table:table-cell>
          <table:table-cell office:value-type="float" office:value="28.4980739890333" calcext:value-type="float">
            <text:p>28.4980739890333</text:p>
          </table:table-cell>
          <table:table-cell office:value-type="float" office:value="64.633" calcext:value-type="float">
            <text:p>64.633</text:p>
          </table:table-cell>
          <table:table-cell office:value-type="float" office:value="31.6374165445303" calcext:value-type="float">
            <text:p>31.6374165445303</text:p>
          </table:table-cell>
          <table:table-cell office:value-type="float" office:value="64.633" calcext:value-type="float">
            <text:p>64.633</text:p>
          </table:table-cell>
        </table:table-row>
        <table:table-row table:style-name="ro1">
          <table:table-cell office:value-type="float" office:value="12.1279298566447" calcext:value-type="float">
            <text:p>12.1279298566447</text:p>
          </table:table-cell>
          <table:table-cell office:value-type="float" office:value="43.18" calcext:value-type="float">
            <text:p>43.18</text:p>
          </table:table-cell>
          <table:table-cell/>
          <table:table-cell office:value-type="float" office:value="-2.89372406575655" calcext:value-type="float">
            <text:p>-2.89372406575655</text:p>
          </table:table-cell>
          <table:table-cell office:value-type="float" office:value="43.18" calcext:value-type="float">
            <text:p>43.18</text:p>
          </table:table-cell>
          <table:table-cell office:value-type="float" office:value="32.9590652249019" calcext:value-type="float">
            <text:p>32.9590652249019</text:p>
          </table:table-cell>
          <table:table-cell office:value-type="float" office:value="43.18" calcext:value-type="float">
            <text:p>43.18</text:p>
          </table:table-cell>
          <table:table-cell office:value-type="float" office:value="20.3779488848466" calcext:value-type="float">
            <text:p>20.3779488848466</text:p>
          </table:table-cell>
          <table:table-cell office:value-type="float" office:value="43.18" calcext:value-type="float">
            <text:p>43.18</text:p>
          </table:table-cell>
        </table:table-row>
        <table:table-row table:style-name="ro1">
          <table:table-cell office:value-type="float" office:value="-40.0474569043019" calcext:value-type="float">
            <text:p>-40.0474569043019</text:p>
          </table:table-cell>
          <table:table-cell office:value-type="float" office:value="0.861000000000008" calcext:value-type="float">
            <text:p>0.861000000000008</text:p>
          </table:table-cell>
          <table:table-cell/>
          <table:table-cell office:value-type="float" office:value="-20.4674120162055" calcext:value-type="float">
            <text:p>-20.4674120162055</text:p>
          </table:table-cell>
          <table:table-cell office:value-type="float" office:value="0.861000000000008" calcext:value-type="float">
            <text:p>0.861000000000008</text:p>
          </table:table-cell>
          <table:table-cell office:value-type="float" office:value="-17.7523944042145" calcext:value-type="float">
            <text:p>-17.7523944042145</text:p>
          </table:table-cell>
          <table:table-cell office:value-type="float" office:value="0.861000000000008" calcext:value-type="float">
            <text:p>0.861000000000008</text:p>
          </table:table-cell>
          <table:table-cell office:value-type="float" office:value="-4.15449032364708" calcext:value-type="float">
            <text:p>-4.15449032364708</text:p>
          </table:table-cell>
          <table:table-cell office:value-type="float" office:value="0.861000000000008" calcext:value-type="float">
            <text:p>0.861000000000008</text:p>
          </table:table-cell>
        </table:table-row>
        <table:table-row table:style-name="ro1">
          <table:table-cell office:value-type="float" office:value="187.026606178296" calcext:value-type="float">
            <text:p>187.026606178296</text:p>
          </table:table-cell>
          <table:table-cell office:value-type="float" office:value="241.075" calcext:value-type="float">
            <text:p>241.075</text:p>
          </table:table-cell>
          <table:table-cell/>
          <table:table-cell office:value-type="float" office:value="186.932680424062" calcext:value-type="float">
            <text:p>186.932680424062</text:p>
          </table:table-cell>
          <table:table-cell office:value-type="float" office:value="241.075" calcext:value-type="float">
            <text:p>241.075</text:p>
          </table:table-cell>
          <table:table-cell office:value-type="float" office:value="183.646752605319" calcext:value-type="float">
            <text:p>183.646752605319</text:p>
          </table:table-cell>
          <table:table-cell office:value-type="float" office:value="241.075" calcext:value-type="float">
            <text:p>241.075</text:p>
          </table:table-cell>
          <table:table-cell office:value-type="float" office:value="183.850742576081" calcext:value-type="float">
            <text:p>183.850742576081</text:p>
          </table:table-cell>
          <table:table-cell office:value-type="float" office:value="241.075" calcext:value-type="float">
            <text:p>241.075</text:p>
          </table:table-cell>
        </table:table-row>
        <table:table-row table:style-name="ro1">
          <table:table-cell office:value-type="float" office:value="13.5659827800403" calcext:value-type="float">
            <text:p>13.5659827800403</text:p>
          </table:table-cell>
          <table:table-cell office:value-type="float" office:value="38.989502" calcext:value-type="float">
            <text:p>38.989502</text:p>
          </table:table-cell>
          <table:table-cell/>
          <table:table-cell office:value-type="float" office:value="17.788910139098" calcext:value-type="float">
            <text:p>17.788910139098</text:p>
          </table:table-cell>
          <table:table-cell office:value-type="float" office:value="38.989502" calcext:value-type="float">
            <text:p>38.989502</text:p>
          </table:table-cell>
          <table:table-cell office:value-type="float" office:value="17.0130398809908" calcext:value-type="float">
            <text:p>17.0130398809908</text:p>
          </table:table-cell>
          <table:table-cell office:value-type="float" office:value="38.989502" calcext:value-type="float">
            <text:p>38.989502</text:p>
          </table:table-cell>
          <table:table-cell office:value-type="float" office:value="18.5195163637114" calcext:value-type="float">
            <text:p>18.5195163637114</text:p>
          </table:table-cell>
          <table:table-cell office:value-type="float" office:value="38.989502" calcext:value-type="float">
            <text:p>38.989502</text:p>
          </table:table-cell>
        </table:table-row>
        <table:table-row table:style-name="ro1">
          <table:table-cell office:value-type="float" office:value="120.687251836218" calcext:value-type="float">
            <text:p>120.687251836218</text:p>
          </table:table-cell>
          <table:table-cell office:value-type="float" office:value="134.5495" calcext:value-type="float">
            <text:p>134.5495</text:p>
          </table:table-cell>
          <table:table-cell/>
          <table:table-cell office:value-type="float" office:value="114.422287572465" calcext:value-type="float">
            <text:p>114.422287572465</text:p>
          </table:table-cell>
          <table:table-cell office:value-type="float" office:value="134.5495" calcext:value-type="float">
            <text:p>134.5495</text:p>
          </table:table-cell>
          <table:table-cell office:value-type="float" office:value="118.091240968991" calcext:value-type="float">
            <text:p>118.091240968991</text:p>
          </table:table-cell>
          <table:table-cell office:value-type="float" office:value="134.5495" calcext:value-type="float">
            <text:p>134.5495</text:p>
          </table:table-cell>
          <table:table-cell office:value-type="float" office:value="107.442813016532" calcext:value-type="float">
            <text:p>107.442813016532</text:p>
          </table:table-cell>
          <table:table-cell office:value-type="float" office:value="134.5495" calcext:value-type="float">
            <text:p>134.5495</text:p>
          </table:table-cell>
        </table:table-row>
        <table:table-row table:style-name="ro1">
          <table:table-cell office:value-type="float" office:value="155.250014825848" calcext:value-type="float">
            <text:p>155.250014825848</text:p>
          </table:table-cell>
          <table:table-cell office:value-type="float" office:value="200.4925" calcext:value-type="float">
            <text:p>200.4925</text:p>
          </table:table-cell>
          <table:table-cell/>
          <table:table-cell office:value-type="float" office:value="150.972467387152" calcext:value-type="float">
            <text:p>150.972467387152</text:p>
          </table:table-cell>
          <table:table-cell office:value-type="float" office:value="200.4925" calcext:value-type="float">
            <text:p>200.4925</text:p>
          </table:table-cell>
          <table:table-cell office:value-type="float" office:value="146.947786623256" calcext:value-type="float">
            <text:p>146.947786623256</text:p>
          </table:table-cell>
          <table:table-cell office:value-type="float" office:value="200.4925" calcext:value-type="float">
            <text:p>200.4925</text:p>
          </table:table-cell>
          <table:table-cell office:value-type="float" office:value="138.565728248848" calcext:value-type="float">
            <text:p>138.565728248848</text:p>
          </table:table-cell>
          <table:table-cell office:value-type="float" office:value="200.4925" calcext:value-type="float">
            <text:p>200.4925</text:p>
          </table:table-cell>
        </table:table-row>
        <table:table-row table:style-name="ro1">
          <table:table-cell office:value-type="float" office:value="94.5134159092033" calcext:value-type="float">
            <text:p>94.5134159092033</text:p>
          </table:table-cell>
          <table:table-cell office:value-type="float" office:value="87.253" calcext:value-type="float">
            <text:p>87.253</text:p>
          </table:table-cell>
          <table:table-cell/>
          <table:table-cell office:value-type="float" office:value="89.2636697822517" calcext:value-type="float">
            <text:p>89.2636697822517</text:p>
          </table:table-cell>
          <table:table-cell office:value-type="float" office:value="87.253" calcext:value-type="float">
            <text:p>87.253</text:p>
          </table:table-cell>
          <table:table-cell office:value-type="float" office:value="82.0847291408756" calcext:value-type="float">
            <text:p>82.0847291408756</text:p>
          </table:table-cell>
          <table:table-cell office:value-type="float" office:value="87.253" calcext:value-type="float">
            <text:p>87.253</text:p>
          </table:table-cell>
          <table:table-cell office:value-type="float" office:value="69.2915426273741" calcext:value-type="float">
            <text:p>69.2915426273741</text:p>
          </table:table-cell>
          <table:table-cell office:value-type="float" office:value="87.253" calcext:value-type="float">
            <text:p>87.253</text:p>
          </table:table-cell>
        </table:table-row>
        <table:table-row table:style-name="ro1">
          <table:table-cell office:value-type="float" office:value="234.912530289039" calcext:value-type="float">
            <text:p>234.912530289039</text:p>
          </table:table-cell>
          <table:table-cell office:value-type="float" office:value="267.21" calcext:value-type="float">
            <text:p>267.21</text:p>
          </table:table-cell>
          <table:table-cell/>
          <table:table-cell office:value-type="float" office:value="244.276475096058" calcext:value-type="float">
            <text:p>244.276475096058</text:p>
          </table:table-cell>
          <table:table-cell office:value-type="float" office:value="267.21" calcext:value-type="float">
            <text:p>267.21</text:p>
          </table:table-cell>
          <table:table-cell office:value-type="float" office:value="245.482755647876" calcext:value-type="float">
            <text:p>245.482755647876</text:p>
          </table:table-cell>
          <table:table-cell office:value-type="float" office:value="267.21" calcext:value-type="float">
            <text:p>267.21</text:p>
          </table:table-cell>
          <table:table-cell office:value-type="float" office:value="251.251801788089" calcext:value-type="float">
            <text:p>251.251801788089</text:p>
          </table:table-cell>
          <table:table-cell office:value-type="float" office:value="267.21" calcext:value-type="float">
            <text:p>267.21</text:p>
          </table:table-cell>
        </table:table-row>
        <table:table-row table:style-name="ro1">
          <table:table-cell office:value-type="float" office:value="290.88550217605" calcext:value-type="float">
            <text:p>290.88550217605</text:p>
          </table:table-cell>
          <table:table-cell office:value-type="float" office:value="263.276" calcext:value-type="float">
            <text:p>263.276</text:p>
          </table:table-cell>
          <table:table-cell/>
          <table:table-cell office:value-type="float" office:value="321.641592007465" calcext:value-type="float">
            <text:p>321.641592007465</text:p>
          </table:table-cell>
          <table:table-cell office:value-type="float" office:value="263.276" calcext:value-type="float">
            <text:p>263.276</text:p>
          </table:table-cell>
          <table:table-cell office:value-type="float" office:value="314.308774423326" calcext:value-type="float">
            <text:p>314.308774423326</text:p>
          </table:table-cell>
          <table:table-cell office:value-type="float" office:value="263.276" calcext:value-type="float">
            <text:p>263.276</text:p>
          </table:table-cell>
          <table:table-cell office:value-type="float" office:value="305.406726994133" calcext:value-type="float">
            <text:p>305.406726994133</text:p>
          </table:table-cell>
          <table:table-cell office:value-type="float" office:value="263.276" calcext:value-type="float">
            <text:p>263.276</text:p>
          </table:table-cell>
        </table:table-row>
        <table:table-row table:style-name="ro1">
          <table:table-cell office:value-type="float" office:value="131.271817395752" calcext:value-type="float">
            <text:p>131.271817395752</text:p>
          </table:table-cell>
          <table:table-cell office:value-type="float" office:value="123.485504" calcext:value-type="float">
            <text:p>123.485504</text:p>
          </table:table-cell>
          <table:table-cell/>
          <table:table-cell office:value-type="float" office:value="133.201857135894" calcext:value-type="float">
            <text:p>133.201857135894</text:p>
          </table:table-cell>
          <table:table-cell office:value-type="float" office:value="123.485504" calcext:value-type="float">
            <text:p>123.485504</text:p>
          </table:table-cell>
          <table:table-cell office:value-type="float" office:value="124.785839318569" calcext:value-type="float">
            <text:p>124.785839318569</text:p>
          </table:table-cell>
          <table:table-cell office:value-type="float" office:value="123.485504" calcext:value-type="float">
            <text:p>123.485504</text:p>
          </table:table-cell>
          <table:table-cell office:value-type="float" office:value="119.374537951011" calcext:value-type="float">
            <text:p>119.374537951011</text:p>
          </table:table-cell>
          <table:table-cell office:value-type="float" office:value="123.485504" calcext:value-type="float">
            <text:p>123.485504</text:p>
          </table:table-cell>
        </table:table-row>
        <table:table-row table:style-name="ro1">
          <table:table-cell office:value-type="float" office:value="146.752291514095" calcext:value-type="float">
            <text:p>146.752291514095</text:p>
          </table:table-cell>
          <table:table-cell office:value-type="float" office:value="179.0455" calcext:value-type="float">
            <text:p>179.0455</text:p>
          </table:table-cell>
          <table:table-cell/>
          <table:table-cell office:value-type="float" office:value="154.24218716342" calcext:value-type="float">
            <text:p>154.24218716342</text:p>
          </table:table-cell>
          <table:table-cell office:value-type="float" office:value="179.0455" calcext:value-type="float">
            <text:p>179.0455</text:p>
          </table:table-cell>
          <table:table-cell office:value-type="float" office:value="153.884277295849" calcext:value-type="float">
            <text:p>153.884277295849</text:p>
          </table:table-cell>
          <table:table-cell office:value-type="float" office:value="179.0455" calcext:value-type="float">
            <text:p>179.0455</text:p>
          </table:table-cell>
          <table:table-cell office:value-type="float" office:value="169.722113829479" calcext:value-type="float">
            <text:p>169.722113829479</text:p>
          </table:table-cell>
          <table:table-cell office:value-type="float" office:value="179.0455" calcext:value-type="float">
            <text:p>179.0455</text:p>
          </table:table-cell>
        </table:table-row>
        <table:table-row table:style-name="ro1">
          <table:table-cell office:value-type="float" office:value="464.361969744545" calcext:value-type="float">
            <text:p>464.361969744545</text:p>
          </table:table-cell>
          <table:table-cell office:value-type="float" office:value="574.8425" calcext:value-type="float">
            <text:p>574.8425</text:p>
          </table:table-cell>
          <table:table-cell/>
          <table:table-cell office:value-type="float" office:value="543.794187426933" calcext:value-type="float">
            <text:p>543.794187426933</text:p>
          </table:table-cell>
          <table:table-cell office:value-type="float" office:value="574.8425" calcext:value-type="float">
            <text:p>574.8425</text:p>
          </table:table-cell>
          <table:table-cell office:value-type="float" office:value="511.507913652321" calcext:value-type="float">
            <text:p>511.507913652321</text:p>
          </table:table-cell>
          <table:table-cell office:value-type="float" office:value="574.8425" calcext:value-type="float">
            <text:p>574.8425</text:p>
          </table:table-cell>
          <table:table-cell office:value-type="float" office:value="567.151994398111" calcext:value-type="float">
            <text:p>567.151994398111</text:p>
          </table:table-cell>
          <table:table-cell office:value-type="float" office:value="574.8425" calcext:value-type="float">
            <text:p>574.8425</text:p>
          </table:table-cell>
        </table:table-row>
        <table:table-row table:style-name="ro1">
          <table:table-cell office:value-type="float" office:value="727.167064024569" calcext:value-type="float">
            <text:p>727.167064024569</text:p>
          </table:table-cell>
          <table:table-cell office:value-type="float" office:value="839.283" calcext:value-type="float">
            <text:p>839.283</text:p>
          </table:table-cell>
          <table:table-cell/>
          <table:table-cell office:value-type="float" office:value="773.138347979528" calcext:value-type="float">
            <text:p>773.138347979528</text:p>
          </table:table-cell>
          <table:table-cell office:value-type="float" office:value="839.283" calcext:value-type="float">
            <text:p>839.283</text:p>
          </table:table-cell>
          <table:table-cell office:value-type="float" office:value="825.217665989192" calcext:value-type="float">
            <text:p>825.217665989192</text:p>
          </table:table-cell>
          <table:table-cell office:value-type="float" office:value="839.283" calcext:value-type="float">
            <text:p>839.283</text:p>
          </table:table-cell>
          <table:table-cell office:value-type="float" office:value="580.563674306266" calcext:value-type="float">
            <text:p>580.563674306266</text:p>
          </table:table-cell>
          <table:table-cell office:value-type="float" office:value="839.283" calcext:value-type="float">
            <text:p>839.283</text:p>
          </table:table-cell>
        </table:table-row>
        <table:table-row table:style-name="ro1">
          <table:table-cell office:value-type="float" office:value="145.293920097007" calcext:value-type="float">
            <text:p>145.293920097007</text:p>
          </table:table-cell>
          <table:table-cell office:value-type="float" office:value="180.223" calcext:value-type="float">
            <text:p>180.223</text:p>
          </table:table-cell>
          <table:table-cell/>
          <table:table-cell office:value-type="float" office:value="155.079903794981" calcext:value-type="float">
            <text:p>155.079903794981</text:p>
          </table:table-cell>
          <table:table-cell office:value-type="float" office:value="180.223" calcext:value-type="float">
            <text:p>180.223</text:p>
          </table:table-cell>
          <table:table-cell office:value-type="float" office:value="170.577206210096" calcext:value-type="float">
            <text:p>170.577206210096</text:p>
          </table:table-cell>
          <table:table-cell office:value-type="float" office:value="180.223" calcext:value-type="float">
            <text:p>180.223</text:p>
          </table:table-cell>
          <table:table-cell office:value-type="float" office:value="150.498829842113" calcext:value-type="float">
            <text:p>150.498829842113</text:p>
          </table:table-cell>
          <table:table-cell office:value-type="float" office:value="180.223" calcext:value-type="float">
            <text:p>180.223</text:p>
          </table:table-cell>
        </table:table-row>
        <table:table-row table:style-name="ro1">
          <table:table-cell office:value-type="float" office:value="90.247259158672" calcext:value-type="float">
            <text:p>90.247259158672</text:p>
          </table:table-cell>
          <table:table-cell office:value-type="float" office:value="60.718" calcext:value-type="float">
            <text:p>60.718</text:p>
          </table:table-cell>
          <table:table-cell/>
          <table:table-cell office:value-type="float" office:value="73.4123542512168" calcext:value-type="float">
            <text:p>73.4123542512168</text:p>
          </table:table-cell>
          <table:table-cell office:value-type="float" office:value="60.718" calcext:value-type="float">
            <text:p>60.718</text:p>
          </table:table-cell>
          <table:table-cell office:value-type="float" office:value="76.7599359276834" calcext:value-type="float">
            <text:p>76.7599359276834</text:p>
          </table:table-cell>
          <table:table-cell office:value-type="float" office:value="60.718" calcext:value-type="float">
            <text:p>60.718</text:p>
          </table:table-cell>
          <table:table-cell office:value-type="float" office:value="64.9272834780711" calcext:value-type="float">
            <text:p>64.9272834780711</text:p>
          </table:table-cell>
          <table:table-cell office:value-type="float" office:value="60.718" calcext:value-type="float">
            <text:p>60.718</text:p>
          </table:table-cell>
        </table:table-row>
        <table:table-row table:style-name="ro1">
          <table:table-cell office:value-type="float" office:value="80.9526171733439" calcext:value-type="float">
            <text:p>80.9526171733439</text:p>
          </table:table-cell>
          <table:table-cell office:value-type="float" office:value="37.004" calcext:value-type="float">
            <text:p>37.004</text:p>
          </table:table-cell>
          <table:table-cell/>
          <table:table-cell office:value-type="float" office:value="45.0799640320913" calcext:value-type="float">
            <text:p>45.0799640320913</text:p>
          </table:table-cell>
          <table:table-cell office:value-type="float" office:value="37.004" calcext:value-type="float">
            <text:p>37.004</text:p>
          </table:table-cell>
          <table:table-cell office:value-type="float" office:value="65.3115107016293" calcext:value-type="float">
            <text:p>65.3115107016293</text:p>
          </table:table-cell>
          <table:table-cell office:value-type="float" office:value="37.004" calcext:value-type="float">
            <text:p>37.004</text:p>
          </table:table-cell>
          <table:table-cell office:value-type="float" office:value="45.4078352440647" calcext:value-type="float">
            <text:p>45.4078352440647</text:p>
          </table:table-cell>
          <table:table-cell office:value-type="float" office:value="37.004" calcext:value-type="float">
            <text:p>37.004</text:p>
          </table:table-cell>
        </table:table-row>
        <table:table-row table:style-name="ro1">
          <table:table-cell office:value-type="float" office:value="113.101954606721" calcext:value-type="float">
            <text:p>113.101954606721</text:p>
          </table:table-cell>
          <table:table-cell office:value-type="float" office:value="100.477" calcext:value-type="float">
            <text:p>100.477</text:p>
          </table:table-cell>
          <table:table-cell/>
          <table:table-cell office:value-type="float" office:value="106.744965582465" calcext:value-type="float">
            <text:p>106.744965582465</text:p>
          </table:table-cell>
          <table:table-cell office:value-type="float" office:value="100.477" calcext:value-type="float">
            <text:p>100.477</text:p>
          </table:table-cell>
          <table:table-cell office:value-type="float" office:value="106.510419958209" calcext:value-type="float">
            <text:p>106.510419958209</text:p>
          </table:table-cell>
          <table:table-cell office:value-type="float" office:value="100.477" calcext:value-type="float">
            <text:p>100.477</text:p>
          </table:table-cell>
          <table:table-cell office:value-type="float" office:value="97.5186589929625" calcext:value-type="float">
            <text:p>97.5186589929625</text:p>
          </table:table-cell>
          <table:table-cell office:value-type="float" office:value="100.477" calcext:value-type="float">
            <text:p>100.477</text:p>
          </table:table-cell>
        </table:table-row>
        <table:table-row table:style-name="ro1">
          <table:table-cell office:value-type="float" office:value="-10.5452439898674" calcext:value-type="float">
            <text:p>-10.5452439898674</text:p>
          </table:table-cell>
          <table:table-cell office:value-type="float" office:value="11.4345" calcext:value-type="float">
            <text:p>11.4345</text:p>
          </table:table-cell>
          <table:table-cell/>
          <table:table-cell office:value-type="float" office:value="-3.64122298089045" calcext:value-type="float">
            <text:p>-3.64122298089045</text:p>
          </table:table-cell>
          <table:table-cell office:value-type="float" office:value="11.4345" calcext:value-type="float">
            <text:p>11.4345</text:p>
          </table:table-cell>
          <table:table-cell office:value-type="float" office:value="-3.551967206988" calcext:value-type="float">
            <text:p>-3.551967206988</text:p>
          </table:table-cell>
          <table:table-cell office:value-type="float" office:value="11.4345" calcext:value-type="float">
            <text:p>11.4345</text:p>
          </table:table-cell>
          <table:table-cell office:value-type="float" office:value="4.37723519345152" calcext:value-type="float">
            <text:p>4.37723519345152</text:p>
          </table:table-cell>
          <table:table-cell office:value-type="float" office:value="11.4345" calcext:value-type="float">
            <text:p>11.4345</text:p>
          </table:table-cell>
        </table:table-row>
        <table:table-row table:style-name="ro1">
          <table:table-cell office:value-type="float" office:value="114.309320647079" calcext:value-type="float">
            <text:p>114.309320647079</text:p>
          </table:table-cell>
          <table:table-cell office:value-type="float" office:value="117.687" calcext:value-type="float">
            <text:p>117.687</text:p>
          </table:table-cell>
          <table:table-cell/>
          <table:table-cell office:value-type="float" office:value="108.740593180664" calcext:value-type="float">
            <text:p>108.740593180664</text:p>
          </table:table-cell>
          <table:table-cell office:value-type="float" office:value="117.687" calcext:value-type="float">
            <text:p>117.687</text:p>
          </table:table-cell>
          <table:table-cell office:value-type="float" office:value="102.479529942877" calcext:value-type="float">
            <text:p>102.479529942877</text:p>
          </table:table-cell>
          <table:table-cell office:value-type="float" office:value="117.687" calcext:value-type="float">
            <text:p>117.687</text:p>
          </table:table-cell>
          <table:table-cell office:value-type="float" office:value="98.9877413300081" calcext:value-type="float">
            <text:p>98.9877413300081</text:p>
          </table:table-cell>
          <table:table-cell office:value-type="float" office:value="117.687" calcext:value-type="float">
            <text:p>117.687</text:p>
          </table:table-cell>
        </table:table-row>
        <table:table-row table:style-name="ro1">
          <table:table-cell office:value-type="float" office:value="10.6717271019744" calcext:value-type="float">
            <text:p>10.6717271019744</text:p>
          </table:table-cell>
          <table:table-cell office:value-type="float" office:value="11.798" calcext:value-type="float">
            <text:p>11.798</text:p>
          </table:table-cell>
          <table:table-cell/>
          <table:table-cell office:value-type="float" office:value="8.70239892032383" calcext:value-type="float">
            <text:p>8.70239892032383</text:p>
          </table:table-cell>
          <table:table-cell office:value-type="float" office:value="11.798" calcext:value-type="float">
            <text:p>11.798</text:p>
          </table:table-cell>
          <table:table-cell office:value-type="float" office:value="8.29591876727124" calcext:value-type="float">
            <text:p>8.29591876727124</text:p>
          </table:table-cell>
          <table:table-cell office:value-type="float" office:value="11.798" calcext:value-type="float">
            <text:p>11.798</text:p>
          </table:table-cell>
          <table:table-cell office:value-type="float" office:value="13.0096785651822" calcext:value-type="float">
            <text:p>13.0096785651822</text:p>
          </table:table-cell>
          <table:table-cell office:value-type="float" office:value="11.798" calcext:value-type="float">
            <text:p>11.798</text:p>
          </table:table-cell>
        </table:table-row>
        <table:table-row table:style-name="ro1">
          <table:table-cell office:value-type="float" office:value="179.540181848366" calcext:value-type="float">
            <text:p>179.540181848366</text:p>
          </table:table-cell>
          <table:table-cell office:value-type="float" office:value="248.084" calcext:value-type="float">
            <text:p>248.084</text:p>
          </table:table-cell>
          <table:table-cell/>
          <table:table-cell office:value-type="float" office:value="181.850138535725" calcext:value-type="float">
            <text:p>181.850138535725</text:p>
          </table:table-cell>
          <table:table-cell office:value-type="float" office:value="248.084" calcext:value-type="float">
            <text:p>248.084</text:p>
          </table:table-cell>
          <table:table-cell office:value-type="float" office:value="173.946761327234" calcext:value-type="float">
            <text:p>173.946761327234</text:p>
          </table:table-cell>
          <table:table-cell office:value-type="float" office:value="248.084" calcext:value-type="float">
            <text:p>248.084</text:p>
          </table:table-cell>
          <table:table-cell office:value-type="float" office:value="165.751496404147" calcext:value-type="float">
            <text:p>165.751496404147</text:p>
          </table:table-cell>
          <table:table-cell office:value-type="float" office:value="248.084" calcext:value-type="float">
            <text:p>248.084</text:p>
          </table:table-cell>
        </table:table-row>
        <table:table-row table:style-name="ro1">
          <table:table-cell office:value-type="float" office:value="321.017544258121" calcext:value-type="float">
            <text:p>321.017544258121</text:p>
          </table:table-cell>
          <table:table-cell office:value-type="float" office:value="469.699" calcext:value-type="float">
            <text:p>469.699</text:p>
          </table:table-cell>
          <table:table-cell/>
          <table:table-cell office:value-type="float" office:value="382.797731292752" calcext:value-type="float">
            <text:p>382.797731292752</text:p>
          </table:table-cell>
          <table:table-cell office:value-type="float" office:value="469.699" calcext:value-type="float">
            <text:p>469.699</text:p>
          </table:table-cell>
          <table:table-cell office:value-type="float" office:value="421.823574905168" calcext:value-type="float">
            <text:p>421.823574905168</text:p>
          </table:table-cell>
          <table:table-cell office:value-type="float" office:value="469.699" calcext:value-type="float">
            <text:p>469.699</text:p>
          </table:table-cell>
          <table:table-cell office:value-type="float" office:value="396.217095552759" calcext:value-type="float">
            <text:p>396.217095552759</text:p>
          </table:table-cell>
          <table:table-cell office:value-type="float" office:value="469.699" calcext:value-type="float">
            <text:p>469.699</text:p>
          </table:table-cell>
        </table:table-row>
        <table:table-row table:style-name="ro1">
          <table:table-cell office:value-type="float" office:value="23.9675920190465" calcext:value-type="float">
            <text:p>23.9675920190465</text:p>
          </table:table-cell>
          <table:table-cell office:value-type="float" office:value="20.461" calcext:value-type="float">
            <text:p>20.461</text:p>
          </table:table-cell>
          <table:table-cell/>
          <table:table-cell office:value-type="float" office:value="26.6554168722657" calcext:value-type="float">
            <text:p>26.6554168722657</text:p>
          </table:table-cell>
          <table:table-cell office:value-type="float" office:value="20.461" calcext:value-type="float">
            <text:p>20.461</text:p>
          </table:table-cell>
          <table:table-cell office:value-type="float" office:value="21.2432568761892" calcext:value-type="float">
            <text:p>21.2432568761892</text:p>
          </table:table-cell>
          <table:table-cell office:value-type="float" office:value="20.461" calcext:value-type="float">
            <text:p>20.461</text:p>
          </table:table-cell>
          <table:table-cell office:value-type="float" office:value="23.476269256359" calcext:value-type="float">
            <text:p>23.476269256359</text:p>
          </table:table-cell>
          <table:table-cell office:value-type="float" office:value="20.461" calcext:value-type="float">
            <text:p>20.461</text:p>
          </table:table-cell>
        </table:table-row>
        <table:table-row table:style-name="ro1">
          <table:table-cell office:value-type="float" office:value="-14.8149135132055" calcext:value-type="float">
            <text:p>-14.8149135132055</text:p>
          </table:table-cell>
          <table:table-cell office:value-type="float" office:value="9.631" calcext:value-type="float">
            <text:p>9.631</text:p>
          </table:table-cell>
          <table:table-cell/>
          <table:table-cell office:value-type="float" office:value="10.6263981268644" calcext:value-type="float">
            <text:p>10.6263981268644</text:p>
          </table:table-cell>
          <table:table-cell office:value-type="float" office:value="9.631" calcext:value-type="float">
            <text:p>9.631</text:p>
          </table:table-cell>
          <table:table-cell office:value-type="float" office:value="5.66668632417301" calcext:value-type="float">
            <text:p>5.66668632417301</text:p>
          </table:table-cell>
          <table:table-cell office:value-type="float" office:value="9.631" calcext:value-type="float">
            <text:p>9.631</text:p>
          </table:table-cell>
          <table:table-cell office:value-type="float" office:value="8.77606002180946" calcext:value-type="float">
            <text:p>8.77606002180946</text:p>
          </table:table-cell>
          <table:table-cell office:value-type="float" office:value="9.631" calcext:value-type="float">
            <text:p>9.631</text:p>
          </table:table-cell>
        </table:table-row>
        <table:table-row table:style-name="ro1">
          <table:table-cell office:value-type="float" office:value="114.371594497141" calcext:value-type="float">
            <text:p>114.371594497141</text:p>
          </table:table-cell>
          <table:table-cell office:value-type="float" office:value="67.482" calcext:value-type="float">
            <text:p>67.482</text:p>
          </table:table-cell>
          <table:table-cell/>
          <table:table-cell office:value-type="float" office:value="115.060818275381" calcext:value-type="float">
            <text:p>115.060818275381</text:p>
          </table:table-cell>
          <table:table-cell office:value-type="float" office:value="67.482" calcext:value-type="float">
            <text:p>67.482</text:p>
          </table:table-cell>
          <table:table-cell office:value-type="float" office:value="110.888089120232" calcext:value-type="float">
            <text:p>110.888089120232</text:p>
          </table:table-cell>
          <table:table-cell office:value-type="float" office:value="67.482" calcext:value-type="float">
            <text:p>67.482</text:p>
          </table:table-cell>
          <table:table-cell office:value-type="float" office:value="103.61795727545" calcext:value-type="float">
            <text:p>103.61795727545</text:p>
          </table:table-cell>
          <table:table-cell office:value-type="float" office:value="67.482" calcext:value-type="float">
            <text:p>67.482</text:p>
          </table:table-cell>
        </table:table-row>
        <table:table-row table:style-name="ro1">
          <table:table-cell office:value-type="float" office:value="30.6508332893331" calcext:value-type="float">
            <text:p>30.6508332893331</text:p>
          </table:table-cell>
          <table:table-cell office:value-type="float" office:value="36.683" calcext:value-type="float">
            <text:p>36.683</text:p>
          </table:table-cell>
          <table:table-cell/>
          <table:table-cell office:value-type="float" office:value="26.8843326048736" calcext:value-type="float">
            <text:p>26.8843326048736</text:p>
          </table:table-cell>
          <table:table-cell office:value-type="float" office:value="36.683" calcext:value-type="float">
            <text:p>36.683</text:p>
          </table:table-cell>
          <table:table-cell office:value-type="float" office:value="24.1305920413781" calcext:value-type="float">
            <text:p>24.1305920413781</text:p>
          </table:table-cell>
          <table:table-cell office:value-type="float" office:value="36.683" calcext:value-type="float">
            <text:p>36.683</text:p>
          </table:table-cell>
          <table:table-cell office:value-type="float" office:value="21.8514073825682" calcext:value-type="float">
            <text:p>21.8514073825682</text:p>
          </table:table-cell>
          <table:table-cell office:value-type="float" office:value="36.683" calcext:value-type="float">
            <text:p>36.683</text:p>
          </table:table-cell>
        </table:table-row>
        <table:table-row table:style-name="ro1">
          <table:table-cell office:value-type="float" office:value="66.2650919111363" calcext:value-type="float">
            <text:p>66.2650919111363</text:p>
          </table:table-cell>
          <table:table-cell office:value-type="float" office:value="27.452" calcext:value-type="float">
            <text:p>27.452</text:p>
          </table:table-cell>
          <table:table-cell/>
          <table:table-cell office:value-type="float" office:value="37.693337578383" calcext:value-type="float">
            <text:p>37.693337578383</text:p>
          </table:table-cell>
          <table:table-cell office:value-type="float" office:value="27.452" calcext:value-type="float">
            <text:p>27.452</text:p>
          </table:table-cell>
          <table:table-cell office:value-type="float" office:value="52.8690869243339" calcext:value-type="float">
            <text:p>52.8690869243339</text:p>
          </table:table-cell>
          <table:table-cell office:value-type="float" office:value="27.452" calcext:value-type="float">
            <text:p>27.452</text:p>
          </table:table-cell>
          <table:table-cell office:value-type="float" office:value="26.6820436105394" calcext:value-type="float">
            <text:p>26.6820436105394</text:p>
          </table:table-cell>
          <table:table-cell office:value-type="float" office:value="27.452" calcext:value-type="float">
            <text:p>27.452</text:p>
          </table:table-cell>
        </table:table-row>
        <table:table-row table:style-name="ro1">
          <table:table-cell office:value-type="float" office:value="20.3257106192094" calcext:value-type="float">
            <text:p>20.3257106192094</text:p>
          </table:table-cell>
          <table:table-cell office:value-type="float" office:value="36.405" calcext:value-type="float">
            <text:p>36.405</text:p>
          </table:table-cell>
          <table:table-cell/>
          <table:table-cell office:value-type="float" office:value="34.1634224607977" calcext:value-type="float">
            <text:p>34.163422460797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9.1336032968883" calcext:value-type="float">
            <text:p>29.1336032968883</text:p>
          </table:table-cell>
          <table:table-cell office:value-type="float" office:value="36.405" calcext:value-type="float">
            <text:p>36.405</text:p>
          </table:table-cell>
          <table:table-cell office:value-type="float" office:value="25.4184455559668" calcext:value-type="float">
            <text:p>25.4184455559668</text:p>
          </table:table-cell>
          <table:table-cell office:value-type="float" office:value="36.405" calcext:value-type="float">
            <text:p>36.405</text:p>
          </table:table-cell>
        </table:table-row>
        <table:table-row table:style-name="ro1">
          <table:table-cell office:value-type="float" office:value="20.2866645664891" calcext:value-type="float">
            <text:p>20.2866645664891</text:p>
          </table:table-cell>
          <table:table-cell office:value-type="float" office:value="15.934" calcext:value-type="float">
            <text:p>15.934</text:p>
          </table:table-cell>
          <table:table-cell/>
          <table:table-cell office:value-type="float" office:value="22.1073660021719" calcext:value-type="float">
            <text:p>22.1073660021719</text:p>
          </table:table-cell>
          <table:table-cell office:value-type="float" office:value="15.934" calcext:value-type="float">
            <text:p>15.934</text:p>
          </table:table-cell>
          <table:table-cell office:value-type="float" office:value="19.1327551036267" calcext:value-type="float">
            <text:p>19.1327551036267</text:p>
          </table:table-cell>
          <table:table-cell office:value-type="float" office:value="15.934" calcext:value-type="float">
            <text:p>15.934</text:p>
          </table:table-cell>
          <table:table-cell office:value-type="float" office:value="20.4409488926515" calcext:value-type="float">
            <text:p>20.4409488926515</text:p>
          </table:table-cell>
          <table:table-cell office:value-type="float" office:value="15.934" calcext:value-type="float">
            <text:p>15.934</text:p>
          </table:table-cell>
        </table:table-row>
        <table:table-row table:style-name="ro1">
          <table:table-cell office:value-type="float" office:value="68.6820233037151" calcext:value-type="float">
            <text:p>68.6820233037151</text:p>
          </table:table-cell>
          <table:table-cell office:value-type="float" office:value="48.522" calcext:value-type="float">
            <text:p>48.522</text:p>
          </table:table-cell>
          <table:table-cell/>
          <table:table-cell office:value-type="float" office:value="60.9114885756992" calcext:value-type="float">
            <text:p>60.9114885756992</text:p>
          </table:table-cell>
          <table:table-cell office:value-type="float" office:value="48.522" calcext:value-type="float">
            <text:p>48.522</text:p>
          </table:table-cell>
          <table:table-cell office:value-type="float" office:value="58.2909772277152" calcext:value-type="float">
            <text:p>58.2909772277152</text:p>
          </table:table-cell>
          <table:table-cell office:value-type="float" office:value="48.522" calcext:value-type="float">
            <text:p>48.522</text:p>
          </table:table-cell>
          <table:table-cell office:value-type="float" office:value="54.6744114394759" calcext:value-type="float">
            <text:p>54.6744114394759</text:p>
          </table:table-cell>
          <table:table-cell office:value-type="float" office:value="48.522" calcext:value-type="float">
            <text:p>48.522</text:p>
          </table:table-cell>
        </table:table-row>
        <table:table-row table:style-name="ro1">
          <table:table-cell office:value-type="float" office:value="-41.9518315297161" calcext:value-type="float">
            <text:p>-41.9518315297161</text:p>
          </table:table-cell>
          <table:table-cell office:value-type="float" office:value="1.12900000000001" calcext:value-type="float">
            <text:p>1.12900000000001</text:p>
          </table:table-cell>
          <table:table-cell/>
          <table:table-cell office:value-type="float" office:value="-21.6119289397002" calcext:value-type="float">
            <text:p>-21.6119289397002</text:p>
          </table:table-cell>
          <table:table-cell office:value-type="float" office:value="1.12900000000001" calcext:value-type="float">
            <text:p>1.12900000000001</text:p>
          </table:table-cell>
          <table:table-cell office:value-type="float" office:value="-8.08895589779424" calcext:value-type="float">
            <text:p>-8.08895589779424</text:p>
          </table:table-cell>
          <table:table-cell office:value-type="float" office:value="1.12900000000001" calcext:value-type="float">
            <text:p>1.12900000000001</text:p>
          </table:table-cell>
          <table:table-cell office:value-type="float" office:value="-19.1036858085416" calcext:value-type="float">
            <text:p>-19.1036858085416</text:p>
          </table:table-cell>
          <table:table-cell office:value-type="float" office:value="1.12900000000001" calcext:value-type="float">
            <text:p>1.12900000000001</text:p>
          </table:table-cell>
        </table:table-row>
        <table:table-row table:style-name="ro1">
          <table:table-cell office:value-type="float" office:value="8.29783696824291" calcext:value-type="float">
            <text:p>8.29783696824291</text:p>
          </table:table-cell>
          <table:table-cell office:value-type="float" office:value="9.565" calcext:value-type="float">
            <text:p>9.565</text:p>
          </table:table-cell>
          <table:table-cell/>
          <table:table-cell office:value-type="float" office:value="-2.77475207539798" calcext:value-type="float">
            <text:p>-2.77475207539798</text:p>
          </table:table-cell>
          <table:table-cell office:value-type="float" office:value="9.565" calcext:value-type="float">
            <text:p>9.565</text:p>
          </table:table-cell>
          <table:table-cell office:value-type="float" office:value="2.71733053346987" calcext:value-type="float">
            <text:p>2.71733053346987</text:p>
          </table:table-cell>
          <table:table-cell office:value-type="float" office:value="9.565" calcext:value-type="float">
            <text:p>9.565</text:p>
          </table:table-cell>
          <table:table-cell office:value-type="float" office:value="2.38688494105851" calcext:value-type="float">
            <text:p>2.38688494105851</text:p>
          </table:table-cell>
          <table:table-cell office:value-type="float" office:value="9.565" calcext:value-type="float">
            <text:p>9.565</text:p>
          </table:table-cell>
        </table:table-row>
        <table:table-row table:style-name="ro1">
          <table:table-cell office:value-type="float" office:value="-38.0571791202458" calcext:value-type="float">
            <text:p>-38.0571791202458</text:p>
          </table:table-cell>
          <table:table-cell office:value-type="float" office:value="7.12600000000001" calcext:value-type="float">
            <text:p>7.12600000000001</text:p>
          </table:table-cell>
          <table:table-cell/>
          <table:table-cell office:value-type="float" office:value="-36.1019596650705" calcext:value-type="float">
            <text:p>-36.1019596650705</text:p>
          </table:table-cell>
          <table:table-cell office:value-type="float" office:value="7.12600000000001" calcext:value-type="float">
            <text:p>7.12600000000001</text:p>
          </table:table-cell>
          <table:table-cell office:value-type="float" office:value="-21.7127372054176" calcext:value-type="float">
            <text:p>-21.7127372054176</text:p>
          </table:table-cell>
          <table:table-cell office:value-type="float" office:value="7.12600000000001" calcext:value-type="float">
            <text:p>7.12600000000001</text:p>
          </table:table-cell>
          <table:table-cell office:value-type="float" office:value="-6.95205674378798" calcext:value-type="float">
            <text:p>-6.95205674378798</text:p>
          </table:table-cell>
          <table:table-cell office:value-type="float" office:value="7.12600000000001" calcext:value-type="float">
            <text:p>7.12600000000001</text:p>
          </table:table-cell>
        </table:table-row>
        <table:table-row table:style-name="ro1">
          <table:table-cell office:value-type="float" office:value="-31.2192429207774" calcext:value-type="float">
            <text:p>-31.2192429207774</text:p>
          </table:table-cell>
          <table:table-cell office:value-type="float" office:value="1.076" calcext:value-type="float">
            <text:p>1.076</text:p>
          </table:table-cell>
          <table:table-cell/>
          <table:table-cell office:value-type="float" office:value="-4.18620056657576" calcext:value-type="float">
            <text:p>-4.18620056657576</text:p>
          </table:table-cell>
          <table:table-cell office:value-type="float" office:value="1.076" calcext:value-type="float">
            <text:p>1.076</text:p>
          </table:table-cell>
          <table:table-cell office:value-type="float" office:value="-3.74923571816309" calcext:value-type="float">
            <text:p>-3.74923571816309</text:p>
          </table:table-cell>
          <table:table-cell office:value-type="float" office:value="1.076" calcext:value-type="float">
            <text:p>1.076</text:p>
          </table:table-cell>
          <table:table-cell office:value-type="float" office:value="-4.91929093851175" calcext:value-type="float">
            <text:p>-4.91929093851175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float" office:value="48.305878826494" calcext:value-type="float">
            <text:p>48.305878826494</text:p>
          </table:table-cell>
          <table:table-cell office:value-type="float" office:value="81.849" calcext:value-type="float">
            <text:p>81.849</text:p>
          </table:table-cell>
          <table:table-cell/>
          <table:table-cell office:value-type="float" office:value="45.6351728907651" calcext:value-type="float">
            <text:p>45.6351728907651</text:p>
          </table:table-cell>
          <table:table-cell office:value-type="float" office:value="81.849" calcext:value-type="float">
            <text:p>81.849</text:p>
          </table:table-cell>
          <table:table-cell office:value-type="float" office:value="49.7000324341392" calcext:value-type="float">
            <text:p>49.7000324341392</text:p>
          </table:table-cell>
          <table:table-cell office:value-type="float" office:value="81.849" calcext:value-type="float">
            <text:p>81.849</text:p>
          </table:table-cell>
          <table:table-cell office:value-type="float" office:value="46.338324479094" calcext:value-type="float">
            <text:p>46.338324479094</text:p>
          </table:table-cell>
          <table:table-cell office:value-type="float" office:value="81.849" calcext:value-type="float">
            <text:p>81.849</text:p>
          </table:table-cell>
        </table:table-row>
        <table:table-row table:style-name="ro1">
          <table:table-cell office:value-type="float" office:value="14.067777885025" calcext:value-type="float">
            <text:p>14.067777885025</text:p>
          </table:table-cell>
          <table:table-cell office:value-type="float" office:value="29.826" calcext:value-type="float">
            <text:p>29.826</text:p>
          </table:table-cell>
          <table:table-cell/>
          <table:table-cell office:value-type="float" office:value="9.67981223826508" calcext:value-type="float">
            <text:p>9.67981223826508</text:p>
          </table:table-cell>
          <table:table-cell office:value-type="float" office:value="29.826" calcext:value-type="float">
            <text:p>29.826</text:p>
          </table:table-cell>
          <table:table-cell office:value-type="float" office:value="10.9020229703453" calcext:value-type="float">
            <text:p>10.9020229703453</text:p>
          </table:table-cell>
          <table:table-cell office:value-type="float" office:value="29.826" calcext:value-type="float">
            <text:p>29.826</text:p>
          </table:table-cell>
          <table:table-cell office:value-type="float" office:value="14.6598034950434" calcext:value-type="float">
            <text:p>14.6598034950434</text:p>
          </table:table-cell>
          <table:table-cell office:value-type="float" office:value="29.826" calcext:value-type="float">
            <text:p>29.826</text:p>
          </table:table-cell>
        </table:table-row>
        <table:table-row table:style-name="ro1">
          <table:table-cell office:value-type="float" office:value="390.694997309444" calcext:value-type="float">
            <text:p>390.694997309444</text:p>
          </table:table-cell>
          <table:table-cell office:value-type="float" office:value="285.066" calcext:value-type="float">
            <text:p>285.066</text:p>
          </table:table-cell>
          <table:table-cell/>
          <table:table-cell office:value-type="float" office:value="386.554674239384" calcext:value-type="float">
            <text:p>386.554674239384</text:p>
          </table:table-cell>
          <table:table-cell office:value-type="float" office:value="285.066" calcext:value-type="float">
            <text:p>285.066</text:p>
          </table:table-cell>
          <table:table-cell office:value-type="float" office:value="374.653129888002" calcext:value-type="float">
            <text:p>374.653129888002</text:p>
          </table:table-cell>
          <table:table-cell office:value-type="float" office:value="285.066" calcext:value-type="float">
            <text:p>285.066</text:p>
          </table:table-cell>
          <table:table-cell office:value-type="float" office:value="402.00689757083" calcext:value-type="float">
            <text:p>402.00689757083</text:p>
          </table:table-cell>
          <table:table-cell office:value-type="float" office:value="285.066" calcext:value-type="float">
            <text:p>285.066</text:p>
          </table:table-cell>
        </table:table-row>
        <table:table-row table:style-name="ro1">
          <table:table-cell office:value-type="float" office:value="36.5183409772477" calcext:value-type="float">
            <text:p>36.5183409772477</text:p>
          </table:table-cell>
          <table:table-cell office:value-type="float" office:value="96.308" calcext:value-type="float">
            <text:p>96.308</text:p>
          </table:table-cell>
          <table:table-cell/>
          <table:table-cell office:value-type="float" office:value="33.7597809215754" calcext:value-type="float">
            <text:p>33.7597809215754</text:p>
          </table:table-cell>
          <table:table-cell office:value-type="float" office:value="96.308" calcext:value-type="float">
            <text:p>96.308</text:p>
          </table:table-cell>
          <table:table-cell office:value-type="float" office:value="42.6561983859424" calcext:value-type="float">
            <text:p>42.6561983859424</text:p>
          </table:table-cell>
          <table:table-cell office:value-type="float" office:value="96.308" calcext:value-type="float">
            <text:p>96.308</text:p>
          </table:table-cell>
          <table:table-cell office:value-type="float" office:value="33.8515715380174" calcext:value-type="float">
            <text:p>33.8515715380174</text:p>
          </table:table-cell>
          <table:table-cell office:value-type="float" office:value="96.308" calcext:value-type="float">
            <text:p>96.308</text:p>
          </table:table-cell>
        </table:table-row>
        <table:table-row table:style-name="ro1">
          <table:table-cell office:value-type="float" office:value="232.319143975834" calcext:value-type="float">
            <text:p>232.319143975834</text:p>
          </table:table-cell>
          <table:table-cell office:value-type="float" office:value="335.6595" calcext:value-type="float">
            <text:p>335.6595</text:p>
          </table:table-cell>
          <table:table-cell/>
          <table:table-cell office:value-type="float" office:value="246.31264633015" calcext:value-type="float">
            <text:p>246.31264633015</text:p>
          </table:table-cell>
          <table:table-cell office:value-type="float" office:value="335.6595" calcext:value-type="float">
            <text:p>335.6595</text:p>
          </table:table-cell>
          <table:table-cell office:value-type="float" office:value="244.503683087705" calcext:value-type="float">
            <text:p>244.503683087705</text:p>
          </table:table-cell>
          <table:table-cell office:value-type="float" office:value="335.6595" calcext:value-type="float">
            <text:p>335.6595</text:p>
          </table:table-cell>
          <table:table-cell office:value-type="float" office:value="237.265160604488" calcext:value-type="float">
            <text:p>237.265160604488</text:p>
          </table:table-cell>
          <table:table-cell office:value-type="float" office:value="335.6595" calcext:value-type="float">
            <text:p>335.6595</text:p>
          </table:table-cell>
        </table:table-row>
        <table:table-row table:style-name="ro1">
          <table:table-cell office:value-type="float" office:value="223.27892837167" calcext:value-type="float">
            <text:p>223.27892837167</text:p>
          </table:table-cell>
          <table:table-cell office:value-type="float" office:value="248.095" calcext:value-type="float">
            <text:p>248.095</text:p>
          </table:table-cell>
          <table:table-cell/>
          <table:table-cell office:value-type="float" office:value="231.046946050399" calcext:value-type="float">
            <text:p>231.046946050399</text:p>
          </table:table-cell>
          <table:table-cell office:value-type="float" office:value="248.095" calcext:value-type="float">
            <text:p>248.095</text:p>
          </table:table-cell>
          <table:table-cell office:value-type="float" office:value="215.971009408682" calcext:value-type="float">
            <text:p>215.971009408682</text:p>
          </table:table-cell>
          <table:table-cell office:value-type="float" office:value="248.095" calcext:value-type="float">
            <text:p>248.095</text:p>
          </table:table-cell>
          <table:table-cell office:value-type="float" office:value="210.271454557194" calcext:value-type="float">
            <text:p>210.271454557194</text:p>
          </table:table-cell>
          <table:table-cell office:value-type="float" office:value="248.095" calcext:value-type="float">
            <text:p>248.095</text:p>
          </table:table-cell>
        </table:table-row>
        <table:table-row table:style-name="ro1">
          <table:table-cell office:value-type="float" office:value="47.236052906464" calcext:value-type="float">
            <text:p>47.236052906464</text:p>
          </table:table-cell>
          <table:table-cell office:value-type="float" office:value="31.6225" calcext:value-type="float">
            <text:p>31.6225</text:p>
          </table:table-cell>
          <table:table-cell/>
          <table:table-cell office:value-type="float" office:value="47.116228513856" calcext:value-type="float">
            <text:p>47.116228513856</text:p>
          </table:table-cell>
          <table:table-cell office:value-type="float" office:value="31.6225" calcext:value-type="float">
            <text:p>31.6225</text:p>
          </table:table-cell>
          <table:table-cell office:value-type="float" office:value="40.1313748874782" calcext:value-type="float">
            <text:p>40.1313748874782</text:p>
          </table:table-cell>
          <table:table-cell office:value-type="float" office:value="31.6225" calcext:value-type="float">
            <text:p>31.6225</text:p>
          </table:table-cell>
          <table:table-cell office:value-type="float" office:value="38.6909153714825" calcext:value-type="float">
            <text:p>38.6909153714825</text:p>
          </table:table-cell>
          <table:table-cell office:value-type="float" office:value="31.6225" calcext:value-type="float">
            <text:p>31.6225</text:p>
          </table:table-cell>
        </table:table-row>
        <table:table-row table:style-name="ro1">
          <table:table-cell office:value-type="float" office:value="167.200491457803" calcext:value-type="float">
            <text:p>167.200491457803</text:p>
          </table:table-cell>
          <table:table-cell office:value-type="float" office:value="225.574" calcext:value-type="float">
            <text:p>225.574</text:p>
          </table:table-cell>
          <table:table-cell/>
          <table:table-cell office:value-type="float" office:value="168.776552086232" calcext:value-type="float">
            <text:p>168.776552086232</text:p>
          </table:table-cell>
          <table:table-cell office:value-type="float" office:value="225.574" calcext:value-type="float">
            <text:p>225.574</text:p>
          </table:table-cell>
          <table:table-cell office:value-type="float" office:value="178.808760106092" calcext:value-type="float">
            <text:p>178.808760106092</text:p>
          </table:table-cell>
          <table:table-cell office:value-type="float" office:value="225.574" calcext:value-type="float">
            <text:p>225.574</text:p>
          </table:table-cell>
          <table:table-cell office:value-type="float" office:value="180.437638992151" calcext:value-type="float">
            <text:p>180.437638992151</text:p>
          </table:table-cell>
          <table:table-cell office:value-type="float" office:value="225.574" calcext:value-type="float">
            <text:p>225.574</text:p>
          </table:table-cell>
        </table:table-row>
        <table:table-row table:style-name="ro1">
          <table:table-cell office:value-type="float" office:value="59.1019241834317" calcext:value-type="float">
            <text:p>59.1019241834317</text:p>
          </table:table-cell>
          <table:table-cell office:value-type="float" office:value="61.86" calcext:value-type="float">
            <text:p>61.86</text:p>
          </table:table-cell>
          <table:table-cell/>
          <table:table-cell office:value-type="float" office:value="53.9630895947653" calcext:value-type="float">
            <text:p>53.9630895947653</text:p>
          </table:table-cell>
          <table:table-cell office:value-type="float" office:value="61.86" calcext:value-type="float">
            <text:p>61.86</text:p>
          </table:table-cell>
          <table:table-cell office:value-type="float" office:value="48.3304003733531" calcext:value-type="float">
            <text:p>48.3304003733531</text:p>
          </table:table-cell>
          <table:table-cell office:value-type="float" office:value="61.86" calcext:value-type="float">
            <text:p>61.86</text:p>
          </table:table-cell>
          <table:table-cell office:value-type="float" office:value="47.427005742499" calcext:value-type="float">
            <text:p>47.427005742499</text:p>
          </table:table-cell>
          <table:table-cell office:value-type="float" office:value="61.86" calcext:value-type="float">
            <text:p>61.86</text:p>
          </table:table-cell>
        </table:table-row>
        <table:table-row table:style-name="ro1">
          <table:table-cell office:value-type="float" office:value="44.9186704644878" calcext:value-type="float">
            <text:p>44.9186704644878</text:p>
          </table:table-cell>
          <table:table-cell office:value-type="float" office:value="95.83" calcext:value-type="float">
            <text:p>95.83</text:p>
          </table:table-cell>
          <table:table-cell/>
          <table:table-cell office:value-type="float" office:value="26.0419890936038" calcext:value-type="float">
            <text:p>26.0419890936038</text:p>
          </table:table-cell>
          <table:table-cell office:value-type="float" office:value="95.83" calcext:value-type="float">
            <text:p>95.83</text:p>
          </table:table-cell>
          <table:table-cell office:value-type="float" office:value="33.7615103876209" calcext:value-type="float">
            <text:p>33.7615103876209</text:p>
          </table:table-cell>
          <table:table-cell office:value-type="float" office:value="95.83" calcext:value-type="float">
            <text:p>95.83</text:p>
          </table:table-cell>
          <table:table-cell office:value-type="float" office:value="23.3118964333095" calcext:value-type="float">
            <text:p>23.3118964333095</text:p>
          </table:table-cell>
          <table:table-cell office:value-type="float" office:value="95.83" calcext:value-type="float">
            <text:p>95.83</text:p>
          </table:table-cell>
        </table:table-row>
        <table:table-row table:style-name="ro1">
          <table:table-cell office:value-type="float" office:value="114.859767354473" calcext:value-type="float">
            <text:p>114.859767354473</text:p>
          </table:table-cell>
          <table:table-cell office:value-type="float" office:value="159.2635" calcext:value-type="float">
            <text:p>159.2635</text:p>
          </table:table-cell>
          <table:table-cell/>
          <table:table-cell office:value-type="float" office:value="113.913481960068" calcext:value-type="float">
            <text:p>113.913481960068</text:p>
          </table:table-cell>
          <table:table-cell office:value-type="float" office:value="159.2635" calcext:value-type="float">
            <text:p>159.2635</text:p>
          </table:table-cell>
          <table:table-cell office:value-type="float" office:value="124.722018651647" calcext:value-type="float">
            <text:p>124.722018651647</text:p>
          </table:table-cell>
          <table:table-cell office:value-type="float" office:value="159.2635" calcext:value-type="float">
            <text:p>159.2635</text:p>
          </table:table-cell>
          <table:table-cell office:value-type="float" office:value="114.854052648335" calcext:value-type="float">
            <text:p>114.854052648335</text:p>
          </table:table-cell>
          <table:table-cell office:value-type="float" office:value="159.2635" calcext:value-type="float">
            <text:p>159.2635</text:p>
          </table:table-cell>
        </table:table-row>
        <table:table-row table:style-name="ro1">
          <table:table-cell office:value-type="float" office:value="-0.67405092631262" calcext:value-type="float">
            <text:p>-0.67405092631262</text:p>
          </table:table-cell>
          <table:table-cell office:value-type="float" office:value="15.227" calcext:value-type="float">
            <text:p>15.227</text:p>
          </table:table-cell>
          <table:table-cell/>
          <table:table-cell office:value-type="float" office:value="0.165181442173697" calcext:value-type="float">
            <text:p>0.165181442173697</text:p>
          </table:table-cell>
          <table:table-cell office:value-type="float" office:value="15.227" calcext:value-type="float">
            <text:p>15.227</text:p>
          </table:table-cell>
          <table:table-cell office:value-type="float" office:value="3.06338340970488" calcext:value-type="float">
            <text:p>3.06338340970488</text:p>
          </table:table-cell>
          <table:table-cell office:value-type="float" office:value="15.227" calcext:value-type="float">
            <text:p>15.227</text:p>
          </table:table-cell>
          <table:table-cell office:value-type="float" office:value="8.21994470027068" calcext:value-type="float">
            <text:p>8.21994470027068</text:p>
          </table:table-cell>
          <table:table-cell office:value-type="float" office:value="15.227" calcext:value-type="float">
            <text:p>15.227</text:p>
          </table:table-cell>
        </table:table-row>
        <table:table-row table:style-name="ro1">
          <table:table-cell office:value-type="float" office:value="25.9350826160347" calcext:value-type="float">
            <text:p>25.9350826160347</text:p>
          </table:table-cell>
          <table:table-cell office:value-type="float" office:value="14.563499" calcext:value-type="float">
            <text:p>14.563499</text:p>
          </table:table-cell>
          <table:table-cell/>
          <table:table-cell office:value-type="float" office:value="3.77109600334321" calcext:value-type="float">
            <text:p>3.77109600334321</text:p>
          </table:table-cell>
          <table:table-cell office:value-type="float" office:value="14.563499" calcext:value-type="float">
            <text:p>14.563499</text:p>
          </table:table-cell>
          <table:table-cell office:value-type="float" office:value="-8.57105991740334" calcext:value-type="float">
            <text:p>-8.57105991740334</text:p>
          </table:table-cell>
          <table:table-cell office:value-type="float" office:value="14.563499" calcext:value-type="float">
            <text:p>14.563499</text:p>
          </table:table-cell>
          <table:table-cell office:value-type="float" office:value="9.17405470423369" calcext:value-type="float">
            <text:p>9.17405470423369</text:p>
          </table:table-cell>
          <table:table-cell office:value-type="float" office:value="14.563499" calcext:value-type="float">
            <text:p>14.563499</text:p>
          </table:table-cell>
        </table:table-row>
        <table:table-row table:style-name="ro1">
          <table:table-cell office:value-type="float" office:value="-2.39691273857545" calcext:value-type="float">
            <text:p>-2.39691273857545</text:p>
          </table:table-cell>
          <table:table-cell office:value-type="float" office:value="12.919" calcext:value-type="float">
            <text:p>12.919</text:p>
          </table:table-cell>
          <table:table-cell/>
          <table:table-cell office:value-type="float" office:value="-0.253223855260067" calcext:value-type="float">
            <text:p>-0.253223855260067</text:p>
          </table:table-cell>
          <table:table-cell office:value-type="float" office:value="12.919" calcext:value-type="float">
            <text:p>12.919</text:p>
          </table:table-cell>
          <table:table-cell office:value-type="float" office:value="3.7247060965361" calcext:value-type="float">
            <text:p>3.7247060965361</text:p>
          </table:table-cell>
          <table:table-cell office:value-type="float" office:value="12.919" calcext:value-type="float">
            <text:p>12.919</text:p>
          </table:table-cell>
          <table:table-cell office:value-type="float" office:value="8.09179761852856" calcext:value-type="float">
            <text:p>8.09179761852856</text:p>
          </table:table-cell>
          <table:table-cell office:value-type="float" office:value="12.919" calcext:value-type="float">
            <text:p>12.919</text:p>
          </table:table-cell>
        </table:table-row>
        <table:table-row table:style-name="ro1">
          <table:table-cell office:value-type="float" office:value="66.5109329364711" calcext:value-type="float">
            <text:p>66.5109329364711</text:p>
          </table:table-cell>
          <table:table-cell office:value-type="float" office:value="70.447" calcext:value-type="float">
            <text:p>70.447</text:p>
          </table:table-cell>
          <table:table-cell/>
          <table:table-cell office:value-type="float" office:value="62.8404201037979" calcext:value-type="float">
            <text:p>62.8404201037979</text:p>
          </table:table-cell>
          <table:table-cell office:value-type="float" office:value="70.447" calcext:value-type="float">
            <text:p>70.447</text:p>
          </table:table-cell>
          <table:table-cell office:value-type="float" office:value="60.9309931663505" calcext:value-type="float">
            <text:p>60.9309931663505</text:p>
          </table:table-cell>
          <table:table-cell office:value-type="float" office:value="70.447" calcext:value-type="float">
            <text:p>70.447</text:p>
          </table:table-cell>
          <table:table-cell office:value-type="float" office:value="56.8187173536936" calcext:value-type="float">
            <text:p>56.8187173536936</text:p>
          </table:table-cell>
          <table:table-cell office:value-type="float" office:value="70.447" calcext:value-type="float">
            <text:p>70.447</text:p>
          </table:table-cell>
        </table:table-row>
        <table:table-row table:style-name="ro1">
          <table:table-cell office:value-type="float" office:value="801.806114386775" calcext:value-type="float">
            <text:p>801.806114386775</text:p>
          </table:table-cell>
          <table:table-cell office:value-type="float" office:value="992.846" calcext:value-type="float">
            <text:p>992.846</text:p>
          </table:table-cell>
          <table:table-cell/>
          <table:table-cell office:value-type="float" office:value="868.870123922706" calcext:value-type="float">
            <text:p>868.870123922706</text:p>
          </table:table-cell>
          <table:table-cell office:value-type="float" office:value="992.846" calcext:value-type="float">
            <text:p>992.846</text:p>
          </table:table-cell>
          <table:table-cell office:value-type="float" office:value="937.588748064959" calcext:value-type="float">
            <text:p>937.588748064959</text:p>
          </table:table-cell>
          <table:table-cell office:value-type="float" office:value="992.846" calcext:value-type="float">
            <text:p>992.846</text:p>
          </table:table-cell>
          <table:table-cell office:value-type="float" office:value="710.162677268134" calcext:value-type="float">
            <text:p>710.162677268134</text:p>
          </table:table-cell>
          <table:table-cell office:value-type="float" office:value="992.846" calcext:value-type="float">
            <text:p>992.846</text:p>
          </table:table-cell>
        </table:table-row>
        <table:table-row table:style-name="ro1">
          <table:table-cell office:value-type="float" office:value="60.9259727573637" calcext:value-type="float">
            <text:p>60.9259727573637</text:p>
          </table:table-cell>
          <table:table-cell office:value-type="float" office:value="59.699" calcext:value-type="float">
            <text:p>59.699</text:p>
          </table:table-cell>
          <table:table-cell/>
          <table:table-cell office:value-type="float" office:value="74.6906118439301" calcext:value-type="float">
            <text:p>74.6906118439301</text:p>
          </table:table-cell>
          <table:table-cell office:value-type="float" office:value="59.699" calcext:value-type="float">
            <text:p>59.699</text:p>
          </table:table-cell>
          <table:table-cell office:value-type="float" office:value="59.6261503652167" calcext:value-type="float">
            <text:p>59.6261503652167</text:p>
          </table:table-cell>
          <table:table-cell office:value-type="float" office:value="59.699" calcext:value-type="float">
            <text:p>59.699</text:p>
          </table:table-cell>
          <table:table-cell office:value-type="float" office:value="65.272772930963" calcext:value-type="float">
            <text:p>65.272772930963</text:p>
          </table:table-cell>
          <table:table-cell office:value-type="float" office:value="59.699" calcext:value-type="float">
            <text:p>59.699</text:p>
          </table:table-cell>
        </table:table-row>
        <table:table-row table:style-name="ro1">
          <table:table-cell office:value-type="float" office:value="42.2706285182618" calcext:value-type="float">
            <text:p>42.2706285182618</text:p>
          </table:table-cell>
          <table:table-cell office:value-type="float" office:value="36.558" calcext:value-type="float">
            <text:p>36.558</text:p>
          </table:table-cell>
          <table:table-cell/>
          <table:table-cell office:value-type="float" office:value="37.7457910817869" calcext:value-type="float">
            <text:p>37.7457910817869</text:p>
          </table:table-cell>
          <table:table-cell office:value-type="float" office:value="36.558" calcext:value-type="float">
            <text:p>36.558</text:p>
          </table:table-cell>
          <table:table-cell office:value-type="float" office:value="39.9168478520782" calcext:value-type="float">
            <text:p>39.9168478520782</text:p>
          </table:table-cell>
          <table:table-cell office:value-type="float" office:value="36.558" calcext:value-type="float">
            <text:p>36.558</text:p>
          </table:table-cell>
          <table:table-cell office:value-type="float" office:value="37.8089717807014" calcext:value-type="float">
            <text:p>37.8089717807014</text:p>
          </table:table-cell>
          <table:table-cell office:value-type="float" office:value="36.558" calcext:value-type="float">
            <text:p>36.558</text:p>
          </table:table-cell>
        </table:table-row>
        <table:table-row table:style-name="ro1">
          <table:table-cell office:value-type="float" office:value="92.4338960809859" calcext:value-type="float">
            <text:p>92.4338960809859</text:p>
          </table:table-cell>
          <table:table-cell office:value-type="float" office:value="147.55551" calcext:value-type="float">
            <text:p>147.55551</text:p>
          </table:table-cell>
          <table:table-cell/>
          <table:table-cell office:value-type="float" office:value="76.1784518742824" calcext:value-type="float">
            <text:p>76.1784518742824</text:p>
          </table:table-cell>
          <table:table-cell office:value-type="float" office:value="147.55551" calcext:value-type="float">
            <text:p>147.55551</text:p>
          </table:table-cell>
          <table:table-cell office:value-type="float" office:value="85.1521984341973" calcext:value-type="float">
            <text:p>85.1521984341973</text:p>
          </table:table-cell>
          <table:table-cell office:value-type="float" office:value="147.55551" calcext:value-type="float">
            <text:p>147.55551</text:p>
          </table:table-cell>
          <table:table-cell office:value-type="float" office:value="77.9971995093101" calcext:value-type="float">
            <text:p>77.9971995093101</text:p>
          </table:table-cell>
          <table:table-cell office:value-type="float" office:value="147.55551" calcext:value-type="float">
            <text:p>147.55551</text:p>
          </table:table-cell>
        </table:table-row>
        <table:table-row table:style-name="ro1">
          <table:table-cell office:value-type="float" office:value="199.85028631938" calcext:value-type="float">
            <text:p>199.85028631938</text:p>
          </table:table-cell>
          <table:table-cell office:value-type="float" office:value="167.223" calcext:value-type="float">
            <text:p>167.223</text:p>
          </table:table-cell>
          <table:table-cell/>
          <table:table-cell office:value-type="float" office:value="169.692630319884" calcext:value-type="float">
            <text:p>169.692630319884</text:p>
          </table:table-cell>
          <table:table-cell office:value-type="float" office:value="167.223" calcext:value-type="float">
            <text:p>167.223</text:p>
          </table:table-cell>
          <table:table-cell office:value-type="float" office:value="166.66801476578" calcext:value-type="float">
            <text:p>166.66801476578</text:p>
          </table:table-cell>
          <table:table-cell office:value-type="float" office:value="167.223" calcext:value-type="float">
            <text:p>167.223</text:p>
          </table:table-cell>
          <table:table-cell office:value-type="float" office:value="213.482610232453" calcext:value-type="float">
            <text:p>213.482610232453</text:p>
          </table:table-cell>
          <table:table-cell office:value-type="float" office:value="167.223" calcext:value-type="float">
            <text:p>167.223</text:p>
          </table:table-cell>
        </table:table-row>
        <table:table-row table:style-name="ro1">
          <table:table-cell office:value-type="float" office:value="32.7679722382869" calcext:value-type="float">
            <text:p>32.7679722382869</text:p>
          </table:table-cell>
          <table:table-cell office:value-type="float" office:value="25.7" calcext:value-type="float">
            <text:p>25.7</text:p>
          </table:table-cell>
          <table:table-cell/>
          <table:table-cell office:value-type="float" office:value="17.6895031330751" calcext:value-type="float">
            <text:p>17.6895031330751</text:p>
          </table:table-cell>
          <table:table-cell office:value-type="float" office:value="25.7" calcext:value-type="float">
            <text:p>25.7</text:p>
          </table:table-cell>
          <table:table-cell office:value-type="float" office:value="30.2751322264716" calcext:value-type="float">
            <text:p>30.2751322264716</text:p>
          </table:table-cell>
          <table:table-cell office:value-type="float" office:value="25.7" calcext:value-type="float">
            <text:p>25.7</text:p>
          </table:table-cell>
          <table:table-cell office:value-type="float" office:value="10.1709728550586" calcext:value-type="float">
            <text:p>10.1709728550586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-9.0170269732238" calcext:value-type="float">
            <text:p>-9.0170269732238</text:p>
          </table:table-cell>
          <table:table-cell office:value-type="float" office:value="11.2225" calcext:value-type="float">
            <text:p>11.2225</text:p>
          </table:table-cell>
          <table:table-cell/>
          <table:table-cell office:value-type="float" office:value="-3.48094400177022" calcext:value-type="float">
            <text:p>-3.48094400177022</text:p>
          </table:table-cell>
          <table:table-cell office:value-type="float" office:value="11.2225" calcext:value-type="float">
            <text:p>11.2225</text:p>
          </table:table-cell>
          <table:table-cell office:value-type="float" office:value="7.31304089923634" calcext:value-type="float">
            <text:p>7.31304089923634</text:p>
          </table:table-cell>
          <table:table-cell office:value-type="float" office:value="11.2225" calcext:value-type="float">
            <text:p>11.2225</text:p>
          </table:table-cell>
          <table:table-cell office:value-type="float" office:value="-1.2510309975987" calcext:value-type="float">
            <text:p>-1.2510309975987</text:p>
          </table:table-cell>
          <table:table-cell office:value-type="float" office:value="11.2225" calcext:value-type="float">
            <text:p>11.2225</text:p>
          </table:table-cell>
        </table:table-row>
        <table:table-row table:style-name="ro1">
          <table:table-cell office:value-type="float" office:value="93.6032883426026" calcext:value-type="float">
            <text:p>93.6032883426026</text:p>
          </table:table-cell>
          <table:table-cell office:value-type="float" office:value="78.168" calcext:value-type="float">
            <text:p>78.168</text:p>
          </table:table-cell>
          <table:table-cell/>
          <table:table-cell office:value-type="float" office:value="89.995695324131" calcext:value-type="float">
            <text:p>89.995695324131</text:p>
          </table:table-cell>
          <table:table-cell office:value-type="float" office:value="78.168" calcext:value-type="float">
            <text:p>78.168</text:p>
          </table:table-cell>
          <table:table-cell office:value-type="float" office:value="90.1459826860225" calcext:value-type="float">
            <text:p>90.1459826860225</text:p>
          </table:table-cell>
          <table:table-cell office:value-type="float" office:value="78.168" calcext:value-type="float">
            <text:p>78.168</text:p>
          </table:table-cell>
          <table:table-cell office:value-type="float" office:value="80.4904478804346" calcext:value-type="float">
            <text:p>80.4904478804346</text:p>
          </table:table-cell>
          <table:table-cell office:value-type="float" office:value="78.168" calcext:value-type="float">
            <text:p>78.168</text:p>
          </table:table-cell>
        </table:table-row>
        <table:table-row table:style-name="ro1">
          <table:table-cell office:value-type="float" office:value="22.5158026222011" calcext:value-type="float">
            <text:p>22.5158026222011</text:p>
          </table:table-cell>
          <table:table-cell office:value-type="float" office:value="22.4605" calcext:value-type="float">
            <text:p>22.4605</text:p>
          </table:table-cell>
          <table:table-cell/>
          <table:table-cell office:value-type="float" office:value="12.404189201755" calcext:value-type="float">
            <text:p>12.404189201755</text:p>
          </table:table-cell>
          <table:table-cell office:value-type="float" office:value="22.4605" calcext:value-type="float">
            <text:p>22.4605</text:p>
          </table:table-cell>
          <table:table-cell office:value-type="float" office:value="12.7076703287785" calcext:value-type="float">
            <text:p>12.7076703287785</text:p>
          </table:table-cell>
          <table:table-cell office:value-type="float" office:value="22.4605" calcext:value-type="float">
            <text:p>22.4605</text:p>
          </table:table-cell>
          <table:table-cell office:value-type="float" office:value="11.3992290132095" calcext:value-type="float">
            <text:p>11.3992290132095</text:p>
          </table:table-cell>
          <table:table-cell office:value-type="float" office:value="22.4605" calcext:value-type="float">
            <text:p>22.4605</text:p>
          </table:table-cell>
        </table:table-row>
        <table:table-row table:style-name="ro1">
          <table:table-cell office:value-type="float" office:value="-11.3794808432488" calcext:value-type="float">
            <text:p>-11.3794808432488</text:p>
          </table:table-cell>
          <table:table-cell office:value-type="float" office:value="5.3075" calcext:value-type="float">
            <text:p>5.3075</text:p>
          </table:table-cell>
          <table:table-cell/>
          <table:table-cell office:value-type="float" office:value="-11.2548060325679" calcext:value-type="float">
            <text:p>-11.2548060325679</text:p>
          </table:table-cell>
          <table:table-cell office:value-type="float" office:value="5.3075" calcext:value-type="float">
            <text:p>5.3075</text:p>
          </table:table-cell>
          <table:table-cell office:value-type="float" office:value="-8.6649924585677" calcext:value-type="float">
            <text:p>-8.6649924585677</text:p>
          </table:table-cell>
          <table:table-cell office:value-type="float" office:value="5.3075" calcext:value-type="float">
            <text:p>5.3075</text:p>
          </table:table-cell>
          <table:table-cell office:value-type="float" office:value="0.0986719849046417" calcext:value-type="float">
            <text:p>0.098671984904642</text:p>
          </table:table-cell>
          <table:table-cell office:value-type="float" office:value="5.3075" calcext:value-type="float">
            <text:p>5.3075</text:p>
          </table:table-cell>
        </table:table-row>
        <table:table-row table:style-name="ro1">
          <table:table-cell office:value-type="float" office:value="-8.0272680089" calcext:value-type="float">
            <text:p>-8.0272680089</text:p>
          </table:table-cell>
          <table:table-cell office:value-type="float" office:value="12.157" calcext:value-type="float">
            <text:p>12.157</text:p>
          </table:table-cell>
          <table:table-cell/>
          <table:table-cell office:value-type="float" office:value="4.52215860765522" calcext:value-type="float">
            <text:p>4.52215860765522</text:p>
          </table:table-cell>
          <table:table-cell office:value-type="float" office:value="12.157" calcext:value-type="float">
            <text:p>12.157</text:p>
          </table:table-cell>
          <table:table-cell office:value-type="float" office:value="2.4443043061335" calcext:value-type="float">
            <text:p>2.4443043061335</text:p>
          </table:table-cell>
          <table:table-cell office:value-type="float" office:value="12.157" calcext:value-type="float">
            <text:p>12.157</text:p>
          </table:table-cell>
          <table:table-cell office:value-type="float" office:value="6.53997876513146" calcext:value-type="float">
            <text:p>6.53997876513146</text:p>
          </table:table-cell>
          <table:table-cell office:value-type="float" office:value="12.157" calcext:value-type="float">
            <text:p>12.157</text:p>
          </table:table-cell>
        </table:table-row>
        <table:table-row table:style-name="ro1">
          <table:table-cell office:value-type="float" office:value="58.0979460008394" calcext:value-type="float">
            <text:p>58.0979460008394</text:p>
          </table:table-cell>
          <table:table-cell office:value-type="float" office:value="51.535" calcext:value-type="float">
            <text:p>51.535</text:p>
          </table:table-cell>
          <table:table-cell/>
          <table:table-cell office:value-type="float" office:value="50.5199283713198" calcext:value-type="float">
            <text:p>50.5199283713198</text:p>
          </table:table-cell>
          <table:table-cell office:value-type="float" office:value="51.535" calcext:value-type="float">
            <text:p>51.535</text:p>
          </table:table-cell>
          <table:table-cell office:value-type="float" office:value="42.8499283118853" calcext:value-type="float">
            <text:p>42.8499283118853</text:p>
          </table:table-cell>
          <table:table-cell office:value-type="float" office:value="51.535" calcext:value-type="float">
            <text:p>51.535</text:p>
          </table:table-cell>
          <table:table-cell office:value-type="float" office:value="42.0469327654569" calcext:value-type="float">
            <text:p>42.0469327654569</text:p>
          </table:table-cell>
          <table:table-cell office:value-type="float" office:value="51.535" calcext:value-type="float">
            <text:p>51.535</text:p>
          </table:table-cell>
        </table:table-row>
        <table:table-row table:style-name="ro1">
          <table:table-cell office:value-type="float" office:value="-23.3962553643018" calcext:value-type="float">
            <text:p>-23.3962553643018</text:p>
          </table:table-cell>
          <table:table-cell office:value-type="float" office:value="2.97100000000001" calcext:value-type="float">
            <text:p>2.97100000000001</text:p>
          </table:table-cell>
          <table:table-cell/>
          <table:table-cell office:value-type="float" office:value="-6.34615063147975" calcext:value-type="float">
            <text:p>-6.34615063147975</text:p>
          </table:table-cell>
          <table:table-cell office:value-type="float" office:value="2.97100000000001" calcext:value-type="float">
            <text:p>2.97100000000001</text:p>
          </table:table-cell>
          <table:table-cell office:value-type="float" office:value="-0.35449225441772" calcext:value-type="float">
            <text:p>-0.35449225441772</text:p>
          </table:table-cell>
          <table:table-cell office:value-type="float" office:value="2.97100000000001" calcext:value-type="float">
            <text:p>2.97100000000001</text:p>
          </table:table-cell>
          <table:table-cell office:value-type="float" office:value="-4.12038070453945" calcext:value-type="float">
            <text:p>-4.12038070453945</text:p>
          </table:table-cell>
          <table:table-cell office:value-type="float" office:value="2.97100000000001" calcext:value-type="float">
            <text:p>2.97100000000001</text:p>
          </table:table-cell>
        </table:table-row>
        <table:table-row table:style-name="ro1">
          <table:table-cell office:value-type="float" office:value="101.219953940298" calcext:value-type="float">
            <text:p>101.219953940298</text:p>
          </table:table-cell>
          <table:table-cell office:value-type="float" office:value="100.983" calcext:value-type="float">
            <text:p>100.983</text:p>
          </table:table-cell>
          <table:table-cell/>
          <table:table-cell office:value-type="float" office:value="99.1454405278381" calcext:value-type="float">
            <text:p>99.1454405278381</text:p>
          </table:table-cell>
          <table:table-cell office:value-type="float" office:value="100.983" calcext:value-type="float">
            <text:p>100.983</text:p>
          </table:table-cell>
          <table:table-cell office:value-type="float" office:value="103.083914164634" calcext:value-type="float">
            <text:p>103.083914164634</text:p>
          </table:table-cell>
          <table:table-cell office:value-type="float" office:value="100.983" calcext:value-type="float">
            <text:p>100.983</text:p>
          </table:table-cell>
          <table:table-cell office:value-type="float" office:value="106.911788674437" calcext:value-type="float">
            <text:p>106.911788674437</text:p>
          </table:table-cell>
          <table:table-cell office:value-type="float" office:value="100.983" calcext:value-type="float">
            <text:p>100.983</text:p>
          </table:table-cell>
        </table:table-row>
        <table:table-row table:style-name="ro1">
          <table:table-cell office:value-type="float" office:value="-34.4723512932908" calcext:value-type="float">
            <text:p>-34.4723512932908</text:p>
          </table:table-cell>
          <table:table-cell office:value-type="float" office:value="0.784000000000003" calcext:value-type="float">
            <text:p>0.784000000000003</text:p>
          </table:table-cell>
          <table:table-cell/>
          <table:table-cell office:value-type="float" office:value="-14.5647131796333" calcext:value-type="float">
            <text:p>-14.5647131796333</text:p>
          </table:table-cell>
          <table:table-cell office:value-type="float" office:value="0.784000000000003" calcext:value-type="float">
            <text:p>0.784000000000003</text:p>
          </table:table-cell>
          <table:table-cell office:value-type="float" office:value="-10.9616439317154" calcext:value-type="float">
            <text:p>-10.9616439317154</text:p>
          </table:table-cell>
          <table:table-cell office:value-type="float" office:value="0.784000000000003" calcext:value-type="float">
            <text:p>0.784000000000003</text:p>
          </table:table-cell>
          <table:table-cell office:value-type="float" office:value="-4.57934755681711" calcext:value-type="float">
            <text:p>-4.57934755681711</text:p>
          </table:table-cell>
          <table:table-cell office:value-type="float" office:value="0.784000000000003" calcext:value-type="float">
            <text:p>0.784000000000003</text:p>
          </table:table-cell>
        </table:table-row>
        <table:table-row table:style-name="ro1">
          <table:table-cell office:value-type="float" office:value="-4.20836184712288" calcext:value-type="float">
            <text:p>-4.20836184712288</text:p>
          </table:table-cell>
          <table:table-cell office:value-type="float" office:value="14.407" calcext:value-type="float">
            <text:p>14.407</text:p>
          </table:table-cell>
          <table:table-cell/>
          <table:table-cell office:value-type="float" office:value="1.61424401147822" calcext:value-type="float">
            <text:p>1.61424401147822</text:p>
          </table:table-cell>
          <table:table-cell office:value-type="float" office:value="14.407" calcext:value-type="float">
            <text:p>14.407</text:p>
          </table:table-cell>
          <table:table-cell office:value-type="float" office:value="-0.247569002603091" calcext:value-type="float">
            <text:p>-0.247569002603091</text:p>
          </table:table-cell>
          <table:table-cell office:value-type="float" office:value="14.407" calcext:value-type="float">
            <text:p>14.407</text:p>
          </table:table-cell>
          <table:table-cell office:value-type="float" office:value="4.5841777829535" calcext:value-type="float">
            <text:p>4.5841777829535</text:p>
          </table:table-cell>
          <table:table-cell office:value-type="float" office:value="14.407" calcext:value-type="float">
            <text:p>14.407</text:p>
          </table:table-cell>
        </table:table-row>
        <table:table-row table:style-name="ro1">
          <table:table-cell office:value-type="float" office:value="4.04046594850996" calcext:value-type="float">
            <text:p>4.04046594850996</text:p>
          </table:table-cell>
          <table:table-cell office:value-type="float" office:value="7.62700000000001" calcext:value-type="float">
            <text:p>7.62700000000001</text:p>
          </table:table-cell>
          <table:table-cell/>
          <table:table-cell office:value-type="float" office:value="-12.9368602130133" calcext:value-type="float">
            <text:p>-12.9368602130133</text:p>
          </table:table-cell>
          <table:table-cell office:value-type="float" office:value="7.62700000000001" calcext:value-type="float">
            <text:p>7.62700000000001</text:p>
          </table:table-cell>
          <table:table-cell office:value-type="float" office:value="-12.2804874836654" calcext:value-type="float">
            <text:p>-12.2804874836654</text:p>
          </table:table-cell>
          <table:table-cell office:value-type="float" office:value="7.62700000000001" calcext:value-type="float">
            <text:p>7.62700000000001</text:p>
          </table:table-cell>
          <table:table-cell office:value-type="float" office:value="-7.07703352465822" calcext:value-type="float">
            <text:p>-7.07703352465822</text:p>
          </table:table-cell>
          <table:table-cell office:value-type="float" office:value="7.62700000000001" calcext:value-type="float">
            <text:p>7.62700000000001</text:p>
          </table:table-cell>
        </table:table-row>
        <table:table-row table:style-name="ro1">
          <table:table-cell office:value-type="float" office:value="24.9900502713775" calcext:value-type="float">
            <text:p>24.9900502713775</text:p>
          </table:table-cell>
          <table:table-cell office:value-type="float" office:value="36.146" calcext:value-type="float">
            <text:p>36.146</text:p>
          </table:table-cell>
          <table:table-cell/>
          <table:table-cell office:value-type="float" office:value="23.4546809945052" calcext:value-type="float">
            <text:p>23.4546809945052</text:p>
          </table:table-cell>
          <table:table-cell office:value-type="float" office:value="36.146" calcext:value-type="float">
            <text:p>36.146</text:p>
          </table:table-cell>
          <table:table-cell office:value-type="float" office:value="17.8460763583305" calcext:value-type="float">
            <text:p>17.8460763583305</text:p>
          </table:table-cell>
          <table:table-cell office:value-type="float" office:value="36.146" calcext:value-type="float">
            <text:p>36.146</text:p>
          </table:table-cell>
          <table:table-cell office:value-type="float" office:value="20.5922568426706" calcext:value-type="float">
            <text:p>20.5922568426706</text:p>
          </table:table-cell>
          <table:table-cell office:value-type="float" office:value="36.146" calcext:value-type="float">
            <text:p>36.146</text:p>
          </table:table-cell>
        </table:table-row>
        <table:table-row table:style-name="ro1">
          <table:table-cell office:value-type="float" office:value="65.8913266281022" calcext:value-type="float">
            <text:p>65.8913266281022</text:p>
          </table:table-cell>
          <table:table-cell office:value-type="float" office:value="29.21" calcext:value-type="float">
            <text:p>29.21</text:p>
          </table:table-cell>
          <table:table-cell/>
          <table:table-cell office:value-type="float" office:value="56.3384343481251" calcext:value-type="float">
            <text:p>56.3384343481251</text:p>
          </table:table-cell>
          <table:table-cell office:value-type="float" office:value="29.21" calcext:value-type="float">
            <text:p>29.21</text:p>
          </table:table-cell>
          <table:table-cell office:value-type="float" office:value="53.0384793599391" calcext:value-type="float">
            <text:p>53.0384793599391</text:p>
          </table:table-cell>
          <table:table-cell office:value-type="float" office:value="29.21" calcext:value-type="float">
            <text:p>29.21</text:p>
          </table:table-cell>
          <table:table-cell office:value-type="float" office:value="47.5068444219143" calcext:value-type="float">
            <text:p>47.5068444219143</text:p>
          </table:table-cell>
          <table:table-cell office:value-type="float" office:value="29.21" calcext:value-type="float">
            <text:p>29.21</text:p>
          </table:table-cell>
        </table:table-row>
        <table:table-row table:style-name="ro1">
          <table:table-cell office:value-type="float" office:value="401.040279309865" calcext:value-type="float">
            <text:p>401.040279309865</text:p>
          </table:table-cell>
          <table:table-cell office:value-type="float" office:value="312.826" calcext:value-type="float">
            <text:p>312.826</text:p>
          </table:table-cell>
          <table:table-cell/>
          <table:table-cell office:value-type="float" office:value="442.222367171203" calcext:value-type="float">
            <text:p>442.222367171203</text:p>
          </table:table-cell>
          <table:table-cell office:value-type="float" office:value="312.826" calcext:value-type="float">
            <text:p>312.826</text:p>
          </table:table-cell>
          <table:table-cell office:value-type="float" office:value="442.356378586647" calcext:value-type="float">
            <text:p>442.356378586647</text:p>
          </table:table-cell>
          <table:table-cell office:value-type="float" office:value="312.826" calcext:value-type="float">
            <text:p>312.826</text:p>
          </table:table-cell>
          <table:table-cell office:value-type="float" office:value="473.924693655032" calcext:value-type="float">
            <text:p>473.924693655032</text:p>
          </table:table-cell>
          <table:table-cell office:value-type="float" office:value="312.826" calcext:value-type="float">
            <text:p>312.826</text:p>
          </table:table-cell>
        </table:table-row>
        <table:table-row table:style-name="ro1">
          <table:table-cell office:value-type="float" office:value="109.684165830027" calcext:value-type="float">
            <text:p>109.684165830027</text:p>
          </table:table-cell>
          <table:table-cell office:value-type="float" office:value="109.671" calcext:value-type="float">
            <text:p>109.671</text:p>
          </table:table-cell>
          <table:table-cell/>
          <table:table-cell office:value-type="float" office:value="97.4188667888495" calcext:value-type="float">
            <text:p>97.4188667888495</text:p>
          </table:table-cell>
          <table:table-cell office:value-type="float" office:value="109.671" calcext:value-type="float">
            <text:p>109.671</text:p>
          </table:table-cell>
          <table:table-cell office:value-type="float" office:value="86.7855418652211" calcext:value-type="float">
            <text:p>86.7855418652211</text:p>
          </table:table-cell>
          <table:table-cell office:value-type="float" office:value="109.671" calcext:value-type="float">
            <text:p>109.671</text:p>
          </table:table-cell>
          <table:table-cell office:value-type="float" office:value="102.789078383278" calcext:value-type="float">
            <text:p>102.789078383278</text:p>
          </table:table-cell>
          <table:table-cell office:value-type="float" office:value="109.671" calcext:value-type="float">
            <text:p>109.6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05:19:43.874000000</meta:creation-date>
    <dc:date>2017-03-23T05:39:55.953000000</dc:date>
    <meta:editing-duration>PT18M41S</meta:editing-duration>
    <meta:editing-cycles>3</meta:editing-cycles>
    <meta:generator>LibreOffice/5.2.3.3$Windows_x86 LibreOffice_project/d54a8868f08a7b39642414cf2c8ef2f228f780cf</meta:generator>
    <meta:document-statistic meta:table-count="3" meta:cell-count="2612" meta:object-count="0"/>
  </office:meta>
</office:document-meta>
</file>